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VersionList.xml" manifest:media-type=""/>
  <manifest:file-entry manifest:full-path="content.xml" manifest:media-type="text/xml"/>
  <manifest:file-entry manifest:full-path="Versions/Version1" manifest:media-type=""/>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Light" svg:font-family="'Calibri Light'"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3" style:family="table">
      <style:table-properties style:width="15.933cm" fo:margin-top="0cm" fo:margin-bottom="0cm" fo:break-before="auto" fo:break-after="auto" table:align="left" style:writing-mode="lr-tb"/>
    </style:style>
    <style:style style:name="Table3.A" style:family="table-column">
      <style:table-column-properties style:column-width="1.411cm"/>
    </style:style>
    <style:style style:name="Table3.B" style:family="table-column">
      <style:table-column-properties style:column-width="1.353cm"/>
    </style:style>
    <style:style style:name="Table3.C" style:family="table-column">
      <style:table-column-properties style:column-width="1.351cm"/>
    </style:style>
    <style:style style:name="Table3.D" style:family="table-column">
      <style:table-column-properties style:column-width="1.323cm"/>
    </style:style>
    <style:style style:name="Table3.E" style:family="table-column">
      <style:table-column-properties style:column-width="0.882cm"/>
    </style:style>
    <style:style style:name="Table3.H" style:family="table-column">
      <style:table-column-properties style:column-width="1.177cm"/>
    </style:style>
    <style:style style:name="Table3.I" style:family="table-column">
      <style:table-column-properties style:column-width="1.205cm"/>
    </style:style>
    <style:style style:name="Table3.K" style:family="table-column">
      <style:table-column-properties style:column-width="1.295cm"/>
    </style:style>
    <style:style style:name="Table3.L" style:family="table-column">
      <style:table-column-properties style:column-width="1.704cm"/>
    </style:style>
    <style:style style:name="Table3.1" style:family="table-row">
      <style:table-row-properties style:min-row-height="0.907cm" fo:keep-together="always"/>
    </style:style>
    <style:style style:name="Table3.A1" style:family="table-cell">
      <style:table-cell-properties style:vertical-align="middle" fo:background-color="#ffffff" fo:padding="0cm" fo:border-left="none" fo:border-right="1.25pt solid #666666" fo:border-top="2.5pt solid #666666" fo:border-bottom="none">
        <style:background-image/>
      </style:table-cell-properties>
    </style:style>
    <style:style style:name="Table3.B1" style:family="table-cell">
      <style:table-cell-properties style:vertical-align="middle" fo:background-color="#ffffff" fo:padding="0cm" fo:border-left="1.25pt solid #666666" fo:border-right="none" fo:border-top="2.5pt solid #666666" fo:border-bottom="none">
        <style:background-image/>
      </style:table-cell-properties>
    </style:style>
    <style:style style:name="Table3.G1" style:family="table-cell">
      <style:table-cell-properties style:vertical-align="middle" fo:background-color="#ffffff" fo:padding="0cm" fo:border-left="1.25pt solid #666666" fo:border-right="1.25pt solid #666666" fo:border-top="2.5pt solid #666666" fo:border-bottom="none">
        <style:background-image/>
      </style:table-cell-properties>
    </style:style>
    <style:style style:name="Table3.2" style:family="table-row">
      <style:table-row-properties style:min-row-height="3.395cm" fo:keep-together="always"/>
    </style:style>
    <style:style style:name="Table3.A2" style:family="table-cell">
      <style:table-cell-properties style:vertical-align="middle" fo:background-color="#ffffff" fo:padding="0.049cm" fo:border-left="none" fo:border-right="1.25pt solid #666666" fo:border-top="none" fo:border-bottom="2.5pt solid #666666" style:writing-mode="tb-rl">
        <style:background-image/>
      </style:table-cell-properties>
    </style:style>
    <style:style style:name="Table3.B2" style:family="table-cell">
      <style:table-cell-properties style:vertical-align="middle" fo:background-color="#ffffff" fo:padding="0.049cm" fo:border-left="1.25pt solid #666666" fo:border-right="none" fo:border-top="none" fo:border-bottom="2.5pt solid #666666" style:writing-mode="tb-rl">
        <style:background-image/>
      </style:table-cell-properties>
    </style:style>
    <style:style style:name="Table3.C2" style:family="table-cell">
      <style:table-cell-properties style:vertical-align="middle" fo:background-color="#ffffff" fo:padding="0.049cm" fo:border-left="none" fo:border-right="none" fo:border-top="none" fo:border-bottom="2.5pt solid #666666" style:writing-mode="tb-rl">
        <style:background-image/>
      </style:table-cell-properties>
    </style:style>
    <style:style style:name="Table3.G2" style:family="table-cell">
      <style:table-cell-properties style:vertical-align="middle" fo:background-color="#ffffff" fo:padding="0.049cm" fo:border-left="1.25pt solid #666666" fo:border-right="1.25pt solid #666666" fo:border-top="none" fo:border-bottom="2.5pt solid #666666" style:writing-mode="tb-rl">
        <style:background-image/>
      </style:table-cell-properties>
    </style:style>
    <style:style style:name="Table3.3" style:family="table-row">
      <style:table-row-properties style:min-row-height="0.864cm" fo:keep-together="always"/>
    </style:style>
    <style:style style:name="Table3.A3" style:family="table-cell">
      <style:table-cell-properties style:vertical-align="middle" fo:background-color="#ffffff" fo:padding="0cm" fo:border-left="none" fo:border-right="none" fo:border-top="2.5pt solid #666666" fo:border-bottom="none">
        <style:background-image/>
      </style:table-cell-properties>
    </style:style>
    <style:style style:name="Table3.B3" style:family="table-cell">
      <style:table-cell-properties style:vertical-align="middle" fo:background-color="#ffffff" fo:padding="0cm" fo:border="none">
        <style:background-image/>
      </style:table-cell-properties>
    </style:style>
    <style:style style:name="Table3.C3" style:family="table-cell">
      <style:table-cell-properties style:vertical-align="middle" fo:background-color="#ffffff" fo:padding="0cm" fo:border="none">
        <style:background-image/>
      </style:table-cell-properties>
    </style:style>
    <style:style style:name="Table3.D3" style:family="table-cell">
      <style:table-cell-properties style:vertical-align="middle" fo:background-color="#ffffff" fo:padding="0cm" fo:border="none">
        <style:background-image/>
      </style:table-cell-properties>
    </style:style>
    <style:style style:name="Table3.E3" style:family="table-cell">
      <style:table-cell-properties style:vertical-align="middle" fo:background-color="#ffffff" fo:padding="0cm" fo:border="none">
        <style:background-image/>
      </style:table-cell-properties>
    </style:style>
    <style:style style:name="Table3.F3" style:family="table-cell">
      <style:table-cell-properties style:vertical-align="middle" fo:background-color="#ffffff" fo:padding="0cm" fo:border="none">
        <style:background-image/>
      </style:table-cell-properties>
    </style:style>
    <style:style style:name="Table3.G3" style:family="table-cell">
      <style:table-cell-properties style:vertical-align="middle" fo:background-color="#ffffff" fo:padding="0cm" fo:border="none">
        <style:background-image/>
      </style:table-cell-properties>
    </style:style>
    <style:style style:name="Table3.H3" style:family="table-cell">
      <style:table-cell-properties style:vertical-align="middle" fo:background-color="#ffffff" fo:padding="0cm" fo:border="none">
        <style:background-image/>
      </style:table-cell-properties>
    </style:style>
    <style:style style:name="Table3.I3" style:family="table-cell">
      <style:table-cell-properties style:vertical-align="middle" fo:background-color="#ffffff" fo:padding="0cm" fo:border="none">
        <style:background-image/>
      </style:table-cell-properties>
    </style:style>
    <style:style style:name="Table3.J3" style:family="table-cell">
      <style:table-cell-properties style:vertical-align="middle" fo:background-color="#ffffff" fo:padding="0cm" fo:border="none">
        <style:background-image/>
      </style:table-cell-properties>
    </style:style>
    <style:style style:name="Table3.K3" style:family="table-cell">
      <style:table-cell-properties style:vertical-align="middle" fo:background-color="#ffffff" fo:padding="0cm" fo:border="none">
        <style:background-image/>
      </style:table-cell-properties>
    </style:style>
    <style:style style:name="Table3.L3" style:family="table-cell">
      <style:table-cell-properties style:vertical-align="middle" fo:background-color="#ffffff" fo:padding="0cm" fo:border-left="none" fo:border-right="none" fo:border-top="2.5pt solid #666666" fo:border-bottom="none">
        <style:background-image/>
      </style:table-cell-properties>
    </style:style>
    <style:style style:name="Table3.A4" style:family="table-cell">
      <style:table-cell-properties style:vertical-align="middle" fo:background-color="#ffffff" fo:padding="0cm" fo:border="none">
        <style:background-image/>
      </style:table-cell-properties>
    </style:style>
    <style:style style:name="Table3.B4" style:family="table-cell">
      <style:table-cell-properties style:vertical-align="middle" fo:background-color="#ffffff" fo:padding="0cm" fo:border="none">
        <style:background-image/>
      </style:table-cell-properties>
    </style:style>
    <style:style style:name="Table3.C4" style:family="table-cell">
      <style:table-cell-properties style:vertical-align="middle" fo:background-color="#ffffff" fo:padding="0cm" fo:border="none">
        <style:background-image/>
      </style:table-cell-properties>
    </style:style>
    <style:style style:name="Table3.D4" style:family="table-cell">
      <style:table-cell-properties style:vertical-align="middle" fo:background-color="#ffffff" fo:padding="0cm" fo:border="none">
        <style:background-image/>
      </style:table-cell-properties>
    </style:style>
    <style:style style:name="Table3.E4" style:family="table-cell">
      <style:table-cell-properties style:vertical-align="middle" fo:background-color="#ffffff" fo:padding="0cm" fo:border="none">
        <style:background-image/>
      </style:table-cell-properties>
    </style:style>
    <style:style style:name="Table3.F4" style:family="table-cell">
      <style:table-cell-properties style:vertical-align="middle" fo:background-color="#ffffff" fo:padding="0cm" fo:border="none">
        <style:background-image/>
      </style:table-cell-properties>
    </style:style>
    <style:style style:name="Table3.G4" style:family="table-cell">
      <style:table-cell-properties style:vertical-align="middle" fo:background-color="#ffffff" fo:padding="0cm" fo:border="none">
        <style:background-image/>
      </style:table-cell-properties>
    </style:style>
    <style:style style:name="Table3.H4" style:family="table-cell">
      <style:table-cell-properties style:vertical-align="middle" fo:background-color="#ffffff" fo:padding="0cm" fo:border="none">
        <style:background-image/>
      </style:table-cell-properties>
    </style:style>
    <style:style style:name="Table3.I4" style:family="table-cell">
      <style:table-cell-properties style:vertical-align="middle" fo:background-color="#ffffff" fo:padding="0cm" fo:border="none">
        <style:background-image/>
      </style:table-cell-properties>
    </style:style>
    <style:style style:name="Table3.J4" style:family="table-cell">
      <style:table-cell-properties style:vertical-align="middle" fo:background-color="#ffffff" fo:padding="0cm" fo:border="none">
        <style:background-image/>
      </style:table-cell-properties>
    </style:style>
    <style:style style:name="Table3.K4" style:family="table-cell">
      <style:table-cell-properties style:vertical-align="middle" fo:background-color="#ffffff" fo:padding="0cm" fo:border="none">
        <style:background-image/>
      </style:table-cell-properties>
    </style:style>
    <style:style style:name="Table3.L4" style:family="table-cell">
      <style:table-cell-properties style:vertical-align="middle" fo:background-color="#ffffff" fo:padding="0cm" fo:border="none">
        <style:background-image/>
      </style:table-cell-properties>
    </style:style>
    <style:style style:name="Table3.A5" style:family="table-cell">
      <style:table-cell-properties style:vertical-align="middle" fo:background-color="#ffffff" fo:padding="0cm" fo:border="none">
        <style:background-image/>
      </style:table-cell-properties>
    </style:style>
    <style:style style:name="Table3.B5" style:family="table-cell">
      <style:table-cell-properties style:vertical-align="middle" fo:background-color="#ffffff" fo:padding="0cm" fo:border="none">
        <style:background-image/>
      </style:table-cell-properties>
    </style:style>
    <style:style style:name="Table3.C5" style:family="table-cell">
      <style:table-cell-properties style:vertical-align="middle" fo:background-color="#ffffff" fo:padding="0cm" fo:border="none">
        <style:background-image/>
      </style:table-cell-properties>
    </style:style>
    <style:style style:name="Table3.D5" style:family="table-cell">
      <style:table-cell-properties style:vertical-align="middle" fo:background-color="#ffffff" fo:padding="0cm" fo:border="none">
        <style:background-image/>
      </style:table-cell-properties>
    </style:style>
    <style:style style:name="Table3.E5" style:family="table-cell">
      <style:table-cell-properties style:vertical-align="middle" fo:background-color="#ffffff" fo:padding="0cm" fo:border="none">
        <style:background-image/>
      </style:table-cell-properties>
    </style:style>
    <style:style style:name="Table3.F5" style:family="table-cell">
      <style:table-cell-properties style:vertical-align="middle" fo:background-color="#ffffff" fo:padding="0cm" fo:border="none">
        <style:background-image/>
      </style:table-cell-properties>
    </style:style>
    <style:style style:name="Table3.G5" style:family="table-cell">
      <style:table-cell-properties style:vertical-align="middle" fo:background-color="#ffffff" fo:padding="0cm" fo:border="none">
        <style:background-image/>
      </style:table-cell-properties>
    </style:style>
    <style:style style:name="Table3.H5" style:family="table-cell">
      <style:table-cell-properties style:vertical-align="middle" fo:background-color="#ffffff" fo:padding="0cm" fo:border="none">
        <style:background-image/>
      </style:table-cell-properties>
    </style:style>
    <style:style style:name="Table3.I5" style:family="table-cell">
      <style:table-cell-properties style:vertical-align="middle" fo:background-color="#ffffff" fo:padding="0cm" fo:border="none">
        <style:background-image/>
      </style:table-cell-properties>
    </style:style>
    <style:style style:name="Table3.J5" style:family="table-cell">
      <style:table-cell-properties style:vertical-align="middle" fo:background-color="#ffffff" fo:padding="0cm" fo:border="none">
        <style:background-image/>
      </style:table-cell-properties>
    </style:style>
    <style:style style:name="Table3.K5" style:family="table-cell">
      <style:table-cell-properties style:vertical-align="middle" fo:background-color="#ffffff" fo:padding="0cm" fo:border="none">
        <style:background-image/>
      </style:table-cell-properties>
    </style:style>
    <style:style style:name="Table3.L5" style:family="table-cell">
      <style:table-cell-properties style:vertical-align="middle" fo:background-color="#ffffff" fo:padding="0cm" fo:border="none">
        <style:background-image/>
      </style:table-cell-properties>
    </style:style>
    <style:style style:name="Table3.A6" style:family="table-cell">
      <style:table-cell-properties style:vertical-align="middle" fo:background-color="#ffffff" fo:padding="0cm" fo:border="none">
        <style:background-image/>
      </style:table-cell-properties>
    </style:style>
    <style:style style:name="Table3.B6" style:family="table-cell">
      <style:table-cell-properties style:vertical-align="middle" fo:background-color="#ffffff" fo:padding="0cm" fo:border="none">
        <style:background-image/>
      </style:table-cell-properties>
    </style:style>
    <style:style style:name="Table3.C6" style:family="table-cell">
      <style:table-cell-properties style:vertical-align="middle" fo:background-color="#ffffff" fo:padding="0cm" fo:border="none">
        <style:background-image/>
      </style:table-cell-properties>
    </style:style>
    <style:style style:name="Table3.D6" style:family="table-cell">
      <style:table-cell-properties style:vertical-align="middle" fo:background-color="#ffffff" fo:padding="0cm" fo:border="none">
        <style:background-image/>
      </style:table-cell-properties>
    </style:style>
    <style:style style:name="Table3.E6" style:family="table-cell">
      <style:table-cell-properties style:vertical-align="middle" fo:background-color="#ffffff" fo:padding="0cm" fo:border="none">
        <style:background-image/>
      </style:table-cell-properties>
    </style:style>
    <style:style style:name="Table3.F6" style:family="table-cell">
      <style:table-cell-properties style:vertical-align="middle" fo:background-color="#ffffff" fo:padding="0cm" fo:border="none">
        <style:background-image/>
      </style:table-cell-properties>
    </style:style>
    <style:style style:name="Table3.G6" style:family="table-cell">
      <style:table-cell-properties style:vertical-align="middle" fo:background-color="#ffffff" fo:padding="0cm" fo:border="none">
        <style:background-image/>
      </style:table-cell-properties>
    </style:style>
    <style:style style:name="Table3.H6" style:family="table-cell">
      <style:table-cell-properties style:vertical-align="middle" fo:background-color="#ffffff" fo:padding="0cm" fo:border="none">
        <style:background-image/>
      </style:table-cell-properties>
    </style:style>
    <style:style style:name="Table3.I6" style:family="table-cell">
      <style:table-cell-properties style:vertical-align="middle" fo:background-color="#ffffff" fo:padding="0cm" fo:border="none">
        <style:background-image/>
      </style:table-cell-properties>
    </style:style>
    <style:style style:name="Table3.J6" style:family="table-cell">
      <style:table-cell-properties style:vertical-align="middle" fo:background-color="#ffffff" fo:padding="0cm" fo:border="none">
        <style:background-image/>
      </style:table-cell-properties>
    </style:style>
    <style:style style:name="Table3.K6" style:family="table-cell">
      <style:table-cell-properties style:vertical-align="middle" fo:background-color="#ffffff" fo:padding="0cm" fo:border="none">
        <style:background-image/>
      </style:table-cell-properties>
    </style:style>
    <style:style style:name="Table3.L6" style:family="table-cell">
      <style:table-cell-properties style:vertical-align="middle" fo:background-color="#ffffff" fo:padding="0cm" fo:border="none">
        <style:background-image/>
      </style:table-cell-properties>
    </style:style>
    <style:style style:name="Table3.A7" style:family="table-cell">
      <style:table-cell-properties style:vertical-align="middle" fo:background-color="#ffffff" fo:padding="0cm" fo:border="none">
        <style:background-image/>
      </style:table-cell-properties>
    </style:style>
    <style:style style:name="Table3.B7" style:family="table-cell">
      <style:table-cell-properties style:vertical-align="middle" fo:background-color="#ffffff" fo:padding="0cm" fo:border="none">
        <style:background-image/>
      </style:table-cell-properties>
    </style:style>
    <style:style style:name="Table3.C7" style:family="table-cell">
      <style:table-cell-properties style:vertical-align="middle" fo:background-color="#ffffff" fo:padding="0cm" fo:border="none">
        <style:background-image/>
      </style:table-cell-properties>
    </style:style>
    <style:style style:name="Table3.D7" style:family="table-cell">
      <style:table-cell-properties style:vertical-align="middle" fo:background-color="#ffffff" fo:padding="0cm" fo:border="none">
        <style:background-image/>
      </style:table-cell-properties>
    </style:style>
    <style:style style:name="Table3.E7" style:family="table-cell">
      <style:table-cell-properties style:vertical-align="middle" fo:background-color="#ffffff" fo:padding="0cm" fo:border="none">
        <style:background-image/>
      </style:table-cell-properties>
    </style:style>
    <style:style style:name="Table3.F7" style:family="table-cell">
      <style:table-cell-properties style:vertical-align="middle" fo:background-color="#ffffff" fo:padding="0cm" fo:border="none">
        <style:background-image/>
      </style:table-cell-properties>
    </style:style>
    <style:style style:name="Table3.G7" style:family="table-cell">
      <style:table-cell-properties style:vertical-align="middle" fo:background-color="#ffffff" fo:padding="0cm" fo:border="none">
        <style:background-image/>
      </style:table-cell-properties>
    </style:style>
    <style:style style:name="Table3.H7" style:family="table-cell">
      <style:table-cell-properties style:vertical-align="middle" fo:background-color="#ffffff" fo:padding="0cm" fo:border="none">
        <style:background-image/>
      </style:table-cell-properties>
    </style:style>
    <style:style style:name="Table3.I7" style:family="table-cell">
      <style:table-cell-properties style:vertical-align="middle" fo:background-color="#ffffff" fo:padding="0cm" fo:border="none">
        <style:background-image/>
      </style:table-cell-properties>
    </style:style>
    <style:style style:name="Table3.J7" style:family="table-cell">
      <style:table-cell-properties style:vertical-align="middle" fo:background-color="#ffffff" fo:padding="0cm" fo:border="none">
        <style:background-image/>
      </style:table-cell-properties>
    </style:style>
    <style:style style:name="Table3.K7" style:family="table-cell">
      <style:table-cell-properties style:vertical-align="middle" fo:background-color="#ffffff" fo:padding="0cm" fo:border="none">
        <style:background-image/>
      </style:table-cell-properties>
    </style:style>
    <style:style style:name="Table3.L7" style:family="table-cell">
      <style:table-cell-properties style:vertical-align="middle" fo:background-color="#ffffff" fo:padding="0cm" fo:border="none">
        <style:background-image/>
      </style:table-cell-properties>
    </style:style>
    <style:style style:name="Table3.A8" style:family="table-cell">
      <style:table-cell-properties style:vertical-align="middle" fo:background-color="#ffffff" fo:padding="0cm" fo:border="none">
        <style:background-image/>
      </style:table-cell-properties>
    </style:style>
    <style:style style:name="Table3.B8" style:family="table-cell">
      <style:table-cell-properties style:vertical-align="middle" fo:background-color="#ffffff" fo:padding="0cm" fo:border="none">
        <style:background-image/>
      </style:table-cell-properties>
    </style:style>
    <style:style style:name="Table3.C8" style:family="table-cell">
      <style:table-cell-properties style:vertical-align="middle" fo:background-color="#ffffff" fo:padding="0cm" fo:border="none">
        <style:background-image/>
      </style:table-cell-properties>
    </style:style>
    <style:style style:name="Table3.D8" style:family="table-cell">
      <style:table-cell-properties style:vertical-align="middle" fo:background-color="#ffffff" fo:padding="0cm" fo:border="none">
        <style:background-image/>
      </style:table-cell-properties>
    </style:style>
    <style:style style:name="Table3.E8" style:family="table-cell">
      <style:table-cell-properties style:vertical-align="middle" fo:background-color="#ffffff" fo:padding="0cm" fo:border="none">
        <style:background-image/>
      </style:table-cell-properties>
    </style:style>
    <style:style style:name="Table3.F8" style:family="table-cell">
      <style:table-cell-properties style:vertical-align="middle" fo:background-color="#ffffff" fo:padding="0cm" fo:border="none">
        <style:background-image/>
      </style:table-cell-properties>
    </style:style>
    <style:style style:name="Table3.G8" style:family="table-cell">
      <style:table-cell-properties style:vertical-align="middle" fo:background-color="#ffffff" fo:padding="0cm" fo:border="none">
        <style:background-image/>
      </style:table-cell-properties>
    </style:style>
    <style:style style:name="Table3.H8" style:family="table-cell">
      <style:table-cell-properties style:vertical-align="middle" fo:background-color="#ffffff" fo:padding="0cm" fo:border="none">
        <style:background-image/>
      </style:table-cell-properties>
    </style:style>
    <style:style style:name="Table3.I8" style:family="table-cell">
      <style:table-cell-properties style:vertical-align="middle" fo:background-color="#ffffff" fo:padding="0cm" fo:border="none">
        <style:background-image/>
      </style:table-cell-properties>
    </style:style>
    <style:style style:name="Table3.J8" style:family="table-cell">
      <style:table-cell-properties style:vertical-align="middle" fo:background-color="#ffffff" fo:padding="0cm" fo:border="none">
        <style:background-image/>
      </style:table-cell-properties>
    </style:style>
    <style:style style:name="Table3.K8" style:family="table-cell">
      <style:table-cell-properties style:vertical-align="middle" fo:background-color="#ffffff" fo:padding="0cm" fo:border="none">
        <style:background-image/>
      </style:table-cell-properties>
    </style:style>
    <style:style style:name="Table3.L8" style:family="table-cell">
      <style:table-cell-properties style:vertical-align="middle" fo:background-color="#ffffff" fo:padding="0cm" fo:border="none">
        <style:background-image/>
      </style:table-cell-properties>
    </style:style>
    <style:style style:name="Table3.A9" style:family="table-cell">
      <style:table-cell-properties style:vertical-align="middle" fo:background-color="#ffffff" fo:padding="0cm" fo:border="none">
        <style:background-image/>
      </style:table-cell-properties>
    </style:style>
    <style:style style:name="Table3.B9" style:family="table-cell">
      <style:table-cell-properties style:vertical-align="middle" fo:background-color="#ffffff" fo:padding="0cm" fo:border="none">
        <style:background-image/>
      </style:table-cell-properties>
    </style:style>
    <style:style style:name="Table3.C9" style:family="table-cell">
      <style:table-cell-properties style:vertical-align="middle" fo:background-color="#ffffff" fo:padding="0cm" fo:border="none">
        <style:background-image/>
      </style:table-cell-properties>
    </style:style>
    <style:style style:name="Table3.D9" style:family="table-cell">
      <style:table-cell-properties style:vertical-align="middle" fo:background-color="#ffffff" fo:padding="0cm" fo:border="none">
        <style:background-image/>
      </style:table-cell-properties>
    </style:style>
    <style:style style:name="Table3.E9" style:family="table-cell">
      <style:table-cell-properties style:vertical-align="middle" fo:background-color="#ffffff" fo:padding="0cm" fo:border="none">
        <style:background-image/>
      </style:table-cell-properties>
    </style:style>
    <style:style style:name="Table3.F9" style:family="table-cell">
      <style:table-cell-properties style:vertical-align="middle" fo:background-color="#ffffff" fo:padding="0cm" fo:border="none">
        <style:background-image/>
      </style:table-cell-properties>
    </style:style>
    <style:style style:name="Table3.G9" style:family="table-cell">
      <style:table-cell-properties style:vertical-align="middle" fo:background-color="#ffffff" fo:padding="0cm" fo:border="none">
        <style:background-image/>
      </style:table-cell-properties>
    </style:style>
    <style:style style:name="Table3.H9" style:family="table-cell">
      <style:table-cell-properties style:vertical-align="middle" fo:background-color="#ffffff" fo:padding="0cm" fo:border="none">
        <style:background-image/>
      </style:table-cell-properties>
    </style:style>
    <style:style style:name="Table3.I9" style:family="table-cell">
      <style:table-cell-properties style:vertical-align="middle" fo:background-color="#ffffff" fo:padding="0cm" fo:border="none">
        <style:background-image/>
      </style:table-cell-properties>
    </style:style>
    <style:style style:name="Table3.J9" style:family="table-cell">
      <style:table-cell-properties style:vertical-align="middle" fo:background-color="#ffffff" fo:padding="0cm" fo:border="none">
        <style:background-image/>
      </style:table-cell-properties>
    </style:style>
    <style:style style:name="Table3.K9" style:family="table-cell">
      <style:table-cell-properties style:vertical-align="middle" fo:background-color="#ffffff" fo:padding="0cm" fo:border="none">
        <style:background-image/>
      </style:table-cell-properties>
    </style:style>
    <style:style style:name="Table3.L9" style:family="table-cell">
      <style:table-cell-properties style:vertical-align="middle" fo:background-color="#ffffff" fo:padding="0cm" fo:border="none">
        <style:background-image/>
      </style:table-cell-properties>
    </style:style>
    <style:style style:name="Table3.A10" style:family="table-cell">
      <style:table-cell-properties style:vertical-align="middle" fo:background-color="#ffffff" fo:padding="0cm" fo:border="none">
        <style:background-image/>
      </style:table-cell-properties>
    </style:style>
    <style:style style:name="Table3.B10" style:family="table-cell">
      <style:table-cell-properties style:vertical-align="middle" fo:background-color="#ffffff" fo:padding="0cm" fo:border="none">
        <style:background-image/>
      </style:table-cell-properties>
    </style:style>
    <style:style style:name="Table3.C10" style:family="table-cell">
      <style:table-cell-properties style:vertical-align="middle" fo:background-color="#ffffff" fo:padding="0cm" fo:border="none">
        <style:background-image/>
      </style:table-cell-properties>
    </style:style>
    <style:style style:name="Table3.D10" style:family="table-cell">
      <style:table-cell-properties style:vertical-align="middle" fo:background-color="#ffffff" fo:padding="0cm" fo:border="none">
        <style:background-image/>
      </style:table-cell-properties>
    </style:style>
    <style:style style:name="Table3.E10" style:family="table-cell">
      <style:table-cell-properties style:vertical-align="middle" fo:background-color="#ffffff" fo:padding="0cm" fo:border="none">
        <style:background-image/>
      </style:table-cell-properties>
    </style:style>
    <style:style style:name="Table3.F10" style:family="table-cell">
      <style:table-cell-properties style:vertical-align="middle" fo:background-color="#ffffff" fo:padding="0cm" fo:border="none">
        <style:background-image/>
      </style:table-cell-properties>
    </style:style>
    <style:style style:name="Table3.G10" style:family="table-cell">
      <style:table-cell-properties style:vertical-align="middle" fo:background-color="#ffffff" fo:padding="0cm" fo:border="none">
        <style:background-image/>
      </style:table-cell-properties>
    </style:style>
    <style:style style:name="Table3.H10" style:family="table-cell">
      <style:table-cell-properties style:vertical-align="middle" fo:background-color="#ffffff" fo:padding="0cm" fo:border="none">
        <style:background-image/>
      </style:table-cell-properties>
    </style:style>
    <style:style style:name="Table3.I10" style:family="table-cell">
      <style:table-cell-properties style:vertical-align="middle" fo:background-color="#ffffff" fo:padding="0cm" fo:border="none">
        <style:background-image/>
      </style:table-cell-properties>
    </style:style>
    <style:style style:name="Table3.J10" style:family="table-cell">
      <style:table-cell-properties style:vertical-align="middle" fo:background-color="#ffffff" fo:padding="0cm" fo:border="none">
        <style:background-image/>
      </style:table-cell-properties>
    </style:style>
    <style:style style:name="Table3.K10" style:family="table-cell">
      <style:table-cell-properties style:vertical-align="middle" fo:background-color="#ffffff" fo:padding="0cm" fo:border="none">
        <style:background-image/>
      </style:table-cell-properties>
    </style:style>
    <style:style style:name="Table3.L10" style:family="table-cell">
      <style:table-cell-properties style:vertical-align="middle" fo:background-color="#ffffff" fo:padding="0cm" fo:border="none">
        <style:background-image/>
      </style:table-cell-properties>
    </style:style>
    <style:style style:name="Table3.A11" style:family="table-cell">
      <style:table-cell-properties style:vertical-align="middle" fo:background-color="#ffffff" fo:padding="0cm" fo:border="none">
        <style:background-image/>
      </style:table-cell-properties>
    </style:style>
    <style:style style:name="Table3.B11" style:family="table-cell">
      <style:table-cell-properties style:vertical-align="middle" fo:background-color="#ffffff" fo:padding="0cm" fo:border="none">
        <style:background-image/>
      </style:table-cell-properties>
    </style:style>
    <style:style style:name="Table3.C11" style:family="table-cell">
      <style:table-cell-properties style:vertical-align="middle" fo:background-color="#ffffff" fo:padding="0cm" fo:border="none">
        <style:background-image/>
      </style:table-cell-properties>
    </style:style>
    <style:style style:name="Table3.D11" style:family="table-cell">
      <style:table-cell-properties style:vertical-align="middle" fo:background-color="#ffffff" fo:padding="0cm" fo:border="none">
        <style:background-image/>
      </style:table-cell-properties>
    </style:style>
    <style:style style:name="Table3.E11" style:family="table-cell">
      <style:table-cell-properties style:vertical-align="middle" fo:background-color="#ffffff" fo:padding="0cm" fo:border="none">
        <style:background-image/>
      </style:table-cell-properties>
    </style:style>
    <style:style style:name="Table3.F11" style:family="table-cell">
      <style:table-cell-properties style:vertical-align="middle" fo:background-color="#ffffff" fo:padding="0cm" fo:border="none">
        <style:background-image/>
      </style:table-cell-properties>
    </style:style>
    <style:style style:name="Table3.G11" style:family="table-cell">
      <style:table-cell-properties style:vertical-align="middle" fo:background-color="#ffffff" fo:padding="0cm" fo:border="none">
        <style:background-image/>
      </style:table-cell-properties>
    </style:style>
    <style:style style:name="Table3.H11" style:family="table-cell">
      <style:table-cell-properties style:vertical-align="middle" fo:background-color="#ffffff" fo:padding="0cm" fo:border="none">
        <style:background-image/>
      </style:table-cell-properties>
    </style:style>
    <style:style style:name="Table3.I11" style:family="table-cell">
      <style:table-cell-properties style:vertical-align="middle" fo:background-color="#ffffff" fo:padding="0cm" fo:border="none">
        <style:background-image/>
      </style:table-cell-properties>
    </style:style>
    <style:style style:name="Table3.J11" style:family="table-cell">
      <style:table-cell-properties style:vertical-align="middle" fo:background-color="#ffffff" fo:padding="0cm" fo:border="none">
        <style:background-image/>
      </style:table-cell-properties>
    </style:style>
    <style:style style:name="Table3.K11" style:family="table-cell">
      <style:table-cell-properties style:vertical-align="middle" fo:background-color="#ffffff" fo:padding="0cm" fo:border="none">
        <style:background-image/>
      </style:table-cell-properties>
    </style:style>
    <style:style style:name="Table3.L11" style:family="table-cell">
      <style:table-cell-properties style:vertical-align="middle" fo:background-color="#ffffff" fo:padding="0cm" fo:border="none">
        <style:background-image/>
      </style:table-cell-properties>
    </style:style>
    <style:style style:name="Table3.A12" style:family="table-cell">
      <style:table-cell-properties style:vertical-align="middle" fo:background-color="#ffffff" fo:padding="0cm" fo:border="none">
        <style:background-image/>
      </style:table-cell-properties>
    </style:style>
    <style:style style:name="Table3.B12" style:family="table-cell">
      <style:table-cell-properties style:vertical-align="middle" fo:background-color="#ffffff" fo:padding="0cm" fo:border="none">
        <style:background-image/>
      </style:table-cell-properties>
    </style:style>
    <style:style style:name="Table3.C12" style:family="table-cell">
      <style:table-cell-properties style:vertical-align="middle" fo:background-color="#ffffff" fo:padding="0cm" fo:border="none">
        <style:background-image/>
      </style:table-cell-properties>
    </style:style>
    <style:style style:name="Table3.D12" style:family="table-cell">
      <style:table-cell-properties style:vertical-align="middle" fo:background-color="#ffffff" fo:padding="0cm" fo:border="none">
        <style:background-image/>
      </style:table-cell-properties>
    </style:style>
    <style:style style:name="Table3.E12" style:family="table-cell">
      <style:table-cell-properties style:vertical-align="middle" fo:background-color="#ffffff" fo:padding="0cm" fo:border="none">
        <style:background-image/>
      </style:table-cell-properties>
    </style:style>
    <style:style style:name="Table3.F12" style:family="table-cell">
      <style:table-cell-properties style:vertical-align="middle" fo:background-color="#ffffff" fo:padding="0cm" fo:border="none">
        <style:background-image/>
      </style:table-cell-properties>
    </style:style>
    <style:style style:name="Table3.G12" style:family="table-cell">
      <style:table-cell-properties style:vertical-align="middle" fo:background-color="#ffffff" fo:padding="0cm" fo:border="none">
        <style:background-image/>
      </style:table-cell-properties>
    </style:style>
    <style:style style:name="Table3.H12" style:family="table-cell">
      <style:table-cell-properties style:vertical-align="middle" fo:background-color="#ffffff" fo:padding="0cm" fo:border="none">
        <style:background-image/>
      </style:table-cell-properties>
    </style:style>
    <style:style style:name="Table3.I12" style:family="table-cell">
      <style:table-cell-properties style:vertical-align="middle" fo:background-color="#ffffff" fo:padding="0cm" fo:border="none">
        <style:background-image/>
      </style:table-cell-properties>
    </style:style>
    <style:style style:name="Table3.J12" style:family="table-cell">
      <style:table-cell-properties style:vertical-align="middle" fo:background-color="#ffffff" fo:padding="0cm" fo:border="none">
        <style:background-image/>
      </style:table-cell-properties>
    </style:style>
    <style:style style:name="Table3.K12" style:family="table-cell">
      <style:table-cell-properties style:vertical-align="middle" fo:background-color="#ffffff" fo:padding="0cm" fo:border="none">
        <style:background-image/>
      </style:table-cell-properties>
    </style:style>
    <style:style style:name="Table3.L12" style:family="table-cell">
      <style:table-cell-properties style:vertical-align="middle" fo:background-color="#ffffff" fo:padding="0cm" fo:border="none">
        <style:background-image/>
      </style:table-cell-properties>
    </style:style>
    <style:style style:name="Table3.A13" style:family="table-cell">
      <style:table-cell-properties style:vertical-align="middle" fo:background-color="#ffffff" fo:padding="0cm" fo:border="none">
        <style:background-image/>
      </style:table-cell-properties>
    </style:style>
    <style:style style:name="Table3.B13" style:family="table-cell">
      <style:table-cell-properties style:vertical-align="middle" fo:background-color="#ffffff" fo:padding="0cm" fo:border="none">
        <style:background-image/>
      </style:table-cell-properties>
    </style:style>
    <style:style style:name="Table3.C13" style:family="table-cell">
      <style:table-cell-properties style:vertical-align="middle" fo:background-color="#ffffff" fo:padding="0cm" fo:border="none">
        <style:background-image/>
      </style:table-cell-properties>
    </style:style>
    <style:style style:name="Table3.D13" style:family="table-cell">
      <style:table-cell-properties style:vertical-align="middle" fo:background-color="#ffffff" fo:padding="0cm" fo:border="none">
        <style:background-image/>
      </style:table-cell-properties>
    </style:style>
    <style:style style:name="Table3.E13" style:family="table-cell">
      <style:table-cell-properties style:vertical-align="middle" fo:background-color="#ffffff" fo:padding="0cm" fo:border="none">
        <style:background-image/>
      </style:table-cell-properties>
    </style:style>
    <style:style style:name="Table3.F13" style:family="table-cell">
      <style:table-cell-properties style:vertical-align="middle" fo:background-color="#ffffff" fo:padding="0cm" fo:border="none">
        <style:background-image/>
      </style:table-cell-properties>
    </style:style>
    <style:style style:name="Table3.G13" style:family="table-cell">
      <style:table-cell-properties style:vertical-align="middle" fo:background-color="#ffffff" fo:padding="0cm" fo:border="none">
        <style:background-image/>
      </style:table-cell-properties>
    </style:style>
    <style:style style:name="Table3.H13" style:family="table-cell">
      <style:table-cell-properties style:vertical-align="middle" fo:background-color="#ffffff" fo:padding="0cm" fo:border="none">
        <style:background-image/>
      </style:table-cell-properties>
    </style:style>
    <style:style style:name="Table3.I13" style:family="table-cell">
      <style:table-cell-properties style:vertical-align="middle" fo:background-color="#ffffff" fo:padding="0cm" fo:border="none">
        <style:background-image/>
      </style:table-cell-properties>
    </style:style>
    <style:style style:name="Table3.J13" style:family="table-cell">
      <style:table-cell-properties style:vertical-align="middle" fo:background-color="#ffffff" fo:padding="0cm" fo:border="none">
        <style:background-image/>
      </style:table-cell-properties>
    </style:style>
    <style:style style:name="Table3.K13" style:family="table-cell">
      <style:table-cell-properties style:vertical-align="middle" fo:background-color="#ffffff" fo:padding="0cm" fo:border="none">
        <style:background-image/>
      </style:table-cell-properties>
    </style:style>
    <style:style style:name="Table3.L13" style:family="table-cell">
      <style:table-cell-properties style:vertical-align="middle" fo:background-color="#ffffff" fo:padding="0cm" fo:border="none">
        <style:background-image/>
      </style:table-cell-properties>
    </style:style>
    <style:style style:name="Table3.A14" style:family="table-cell">
      <style:table-cell-properties style:vertical-align="middle" fo:background-color="#ffffff" fo:padding="0cm" fo:border="none">
        <style:background-image/>
      </style:table-cell-properties>
    </style:style>
    <style:style style:name="Table3.B14" style:family="table-cell">
      <style:table-cell-properties style:vertical-align="middle" fo:background-color="#ffffff" fo:padding="0cm" fo:border="none">
        <style:background-image/>
      </style:table-cell-properties>
    </style:style>
    <style:style style:name="Table3.C14" style:family="table-cell">
      <style:table-cell-properties style:vertical-align="middle" fo:background-color="#ffffff" fo:padding="0cm" fo:border="none">
        <style:background-image/>
      </style:table-cell-properties>
    </style:style>
    <style:style style:name="Table3.D14" style:family="table-cell">
      <style:table-cell-properties style:vertical-align="middle" fo:background-color="#ffffff" fo:padding="0cm" fo:border="none">
        <style:background-image/>
      </style:table-cell-properties>
    </style:style>
    <style:style style:name="Table3.E14" style:family="table-cell">
      <style:table-cell-properties style:vertical-align="middle" fo:background-color="#ffffff" fo:padding="0cm" fo:border="none">
        <style:background-image/>
      </style:table-cell-properties>
    </style:style>
    <style:style style:name="Table3.F14" style:family="table-cell">
      <style:table-cell-properties style:vertical-align="middle" fo:background-color="#ffffff" fo:padding="0cm" fo:border="none">
        <style:background-image/>
      </style:table-cell-properties>
    </style:style>
    <style:style style:name="Table3.G14" style:family="table-cell">
      <style:table-cell-properties style:vertical-align="middle" fo:background-color="#ffffff" fo:padding="0cm" fo:border="none">
        <style:background-image/>
      </style:table-cell-properties>
    </style:style>
    <style:style style:name="Table3.H14" style:family="table-cell">
      <style:table-cell-properties style:vertical-align="middle" fo:background-color="#ffffff" fo:padding="0cm" fo:border="none">
        <style:background-image/>
      </style:table-cell-properties>
    </style:style>
    <style:style style:name="Table3.I14" style:family="table-cell">
      <style:table-cell-properties style:vertical-align="middle" fo:background-color="#ffffff" fo:padding="0cm" fo:border="none">
        <style:background-image/>
      </style:table-cell-properties>
    </style:style>
    <style:style style:name="Table3.J14" style:family="table-cell">
      <style:table-cell-properties style:vertical-align="middle" fo:background-color="#ffffff" fo:padding="0cm" fo:border="none">
        <style:background-image/>
      </style:table-cell-properties>
    </style:style>
    <style:style style:name="Table3.K14" style:family="table-cell">
      <style:table-cell-properties style:vertical-align="middle" fo:background-color="#ffffff" fo:padding="0cm" fo:border="none">
        <style:background-image/>
      </style:table-cell-properties>
    </style:style>
    <style:style style:name="Table3.L14" style:family="table-cell">
      <style:table-cell-properties style:vertical-align="middle" fo:background-color="#ffffff" fo:padding="0cm" fo:border="none">
        <style:background-image/>
      </style:table-cell-properties>
    </style:style>
    <style:style style:name="Table3.A15" style:family="table-cell">
      <style:table-cell-properties style:vertical-align="middle" fo:background-color="#ffffff" fo:padding="0cm" fo:border-left="none" fo:border-right="none" fo:border-top="none" fo:border-bottom="2.5pt solid #666666">
        <style:background-image/>
      </style:table-cell-properties>
    </style:style>
    <style:style style:name="Table3.B15" style:family="table-cell">
      <style:table-cell-properties style:vertical-align="middle" fo:background-color="#ffffff" fo:padding="0cm" fo:border-left="none" fo:border-right="none" fo:border-top="none" fo:border-bottom="2.5pt solid #666666">
        <style:background-image/>
      </style:table-cell-properties>
    </style:style>
    <style:style style:name="Table3.C15" style:family="table-cell">
      <style:table-cell-properties style:vertical-align="middle" fo:background-color="#ffffff" fo:padding="0cm" fo:border-left="none" fo:border-right="none" fo:border-top="none" fo:border-bottom="2.5pt solid #666666">
        <style:background-image/>
      </style:table-cell-properties>
    </style:style>
    <style:style style:name="Table3.D15" style:family="table-cell">
      <style:table-cell-properties style:vertical-align="middle" fo:background-color="#ffffff" fo:padding="0cm" fo:border-left="none" fo:border-right="none" fo:border-top="none" fo:border-bottom="2.5pt solid #666666">
        <style:background-image/>
      </style:table-cell-properties>
    </style:style>
    <style:style style:name="Table3.E15" style:family="table-cell">
      <style:table-cell-properties style:vertical-align="middle" fo:background-color="#ffffff" fo:padding="0cm" fo:border-left="none" fo:border-right="none" fo:border-top="none" fo:border-bottom="2.5pt solid #666666">
        <style:background-image/>
      </style:table-cell-properties>
    </style:style>
    <style:style style:name="Table3.F15" style:family="table-cell">
      <style:table-cell-properties style:vertical-align="middle" fo:background-color="#ffffff" fo:padding="0cm" fo:border-left="none" fo:border-right="none" fo:border-top="none" fo:border-bottom="2.5pt solid #666666">
        <style:background-image/>
      </style:table-cell-properties>
    </style:style>
    <style:style style:name="Table3.G15" style:family="table-cell">
      <style:table-cell-properties style:vertical-align="middle" fo:background-color="#ffffff" fo:padding="0cm" fo:border-left="none" fo:border-right="none" fo:border-top="none" fo:border-bottom="2.5pt solid #666666">
        <style:background-image/>
      </style:table-cell-properties>
    </style:style>
    <style:style style:name="Table3.H15" style:family="table-cell">
      <style:table-cell-properties style:vertical-align="middle" fo:background-color="#ffffff" fo:padding="0cm" fo:border-left="none" fo:border-right="none" fo:border-top="none" fo:border-bottom="2.5pt solid #666666">
        <style:background-image/>
      </style:table-cell-properties>
    </style:style>
    <style:style style:name="Table3.I15" style:family="table-cell">
      <style:table-cell-properties style:vertical-align="middle" fo:background-color="#ffffff" fo:padding="0cm" fo:border-left="none" fo:border-right="none" fo:border-top="none" fo:border-bottom="2.5pt solid #666666">
        <style:background-image/>
      </style:table-cell-properties>
    </style:style>
    <style:style style:name="Table3.J15" style:family="table-cell">
      <style:table-cell-properties style:vertical-align="middle" fo:background-color="#ffffff" fo:padding="0cm" fo:border-left="none" fo:border-right="none" fo:border-top="none" fo:border-bottom="2.5pt solid #666666">
        <style:background-image/>
      </style:table-cell-properties>
    </style:style>
    <style:style style:name="Table3.K15" style:family="table-cell">
      <style:table-cell-properties style:vertical-align="middle" fo:background-color="#ffffff" fo:padding="0cm" fo:border-left="none" fo:border-right="none" fo:border-top="none" fo:border-bottom="2.5pt solid #666666">
        <style:background-image/>
      </style:table-cell-properties>
    </style:style>
    <style:style style:name="Table3.L15" style:family="table-cell" style:data-style-name="N0">
      <style:table-cell-properties style:vertical-align="middle" fo:background-color="#ffffff" fo:padding="0cm" fo:border-left="none" fo:border-right="none" fo:border-top="none" fo:border-bottom="2.5pt solid #666666">
        <style:background-image/>
      </style:table-cell-properties>
    </style:style>
    <style:style style:name="P1" style:family="paragraph" style:parent-style-name="Standard">
      <style:paragraph-properties fo:line-height="150%"/>
    </style:style>
    <style:style style:name="P2" style:family="paragraph" style:parent-style-name="Standard">
      <style:paragraph-properties fo:line-height="150%"/>
      <style:text-properties officeooo:paragraph-rsid="0034af92"/>
    </style:style>
    <style:style style:name="P3" style:family="paragraph" style:parent-style-name="Standard">
      <style:paragraph-properties fo:line-height="150%"/>
      <style:text-properties officeooo:paragraph-rsid="005e9102"/>
    </style:style>
    <style:style style:name="P4" style:family="paragraph" style:parent-style-name="Standard">
      <style:paragraph-properties fo:line-height="150%"/>
      <style:text-properties officeooo:paragraph-rsid="006f8289"/>
    </style:style>
    <style:style style:name="P5" style:family="paragraph" style:parent-style-name="Standard">
      <style:paragraph-properties fo:line-height="150%"/>
      <style:text-properties officeooo:paragraph-rsid="0073e64f"/>
    </style:style>
    <style:style style:name="P6" style:family="paragraph" style:parent-style-name="Standard">
      <style:paragraph-properties fo:line-height="150%"/>
      <style:text-properties officeooo:paragraph-rsid="004e302e"/>
    </style:style>
    <style:style style:name="P7" style:family="paragraph" style:parent-style-name="Standard">
      <style:paragraph-properties fo:line-height="150%"/>
      <style:text-properties officeooo:paragraph-rsid="0082d6d6"/>
    </style:style>
    <style:style style:name="P8" style:family="paragraph" style:parent-style-name="Standard">
      <style:paragraph-properties fo:line-height="150%"/>
      <style:text-properties fo:font-weight="normal" officeooo:rsid="0038b870" officeooo:paragraph-rsid="003a1a39" style:font-weight-asian="normal" style:font-weight-complex="normal"/>
    </style:style>
    <style:style style:name="P9" style:family="paragraph" style:parent-style-name="Standard">
      <style:paragraph-properties fo:line-height="150%"/>
      <style:text-properties fo:font-weight="normal" officeooo:rsid="003afb85" officeooo:paragraph-rsid="003afb85" style:font-weight-asian="normal" style:font-weight-complex="normal"/>
    </style:style>
    <style:style style:name="P10" style:family="paragraph" style:parent-style-name="Standard">
      <style:paragraph-properties fo:line-height="150%"/>
      <style:text-properties fo:font-weight="normal" officeooo:rsid="003fd2c1" officeooo:paragraph-rsid="003cde8f" style:font-weight-asian="normal" style:font-weight-complex="normal"/>
    </style:style>
    <style:style style:name="P11" style:family="paragraph" style:parent-style-name="Standard">
      <style:paragraph-properties fo:line-height="150%"/>
      <style:text-properties officeooo:rsid="0038b870" officeooo:paragraph-rsid="0038b870"/>
    </style:style>
    <style:style style:name="P12" style:family="paragraph" style:parent-style-name="Standard">
      <style:paragraph-properties fo:line-height="150%"/>
      <style:text-properties fo:language="en" fo:country="US" fo:font-style="italic" fo:font-weight="bold" officeooo:rsid="002e085f" officeooo:paragraph-rsid="002e085f" style:font-style-asian="italic" style:font-weight-asian="bold" style:font-style-complex="italic" style:font-weight-complex="bold"/>
    </style:style>
    <style:style style:name="P13" style:family="paragraph" style:parent-style-name="Standard">
      <style:paragraph-properties fo:line-height="150%"/>
      <style:text-properties fo:language="en" fo:country="US" fo:font-style="italic" officeooo:paragraph-rsid="001cf779" style:font-style-asian="italic" style:font-style-complex="italic"/>
    </style:style>
    <style:style style:name="P14" style:family="paragraph" style:parent-style-name="Standard">
      <style:paragraph-properties fo:line-height="150%"/>
      <style:text-properties fo:language="en" fo:country="US" fo:font-style="normal" officeooo:rsid="002d0ce0" officeooo:paragraph-rsid="002ca6e1" style:font-style-asian="normal" style:font-style-complex="normal"/>
    </style:style>
    <style:style style:name="P15" style:family="paragraph" style:parent-style-name="Standard">
      <style:paragraph-properties fo:line-height="150%"/>
      <style:text-properties fo:language="en" fo:country="US" fo:font-style="normal" fo:font-weight="bold" officeooo:rsid="002e085f" officeooo:paragraph-rsid="002e085f" style:font-style-asian="normal" style:font-weight-asian="bold" style:font-style-complex="normal" style:font-weight-complex="bold"/>
    </style:style>
    <style:style style:name="P16" style:family="paragraph" style:parent-style-name="Standard">
      <style:paragraph-properties fo:line-height="150%"/>
      <style:text-properties fo:language="en" fo:country="US" fo:font-style="normal" fo:font-weight="bold" officeooo:paragraph-rsid="001cf779" style:font-style-asian="normal" style:font-weight-asian="bold" style:font-style-complex="normal" style:font-weight-complex="bold"/>
    </style:style>
    <style:style style:name="P17" style:family="paragraph" style:parent-style-name="Standard">
      <style:paragraph-properties fo:line-height="150%"/>
      <style:text-properties fo:language="en" fo:country="US" fo:font-style="normal" fo:font-weight="normal" officeooo:rsid="002e085f" officeooo:paragraph-rsid="002e085f" style:font-style-asian="normal" style:font-weight-asian="normal" style:font-style-complex="normal" style:font-weight-complex="normal"/>
    </style:style>
    <style:style style:name="P18" style:family="paragraph" style:parent-style-name="Standard">
      <style:paragraph-properties fo:line-height="150%"/>
      <style:text-properties fo:language="en" fo:country="US" fo:font-style="normal" fo:font-weight="normal" officeooo:rsid="00771af7" officeooo:paragraph-rsid="00771af7" style:font-style-asian="normal" style:font-weight-asian="normal" style:font-style-complex="normal" style:font-weight-complex="normal"/>
    </style:style>
    <style:style style:name="P19" style:family="paragraph" style:parent-style-name="Standard">
      <style:paragraph-properties fo:line-height="150%"/>
      <style:text-properties fo:language="en" fo:country="US" fo:font-style="normal" fo:font-weight="normal" officeooo:rsid="007899e4" officeooo:paragraph-rsid="007899e4" style:font-style-asian="normal" style:font-weight-asian="normal" style:font-style-complex="normal" style:font-weight-complex="normal"/>
    </style:style>
    <style:style style:name="P20" style:family="paragraph" style:parent-style-name="Standard">
      <style:paragraph-properties fo:line-height="150%"/>
      <style:text-properties fo:language="en" fo:country="US" fo:font-style="normal" fo:font-weight="normal" officeooo:rsid="0079f92d" officeooo:paragraph-rsid="007899e4" style:font-style-asian="normal" style:font-weight-asian="normal" style:font-style-complex="normal" style:font-weight-complex="normal"/>
    </style:style>
    <style:style style:name="P21" style:family="paragraph" style:parent-style-name="Standard">
      <style:paragraph-properties fo:line-height="150%"/>
      <style:text-properties fo:language="en" fo:country="US" officeooo:paragraph-rsid="001cf779"/>
    </style:style>
    <style:style style:name="P22" style:family="paragraph" style:parent-style-name="Standard">
      <style:paragraph-properties fo:line-height="150%"/>
      <style:text-properties fo:font-size="14pt" fo:font-weight="bold" officeooo:rsid="002e085f" officeooo:paragraph-rsid="002e085f" style:font-size-asian="14pt" style:font-weight-asian="bold" style:font-size-complex="14pt" style:font-weight-complex="bold"/>
    </style:style>
    <style:style style:name="P23" style:family="paragraph" style:parent-style-name="Standard">
      <style:paragraph-properties fo:line-height="150%"/>
      <style:text-properties fo:font-size="14pt" fo:font-weight="bold" officeooo:rsid="003fd2c1" officeooo:paragraph-rsid="003fd2c1" style:font-size-asian="14pt" style:font-weight-asian="bold" style:font-size-complex="14pt" style:font-weight-complex="bold"/>
    </style:style>
    <style:style style:name="P24" style:family="paragraph" style:parent-style-name="Standard">
      <style:paragraph-properties fo:line-height="150%"/>
      <style:text-properties fo:font-size="14pt" fo:font-weight="bold" officeooo:rsid="0079422d" officeooo:paragraph-rsid="0079422d" style:font-size-asian="14pt" style:font-weight-asian="bold" style:font-size-complex="14pt" style:font-weight-complex="bold"/>
    </style:style>
    <style:style style:name="P25" style:family="paragraph" style:parent-style-name="Standard">
      <style:paragraph-properties fo:line-height="150%"/>
      <style:text-properties fo:font-size="14pt" fo:font-weight="bold" officeooo:rsid="0079422d" officeooo:paragraph-rsid="0094ae7d" style:font-size-asian="14pt" style:font-weight-asian="bold" style:font-size-complex="14pt" style:font-weight-complex="bold"/>
    </style:style>
    <style:style style:name="P26" style:family="paragraph" style:parent-style-name="Standard">
      <style:paragraph-properties fo:line-height="150%"/>
      <style:text-properties fo:font-size="14pt" fo:font-weight="bold" officeooo:rsid="007fbe74" officeooo:paragraph-rsid="007fbe74" style:font-size-asian="14pt" style:font-weight-asian="bold" style:font-size-complex="14pt" style:font-weight-complex="bold"/>
    </style:style>
    <style:style style:name="P27" style:family="paragraph" style:parent-style-name="Standard">
      <style:paragraph-properties fo:line-height="150%"/>
      <style:text-properties fo:font-size="14pt" officeooo:rsid="0038b870" officeooo:paragraph-rsid="0038b870" style:font-size-asian="14pt" style:font-size-complex="14pt"/>
    </style:style>
    <style:style style:name="P28" style:family="paragraph" style:parent-style-name="Standard">
      <style:paragraph-properties fo:line-height="150%"/>
      <style:text-properties fo:font-size="14pt" fo:font-weight="normal" officeooo:rsid="008129bc" officeooo:paragraph-rsid="008129bc" style:font-size-asian="14pt" style:font-weight-asian="normal" style:font-size-complex="14pt" style:font-weight-complex="normal"/>
    </style:style>
    <style:style style:name="P29" style:family="paragraph" style:parent-style-name="Standard">
      <style:paragraph-properties fo:line-height="150%"/>
      <style:text-properties fo:font-style="italic" fo:font-weight="bold" officeooo:paragraph-rsid="00318bcb" style:font-style-asian="italic" style:font-weight-asian="bold" style:font-style-complex="italic" style:font-weight-complex="bold"/>
    </style:style>
    <style:style style:name="P30" style:family="paragraph" style:parent-style-name="Standard">
      <style:paragraph-properties fo:line-height="150%"/>
      <style:text-properties fo:font-style="italic" fo:font-weight="bold" officeooo:rsid="0032925f" officeooo:paragraph-rsid="0032925f" style:font-style-asian="italic" style:font-weight-asian="bold" style:font-style-complex="italic" style:font-weight-complex="bold"/>
    </style:style>
    <style:style style:name="P31" style:family="paragraph" style:parent-style-name="Standard">
      <style:paragraph-properties fo:line-height="150%"/>
      <style:text-properties fo:font-style="italic" fo:font-weight="bold" officeooo:rsid="0072160c" officeooo:paragraph-rsid="0072160c" style:font-style-asian="italic" style:font-weight-asian="bold" style:font-style-complex="italic" style:font-weight-complex="bold"/>
    </style:style>
    <style:style style:name="P32" style:family="paragraph" style:parent-style-name="Standard">
      <style:paragraph-properties fo:line-height="150%"/>
      <style:text-properties fo:font-style="italic" fo:font-weight="bold" officeooo:rsid="0038b870" officeooo:paragraph-rsid="0038b870" style:font-style-asian="italic" style:font-weight-asian="bold" style:font-style-complex="italic" style:font-weight-complex="bold"/>
    </style:style>
    <style:style style:name="P33" style:family="paragraph" style:parent-style-name="Standard">
      <style:paragraph-properties fo:line-height="150%"/>
      <style:text-properties fo:font-style="italic" fo:font-weight="bold" officeooo:rsid="003afb85" officeooo:paragraph-rsid="003afb85" style:font-style-asian="italic" style:font-weight-asian="bold" style:font-style-complex="italic" style:font-weight-complex="bold"/>
    </style:style>
    <style:style style:name="P34" style:family="paragraph" style:parent-style-name="Standard">
      <style:paragraph-properties fo:line-height="150%"/>
      <style:text-properties fo:font-style="italic" fo:font-weight="bold" officeooo:rsid="003ccd52" officeooo:paragraph-rsid="003ccd52" style:font-style-asian="italic" style:font-weight-asian="bold" style:font-style-complex="italic" style:font-weight-complex="bold"/>
    </style:style>
    <style:style style:name="P35" style:family="paragraph" style:parent-style-name="Standard">
      <style:paragraph-properties fo:line-height="150%"/>
      <style:text-properties fo:font-size="12pt" fo:font-weight="normal" officeooo:rsid="007fbe74" officeooo:paragraph-rsid="007fbe74" style:font-size-asian="12pt" style:font-weight-asian="normal" style:font-size-complex="12pt" style:font-weight-complex="normal"/>
    </style:style>
    <style:style style:name="P36" style:family="paragraph" style:parent-style-name="Standard">
      <style:paragraph-properties fo:line-height="150%"/>
      <style:text-properties fo:font-size="12pt" fo:font-weight="normal" officeooo:rsid="008129bc" officeooo:paragraph-rsid="008129bc" style:font-size-asian="12pt" style:font-weight-asian="normal" style:font-size-complex="12pt" style:font-weight-complex="normal"/>
    </style:style>
    <style:style style:name="P37" style:family="paragraph" style:parent-style-name="Standard">
      <style:text-properties officeooo:paragraph-rsid="00a60484"/>
    </style:style>
    <style:style style:name="P38" style:family="paragraph" style:parent-style-name="Standard">
      <style:paragraph-properties fo:line-height="150%" fo:break-before="page"/>
      <style:text-properties fo:font-size="14pt" fo:language="en" fo:country="US" fo:font-style="normal" officeooo:rsid="001ebb42" officeooo:paragraph-rsid="001ebb42" style:font-size-asian="14pt" style:font-style-asian="normal" style:font-size-complex="14pt" style:font-style-complex="normal"/>
    </style:style>
    <style:style style:name="P39" style:family="paragraph" style:parent-style-name="Title">
      <style:paragraph-properties fo:margin-top="0cm" fo:margin-bottom="0.423cm" loext:contextual-spacing="true"/>
      <style:text-properties style:font-name="Liberation Serif" fo:font-size="14pt" fo:language="en" fo:country="US" fo:font-style="normal" fo:font-weight="bold" officeooo:paragraph-rsid="007e061a" style:font-size-asian="14pt" style:font-style-asian="normal" style:font-weight-asian="bold" style:font-size-complex="14pt" style:font-style-complex="normal" style:font-weight-complex="bold"/>
    </style:style>
    <style:style style:name="P40" style:family="paragraph" style:parent-style-name="Standard">
      <style:paragraph-properties fo:margin-top="0cm" fo:margin-bottom="0.423cm" loext:contextual-spacing="true"/>
      <style:text-properties fo:font-size="12pt" fo:language="en" fo:country="US" fo:font-style="normal" fo:font-weight="bold" officeooo:paragraph-rsid="007e061a" style:font-size-asian="12pt" style:font-style-asian="normal" style:font-weight-asian="bold" style:font-size-complex="12pt" style:font-style-complex="normal" style:font-weight-complex="bold"/>
    </style:style>
    <style:style style:name="P41" style:family="paragraph" style:parent-style-name="Standard">
      <style:paragraph-properties fo:margin-left="0.176cm" fo:margin-right="0.176cm" fo:margin-top="0.176cm" fo:margin-bottom="0.176cm" loext:contextual-spacing="false" fo:line-height="0.423cm" fo:text-align="center" style:justify-single-word="false" fo:text-indent="0cm" style:auto-text-indent="false"/>
      <style:text-properties fo:font-size="9pt" officeooo:paragraph-rsid="0094ae7d" style:font-size-asian="9pt" style:font-size-complex="9pt"/>
    </style:style>
    <style:style style:name="P42" style:family="paragraph" style:parent-style-name="Standard">
      <style:paragraph-properties fo:margin-left="0.176cm" fo:margin-right="0.176cm" fo:margin-top="0.176cm" fo:margin-bottom="0.176cm" loext:contextual-spacing="false" fo:line-height="0.423cm" fo:text-align="center" style:justify-single-word="false" fo:text-indent="0cm" style:auto-text-indent="false"/>
      <style:text-properties fo:color="#000000" style:font-name="DejaVu Sans" fo:font-size="9pt" fo:font-weight="bold" officeooo:paragraph-rsid="0094ae7d" style:font-name-asian="DejaVu Sans1" style:font-size-asian="9pt" style:font-weight-asian="bold" style:font-name-complex="DejaVu Sans1" style:font-size-complex="9pt"/>
    </style:style>
    <style:style style:name="P43" style:family="paragraph" style:parent-style-name="Standard">
      <style:paragraph-properties fo:margin-left="0.176cm" fo:margin-right="0.176cm" fo:margin-top="0.176cm" fo:margin-bottom="0.176cm" loext:contextual-spacing="false" fo:line-height="0.423cm" fo:text-align="center" style:justify-single-word="false" fo:text-indent="0cm" style:auto-text-indent="false"/>
      <style:text-properties fo:color="#000000" style:font-name="DejaVu Sans" fo:font-size="9pt" fo:font-weight="bold" officeooo:paragraph-rsid="0094ae7d" style:font-name-asian="DejaVu Sans1" style:font-size-asian="9pt" style:font-weight-asian="bold" style:font-name-complex="DejaVu Sans1" style:font-size-complex="9pt" style:font-weight-complex="bold"/>
    </style:style>
    <style:style style:name="P44" style:family="paragraph" style:parent-style-name="Standard">
      <style:paragraph-properties fo:margin-left="0.176cm" fo:margin-right="0.176cm" fo:margin-top="0.176cm" fo:margin-bottom="0.176cm" loext:contextual-spacing="false" fo:line-height="0.423cm" fo:text-align="center" style:justify-single-word="false" fo:text-indent="0cm" style:auto-text-indent="false"/>
      <style:text-properties fo:color="#000000" style:font-name="DejaVu Sans" fo:font-size="9pt" fo:font-style="italic" fo:font-weight="bold" officeooo:paragraph-rsid="0094ae7d" style:font-name-asian="DejaVu Sans1" style:font-size-asian="9pt" style:font-style-asian="italic" style:font-weight-asian="bold" style:font-name-complex="DejaVu Sans1" style:font-size-complex="9pt" style:font-style-complex="italic"/>
    </style:style>
    <style:style style:name="P45" style:family="paragraph" style:parent-style-name="Standard">
      <style:paragraph-properties fo:margin-left="0.176cm" fo:margin-right="0.176cm" fo:margin-top="0.176cm" fo:margin-bottom="0.176cm" loext:contextual-spacing="false" fo:line-height="0.423cm" fo:text-align="center" style:justify-single-word="false" fo:text-indent="0cm" style:auto-text-indent="false"/>
      <style:text-properties fo:color="#000000" style:font-name="DejaVu Sans" fo:font-size="9pt" officeooo:paragraph-rsid="0094ae7d" style:font-name-asian="DejaVu Sans1" style:font-size-asian="9pt" style:font-name-complex="DejaVu Sans1" style:font-size-complex="9pt"/>
    </style:style>
    <style:style style:name="P46" style:family="paragraph" style:parent-style-name="Bibliography_20_1">
      <style:text-properties officeooo:paragraph-rsid="00aa9193"/>
    </style:style>
    <style:style style:name="P47" style:family="paragraph" style:parent-style-name="Standard">
      <style:paragraph-properties fo:line-height="150%"/>
      <style:text-properties fo:font-size="14pt" fo:font-weight="normal" officeooo:rsid="008129bc" officeooo:paragraph-rsid="008129bc" style:font-size-asian="14pt" style:font-weight-asian="normal" style:font-size-complex="14pt" style:font-weight-complex="normal"/>
    </style:style>
    <style:style style:name="P48" style:family="paragraph" style:parent-style-name="Standard">
      <style:paragraph-properties fo:line-height="150%"/>
      <style:text-properties fo:font-size="14pt" fo:font-weight="bold" officeooo:rsid="0082d260" officeooo:paragraph-rsid="0082d260" style:font-size-asian="14pt" style:font-weight-asian="bold" style:font-size-complex="14pt" style:font-weight-complex="bold"/>
    </style:style>
    <style:style style:name="P49" style:family="paragraph" style:parent-style-name="Standard">
      <style:paragraph-properties fo:line-height="150%"/>
      <style:text-properties fo:font-size="14pt" fo:font-weight="bold" officeooo:rsid="0079422d" officeooo:paragraph-rsid="0094ae7d" style:font-size-asian="14pt" style:font-weight-asian="bold" style:font-size-complex="14pt" style:font-weight-complex="bold"/>
    </style:style>
    <style:style style:name="P50" style:family="paragraph" style:parent-style-name="Standard">
      <style:paragraph-properties fo:line-height="150%"/>
      <style:text-properties fo:font-size="14pt" fo:font-weight="bold" officeooo:rsid="0079422d" officeooo:paragraph-rsid="0082d260" style:font-size-asian="14pt" style:font-weight-asian="bold" style:font-size-complex="14pt" style:font-weight-complex="bold"/>
    </style:style>
    <style:style style:name="P51" style:family="paragraph" style:parent-style-name="Standard">
      <style:paragraph-properties fo:line-height="150%"/>
    </style:style>
    <style:style style:name="P52" style:family="paragraph" style:parent-style-name="Standard">
      <style:text-properties officeooo:paragraph-rsid="00a60484"/>
    </style:style>
    <style:style style:name="P53" style:family="paragraph" style:parent-style-name="Standard" style:master-page-name="Standard">
      <style:paragraph-properties style:page-number="auto"/>
      <style:text-properties fo:font-size="14pt" fo:font-weight="bold" style:font-size-asian="14pt" style:font-weight-asian="bold" style:font-size-complex="14pt" style:font-weight-complex="bold"/>
    </style:style>
    <style:style style:name="P54" style:family="paragraph" style:parent-style-name="Standard">
      <style:paragraph-properties fo:margin-left="0.176cm" fo:margin-right="0.176cm" fo:margin-top="0.176cm" fo:margin-bottom="0.176cm" loext:contextual-spacing="false" fo:line-height="0.423cm" fo:text-align="center" style:justify-single-word="false" fo:text-indent="0cm" style:auto-text-indent="false"/>
      <style:text-properties fo:color="#000000" style:font-name="DejaVu Sans" fo:font-size="9pt" officeooo:rsid="00a7b865" officeooo:paragraph-rsid="0094ae7d" style:font-name-asian="DejaVu Sans1" style:font-size-asian="9pt" style:font-name-complex="DejaVu Sans1" style:font-size-complex="9pt"/>
    </style:style>
    <style:style style:name="P55" style:family="paragraph" style:parent-style-name="Standard">
      <style:paragraph-properties fo:line-height="150%" fo:break-before="page"/>
      <style:text-properties fo:font-size="14pt" fo:font-weight="bold" officeooo:rsid="0082d260" officeooo:paragraph-rsid="0082d260" style:font-size-asian="14pt" style:font-weight-asian="bold" style:font-size-complex="14pt" style:font-weight-complex="bold"/>
    </style:style>
    <style:style style:name="P56" style:family="paragraph" style:parent-style-name="Standard">
      <style:paragraph-properties fo:line-height="150%" fo:break-before="page"/>
      <style:text-properties fo:font-size="14pt" fo:font-weight="bold" officeooo:rsid="0079422d" officeooo:paragraph-rsid="0082d260" style:font-size-asian="14pt" style:font-weight-asian="bold" style:font-size-complex="14pt" style:font-weight-complex="bold"/>
    </style:style>
    <style:style style:name="T1" style:family="text">
      <style:text-properties fo:language="en" fo:country="US" fo:font-style="normal" style:font-style-asian="normal" style:font-style-complex="normal"/>
    </style:style>
    <style:style style:name="T2" style:family="text">
      <style:text-properties fo:language="en" fo:country="US" fo:font-style="normal" officeooo:rsid="001ebb42" style:font-style-asian="normal" style:font-style-complex="normal"/>
    </style:style>
    <style:style style:name="T3" style:family="text">
      <style:text-properties fo:language="en" fo:country="US" fo:font-style="normal" officeooo:rsid="002009aa" style:font-style-asian="normal" style:font-style-complex="normal"/>
    </style:style>
    <style:style style:name="T4" style:family="text">
      <style:text-properties fo:language="en" fo:country="US" fo:font-style="normal" officeooo:rsid="0020195f" style:font-style-asian="normal" style:font-style-complex="normal"/>
    </style:style>
    <style:style style:name="T5" style:family="text">
      <style:text-properties fo:language="en" fo:country="US" fo:font-style="normal" officeooo:rsid="002218ad" style:font-style-asian="normal" style:font-style-complex="normal"/>
    </style:style>
    <style:style style:name="T6" style:family="text">
      <style:text-properties fo:language="en" fo:country="US" fo:font-style="normal" officeooo:rsid="00263c73" style:font-style-asian="normal" style:font-style-complex="normal"/>
    </style:style>
    <style:style style:name="T7" style:family="text">
      <style:text-properties fo:language="en" fo:country="US" fo:font-style="normal" officeooo:rsid="00277ec5" style:font-style-asian="normal" style:font-style-complex="normal"/>
    </style:style>
    <style:style style:name="T8" style:family="text">
      <style:text-properties fo:language="en" fo:country="US" fo:font-style="normal" officeooo:rsid="002add62" style:font-style-asian="normal" style:font-style-complex="normal"/>
    </style:style>
    <style:style style:name="T9" style:family="text">
      <style:text-properties fo:language="en" fo:country="US" fo:font-style="normal" officeooo:rsid="002ca6e1" style:font-style-asian="normal" style:font-style-complex="normal"/>
    </style:style>
    <style:style style:name="T10" style:family="text">
      <style:text-properties fo:language="en" fo:country="US" fo:font-style="normal" officeooo:rsid="002d0ce0" style:font-style-asian="normal" style:font-style-complex="normal"/>
    </style:style>
    <style:style style:name="T11" style:family="text">
      <style:text-properties fo:language="en" fo:country="US" fo:font-style="normal" officeooo:rsid="002e085f" style:font-style-asian="normal" style:font-style-complex="normal"/>
    </style:style>
    <style:style style:name="T12" style:family="text">
      <style:text-properties fo:language="en" fo:country="US" fo:font-style="normal" officeooo:rsid="006da90c" style:font-style-asian="normal" style:font-style-complex="normal"/>
    </style:style>
    <style:style style:name="T13" style:family="text">
      <style:text-properties fo:language="en" fo:country="US" fo:font-style="normal" officeooo:rsid="00862695" style:font-style-asian="normal" style:font-style-complex="normal"/>
    </style:style>
    <style:style style:name="T14" style:family="text">
      <style:text-properties fo:language="en" fo:country="US" fo:font-style="normal" officeooo:rsid="0099fe0c" style:font-style-asian="normal" style:font-style-complex="normal"/>
    </style:style>
    <style:style style:name="T15" style:family="text">
      <style:text-properties fo:language="en" fo:country="US" fo:font-style="normal" officeooo:rsid="009abb87" style:font-style-asian="normal" style:font-style-complex="normal"/>
    </style:style>
    <style:style style:name="T16" style:family="text">
      <style:text-properties fo:language="en" fo:country="US" fo:font-style="normal" officeooo:rsid="009c36d8" style:font-style-asian="normal" style:font-style-complex="normal"/>
    </style:style>
    <style:style style:name="T17" style:family="text">
      <style:text-properties fo:language="en" fo:country="US" fo:font-style="normal" fo:font-weight="normal" officeooo:rsid="002e085f" style:font-style-asian="normal" style:font-weight-asian="normal" style:font-style-complex="normal" style:font-weight-complex="normal"/>
    </style:style>
    <style:style style:name="T18" style:family="text">
      <style:text-properties fo:language="en" fo:country="US" fo:font-style="normal" fo:font-weight="normal" officeooo:rsid="00318bcb" style:font-style-asian="normal" style:font-weight-asian="normal" style:font-style-complex="normal" style:font-weight-complex="normal"/>
    </style:style>
    <style:style style:name="T19" style:family="text">
      <style:text-properties fo:language="en" fo:country="US" fo:font-style="normal" fo:font-weight="normal" officeooo:rsid="0030d391" style:font-style-asian="normal" style:font-weight-asian="normal" style:font-style-complex="normal" style:font-weight-complex="normal"/>
    </style:style>
    <style:style style:name="T20" style:family="text">
      <style:text-properties fo:language="en" fo:country="US" fo:font-style="normal" fo:font-weight="normal" officeooo:rsid="00846182" style:font-style-asian="normal" style:font-weight-asian="normal" style:font-style-complex="normal" style:font-weight-complex="normal"/>
    </style:style>
    <style:style style:name="T21" style:family="text">
      <style:text-properties fo:language="en" fo:country="US" fo:font-style="normal" fo:font-weight="normal" officeooo:rsid="008c355a" style:font-style-asian="normal" style:font-weight-asian="normal" style:font-style-complex="normal" style:font-weight-complex="normal"/>
    </style:style>
    <style:style style:name="T22" style:family="text">
      <style:text-properties fo:language="en" fo:country="US" officeooo:rsid="002e085f"/>
    </style:style>
    <style:style style:name="T23" style:family="text">
      <style:text-properties fo:language="en" fo:country="US" officeooo:rsid="00318bcb"/>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1d34d9" style:font-style-asian="normal" style:font-style-complex="normal"/>
    </style:style>
    <style:style style:name="T27" style:family="text">
      <style:text-properties fo:font-style="normal" officeooo:rsid="001e445d" style:font-style-asian="normal" style:font-style-complex="normal"/>
    </style:style>
    <style:style style:name="T28" style:family="text">
      <style:text-properties fo:font-style="normal" officeooo:rsid="00528abb" style:font-style-asian="normal" style:font-style-complex="normal"/>
    </style:style>
    <style:style style:name="T29" style:family="text">
      <style:text-properties fo:font-weight="bold" style:font-weight-asian="bold" style:font-weight-complex="bold"/>
    </style:style>
    <style:style style:name="T30" style:family="text">
      <style:text-properties officeooo:rsid="0032925f"/>
    </style:style>
    <style:style style:name="T31" style:family="text">
      <style:text-properties officeooo:rsid="00348912"/>
    </style:style>
    <style:style style:name="T32" style:family="text">
      <style:text-properties officeooo:rsid="0034af92"/>
    </style:style>
    <style:style style:name="T33" style:family="text">
      <style:text-properties officeooo:rsid="0035fdb6"/>
    </style:style>
    <style:style style:name="T34" style:family="text">
      <style:text-properties officeooo:rsid="00366b9b"/>
    </style:style>
    <style:style style:name="T35" style:family="text">
      <style:text-properties fo:font-variant="normal" fo:text-transform="none" style:text-position="0% 100%" fo:font-style="normal" style:text-underline-style="none" fo:font-weight="normal"/>
    </style:style>
    <style:style style:name="T36" style:family="text">
      <style:text-properties fo:font-variant="normal" fo:text-transform="none" style:text-position="0% 100%" fo:font-style="normal" style:text-underline-style="none" fo:font-weight="normal" officeooo:rsid="004aa270" style:font-weight-asian="normal" style:font-weight-complex="normal"/>
    </style:style>
    <style:style style:name="T37" style:family="text">
      <style:text-properties officeooo:rsid="0036a0cd"/>
    </style:style>
    <style:style style:name="T38" style:family="text">
      <style:text-properties officeooo:rsid="00379674"/>
    </style:style>
    <style:style style:name="T39" style:family="text">
      <style:text-properties officeooo:rsid="0037f50a"/>
    </style:style>
    <style:style style:name="T40" style:family="text">
      <style:text-properties officeooo:rsid="00381a7e"/>
    </style:style>
    <style:style style:name="T41" style:family="text">
      <style:text-properties officeooo:rsid="003837c8"/>
    </style:style>
    <style:style style:name="T42" style:family="text">
      <style:text-properties officeooo:rsid="0038b870"/>
    </style:style>
    <style:style style:name="T43" style:family="text">
      <style:text-properties fo:font-weight="normal" officeooo:rsid="0038b870" style:font-weight-asian="normal" style:font-weight-complex="normal"/>
    </style:style>
    <style:style style:name="T44" style:family="text">
      <style:text-properties fo:font-weight="normal" officeooo:rsid="003ccd52" style:font-weight-asian="normal" style:font-weight-complex="normal"/>
    </style:style>
    <style:style style:name="T45" style:family="text">
      <style:text-properties fo:font-weight="normal" officeooo:rsid="003cde8f" style:font-weight-asian="normal" style:font-weight-complex="normal"/>
    </style:style>
    <style:style style:name="T46" style:family="text">
      <style:text-properties fo:font-weight="normal" officeooo:rsid="003fd2c1" style:font-weight-asian="normal" style:font-weight-complex="normal"/>
    </style:style>
    <style:style style:name="T47" style:family="text">
      <style:text-properties fo:font-weight="normal" officeooo:rsid="0041c52c" style:font-weight-asian="normal" style:font-weight-complex="normal"/>
    </style:style>
    <style:style style:name="T48" style:family="text">
      <style:text-properties fo:font-weight="normal" officeooo:rsid="0042e171" style:font-weight-asian="normal" style:font-weight-complex="normal"/>
    </style:style>
    <style:style style:name="T49" style:family="text">
      <style:text-properties fo:font-weight="normal" officeooo:rsid="00438b25" style:font-weight-asian="normal" style:font-weight-complex="normal"/>
    </style:style>
    <style:style style:name="T50" style:family="text">
      <style:text-properties fo:font-weight="normal" officeooo:rsid="00456276" style:font-weight-asian="normal" style:font-weight-complex="normal"/>
    </style:style>
    <style:style style:name="T51" style:family="text">
      <style:text-properties fo:font-weight="normal" officeooo:rsid="0046d4c8" style:font-weight-asian="normal" style:font-weight-complex="normal"/>
    </style:style>
    <style:style style:name="T52" style:family="text">
      <style:text-properties fo:font-weight="normal" officeooo:rsid="00479020" style:font-weight-asian="normal" style:font-weight-complex="normal"/>
    </style:style>
    <style:style style:name="T53" style:family="text">
      <style:text-properties fo:font-weight="normal" officeooo:rsid="004902da" style:font-weight-asian="normal" style:font-weight-complex="normal"/>
    </style:style>
    <style:style style:name="T54" style:family="text">
      <style:text-properties fo:font-weight="normal" officeooo:rsid="004aa270" style:font-weight-asian="normal" style:font-weight-complex="normal"/>
    </style:style>
    <style:style style:name="T55" style:family="text">
      <style:text-properties fo:font-weight="normal" officeooo:rsid="004dc105" style:font-weight-asian="normal" style:font-weight-complex="normal"/>
    </style:style>
    <style:style style:name="T56" style:family="text">
      <style:text-properties fo:font-weight="normal" officeooo:rsid="004f5455" style:font-weight-asian="normal" style:font-weight-complex="normal"/>
    </style:style>
    <style:style style:name="T57" style:family="text">
      <style:text-properties fo:font-weight="normal" officeooo:rsid="00513edf" style:font-weight-asian="normal" style:font-weight-complex="normal"/>
    </style:style>
    <style:style style:name="T58" style:family="text">
      <style:text-properties fo:font-weight="normal" officeooo:rsid="003afb85" style:font-weight-asian="normal" style:font-weight-complex="normal"/>
    </style:style>
    <style:style style:name="T59" style:family="text">
      <style:text-properties fo:font-weight="normal" officeooo:rsid="00399a52" style:font-weight-asian="normal" style:font-weight-complex="normal"/>
    </style:style>
    <style:style style:name="T60" style:family="text">
      <style:text-properties fo:font-weight="normal" officeooo:rsid="003a1a39" style:font-weight-asian="normal" style:font-weight-complex="normal"/>
    </style:style>
    <style:style style:name="T61" style:family="text">
      <style:text-properties fo:font-weight="normal" officeooo:rsid="0066cb34" style:font-weight-asian="normal" style:font-weight-complex="normal"/>
    </style:style>
    <style:style style:name="T62" style:family="text">
      <style:text-properties fo:font-weight="normal" officeooo:rsid="0073e64f" style:font-weight-asian="normal" style:font-weight-complex="normal"/>
    </style:style>
    <style:style style:name="T63" style:family="text">
      <style:text-properties fo:font-weight="normal" officeooo:rsid="00745f04" style:font-weight-asian="normal" style:font-weight-complex="normal"/>
    </style:style>
    <style:style style:name="T64" style:family="text">
      <style:text-properties fo:font-weight="normal" officeooo:rsid="00846182" style:font-weight-asian="normal" style:font-weight-complex="normal"/>
    </style:style>
    <style:style style:name="T65" style:family="text">
      <style:text-properties fo:font-weight="normal" officeooo:rsid="008d66c0" style:font-weight-asian="normal" style:font-weight-complex="normal"/>
    </style:style>
    <style:style style:name="T66" style:family="text">
      <style:text-properties fo:font-weight="normal" officeooo:rsid="008eee1e" style:font-weight-asian="normal" style:font-weight-complex="normal"/>
    </style:style>
    <style:style style:name="T67" style:family="text">
      <style:text-properties fo:font-weight="normal" officeooo:rsid="00a95177" style:font-weight-asian="normal" style:font-weight-complex="normal"/>
    </style:style>
    <style:style style:name="T68" style:family="text">
      <style:text-properties officeooo:rsid="003afb85"/>
    </style:style>
    <style:style style:name="T69" style:family="text">
      <style:text-properties officeooo:rsid="004e302e"/>
    </style:style>
    <style:style style:name="T70" style:family="text">
      <style:text-properties officeooo:rsid="004ed0d6"/>
    </style:style>
    <style:style style:name="T71" style:family="text">
      <style:text-properties officeooo:rsid="005e9102"/>
    </style:style>
    <style:style style:name="T72" style:family="text">
      <style:text-properties officeooo:rsid="006f8289"/>
    </style:style>
    <style:style style:name="T73" style:family="text">
      <style:text-properties officeooo:rsid="0070efdd"/>
    </style:style>
    <style:style style:name="T74" style:family="text">
      <style:text-properties officeooo:rsid="0072160c"/>
    </style:style>
    <style:style style:name="T75" style:family="text">
      <style:text-properties officeooo:rsid="0073e64f"/>
    </style:style>
    <style:style style:name="T76" style:family="text">
      <style:text-properties officeooo:rsid="00745f04"/>
    </style:style>
    <style:style style:name="T77" style:family="text">
      <style:text-properties officeooo:rsid="0076e1ba"/>
    </style:style>
    <style:style style:name="T78" style:family="text">
      <style:text-properties officeooo:rsid="0079422d"/>
    </style:style>
    <style:style style:name="T79" style:family="text">
      <style:text-properties fo:font-size="12pt" style:font-size-asian="12pt" style:font-size-complex="12pt"/>
    </style:style>
    <style:style style:name="T80" style:family="text">
      <style:text-properties fo:font-size="12pt" officeooo:rsid="004e302e" style:font-size-asian="12pt" style:font-size-complex="12pt"/>
    </style:style>
    <style:style style:name="T81" style:family="text">
      <style:text-properties fo:font-size="12pt" officeooo:rsid="0082209a" style:font-size-asian="12pt" style:font-size-complex="12pt"/>
    </style:style>
    <style:style style:name="T82" style:family="text">
      <style:text-properties fo:font-size="12pt" officeooo:rsid="0082d260" style:font-size-asian="12pt" style:font-size-complex="12pt"/>
    </style:style>
    <style:style style:name="T83" style:family="text">
      <style:text-properties fo:font-size="14pt" style:font-size-asian="14pt" style:font-size-complex="14pt"/>
    </style:style>
    <style:style style:name="T84" style:family="text">
      <style:text-properties officeooo:rsid="0082d260"/>
    </style:style>
    <style:style style:name="T85" style:family="text">
      <style:text-properties officeooo:rsid="00875e36"/>
    </style:style>
    <style:style style:name="T86" style:family="text">
      <style:text-properties officeooo:rsid="0088c0b9"/>
    </style:style>
    <style:style style:name="T87" style:family="text">
      <style:text-properties officeooo:rsid="008c355a"/>
    </style:style>
    <style:style style:name="T88" style:family="text">
      <style:text-properties officeooo:rsid="008eee1e"/>
    </style:style>
    <style:style style:name="T89" style:family="text">
      <style:text-properties officeooo:rsid="0095c1f9"/>
    </style:style>
    <style:style style:name="T90" style:family="text">
      <style:text-properties officeooo:rsid="0082d6d6"/>
    </style:style>
    <style:style style:name="T91" style:family="text">
      <style:text-properties officeooo:rsid="009ec067"/>
    </style:style>
    <style:style style:name="T92" style:family="text">
      <style:text-properties officeooo:rsid="00a0b2a2"/>
    </style:style>
    <style:style style:name="T93" style:family="text">
      <style:text-properties officeooo:rsid="00a50bdd"/>
    </style:style>
    <style:style style:name="T94" style:family="text">
      <style:text-properties officeooo:rsid="00a60484"/>
    </style:style>
    <style:style style:name="T95" style:family="text">
      <style:text-properties officeooo:rsid="00a7b865"/>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changed-region xml:id="ct94370906436768" text:id="ct94370906436768">
          <text:insertion>
            <office:change-info>
              <dc:creator>Gregor Mathes</dc:creator>
              <dc:date>2021-10-19T09:11:59</dc:date>
            </office:change-info>
          </text:insertion>
        </text:changed-region>
        <text:changed-region xml:id="ct94370906112448" text:id="ct94370906112448">
          <text:deletion>
            <office:change-info>
              <dc:creator>Gregor Mathes</dc:creator>
              <dc:date>2021-10-19T09:05:23</dc:date>
            </office:change-info>
            <text:p text:style-name="Standard"><text:span text:style-name="T4">introduce</text:span></text:p>
          </text:deletion>
        </text:changed-region>
        <text:changed-region xml:id="ct94370906573392" text:id="ct94370906573392">
          <text:insertion>
            <office:change-info>
              <dc:creator>Gregor Mathes</dc:creator>
              <dc:date>2021-10-19T09:05:23</dc:date>
            </office:change-info>
          </text:insertion>
        </text:changed-region>
        <text:changed-region xml:id="ct94370906573632" text:id="ct94370906573632">
          <text:deletion>
            <office:change-info>
              <dc:creator>Gregor Mathes</dc:creator>
              <dc:date>2021-10-19T09:05:56</dc:date>
            </office:change-info>
            <text:p text:style-name="Standard"><text:span text:style-name="T5">which</text:span></text:p>
          </text:deletion>
        </text:changed-region>
        <text:changed-region xml:id="ct94370906574112" text:id="ct94370906574112">
          <text:insertion>
            <office:change-info>
              <dc:creator>Gregor Mathes</dc:creator>
              <dc:date>2021-10-19T09:05:56</dc:date>
            </office:change-info>
          </text:insertion>
        </text:changed-region>
        <text:changed-region xml:id="ct94370906574352" text:id="ct94370906574352">
          <text:insertion>
            <office:change-info>
              <dc:creator>Gregor Mathes</dc:creator>
              <dc:date>2021-10-19T09:06:02</dc:date>
            </office:change-info>
          </text:insertion>
        </text:changed-region>
        <text:changed-region xml:id="ct94370906573872" text:id="ct94370906573872">
          <text:insertion>
            <office:change-info>
              <dc:creator>Gregor Mathes</dc:creator>
              <dc:date>2021-10-19T09:06:11</dc:date>
            </office:change-info>
          </text:insertion>
        </text:changed-region>
        <text:changed-region xml:id="ct94370906574864" text:id="ct94370906574864">
          <text:deletion>
            <office:change-info>
              <dc:creator>Gregor Mathes</dc:creator>
              <dc:date>2021-10-19T09:06:10</dc:date>
            </office:change-info>
            <text:p text:style-name="Standard"><text:span text:style-name="T5">le</text:span></text:p>
          </text:deletion>
        </text:changed-region>
        <text:changed-region xml:id="ct94370906575104" text:id="ct94370906575104">
          <text:insertion>
            <office:change-info>
              <dc:creator>Gregor Mathes</dc:creator>
              <dc:date>2021-10-19T09:06:44</dc:date>
            </office:change-info>
          </text:insertion>
        </text:changed-region>
        <text:changed-region xml:id="ct94370906543792" text:id="ct94370906543792">
          <text:insertion>
            <office:change-info>
              <dc:creator>Gregor Mathes</dc:creator>
              <dc:date>2021-10-19T09:07:13</dc:date>
            </office:change-info>
          </text:insertion>
        </text:changed-region>
        <text:changed-region xml:id="ct94370906472672" text:id="ct94370906472672">
          <text:insertion>
            <office:change-info>
              <dc:creator>Gregor Mathes</dc:creator>
              <dc:date>2021-10-19T09:08:03</dc:date>
            </office:change-info>
          </text:insertion>
        </text:changed-region>
        <text:changed-region xml:id="ct94370906456864" text:id="ct94370906456864">
          <text:insertion>
            <office:change-info>
              <dc:creator>Gregor Mathes</dc:creator>
              <dc:date>2021-10-19T09:10:33</dc:date>
            </office:change-info>
          </text:insertion>
        </text:changed-region>
        <text:changed-region xml:id="ct94370906464752" text:id="ct94370906464752">
          <text:insertion>
            <office:change-info>
              <dc:creator>Gregor Mathes</dc:creator>
              <dc:date>2021-10-19T09:13:30</dc:date>
            </office:change-info>
          </text:insertion>
        </text:changed-region>
        <text:changed-region xml:id="ct94370906611248" text:id="ct94370906611248">
          <text:insertion>
            <office:change-info>
              <dc:creator>Gregor Mathes</dc:creator>
              <dc:date>2021-10-19T09:38:48</dc:date>
            </office:change-info>
          </text:insertion>
        </text:changed-region>
        <text:changed-region xml:id="ct94370906582768" text:id="ct94370906582768">
          <text:insertion>
            <office:change-info>
              <dc:creator>Gregor Mathes</dc:creator>
              <dc:date>2021-10-19T09:11:50</dc:date>
            </office:change-info>
          </text:insertion>
        </text:changed-region>
        <text:changed-region xml:id="ct94370906408704" text:id="ct94370906408704">
          <text:insertion>
            <office:change-info>
              <dc:creator>Gregor Mathes</dc:creator>
              <dc:date>2021-10-19T09:37:04</dc:date>
            </office:change-info>
          </text:insertion>
        </text:changed-region>
        <text:changed-region xml:id="ct94370906544032" text:id="ct94370906544032">
          <text:insertion>
            <office:change-info>
              <dc:creator>Gregor Mathes</dc:creator>
              <dc:date>2021-10-19T09:37:08</dc:date>
            </office:change-info>
          </text:insertion>
        </text:changed-region>
        <text:changed-region xml:id="ct94370906408336" text:id="ct94370906408336">
          <text:insertion>
            <office:change-info>
              <dc:creator>Gregor Mathes</dc:creator>
              <dc:date>2021-10-19T09:44:26</dc:date>
            </office:change-info>
          </text:insertion>
        </text:changed-region>
        <text:changed-region xml:id="ct94370906530128" text:id="ct94370906530128">
          <text:insertion>
            <office:change-info>
              <dc:creator>Gregor Mathes</dc:creator>
              <dc:date>2021-10-19T09:37:17</dc:date>
            </office:change-info>
          </text:insertion>
        </text:changed-region>
        <text:changed-region xml:id="ct94370906630752" text:id="ct94370906630752">
          <text:insertion>
            <office:change-info>
              <dc:creator>Gregor Mathes</dc:creator>
              <dc:date>2021-10-19T09:38:13</dc:date>
            </office:change-info>
          </text:insertion>
        </text:changed-region>
        <text:changed-region xml:id="ct94370906626320" text:id="ct94370906626320">
          <text:insertion>
            <office:change-info>
              <dc:creator>Gregor Mathes</dc:creator>
              <dc:date>2021-10-19T09:39:19</dc:date>
            </office:change-info>
          </text:insertion>
        </text:changed-region>
        <text:changed-region xml:id="ct94370906621888" text:id="ct94370906621888">
          <text:insertion>
            <office:change-info>
              <dc:creator>Gregor Mathes</dc:creator>
              <dc:date>2021-10-19T09:40:14</dc:date>
            </office:change-info>
          </text:insertion>
        </text:changed-region>
        <text:changed-region xml:id="ct94370906526080" text:id="ct94370906526080">
          <text:insertion>
            <office:change-info>
              <dc:creator>Gregor Mathes</dc:creator>
              <dc:date>2021-10-19T09:40:43</dc:date>
            </office:change-info>
          </text:insertion>
        </text:changed-region>
        <text:changed-region xml:id="ct94370906560720" text:id="ct94370906560720">
          <text:insertion>
            <office:change-info>
              <dc:creator>Gregor Mathes</dc:creator>
              <dc:date>2021-10-19T09:41:09</dc:date>
            </office:change-info>
          </text:insertion>
        </text:changed-region>
        <text:changed-region xml:id="ct94370906617168" text:id="ct94370906617168">
          <text:insertion>
            <office:change-info>
              <dc:creator>Gregor Mathes</dc:creator>
              <dc:date>2021-10-19T09:43:41</dc:date>
            </office:change-info>
          </text:insertion>
        </text:changed-region>
        <text:changed-region xml:id="ct94370906617472" text:id="ct94370906617472">
          <text:deletion>
            <office:change-info>
              <dc:creator>Gregor Mathes</dc:creator>
              <dc:date>2021-10-19T10:10:45</dc:date>
            </office:change-info>
            <text:p text:style-name="P37"><text:span text:style-name="T93">Where preservation </text:span>was poor, specimens were omitted from the analysis (i.e, samples with mo<text:span text:style-name="T86">re </text:span>th<text:span text:style-name="T86">an one third of heavily broken spec</text:span>imens and missing or eroded tubulospines in calcarinids)</text:p>
          </text:deletion>
        </text:changed-region>
        <text:changed-region xml:id="ct94370906617712" text:id="ct94370906617712">
          <text:insertion>
            <office:change-info>
              <dc:creator>Gregor Mathes</dc:creator>
              <dc:date>2021-10-19T10:12:09</dc:date>
            </office:change-info>
          </text:insertion>
        </text:changed-region>
        <text:changed-region xml:id="ct94370906675136" text:id="ct94370906675136">
          <text:insertion>
            <office:change-info>
              <dc:creator>Gregor Mathes</dc:creator>
              <dc:date>2021-10-19T10:21:07</dc:date>
            </office:change-info>
          </text:insertion>
        </text:changed-region>
        <text:changed-region xml:id="ct94370906676624" text:id="ct94370906676624">
          <text:insertion>
            <office:change-info>
              <dc:creator>Gregor Mathes</dc:creator>
              <dc:date>2021-10-19T10:21:19</dc:date>
            </office:change-info>
          </text:insertion>
        </text:changed-region>
        <text:changed-region xml:id="ct94370906683344" text:id="ct94370906683344">
          <text:insertion>
            <office:change-info>
              <dc:creator>Gregor Mathes</dc:creator>
              <dc:date>2021-10-19T10:22:11</dc:date>
            </office:change-info>
          </text:insertion>
        </text:changed-region>
        <text:changed-region xml:id="ct94370906683776" text:id="ct94370906683776">
          <text:deletion>
            <office:change-info>
              <dc:creator>Gregor Mathes</dc:creator>
              <dc:date>2021-10-19T10:24:08</dc:date>
            </office:change-info>
            <text:p text:style-name="P37"><text:reference-mark-start text:name="ZOTERO_ITEM CSL_CITATION {&quot;citationID&quot;:&quot;SW19vjke&quot;,&quot;properties&quot;:{&quot;formattedCitation&quot;:&quot;(Hallock et al., 2003; Prazeres et al., 2020)&quot;,&quot;plainCitation&quot;:&quot;(Hallock et al., 2003; Prazeres et al., 2020)&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id&quot;:245,&quot;uris&quot;:[&quot;http://zotero.org/users/7197813/items/BTP2D7MS&quot;],&quot;uri&quot;:[&quot;http://zotero.org/users/7197813/items/BTP2D7MS&quot;],&quot;itemData&quot;:{&quot;id&quot;:245,&quot;type&quot;:&quot;article-journal&quot;,&quot;container-title&quot;:&quot;Environmental Pollution&quot;,&quot;note&quot;:&quot;ISBN: 0269-7491\npublisher: Elsevier&quot;,&quot;page&quot;:&quot;113612&quot;,&quot;title&quot;:&quot;Foraminifera as bioindicators of water quality: The FoRAM Index revisited&quot;,&quot;volume&quot;:&quot;257&quot;,&quot;author&quot;:[{&quot;family&quot;:&quot;Prazeres&quot;,&quot;given&quot;:&quot;Martina&quot;},{&quot;family&quot;:&quot;Martínez-Colón&quot;,&quot;given&quot;:&quot;Michael&quot;},{&quot;family&quot;:&quot;Hallock&quot;,&quot;given&quot;:&quot;Pamela&quot;}],&quot;issued&quot;:{&quot;date-parts&quot;:[[&quot;2020&quot;]]}}}],&quot;schema&quot;:&quot;https://github.com/citation-style-language/schema/raw/master/csl-citation.json&quot;} RNDaQXsOuxm3X"/><text:span text:style-name="T94">R</text:span><text:reference-mark-end text:name="ZOTERO_ITEM CSL_CITATION {&quot;citationID&quot;:&quot;SW19vjke&quot;,&quot;properties&quot;:{&quot;formattedCitation&quot;:&quot;(Hallock et al., 2003; Prazeres et al., 2020)&quot;,&quot;plainCitation&quot;:&quot;(Hallock et al., 2003; Prazeres et al., 2020)&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id&quot;:245,&quot;uris&quot;:[&quot;http://zotero.org/users/7197813/items/BTP2D7MS&quot;],&quot;uri&quot;:[&quot;http://zotero.org/users/7197813/items/BTP2D7MS&quot;],&quot;itemData&quot;:{&quot;id&quot;:245,&quot;type&quot;:&quot;article-journal&quot;,&quot;container-title&quot;:&quot;Environmental Pollution&quot;,&quot;note&quot;:&quot;ISBN: 0269-7491\npublisher: Elsevier&quot;,&quot;page&quot;:&quot;113612&quot;,&quot;title&quot;:&quot;Foraminifera as bioindicators of water quality: The FoRAM Index revisited&quot;,&quot;volume&quot;:&quot;257&quot;,&quot;author&quot;:[{&quot;family&quot;:&quot;Prazeres&quot;,&quot;given&quot;:&quot;Martina&quot;},{&quot;family&quot;:&quot;Martínez-Colón&quot;,&quot;given&quot;:&quot;Michael&quot;},{&quot;family&quot;:&quot;Hallock&quot;,&quot;given&quot;:&quot;Pamela&quot;}],&quot;issued&quot;:{&quot;date-parts&quot;:[[&quot;2020&quot;]]}}}],&quot;schema&quot;:&quot;https://github.com/citation-style-language/schema/raw/master/csl-citation.json&quot;} RNDaQXsOuxm3X"/></text:p>
          </text:deletion>
        </text:changed-region>
        <text:changed-region xml:id="ct94370906689952" text:id="ct94370906689952">
          <text:insertion>
            <office:change-info>
              <dc:creator>Gregor Mathes</dc:creator>
              <dc:date>2021-10-19T10:24:06</dc:date>
            </office:change-info>
          </text:insertion>
        </text:changed-region>
        <text:changed-region xml:id="ct94370906686976" text:id="ct94370906686976">
          <text:insertion>
            <office:change-info>
              <dc:creator>Gregor Mathes</dc:creator>
              <dc:date>2021-10-19T10:23:00</dc:date>
            </office:change-info>
          </text:insertion>
        </text:changed-region>
        <text:changed-region xml:id="ct94370906419264" text:id="ct94370906419264">
          <text:insertion>
            <office:change-info>
              <dc:creator>Gregor Mathes</dc:creator>
              <dc:date>2021-10-19T09:12:13</dc:date>
            </office:change-info>
          </text:insertion>
        </text:changed-region>
        <text:changed-region xml:id="ct94370906626560" text:id="ct94370906626560">
          <text:insertion>
            <office:change-info>
              <dc:creator>Gregor Mathes</dc:creator>
              <dc:date>2021-10-19T09:14:26</dc:date>
            </office:change-info>
          </text:insertion>
        </text:changed-region>
        <text:changed-region xml:id="ct94370906411648" text:id="ct94370906411648">
          <text:insertion>
            <office:change-info>
              <dc:creator>Gregor Mathes</dc:creator>
              <dc:date>2021-10-19T10:47:35</dc:date>
            </office:change-info>
          </text:insertion>
        </text:changed-region>
        <text:changed-region xml:id="ct94370906412384" text:id="ct94370906412384">
          <text:deletion>
            <office:change-info>
              <dc:creator>Gregor Mathes</dc:creator>
              <dc:date>2021-10-19T10:47:32</dc:date>
            </office:change-info>
            <text:p text:style-name="P1"><text:span text:style-name="T54"><text:s/></text:span><text:span text:style-name="T61">to </text:span><text:span text:style-name="T54">5</text:span></text:p>
          </text:deletion>
        </text:changed-region>
        <text:changed-region xml:id="ct94370906412016" text:id="ct94370906412016">
          <text:insertion>
            <office:change-info>
              <dc:creator>Gregor Mathes</dc:creator>
              <dc:date>2021-10-19T10:47:32</dc:date>
            </office:change-info>
          </text:insertion>
        </text:changed-region>
        <text:changed-region xml:id="ct94370906413120" text:id="ct94370906413120">
          <text:insertion>
            <office:change-info>
              <dc:creator>Gregor Mathes</dc:creator>
              <dc:date>2021-10-19T10:47:47</dc:date>
            </office:change-info>
          </text:insertion>
        </text:changed-region>
        <text:changed-region xml:id="ct94370939274496" text:id="ct94370939274496">
          <text:insertion>
            <office:change-info>
              <dc:creator>Gregor Mathes</dc:creator>
              <dc:date>2021-10-20T10:12:05</dc:date>
            </office:change-info>
          </text:insertion>
        </text:changed-region>
        <text:changed-region xml:id="ct94370976993008" text:id="ct94370976993008">
          <text:insertion>
            <office:change-info>
              <dc:creator>Gregor Mathes</dc:creator>
              <dc:date>2021-10-20T10:54:22</dc:date>
            </office:change-info>
          </text:insertion>
        </text:changed-region>
        <text:changed-region xml:id="ct94370907099136" text:id="ct94370907099136">
          <text:insertion>
            <office:change-info>
              <dc:creator>Gregor Mathes</dc:creator>
              <dc:date>2021-10-19T10:23:0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itle</text:p>
      <text:p text:style-name="Standard">Benthic foraminifera as bioindicators for assessing reef condition in Kāneʻohe Bay, Oʻahu, Hawai'i</text:p>
      <text:p text:style-name="Standard"/>
      <text:p text:style-name="P40"/>
      <text:p text:style-name="P39">Abstract</text:p>
      <text:p text:style-name="P21"><text:span text:style-name="T25">Tropical coral reef environments provide a wide variety of goods and ecosystem services but are experiencing growing pressure from coastal development and tourism. Assessing the status of reef communities along gradients of human pressure is therefore necessary to predict recovery and resilience capacity of reefs. </text:span><text:span text:style-name="T26">The Hawaiian Archipelago </text:span><text:span text:style-name="T27">is both home to endemic coral reef ecosystems and a growing human population, with the highest population density on the O’ahu island. </text:span><text:span text:style-name="T25">In this study, sediment samples containing benthic foraminifera were used to determine water quality and stressor sources in Kāneʻohe Bay, </text:span><text:span text:style-name="T27">O’ahu, </text:span><text:span text:style-name="T25">Hawai'i, by applying the Foram Index (FI) </text:span><text:span text:style-name="T28">and Bayesian regression analysis</text:span><text:span text:style-name="T25">. The FI is based on relative abundance of functional groups of larger benthic foraminifera. Results indicate that overall water quality in Kāneʻohe Bay may support active growth and recovery of coral reefs in the northern sector but deteriorates around Kāneʻohe City. Within a historic context, our findings illustrate the modest recovery of an ecosystem following pollution control measures but highlight the need of conservation efforts for reef environments adjacent to major human settlements.</text:span><text:span text:style-name="T24"> </text:span></text:p>
      <text:p text:style-name="P13"/>
      <text:p text:style-name="P18"/>
      <text:p text:style-name="P16"><text:s/><text:span text:style-name="T83">Additional keywords</text:span></text:p>
      <text:p text:style-name="P19">corals, coral reef, anthropogenic stress, foram index, marine, reef crisis, water quality, pollution, <text:span text:style-name="T78">reef health, monitoring, assessment</text:span></text:p>
      <text:p text:style-name="P20"/>
      <text:p text:style-name="P38"><text:span text:style-name="T29">Introduction</text:span> </text:p>
      <text:p text:style-name="P1"><text:span text:style-name="T2">Coral reef environments provide a wide variety of goods and services, including waste detoxification and vital food resources for millions of people </text:span><text:reference-mark-start text:name="ZOTERO_ITEM CSL_CITATION {&quot;citationID&quot;:&quot;p0UYusQe&quot;,&quot;properties&quot;:{&quot;formattedCitation&quot;:&quot;(Adger et al., 2005; Holmlund and Hammer, 1999; Woodhead et al., 2019)&quot;,&quot;plainCitation&quot;:&quot;(Adger et al., 2005; Holmlund and Hammer, 1999; Woodhead et al., 2019)&quot;,&quot;noteIndex&quot;:0},&quot;citationItems&quot;:[{&quot;id&quot;:128,&quot;uris&quot;:[&quot;http://zotero.org/users/7197813/items/WG2AFR8A&quot;],&quot;uri&quot;:[&quot;http://zotero.org/users/7197813/items/WG2AFR8A&quot;],&quot;itemData&quot;:{&quot;id&quot;:128,&quot;type&quot;:&quot;article-journal&quot;,&quot;container-title&quot;:&quot;Ecological Economics&quot;,&quot;DOI&quot;:&quot;10.1016/S0921-8009(99)00015-4&quot;,&quot;ISSN&quot;:&quot;09218009&quot;,&quot;issue&quot;:&quot;2&quot;,&quot;journalAbbreviation&quot;:&quot;Ecological Economics&quot;,&quot;language&quot;:&quot;en&quot;,&quot;page&quot;:&quot;253-268&quot;,&quot;source&quot;:&quot;DOI.org (Crossref)&quot;,&quot;title&quot;:&quot;Ecosystem services generated by fish populations&quot;,&quot;volume&quot;:&quot;29&quot;,&quot;author&quot;:[{&quot;family&quot;:&quot;Holmlund&quot;,&quot;given&quot;:&quot;Cecilia M&quot;},{&quot;family&quot;:&quot;Hammer&quot;,&quot;given&quot;:&quot;Monica&quot;}],&quot;issued&quot;:{&quot;date-parts&quot;:[[&quot;1999&quot;,5]]}}},{&quot;id&quot;:125,&quot;uris&quot;:[&quot;http://zotero.org/users/7197813/items/LJLWKAGB&quot;],&quot;uri&quot;:[&quot;http://zotero.org/users/7197813/items/LJLWKAGB&quot;],&quot;itemData&quot;:{&quot;id&quot;:125,&quot;type&quot;:&quot;article-journal&quot;,&quot;container-title&quot;:&quot;Science&quot;,&quot;DOI&quot;:&quot;10.1126/science.1112122&quot;,&quot;ISSN&quot;:&quot;0036-8075, 1095-9203&quot;,&quot;issue&quot;:&quot;5737&quot;,&quot;journalAbbreviation&quot;:&quot;Science&quot;,&quot;language&quot;:&quot;en&quot;,&quot;page&quot;:&quot;1036-1039&quot;,&quot;source&quot;:&quot;DOI.org (Crossref)&quot;,&quot;title&quot;:&quot;Social-Ecological Resilience to Coastal Disasters&quot;,&quot;volume&quot;:&quot;309&quot;,&quot;author&quot;:[{&quot;family&quot;:&quot;Adger&quot;,&quot;given&quot;:&quot;W. N.&quot;},{&quot;family&quot;:&quot;Hughes&quot;,&quot;given&quot;:&quot;Terry P.&quot;},{&quot;family&quot;:&quot;Folke&quot;,&quot;given&quot;:&quot;Carl&quot;},{&quot;family&quot;:&quot;Carpenter&quot;,&quot;given&quot;:&quot;Stephen R.&quot;},{&quot;family&quot;:&quot;Rockström&quot;,&quot;given&quot;:&quot;Johan&quot;}],&quot;issued&quot;:{&quot;date-parts&quot;:[[&quot;2005&quot;,8,12]]}}},{&quot;id&quot;:129,&quot;uris&quot;:[&quot;http://zotero.org/users/7197813/items/JZ4I6XEW&quot;],&quot;uri&quot;:[&quot;http://zotero.org/users/7197813/items/JZ4I6XEW&quot;],&quot;itemData&quot;:{&quot;id&quot;:129,&quot;type&quot;:&quot;article-journal&quot;,&quot;container-title&quot;:&quot;Functional Ecology&quot;,&quot;DOI&quot;:&quot;10.1111/1365-2435.13331&quot;,&quot;ISSN&quot;:&quot;0269-8463, 1365-2435&quot;,&quot;journalAbbreviation&quot;:&quot;Funct Ecol&quot;,&quot;language&quot;:&quot;en&quot;,&quot;page&quot;:&quot;1365-2435.13331&quot;,&quot;source&quot;:&quot;DOI.org (Crossref)&quot;,&quot;title&quot;:&quot;Coral reef ecosystem services in the Anthropocene&quot;,&quot;author&quot;:[{&quot;family&quot;:&quot;Woodhead&quot;,&quot;given&quot;:&quot;Anna J.&quot;},{&quot;family&quot;:&quot;Hicks&quot;,&quot;given&quot;:&quot;Christina C.&quot;},{&quot;family&quot;:&quot;Norström&quot;,&quot;given&quot;:&quot;Albert V.&quot;},{&quot;family&quot;:&quot;Williams&quot;,&quot;given&quot;:&quot;Gareth J.&quot;},{&quot;family&quot;:&quot;Graham&quot;,&quot;given&quot;:&quot;Nicholas A. J.&quot;}],&quot;editor&quot;:[{&quot;family&quot;:&quot;Fox&quot;,&quot;given&quot;:&quot;Charles&quot;}],&quot;issued&quot;:{&quot;date-parts&quot;:[[&quot;2019&quot;,3,28]]}}}],&quot;schema&quot;:&quot;https://github.com/citation-style-language/schema/raw/master/csl-citation.json&quot;} RNDujqT5eExdJ"/><text:span text:style-name="T2">(Adger et al., 2005; Holmlund and Hammer, 1999; Woodhead et al., 2019)</text:span><text:reference-mark-end text:name="ZOTERO_ITEM CSL_CITATION {&quot;citationID&quot;:&quot;p0UYusQe&quot;,&quot;properties&quot;:{&quot;formattedCitation&quot;:&quot;(Adger et al., 2005; Holmlund and Hammer, 1999; Woodhead et al., 2019)&quot;,&quot;plainCitation&quot;:&quot;(Adger et al., 2005; Holmlund and Hammer, 1999; Woodhead et al., 2019)&quot;,&quot;noteIndex&quot;:0},&quot;citationItems&quot;:[{&quot;id&quot;:128,&quot;uris&quot;:[&quot;http://zotero.org/users/7197813/items/WG2AFR8A&quot;],&quot;uri&quot;:[&quot;http://zotero.org/users/7197813/items/WG2AFR8A&quot;],&quot;itemData&quot;:{&quot;id&quot;:128,&quot;type&quot;:&quot;article-journal&quot;,&quot;container-title&quot;:&quot;Ecological Economics&quot;,&quot;DOI&quot;:&quot;10.1016/S0921-8009(99)00015-4&quot;,&quot;ISSN&quot;:&quot;09218009&quot;,&quot;issue&quot;:&quot;2&quot;,&quot;journalAbbreviation&quot;:&quot;Ecological Economics&quot;,&quot;language&quot;:&quot;en&quot;,&quot;page&quot;:&quot;253-268&quot;,&quot;source&quot;:&quot;DOI.org (Crossref)&quot;,&quot;title&quot;:&quot;Ecosystem services generated by fish populations&quot;,&quot;volume&quot;:&quot;29&quot;,&quot;author&quot;:[{&quot;family&quot;:&quot;Holmlund&quot;,&quot;given&quot;:&quot;Cecilia M&quot;},{&quot;family&quot;:&quot;Hammer&quot;,&quot;given&quot;:&quot;Monica&quot;}],&quot;issued&quot;:{&quot;date-parts&quot;:[[&quot;1999&quot;,5]]}}},{&quot;id&quot;:125,&quot;uris&quot;:[&quot;http://zotero.org/users/7197813/items/LJLWKAGB&quot;],&quot;uri&quot;:[&quot;http://zotero.org/users/7197813/items/LJLWKAGB&quot;],&quot;itemData&quot;:{&quot;id&quot;:125,&quot;type&quot;:&quot;article-journal&quot;,&quot;container-title&quot;:&quot;Science&quot;,&quot;DOI&quot;:&quot;10.1126/science.1112122&quot;,&quot;ISSN&quot;:&quot;0036-8075, 1095-9203&quot;,&quot;issue&quot;:&quot;5737&quot;,&quot;journalAbbreviation&quot;:&quot;Science&quot;,&quot;language&quot;:&quot;en&quot;,&quot;page&quot;:&quot;1036-1039&quot;,&quot;source&quot;:&quot;DOI.org (Crossref)&quot;,&quot;title&quot;:&quot;Social-Ecological Resilience to Coastal Disasters&quot;,&quot;volume&quot;:&quot;309&quot;,&quot;author&quot;:[{&quot;family&quot;:&quot;Adger&quot;,&quot;given&quot;:&quot;W. N.&quot;},{&quot;family&quot;:&quot;Hughes&quot;,&quot;given&quot;:&quot;Terry P.&quot;},{&quot;family&quot;:&quot;Folke&quot;,&quot;given&quot;:&quot;Carl&quot;},{&quot;family&quot;:&quot;Carpenter&quot;,&quot;given&quot;:&quot;Stephen R.&quot;},{&quot;family&quot;:&quot;Rockström&quot;,&quot;given&quot;:&quot;Johan&quot;}],&quot;issued&quot;:{&quot;date-parts&quot;:[[&quot;2005&quot;,8,12]]}}},{&quot;id&quot;:129,&quot;uris&quot;:[&quot;http://zotero.org/users/7197813/items/JZ4I6XEW&quot;],&quot;uri&quot;:[&quot;http://zotero.org/users/7197813/items/JZ4I6XEW&quot;],&quot;itemData&quot;:{&quot;id&quot;:129,&quot;type&quot;:&quot;article-journal&quot;,&quot;container-title&quot;:&quot;Functional Ecology&quot;,&quot;DOI&quot;:&quot;10.1111/1365-2435.13331&quot;,&quot;ISSN&quot;:&quot;0269-8463, 1365-2435&quot;,&quot;journalAbbreviation&quot;:&quot;Funct Ecol&quot;,&quot;language&quot;:&quot;en&quot;,&quot;page&quot;:&quot;1365-2435.13331&quot;,&quot;source&quot;:&quot;DOI.org (Crossref)&quot;,&quot;title&quot;:&quot;Coral reef ecosystem services in the Anthropocene&quot;,&quot;author&quot;:[{&quot;family&quot;:&quot;Woodhead&quot;,&quot;given&quot;:&quot;Anna J.&quot;},{&quot;family&quot;:&quot;Hicks&quot;,&quot;given&quot;:&quot;Christina C.&quot;},{&quot;family&quot;:&quot;Norström&quot;,&quot;given&quot;:&quot;Albert V.&quot;},{&quot;family&quot;:&quot;Williams&quot;,&quot;given&quot;:&quot;Gareth J.&quot;},{&quot;family&quot;:&quot;Graham&quot;,&quot;given&quot;:&quot;Nicholas A. J.&quot;}],&quot;editor&quot;:[{&quot;family&quot;:&quot;Fox&quot;,&quot;given&quot;:&quot;Charles&quot;}],&quot;issued&quot;:{&quot;date-parts&quot;:[[&quot;2019&quot;,3,28]]}}}],&quot;schema&quot;:&quot;https://github.com/citation-style-language/schema/raw/master/csl-citation.json&quot;} RNDujqT5eExdJ"/><text:span text:style-name="T2">. However, current climate warming, the increase of ocean pollution, acidification of the oceans, and the manifold forms of habitat destruction endanger modern coral reefs </text:span><text:reference-mark-start text:name="ZOTERO_ITEM CSL_CITATION {&quot;citationID&quot;:&quot;aeObjpDM&quot;,&quot;properties&quot;:{&quot;formattedCitation&quot;:&quot;(Barnosky et al., 2017; Pandolfi et al., 2003)&quot;,&quot;plainCitation&quot;:&quot;(Barnosky et al., 2017; Pandolfi et al., 2003)&quot;,&quot;noteIndex&quot;:0},&quot;citationItems&quot;:[{&quot;id&quot;:131,&quot;uris&quot;:[&quot;http://zotero.org/users/7197813/items/6A4U6DW4&quot;],&quot;uri&quot;:[&quot;http://zotero.org/users/7197813/items/6A4U6DW4&quot;],&quot;itemData&quot;:{&quot;id&quot;:131,&quot;type&quot;:&quot;article-journal&quot;,&quot;container-title&quot;:&quot;Science&quot;,&quot;DOI&quot;:&quot;10.1126/science.aah4787&quot;,&quot;ISSN&quot;:&quot;0036-8075, 1095-9203&quot;,&quot;issue&quot;:&quot;6325&quot;,&quot;journalAbbreviation&quot;:&quot;Science&quot;,&quot;language&quot;:&quot;en&quot;,&quot;page&quot;:&quot;eaah4787&quot;,&quot;source&quot;:&quot;DOI.org (Crossref)&quot;,&quot;title&quot;:&quot;Merging paleobiology with conservation biology to guide the future of terrestrial ecosystems&quot;,&quot;volume&quot;:&quot;355&quot;,&quot;author&quot;:[{&quot;family&quot;:&quot;Barnosky&quot;,&quot;given&quot;:&quot;Anthony D.&quot;},{&quot;family&quot;:&quot;Hadly&quot;,&quot;given&quot;:&quot;Elizabeth A.&quot;},{&quot;family&quot;:&quot;Gonzalez&quot;,&quot;given&quot;:&quot;Patrick&quot;},{&quot;family&quot;:&quot;Head&quot;,&quot;given&quot;:&quot;Jason&quot;},{&quot;family&quot;:&quot;Polly&quot;,&quot;given&quot;:&quot;P. David&quot;},{&quot;family&quot;:&quot;Lawing&quot;,&quot;given&quot;:&quot;A. Michelle&quot;},{&quot;family&quot;:&quot;Eronen&quot;,&quot;given&quot;:&quot;Jussi T.&quot;},{&quot;family&quot;:&quot;Ackerly&quot;,&quot;given&quot;:&quot;David D.&quot;},{&quot;family&quot;:&quot;Alex&quot;,&quot;given&quot;:&quot;Ken&quot;},{&quot;family&quot;:&quot;Biber&quot;,&quot;given&quot;:&quot;Eric&quot;},{&quot;family&quot;:&quot;Blois&quot;,&quot;given&quot;:&quot;Jessica&quot;},{&quot;family&quot;:&quot;Brashares&quot;,&quot;given&quot;:&quot;Justin&quot;},{&quot;family&quot;:&quot;Ceballos&quot;,&quot;given&quot;:&quot;Gerardo&quot;},{&quot;family&quot;:&quot;Davis&quot;,&quot;given&quot;:&quot;Edward&quot;},{&quot;family&quot;:&quot;Dietl&quot;,&quot;given&quot;:&quot;Gregory P.&quot;},{&quot;family&quot;:&quot;Dirzo&quot;,&quot;given&quot;:&quot;Rodolfo&quot;},{&quot;family&quot;:&quot;Doremus&quot;,&quot;given&quot;:&quot;Holly&quot;},{&quot;family&quot;:&quot;Fortelius&quot;,&quot;given&quot;:&quot;Mikael&quot;},{&quot;family&quot;:&quot;Greene&quot;,&quot;given&quot;:&quot;Harry W.&quot;},{&quot;family&quot;:&quot;Hellmann&quot;,&quot;given&quot;:&quot;Jessica&quot;},{&quot;family&quot;:&quot;Hickler&quot;,&quot;given&quot;:&quot;Thomas&quot;},{&quot;family&quot;:&quot;Jackson&quot;,&quot;given&quot;:&quot;Stephen T.&quot;},{&quot;family&quot;:&quot;Kemp&quot;,&quot;given&quot;:&quot;Melissa&quot;},{&quot;family&quot;:&quot;Koch&quot;,&quot;given&quot;:&quot;Paul L.&quot;},{&quot;family&quot;:&quot;Kremen&quot;,&quot;given&quot;:&quot;Claire&quot;},{&quot;family&quot;:&quot;Lindsey&quot;,&quot;given&quot;:&quot;Emily L.&quot;},{&quot;family&quot;:&quot;Looy&quot;,&quot;given&quot;:&quot;Cindy&quot;},{&quot;family&quot;:&quot;Marshall&quot;,&quot;given&quot;:&quot;Charles R.&quot;},{&quot;family&quot;:&quot;Mendenhall&quot;,&quot;given&quot;:&quot;Chase&quot;},{&quot;family&quot;:&quot;Mulch&quot;,&quot;given&quot;:&quot;Andreas&quot;},{&quot;family&quot;:&quot;Mychajliw&quot;,&quot;given&quot;:&quot;Alexis M.&quot;},{&quot;family&quot;:&quot;Nowak&quot;,&quot;given&quot;:&quot;Carsten&quot;},{&quot;family&quot;:&quot;Ramakrishnan&quot;,&quot;given&quot;:&quot;Uma&quot;},{&quot;family&quot;:&quot;Schnitzler&quot;,&quot;given&quot;:&quot;Jan&quot;},{&quot;family&quot;:&quot;Das Shrestha&quot;,&quot;given&quot;:&quot;Kashish&quot;},{&quot;family&quot;:&quot;Solari&quot;,&quot;given&quot;:&quot;Katherine&quot;},{&quot;family&quot;:&quot;Stegner&quot;,&quot;given&quot;:&quot;Lynn&quot;},{&quot;family&quot;:&quot;Stegner&quot;,&quot;given&quot;:&quot;M. Allison&quot;},{&quot;family&quot;:&quot;Stenseth&quot;,&quot;given&quot;:&quot;Nils Chr.&quot;},{&quot;family&quot;:&quot;Wake&quot;,&quot;given&quot;:&quot;Marvalee H.&quot;},{&quot;family&quot;:&quot;Zhang&quot;,&quot;given&quot;:&quot;Zhibin&quot;}],&quot;issued&quot;:{&quot;date-parts&quot;:[[&quot;2017&quot;,2,10]]}}},{&quot;id&quot;:133,&quot;uris&quot;:[&quot;http://zotero.org/users/7197813/items/XZDL8G8W&quot;],&quot;uri&quot;:[&quot;http://zotero.org/users/7197813/items/XZDL8G8W&quot;],&quot;itemData&quot;:{&quot;id&quot;:133,&quot;type&quot;:&quot;article-journal&quot;,&quot;container-title&quot;:&quot;Science&quot;,&quot;issue&quot;:&quot;5635&quot;,&quot;note&quot;:&quot;ISBN: 0036-8075\npublisher: American Association for the Advancement of Science&quot;,&quot;page&quot;:&quot;955-958&quot;,&quot;title&quot;:&quot;Global trajectories of the long-term decline of coral reef ecosystems&quot;,&quot;volume&quot;:&quot;301&quot;,&quot;author&quot;:[{&quot;family&quot;:&quot;Pandolfi&quot;,&quot;given&quot;:&quot;John M.&quot;},{&quot;family&quot;:&quot;Bradbury&quot;,&quot;given&quot;:&quot;Roger H.&quot;},{&quot;family&quot;:&quot;Sala&quot;,&quot;given&quot;:&quot;Enric&quot;},{&quot;family&quot;:&quot;Hughes&quot;,&quot;given&quot;:&quot;Terence P.&quot;},{&quot;family&quot;:&quot;Bjorndal&quot;,&quot;given&quot;:&quot;Karen A.&quot;},{&quot;family&quot;:&quot;Cooke&quot;,&quot;given&quot;:&quot;Richard G.&quot;},{&quot;family&quot;:&quot;McArdle&quot;,&quot;given&quot;:&quot;Deborah&quot;},{&quot;family&quot;:&quot;McClenachan&quot;,&quot;given&quot;:&quot;Loren&quot;},{&quot;family&quot;:&quot;Newman&quot;,&quot;given&quot;:&quot;Marah JH&quot;},{&quot;family&quot;:&quot;Paredes&quot;,&quot;given&quot;:&quot;Gustavo&quot;}],&quot;issued&quot;:{&quot;date-parts&quot;:[[&quot;2003&quot;]]}}}],&quot;schema&quot;:&quot;https://github.com/citation-style-language/schema/raw/master/csl-citation.json&quot;} RNDDKKf0Brssd"/><text:span text:style-name="T2">(Barnosky et al., 2017; Pandolfi et al., 2003)</text:span><text:reference-mark-end text:name="ZOTERO_ITEM CSL_CITATION {&quot;citationID&quot;:&quot;aeObjpDM&quot;,&quot;properties&quot;:{&quot;formattedCitation&quot;:&quot;(Barnosky et al., 2017; Pandolfi et al., 2003)&quot;,&quot;plainCitation&quot;:&quot;(Barnosky et al., 2017; Pandolfi et al., 2003)&quot;,&quot;noteIndex&quot;:0},&quot;citationItems&quot;:[{&quot;id&quot;:131,&quot;uris&quot;:[&quot;http://zotero.org/users/7197813/items/6A4U6DW4&quot;],&quot;uri&quot;:[&quot;http://zotero.org/users/7197813/items/6A4U6DW4&quot;],&quot;itemData&quot;:{&quot;id&quot;:131,&quot;type&quot;:&quot;article-journal&quot;,&quot;container-title&quot;:&quot;Science&quot;,&quot;DOI&quot;:&quot;10.1126/science.aah4787&quot;,&quot;ISSN&quot;:&quot;0036-8075, 1095-9203&quot;,&quot;issue&quot;:&quot;6325&quot;,&quot;journalAbbreviation&quot;:&quot;Science&quot;,&quot;language&quot;:&quot;en&quot;,&quot;page&quot;:&quot;eaah4787&quot;,&quot;source&quot;:&quot;DOI.org (Crossref)&quot;,&quot;title&quot;:&quot;Merging paleobiology with conservation biology to guide the future of terrestrial ecosystems&quot;,&quot;volume&quot;:&quot;355&quot;,&quot;author&quot;:[{&quot;family&quot;:&quot;Barnosky&quot;,&quot;given&quot;:&quot;Anthony D.&quot;},{&quot;family&quot;:&quot;Hadly&quot;,&quot;given&quot;:&quot;Elizabeth A.&quot;},{&quot;family&quot;:&quot;Gonzalez&quot;,&quot;given&quot;:&quot;Patrick&quot;},{&quot;family&quot;:&quot;Head&quot;,&quot;given&quot;:&quot;Jason&quot;},{&quot;family&quot;:&quot;Polly&quot;,&quot;given&quot;:&quot;P. David&quot;},{&quot;family&quot;:&quot;Lawing&quot;,&quot;given&quot;:&quot;A. Michelle&quot;},{&quot;family&quot;:&quot;Eronen&quot;,&quot;given&quot;:&quot;Jussi T.&quot;},{&quot;family&quot;:&quot;Ackerly&quot;,&quot;given&quot;:&quot;David D.&quot;},{&quot;family&quot;:&quot;Alex&quot;,&quot;given&quot;:&quot;Ken&quot;},{&quot;family&quot;:&quot;Biber&quot;,&quot;given&quot;:&quot;Eric&quot;},{&quot;family&quot;:&quot;Blois&quot;,&quot;given&quot;:&quot;Jessica&quot;},{&quot;family&quot;:&quot;Brashares&quot;,&quot;given&quot;:&quot;Justin&quot;},{&quot;family&quot;:&quot;Ceballos&quot;,&quot;given&quot;:&quot;Gerardo&quot;},{&quot;family&quot;:&quot;Davis&quot;,&quot;given&quot;:&quot;Edward&quot;},{&quot;family&quot;:&quot;Dietl&quot;,&quot;given&quot;:&quot;Gregory P.&quot;},{&quot;family&quot;:&quot;Dirzo&quot;,&quot;given&quot;:&quot;Rodolfo&quot;},{&quot;family&quot;:&quot;Doremus&quot;,&quot;given&quot;:&quot;Holly&quot;},{&quot;family&quot;:&quot;Fortelius&quot;,&quot;given&quot;:&quot;Mikael&quot;},{&quot;family&quot;:&quot;Greene&quot;,&quot;given&quot;:&quot;Harry W.&quot;},{&quot;family&quot;:&quot;Hellmann&quot;,&quot;given&quot;:&quot;Jessica&quot;},{&quot;family&quot;:&quot;Hickler&quot;,&quot;given&quot;:&quot;Thomas&quot;},{&quot;family&quot;:&quot;Jackson&quot;,&quot;given&quot;:&quot;Stephen T.&quot;},{&quot;family&quot;:&quot;Kemp&quot;,&quot;given&quot;:&quot;Melissa&quot;},{&quot;family&quot;:&quot;Koch&quot;,&quot;given&quot;:&quot;Paul L.&quot;},{&quot;family&quot;:&quot;Kremen&quot;,&quot;given&quot;:&quot;Claire&quot;},{&quot;family&quot;:&quot;Lindsey&quot;,&quot;given&quot;:&quot;Emily L.&quot;},{&quot;family&quot;:&quot;Looy&quot;,&quot;given&quot;:&quot;Cindy&quot;},{&quot;family&quot;:&quot;Marshall&quot;,&quot;given&quot;:&quot;Charles R.&quot;},{&quot;family&quot;:&quot;Mendenhall&quot;,&quot;given&quot;:&quot;Chase&quot;},{&quot;family&quot;:&quot;Mulch&quot;,&quot;given&quot;:&quot;Andreas&quot;},{&quot;family&quot;:&quot;Mychajliw&quot;,&quot;given&quot;:&quot;Alexis M.&quot;},{&quot;family&quot;:&quot;Nowak&quot;,&quot;given&quot;:&quot;Carsten&quot;},{&quot;family&quot;:&quot;Ramakrishnan&quot;,&quot;given&quot;:&quot;Uma&quot;},{&quot;family&quot;:&quot;Schnitzler&quot;,&quot;given&quot;:&quot;Jan&quot;},{&quot;family&quot;:&quot;Das Shrestha&quot;,&quot;given&quot;:&quot;Kashish&quot;},{&quot;family&quot;:&quot;Solari&quot;,&quot;given&quot;:&quot;Katherine&quot;},{&quot;family&quot;:&quot;Stegner&quot;,&quot;given&quot;:&quot;Lynn&quot;},{&quot;family&quot;:&quot;Stegner&quot;,&quot;given&quot;:&quot;M. Allison&quot;},{&quot;family&quot;:&quot;Stenseth&quot;,&quot;given&quot;:&quot;Nils Chr.&quot;},{&quot;family&quot;:&quot;Wake&quot;,&quot;given&quot;:&quot;Marvalee H.&quot;},{&quot;family&quot;:&quot;Zhang&quot;,&quot;given&quot;:&quot;Zhibin&quot;}],&quot;issued&quot;:{&quot;date-parts&quot;:[[&quot;2017&quot;,2,10]]}}},{&quot;id&quot;:133,&quot;uris&quot;:[&quot;http://zotero.org/users/7197813/items/XZDL8G8W&quot;],&quot;uri&quot;:[&quot;http://zotero.org/users/7197813/items/XZDL8G8W&quot;],&quot;itemData&quot;:{&quot;id&quot;:133,&quot;type&quot;:&quot;article-journal&quot;,&quot;container-title&quot;:&quot;Science&quot;,&quot;issue&quot;:&quot;5635&quot;,&quot;note&quot;:&quot;ISBN: 0036-8075\npublisher: American Association for the Advancement of Science&quot;,&quot;page&quot;:&quot;955-958&quot;,&quot;title&quot;:&quot;Global trajectories of the long-term decline of coral reef ecosystems&quot;,&quot;volume&quot;:&quot;301&quot;,&quot;author&quot;:[{&quot;family&quot;:&quot;Pandolfi&quot;,&quot;given&quot;:&quot;John M.&quot;},{&quot;family&quot;:&quot;Bradbury&quot;,&quot;given&quot;:&quot;Roger H.&quot;},{&quot;family&quot;:&quot;Sala&quot;,&quot;given&quot;:&quot;Enric&quot;},{&quot;family&quot;:&quot;Hughes&quot;,&quot;given&quot;:&quot;Terence P.&quot;},{&quot;family&quot;:&quot;Bjorndal&quot;,&quot;given&quot;:&quot;Karen A.&quot;},{&quot;family&quot;:&quot;Cooke&quot;,&quot;given&quot;:&quot;Richard G.&quot;},{&quot;family&quot;:&quot;McArdle&quot;,&quot;given&quot;:&quot;Deborah&quot;},{&quot;family&quot;:&quot;McClenachan&quot;,&quot;given&quot;:&quot;Loren&quot;},{&quot;family&quot;:&quot;Newman&quot;,&quot;given&quot;:&quot;Marah JH&quot;},{&quot;family&quot;:&quot;Paredes&quot;,&quot;given&quot;:&quot;Gustavo&quot;}],&quot;issued&quot;:{&quot;date-parts&quot;:[[&quot;2003&quot;]]}}}],&quot;schema&quot;:&quot;https://github.com/citation-style-language/schema/raw/master/csl-citation.json&quot;} RNDDKKf0Brssd"/><text:span text:style-name="T2">. To evaluate and subsequently manage coral reef ecosystems, reefal, ecological, environmental, and anthropogenic characteristics must be considered </text:span><text:reference-mark-start text:name="ZOTERO_ITEM CSL_CITATION {&quot;citationID&quot;:&quot;mYXgtKTC&quot;,&quot;properties&quot;:{&quot;formattedCitation&quot;:&quot;(Sandin et al., 2008)&quot;,&quot;plainCitation&quot;:&quot;(Sandin et al., 2008)&quot;,&quot;noteIndex&quot;:0},&quot;citationItems&quot;:[{&quot;id&quot;:134,&quot;uris&quot;:[&quot;http://zotero.org/users/7197813/items/KM6QZB97&quot;],&quot;uri&quot;:[&quot;http://zotero.org/users/7197813/items/KM6QZB97&quot;],&quot;itemData&quot;:{&quot;id&quot;:134,&quot;type&quot;:&quot;article-journal&quot;,&quot;container-title&quot;:&quot;PloS one&quot;,&quot;issue&quot;:&quot;2&quot;,&quot;note&quot;:&quot;ISBN: 1932-6203\npublisher: Public Library of Science&quot;,&quot;page&quot;:&quot;e1548&quot;,&quot;title&quot;:&quot;Baselines and degradation of coral reefs in the Northern Line Islands&quot;,&quot;volume&quot;:&quot;3&quot;,&quot;author&quot;:[{&quot;family&quot;:&quot;Sandin&quot;,&quot;given&quot;:&quot;Stuart A.&quot;},{&quot;family&quot;:&quot;Smith&quot;,&quot;given&quot;:&quot;Jennifer E.&quot;},{&quot;family&quot;:&quot;DeMartini&quot;,&quot;given&quot;:&quot;Edward E.&quot;},{&quot;family&quot;:&quot;Dinsdale&quot;,&quot;given&quot;:&quot;Elizabeth A.&quot;},{&quot;family&quot;:&quot;Donner&quot;,&quot;given&quot;:&quot;Simon D.&quot;},{&quot;family&quot;:&quot;Friedlander&quot;,&quot;given&quot;:&quot;Alan M.&quot;},{&quot;family&quot;:&quot;Konotchick&quot;,&quot;given&quot;:&quot;Talina&quot;},{&quot;family&quot;:&quot;Malay&quot;,&quot;given&quot;:&quot;Machel&quot;},{&quot;family&quot;:&quot;Maragos&quot;,&quot;given&quot;:&quot;James E.&quot;},{&quot;family&quot;:&quot;Obura&quot;,&quot;given&quot;:&quot;David&quot;}],&quot;issued&quot;:{&quot;date-parts&quot;:[[&quot;2008&quot;]]}}}],&quot;schema&quot;:&quot;https://github.com/citation-style-language/schema/raw/master/csl-citation.json&quot;} RND3tAABSrQB6"/><text:span text:style-name="T2">(Sandin et al., 2008)</text:span><text:reference-mark-end text:name="ZOTERO_ITEM CSL_CITATION {&quot;citationID&quot;:&quot;mYXgtKTC&quot;,&quot;properties&quot;:{&quot;formattedCitation&quot;:&quot;(Sandin et al., 2008)&quot;,&quot;plainCitation&quot;:&quot;(Sandin et al., 2008)&quot;,&quot;noteIndex&quot;:0},&quot;citationItems&quot;:[{&quot;id&quot;:134,&quot;uris&quot;:[&quot;http://zotero.org/users/7197813/items/KM6QZB97&quot;],&quot;uri&quot;:[&quot;http://zotero.org/users/7197813/items/KM6QZB97&quot;],&quot;itemData&quot;:{&quot;id&quot;:134,&quot;type&quot;:&quot;article-journal&quot;,&quot;container-title&quot;:&quot;PloS one&quot;,&quot;issue&quot;:&quot;2&quot;,&quot;note&quot;:&quot;ISBN: 1932-6203\npublisher: Public Library of Science&quot;,&quot;page&quot;:&quot;e1548&quot;,&quot;title&quot;:&quot;Baselines and degradation of coral reefs in the Northern Line Islands&quot;,&quot;volume&quot;:&quot;3&quot;,&quot;author&quot;:[{&quot;family&quot;:&quot;Sandin&quot;,&quot;given&quot;:&quot;Stuart A.&quot;},{&quot;family&quot;:&quot;Smith&quot;,&quot;given&quot;:&quot;Jennifer E.&quot;},{&quot;family&quot;:&quot;DeMartini&quot;,&quot;given&quot;:&quot;Edward E.&quot;},{&quot;family&quot;:&quot;Dinsdale&quot;,&quot;given&quot;:&quot;Elizabeth A.&quot;},{&quot;family&quot;:&quot;Donner&quot;,&quot;given&quot;:&quot;Simon D.&quot;},{&quot;family&quot;:&quot;Friedlander&quot;,&quot;given&quot;:&quot;Alan M.&quot;},{&quot;family&quot;:&quot;Konotchick&quot;,&quot;given&quot;:&quot;Talina&quot;},{&quot;family&quot;:&quot;Malay&quot;,&quot;given&quot;:&quot;Machel&quot;},{&quot;family&quot;:&quot;Maragos&quot;,&quot;given&quot;:&quot;James E.&quot;},{&quot;family&quot;:&quot;Obura&quot;,&quot;given&quot;:&quot;David&quot;}],&quot;issued&quot;:{&quot;date-parts&quot;:[[&quot;2008&quot;]]}}}],&quot;schema&quot;:&quot;https://github.com/citation-style-language/schema/raw/master/csl-citation.json&quot;} RND3tAABSrQB6"/><text:span text:style-name="T2">. Anthropogenic impacts in particular are a growing threat to coral environments, as the population of the Earth is projected to increase dramatically in the next 35 years </text:span><text:reference-mark-start text:name="ZOTERO_ITEM CSL_CITATION {&quot;citationID&quot;:&quot;XFu3ABeM&quot;,&quot;properties&quot;:{&quot;formattedCitation&quot;:&quot;(Dubois, 2011)&quot;,&quot;plainCitation&quot;:&quot;(Dubois, 2011)&quot;,&quot;noteIndex&quot;:0},&quot;citationItems&quot;:[{&quot;id&quot;:135,&quot;uris&quot;:[&quot;http://zotero.org/users/7197813/items/ZTMK66DI&quot;],&quot;uri&quot;:[&quot;http://zotero.org/users/7197813/items/ZTMK66DI&quot;],&quot;itemData&quot;:{&quot;id&quot;:135,&quot;type&quot;:&quot;book&quot;,&quot;ISBN&quot;:&quot;1-84971-327-8&quot;,&quot;publisher&quot;:&quot;Earthscan&quot;,&quot;title&quot;:&quot;The state of the world's land and water resources for food and agriculture: managing systems at risk.&quot;,&quot;author&quot;:[{&quot;family&quot;:&quot;Dubois&quot;,&quot;given&quot;:&quot;Olivier&quot;}],&quot;issued&quot;:{&quot;date-parts&quot;:[[&quot;2011&quot;]]}}}],&quot;schema&quot;:&quot;https://github.com/citation-style-language/schema/raw/master/csl-citation.json&quot;} RNDxZz8Qkni6T"/><text:span text:style-name="T2">(Dubois, 2011)</text:span><text:reference-mark-end text:name="ZOTERO_ITEM CSL_CITATION {&quot;citationID&quot;:&quot;XFu3ABeM&quot;,&quot;properties&quot;:{&quot;formattedCitation&quot;:&quot;(Dubois, 2011)&quot;,&quot;plainCitation&quot;:&quot;(Dubois, 2011)&quot;,&quot;noteIndex&quot;:0},&quot;citationItems&quot;:[{&quot;id&quot;:135,&quot;uris&quot;:[&quot;http://zotero.org/users/7197813/items/ZTMK66DI&quot;],&quot;uri&quot;:[&quot;http://zotero.org/users/7197813/items/ZTMK66DI&quot;],&quot;itemData&quot;:{&quot;id&quot;:135,&quot;type&quot;:&quot;book&quot;,&quot;ISBN&quot;:&quot;1-84971-327-8&quot;,&quot;publisher&quot;:&quot;Earthscan&quot;,&quot;title&quot;:&quot;The state of the world's land and water resources for food and agriculture: managing systems at risk.&quot;,&quot;author&quot;:[{&quot;family&quot;:&quot;Dubois&quot;,&quot;given&quot;:&quot;Olivier&quot;}],&quot;issued&quot;:{&quot;date-parts&quot;:[[&quot;2011&quot;]]}}}],&quot;schema&quot;:&quot;https://github.com/citation-style-language/schema/raw/master/csl-citation.json&quot;} RNDxZz8Qkni6T"/><text:span text:style-name="T2">. <text:s/></text:span><text:span text:style-name="T3">Coral reef environments on the Hawaiian Archipelago represent one of the most intensively studi</text:span><text:span text:style-name="T4">ed reef systems worldwide, with an exceptional record of both natural and human-induced perturbations of the past. Coral reef ecosystems on Hawai'i experienced major bleaching events </text:span><text:reference-mark-start text:name="ZOTERO_ITEM CSL_CITATION {&quot;citationID&quot;:&quot;fAoP0pyw&quot;,&quot;properties&quot;:{&quot;formattedCitation&quot;:&quot;(Burke et al., 2011)&quot;,&quot;plainCitation&quot;:&quot;(Burke et al., 2011)&quot;,&quot;noteIndex&quot;:0},&quot;citationItems&quot;:[{&quot;id&quot;:136,&quot;uris&quot;:[&quot;http://zotero.org/users/7197813/items/EGMNIBZR&quot;],&quot;uri&quot;:[&quot;http://zotero.org/users/7197813/items/EGMNIBZR&quot;],&quot;itemData&quot;:{&quot;id&quot;:136,&quot;type&quot;:&quot;book&quot;,&quot;ISBN&quot;:&quot;1-56973-762-2&quot;,&quot;publisher&quot;:&quot;World Resources Institute&quot;,&quot;title&quot;:&quot;Reefs at risk revisited&quot;,&quot;author&quot;:[{&quot;family&quot;:&quot;Burke&quot;,&quot;given&quot;:&quot;Lauretta&quot;},{&quot;family&quot;:&quot;Reytar&quot;,&quot;given&quot;:&quot;Kathleen&quot;},{&quot;family&quot;:&quot;Spalding&quot;,&quot;given&quot;:&quot;Mark&quot;},{&quot;family&quot;:&quot;Perry&quot;,&quot;given&quot;:&quot;Allison&quot;}],&quot;issued&quot;:{&quot;date-parts&quot;:[[&quot;2011&quot;]]}}}],&quot;schema&quot;:&quot;https://github.com/citation-style-language/schema/raw/master/csl-citation.json&quot;} RNDGySaeQEemP"/><text:span text:style-name="T4">(Burke et al., 2011)</text:span><text:reference-mark-end text:name="ZOTERO_ITEM CSL_CITATION {&quot;citationID&quot;:&quot;fAoP0pyw&quot;,&quot;properties&quot;:{&quot;formattedCitation&quot;:&quot;(Burke et al., 2011)&quot;,&quot;plainCitation&quot;:&quot;(Burke et al., 2011)&quot;,&quot;noteIndex&quot;:0},&quot;citationItems&quot;:[{&quot;id&quot;:136,&quot;uris&quot;:[&quot;http://zotero.org/users/7197813/items/EGMNIBZR&quot;],&quot;uri&quot;:[&quot;http://zotero.org/users/7197813/items/EGMNIBZR&quot;],&quot;itemData&quot;:{&quot;id&quot;:136,&quot;type&quot;:&quot;book&quot;,&quot;ISBN&quot;:&quot;1-56973-762-2&quot;,&quot;publisher&quot;:&quot;World Resources Institute&quot;,&quot;title&quot;:&quot;Reefs at risk revisited&quot;,&quot;author&quot;:[{&quot;family&quot;:&quot;Burke&quot;,&quot;given&quot;:&quot;Lauretta&quot;},{&quot;family&quot;:&quot;Reytar&quot;,&quot;given&quot;:&quot;Kathleen&quot;},{&quot;family&quot;:&quot;Spalding&quot;,&quot;given&quot;:&quot;Mark&quot;},{&quot;family&quot;:&quot;Perry&quot;,&quot;given&quot;:&quot;Allison&quot;}],&quot;issued&quot;:{&quot;date-parts&quot;:[[&quot;2011&quot;]]}}}],&quot;schema&quot;:&quot;https://github.com/citation-style-language/schema/raw/master/csl-citation.json&quot;} RNDGySaeQEemP"/><text:span text:style-name="T4"> as well as rapid sea level rise </text:span><text:reference-mark-start text:name="ZOTERO_ITEM CSL_CITATION {&quot;citationID&quot;:&quot;U7qwd257&quot;,&quot;properties&quot;:{&quot;formattedCitation&quot;:&quot;(Leuliette, 2012)&quot;,&quot;plainCitation&quot;:&quot;(Leuliette, 2012)&quot;,&quot;noteIndex&quot;:0},&quot;citationItems&quot;:[{&quot;id&quot;:137,&quot;uris&quot;:[&quot;http://zotero.org/users/7197813/items/9DDDIKTJ&quot;],&quot;uri&quot;:[&quot;http://zotero.org/users/7197813/items/9DDDIKTJ&quot;],&quot;itemData&quot;:{&quot;id&quot;:137,&quot;type&quot;:&quot;book&quot;,&quot;title&quot;:&quot;Sea level trend map. National Oceanic and Atmospheric Administration, Laboratory for Satellite Altimetry sea-level rise products, online data&quot;,&quot;author&quot;:[{&quot;family&quot;:&quot;Leuliette&quot;,&quot;given&quot;:&quot;E. W.&quot;}],&quot;issued&quot;:{&quot;date-parts&quot;:[[&quot;2012&quot;]]}}}],&quot;schema&quot;:&quot;https://github.com/citation-style-language/schema/raw/master/csl-citation.json&quot;} RND1ArHLr0kKh"/><text:span text:style-name="T4">(Leuliette, 2012)</text:span><text:reference-mark-end text:name="ZOTERO_ITEM CSL_CITATION {&quot;citationID&quot;:&quot;U7qwd257&quot;,&quot;properties&quot;:{&quot;formattedCitation&quot;:&quot;(Leuliette, 2012)&quot;,&quot;plainCitation&quot;:&quot;(Leuliette, 2012)&quot;,&quot;noteIndex&quot;:0},&quot;citationItems&quot;:[{&quot;id&quot;:137,&quot;uris&quot;:[&quot;http://zotero.org/users/7197813/items/9DDDIKTJ&quot;],&quot;uri&quot;:[&quot;http://zotero.org/users/7197813/items/9DDDIKTJ&quot;],&quot;itemData&quot;:{&quot;id&quot;:137,&quot;type&quot;:&quot;book&quot;,&quot;title&quot;:&quot;Sea level trend map. National Oceanic and Atmospheric Administration, Laboratory for Satellite Altimetry sea-level rise products, online data&quot;,&quot;author&quot;:[{&quot;family&quot;:&quot;Leuliette&quot;,&quot;given&quot;:&quot;E. W.&quot;}],&quot;issued&quot;:{&quot;date-parts&quot;:[[&quot;2012&quot;]]}}}],&quot;schema&quot;:&quot;https://github.com/citation-style-language/schema/raw/master/csl-citation.json&quot;} RND1ArHLr0kKh"/><text:span text:style-name="T4"> and were subject of major anthropogenic impacts </text:span><text:reference-mark-start text:name="ZOTERO_ITEM CSL_CITATION {&quot;citationID&quot;:&quot;9DLMoWU8&quot;,&quot;properties&quot;:{&quot;formattedCitation&quot;:&quot;(Filous et al., 2017; Friedlander et al., 2018; Williams et al., 2008)&quot;,&quot;plainCitation&quot;:&quot;(Filous et al., 2017; Friedlander et al., 2018; Williams et al., 2008)&quot;,&quot;noteIndex&quot;:0},&quot;citationItems&quot;:[{&quot;id&quot;:138,&quot;uris&quot;:[&quot;http://zotero.org/users/7197813/items/R9PDDWKH&quot;],&quot;uri&quot;:[&quot;http://zotero.org/users/7197813/items/R9PDDWKH&quot;],&quot;itemData&quot;:{&quot;id&quot;:138,&quot;type&quot;:&quot;article-journal&quot;,&quot;container-title&quot;:&quot;Marine pollution bulletin&quot;,&quot;issue&quot;:&quot;1-2&quot;,&quot;note&quot;:&quot;ISBN: 0025-326X\npublisher: Elsevier&quot;,&quot;page&quot;:&quot;274-281&quot;,&quot;title&quot;:&quot;Displacement effects of heavy human use on coral reef predators within the Molokini Marine Life Conservation District&quot;,&quot;volume&quot;:&quot;121&quot;,&quot;author&quot;:[{&quot;family&quot;:&quot;Filous&quot;,&quot;given&quot;:&quot;Alexander&quot;},{&quot;family&quot;:&quot;Friedlander&quot;,&quot;given&quot;:&quot;Alan M.&quot;},{&quot;family&quot;:&quot;Koike&quot;,&quot;given&quot;:&quot;Haruko&quot;},{&quot;family&quot;:&quot;Lammers&quot;,&quot;given&quot;:&quot;Marc&quot;},{&quot;family&quot;:&quot;Wong&quot;,&quot;given&quot;:&quot;Adam&quot;},{&quot;family&quot;:&quot;Stone&quot;,&quot;given&quot;:&quot;Kristy&quot;},{&quot;family&quot;:&quot;Sparks&quot;,&quot;given&quot;:&quot;Russell T.&quot;}],&quot;issued&quot;:{&quot;date-parts&quot;:[[&quot;2017&quot;]]}}},{&quot;id&quot;:139,&quot;uris&quot;:[&quot;http://zotero.org/users/7197813/items/QUQ7DTJY&quot;],&quot;uri&quot;:[&quot;http://zotero.org/users/7197813/items/QUQ7DTJY&quot;],&quot;itemData&quot;:{&quot;id&quot;:139,&quot;type&quot;:&quot;article-journal&quot;,&quot;container-title&quot;:&quot;Aquatic Conservation: Marine and Freshwater Ecosystems&quot;,&quot;issue&quot;:&quot;1&quot;,&quot;note&quot;:&quot;ISBN: 1052-7613\npublisher: Wiley Online Library&quot;,&quot;page&quot;:&quot;146-157&quot;,&quot;title&quot;:&quot;Human‐induced gradients of reef fish declines in the Hawaiian Archipelago viewed through the lens of traditional management boundaries&quot;,&quot;volume&quot;:&quot;28&quot;,&quot;author&quot;:[{&quot;family&quot;:&quot;Friedlander&quot;,&quot;given&quot;:&quot;Alan M.&quot;},{&quot;family&quot;:&quot;Donovan&quot;,&quot;given&quot;:&quot;Mary K.&quot;},{&quot;family&quot;:&quot;Stamoulis&quot;,&quot;given&quot;:&quot;Kostantinos A.&quot;},{&quot;family&quot;:&quot;Williams&quot;,&quot;given&quot;:&quot;Ivor D.&quot;},{&quot;family&quot;:&quot;Brown&quot;,&quot;given&quot;:&quot;Eric K.&quot;},{&quot;family&quot;:&quot;Conklin&quot;,&quot;given&quot;:&quot;Eric J.&quot;},{&quot;family&quot;:&quot;DeMartini&quot;,&quot;given&quot;:&quot;Edward E.&quot;},{&quot;family&quot;:&quot;Rodgers&quot;,&quot;given&quot;:&quot;Kuulei S.&quot;},{&quot;family&quot;:&quot;Sparks&quot;,&quot;given&quot;:&quot;Russell T.&quot;},{&quot;family&quot;:&quot;Walsh&quot;,&quot;given&quot;:&quot;William J.&quot;}],&quot;issued&quot;:{&quot;date-parts&quot;:[[&quot;2018&quot;]]}}},{&quot;id&quot;:140,&quot;uris&quot;:[&quot;http://zotero.org/users/7197813/items/8UDZJBJ4&quot;],&quot;uri&quot;:[&quot;http://zotero.org/users/7197813/items/8UDZJBJ4&quot;],&quot;itemData&quot;:{&quot;id&quot;:140,&quot;type&quot;:&quot;article-journal&quot;,&quot;container-title&quot;:&quot;Environmental Conservation&quot;,&quot;note&quot;:&quot;ISBN: 0376-8929\npublisher: JSTOR&quot;,&quot;page&quot;:&quot;261-272&quot;,&quot;title&quot;:&quot;Assessing the importance of fishing impacts on Hawaiian coral reef fish assemblages along regional-scale human population gradients&quot;,&quot;author&quot;:[{&quot;family&quot;:&quot;Williams&quot;,&quot;given&quot;:&quot;I. D.&quot;},{&quot;family&quot;:&quot;Walsh&quot;,&quot;given&quot;:&quot;W. J.&quot;},{&quot;family&quot;:&quot;Schroeder&quot;,&quot;given&quot;:&quot;R. E.&quot;},{&quot;family&quot;:&quot;Friedlander&quot;,&quot;given&quot;:&quot;A. M.&quot;},{&quot;family&quot;:&quot;Richards&quot;,&quot;given&quot;:&quot;B. L.&quot;},{&quot;family&quot;:&quot;Stamoulis&quot;,&quot;given&quot;:&quot;K. A.&quot;}],&quot;issued&quot;:{&quot;date-parts&quot;:[[&quot;2008&quot;]]}}}],&quot;schema&quot;:&quot;https://github.com/citation-style-language/schema/raw/master/csl-citation.json&quot;} RNDO9LYtuIiff"/><text:span text:style-name="T4">(Filous et al., 2017; Friedlander et al., 2018; Williams et al., 2008)</text:span><text:reference-mark-end text:name="ZOTERO_ITEM CSL_CITATION {&quot;citationID&quot;:&quot;9DLMoWU8&quot;,&quot;properties&quot;:{&quot;formattedCitation&quot;:&quot;(Filous et al., 2017; Friedlander et al., 2018; Williams et al., 2008)&quot;,&quot;plainCitation&quot;:&quot;(Filous et al., 2017; Friedlander et al., 2018; Williams et al., 2008)&quot;,&quot;noteIndex&quot;:0},&quot;citationItems&quot;:[{&quot;id&quot;:138,&quot;uris&quot;:[&quot;http://zotero.org/users/7197813/items/R9PDDWKH&quot;],&quot;uri&quot;:[&quot;http://zotero.org/users/7197813/items/R9PDDWKH&quot;],&quot;itemData&quot;:{&quot;id&quot;:138,&quot;type&quot;:&quot;article-journal&quot;,&quot;container-title&quot;:&quot;Marine pollution bulletin&quot;,&quot;issue&quot;:&quot;1-2&quot;,&quot;note&quot;:&quot;ISBN: 0025-326X\npublisher: Elsevier&quot;,&quot;page&quot;:&quot;274-281&quot;,&quot;title&quot;:&quot;Displacement effects of heavy human use on coral reef predators within the Molokini Marine Life Conservation District&quot;,&quot;volume&quot;:&quot;121&quot;,&quot;author&quot;:[{&quot;family&quot;:&quot;Filous&quot;,&quot;given&quot;:&quot;Alexander&quot;},{&quot;family&quot;:&quot;Friedlander&quot;,&quot;given&quot;:&quot;Alan M.&quot;},{&quot;family&quot;:&quot;Koike&quot;,&quot;given&quot;:&quot;Haruko&quot;},{&quot;family&quot;:&quot;Lammers&quot;,&quot;given&quot;:&quot;Marc&quot;},{&quot;family&quot;:&quot;Wong&quot;,&quot;given&quot;:&quot;Adam&quot;},{&quot;family&quot;:&quot;Stone&quot;,&quot;given&quot;:&quot;Kristy&quot;},{&quot;family&quot;:&quot;Sparks&quot;,&quot;given&quot;:&quot;Russell T.&quot;}],&quot;issued&quot;:{&quot;date-parts&quot;:[[&quot;2017&quot;]]}}},{&quot;id&quot;:139,&quot;uris&quot;:[&quot;http://zotero.org/users/7197813/items/QUQ7DTJY&quot;],&quot;uri&quot;:[&quot;http://zotero.org/users/7197813/items/QUQ7DTJY&quot;],&quot;itemData&quot;:{&quot;id&quot;:139,&quot;type&quot;:&quot;article-journal&quot;,&quot;container-title&quot;:&quot;Aquatic Conservation: Marine and Freshwater Ecosystems&quot;,&quot;issue&quot;:&quot;1&quot;,&quot;note&quot;:&quot;ISBN: 1052-7613\npublisher: Wiley Online Library&quot;,&quot;page&quot;:&quot;146-157&quot;,&quot;title&quot;:&quot;Human‐induced gradients of reef fish declines in the Hawaiian Archipelago viewed through the lens of traditional management boundaries&quot;,&quot;volume&quot;:&quot;28&quot;,&quot;author&quot;:[{&quot;family&quot;:&quot;Friedlander&quot;,&quot;given&quot;:&quot;Alan M.&quot;},{&quot;family&quot;:&quot;Donovan&quot;,&quot;given&quot;:&quot;Mary K.&quot;},{&quot;family&quot;:&quot;Stamoulis&quot;,&quot;given&quot;:&quot;Kostantinos A.&quot;},{&quot;family&quot;:&quot;Williams&quot;,&quot;given&quot;:&quot;Ivor D.&quot;},{&quot;family&quot;:&quot;Brown&quot;,&quot;given&quot;:&quot;Eric K.&quot;},{&quot;family&quot;:&quot;Conklin&quot;,&quot;given&quot;:&quot;Eric J.&quot;},{&quot;family&quot;:&quot;DeMartini&quot;,&quot;given&quot;:&quot;Edward E.&quot;},{&quot;family&quot;:&quot;Rodgers&quot;,&quot;given&quot;:&quot;Kuulei S.&quot;},{&quot;family&quot;:&quot;Sparks&quot;,&quot;given&quot;:&quot;Russell T.&quot;},{&quot;family&quot;:&quot;Walsh&quot;,&quot;given&quot;:&quot;William J.&quot;}],&quot;issued&quot;:{&quot;date-parts&quot;:[[&quot;2018&quot;]]}}},{&quot;id&quot;:140,&quot;uris&quot;:[&quot;http://zotero.org/users/7197813/items/8UDZJBJ4&quot;],&quot;uri&quot;:[&quot;http://zotero.org/users/7197813/items/8UDZJBJ4&quot;],&quot;itemData&quot;:{&quot;id&quot;:140,&quot;type&quot;:&quot;article-journal&quot;,&quot;container-title&quot;:&quot;Environmental Conservation&quot;,&quot;note&quot;:&quot;ISBN: 0376-8929\npublisher: JSTOR&quot;,&quot;page&quot;:&quot;261-272&quot;,&quot;title&quot;:&quot;Assessing the importance of fishing impacts on Hawaiian coral reef fish assemblages along regional-scale human population gradients&quot;,&quot;author&quot;:[{&quot;family&quot;:&quot;Williams&quot;,&quot;given&quot;:&quot;I. D.&quot;},{&quot;family&quot;:&quot;Walsh&quot;,&quot;given&quot;:&quot;W. J.&quot;},{&quot;family&quot;:&quot;Schroeder&quot;,&quot;given&quot;:&quot;R. E.&quot;},{&quot;family&quot;:&quot;Friedlander&quot;,&quot;given&quot;:&quot;A. M.&quot;},{&quot;family&quot;:&quot;Richards&quot;,&quot;given&quot;:&quot;B. L.&quot;},{&quot;family&quot;:&quot;Stamoulis&quot;,&quot;given&quot;:&quot;K. A.&quot;}],&quot;issued&quot;:{&quot;date-parts&quot;:[[&quot;2008&quot;]]}}}],&quot;schema&quot;:&quot;https://github.com/citation-style-language/schema/raw/master/csl-citation.json&quot;} RNDO9LYtuIiff"/><text:span text:style-name="T4">. Anthropogenic stressors on Hawai'i likely have amplified in the last decades, as coastal development continues to increase with a growing human population. </text:span><text:span text:style-name="T5">C</text:span><text:span text:style-name="T4">urrent long-term monitoring programs focus mainly on the description of spatial and temporal dynamics of Hawaiian reef communities, and less on the potential anthropogenic drivers of these dynamics </text:span><text:change-start text:change-id="ct94370906436768"/><text:reference-mark-start text:name="ZOTERO_ITEM CSL_CITATION {&quot;citationID&quot;:&quot;H1uYPKbi&quot;,&quot;properties&quot;:{&quot;formattedCitation&quot;:&quot;(Jokiel et al., 2004; Rodgers et al., 2015)&quot;,&quot;plainCitation&quot;:&quot;(Jokiel et al., 2004; Rodgers et al., 2015)&quot;,&quot;noteIndex&quot;:0},&quot;citationItems&quot;:[{&quot;id&quot;:169,&quot;uris&quot;:[&quot;http://zotero.org/users/7197813/items/WDB9TXY3&quot;],&quot;uri&quot;:[&quot;http://zotero.org/users/7197813/items/WDB9TXY3&quot;],&quot;itemData&quot;:{&quot;id&quot;:169,&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TCutqYQbDm"/><text:span text:style-name="T4">(Jokiel et al., 2004; Rodgers et al., 2015)</text:span><text:change-end text:change-id="ct94370906436768"/><text:reference-mark-end text:name="ZOTERO_ITEM CSL_CITATION {&quot;citationID&quot;:&quot;H1uYPKbi&quot;,&quot;properties&quot;:{&quot;formattedCitation&quot;:&quot;(Jokiel et al., 2004; Rodgers et al., 2015)&quot;,&quot;plainCitation&quot;:&quot;(Jokiel et al., 2004; Rodgers et al., 2015)&quot;,&quot;noteIndex&quot;:0},&quot;citationItems&quot;:[{&quot;id&quot;:169,&quot;uris&quot;:[&quot;http://zotero.org/users/7197813/items/WDB9TXY3&quot;],&quot;uri&quot;:[&quot;http://zotero.org/users/7197813/items/WDB9TXY3&quot;],&quot;itemData&quot;:{&quot;id&quot;:169,&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TCutqYQbDm"/><text:span text:style-name="T4">. </text:span></text:p>
      <text:p text:style-name="Standard"><text:span text:style-name="T4">Here we </text:span><text:change text:change-id="ct94370906112448"/><text:change-start text:change-id="ct94370906573392"/><text:span text:style-name="T14">employ</text:span><text:change-end text:change-id="ct94370906573392"/><text:span text:style-name="T4"> a low-cost approach to monitor anthropogenic stress on coral reef areas on Hawai'i </text:span><text:change text:change-id="ct94370906573632"/><text:change-start text:change-id="ct94370906574112"/><text:span text:style-name="T14">and assess</text:span><text:change-end text:change-id="ct94370906574112"/><text:span text:style-name="T5"> i</text:span><text:change-start text:change-id="ct94370906574352"/><text:span text:style-name="T14">t</text:span><text:change-end text:change-id="ct94370906574352"/><text:span text:style-name="T5">s suitab</text:span><text:change-start text:change-id="ct94370906573872"/><text:span text:style-name="T14">ility</text:span><text:change-end text:change-id="ct94370906573872"/><text:change text:change-id="ct94370906574864"/><text:span text:style-name="T5"> to complement existing monitoring programs. </text:span><text:change-start text:change-id="ct94370906575104"/><text:span text:style-name="T14">Th</text:span><text:span text:style-name="T16">e methodological</text:span><text:span text:style-name="T14"> approach was initially </text:span><text:change-end text:change-id="ct94370906575104"/><text:change-start text:change-id="ct94370906543792"/><text:span text:style-name="T14">developed for western Atlantic-Caribbean reefs </text:span><text:reference-mark-start text:name="ZOTERO_ITEM CSL_CITATION {&quot;citationID&quot;:&quot;Qj924oO3&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uc9zyLHiKF"/><text:span text:style-name="T14">(Hallock et al., 2003)</text:span><text:reference-mark-end text:name="ZOTERO_ITEM CSL_CITATION {&quot;citationID&quot;:&quot;Qj924oO3&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uc9zyLHiKF"/><text:span text:style-name="T14"> but has since been successfully extended to </text:span><text:change-end text:change-id="ct94370906543792"/><text:change-start text:change-id="ct94370906472672"/><text:span text:style-name="T14">reef</text:span><text:change-end text:change-id="ct94370906472672"/><text:change-start text:change-id="ct94370906456864"/><text:span text:style-name="T15">al areas all over the world </text:span><text:reference-mark-start text:name="ZOTERO_ITEM CSL_CITATION {&quot;citationID&quot;:&quot;nB9KYBiA&quot;,&quot;properties&quot;:{&quot;formattedCitation&quot;:&quot;(Hallock, 2012)&quot;,&quot;plainCitation&quot;:&quot;(Hallock, 2012)&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haKAhUJXsZ"/><text:span text:style-name="T15">(Hallock, 2012)</text:span><text:change-end text:change-id="ct94370906456864"/><text:reference-mark-end text:name="ZOTERO_ITEM CSL_CITATION {&quot;citationID&quot;:&quot;nB9KYBiA&quot;,&quot;properties&quot;:{&quot;formattedCitation&quot;:&quot;(Hallock, 2012)&quot;,&quot;plainCitation&quot;:&quot;(Hallock, 2012)&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haKAhUJXsZ"/><text:span text:style-name="T5">.</text:span><text:change-start text:change-id="ct94370906464752"/><text:span text:style-name="T5"> </text:span><text:change-end text:change-id="ct94370906464752"/><text:span text:style-name="T15">W</text:span><text:span text:style-name="T5">e </text:span><text:span text:style-name="T6">first report</text:span><text:span text:style-name="T5"> the abundance and distribution of benthic foraminifera </text:span><text:span text:style-name="T10">genera</text:span><text:span text:style-name="T5"> </text:span><text:span text:style-name="T6">from </text:span><text:span text:style-name="T7">13 sediment samples in</text:span><text:span text:style-name="T5"> Kāneʻohe Bay, Hawai'i. </text:span><text:span text:style-name="T9">As a</text:span><text:span text:style-name="T8">ssemblages of benthic foraminiferal shells in sediment closely reflect water and sediment quality</text:span><text:span text:style-name="T9">, they can be used to monitor high-resolution <text:s/></text:span><text:span text:style-name="T5">records of coastal pollution </text:span><text:reference-mark-start text:name="ZOTERO_ITEM CSL_CITATION {&quot;citationID&quot;:&quot;1YGbmRNI&quot;,&quot;properties&quot;:{&quot;formattedCitation&quot;:&quot;(Frontalini and Coccioni, 2008; Hallock et al., 2003; Uthicke and Nobes, 2008)&quot;,&quot;plainCitation&quot;:&quot;(Frontalini and Coccioni, 2008; Hallock et al., 2003; Uthicke and Nobes, 2008)&quot;,&quot;noteIndex&quot;:0},&quot;citationItems&quot;:[{&quot;id&quot;:143,&quot;uris&quot;:[&quot;http://zotero.org/users/7197813/items/VZ87ETIN&quot;],&quot;uri&quot;:[&quot;http://zotero.org/users/7197813/items/VZ87ETIN&quot;],&quot;itemData&quot;:{&quot;id&quot;:143,&quot;type&quot;:&quot;article-journal&quot;,&quot;container-title&quot;:&quot;Estuarine, Coastal and Shelf Science&quot;,&quot;issue&quot;:&quot;2&quot;,&quot;note&quot;:&quot;ISBN: 0272-7714\npublisher: Elsevier&quot;,&quot;page&quot;:&quot;404-417&quot;,&quot;title&quot;:&quot;Benthic foraminifera for heavy metal pollution monitoring: a case study from the central Adriatic Sea coast of Italy&quot;,&quot;volume&quot;:&quot;76&quot;,&quot;author&quot;:[{&quot;family&quot;:&quot;Frontalini&quot;,&quot;given&quot;:&quot;Fabrizio&quot;},{&quot;family&quot;:&quot;Coccioni&quot;,&quot;given&quot;:&quot;Rodolfo&quot;}],&quot;issued&quot;:{&quot;date-parts&quot;:[[&quot;2008&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id&quot;:145,&quot;uris&quot;:[&quot;http://zotero.org/users/7197813/items/RFS2D989&quot;],&quot;uri&quot;:[&quot;http://zotero.org/users/7197813/items/RFS2D989&quot;],&quot;itemData&quot;:{&quot;id&quot;:145,&quot;type&quot;:&quot;article-journal&quot;,&quot;container-title&quot;:&quot;Estuarine, Coastal and Shelf Science&quot;,&quot;issue&quot;:&quot;4&quot;,&quot;note&quot;:&quot;ISBN: 0272-7714\npublisher: Elsevier&quot;,&quot;page&quot;:&quot;763-773&quot;,&quot;title&quot;:&quot;Benthic Foraminifera as ecological indicators for water quality on the Great Barrier Reef&quot;,&quot;volume&quot;:&quot;78&quot;,&quot;author&quot;:[{&quot;family&quot;:&quot;Uthicke&quot;,&quot;given&quot;:&quot;Sven&quot;},{&quot;family&quot;:&quot;Nobes&quot;,&quot;given&quot;:&quot;Kristie&quot;}],&quot;issued&quot;:{&quot;date-parts&quot;:[[&quot;2008&quot;]]}}}],&quot;schema&quot;:&quot;https://github.com/citation-style-language/schema/raw/master/csl-citation.json&quot;} RNDNRT7HGT8cP"/><text:span text:style-name="T5">(Frontalini and Coccioni, 2008; Hallock et al., 2003; Uthicke and Nobes, 2008)</text:span><text:reference-mark-end text:name="ZOTERO_ITEM CSL_CITATION {&quot;citationID&quot;:&quot;1YGbmRNI&quot;,&quot;properties&quot;:{&quot;formattedCitation&quot;:&quot;(Frontalini and Coccioni, 2008; Hallock et al., 2003; Uthicke and Nobes, 2008)&quot;,&quot;plainCitation&quot;:&quot;(Frontalini and Coccioni, 2008; Hallock et al., 2003; Uthicke and Nobes, 2008)&quot;,&quot;noteIndex&quot;:0},&quot;citationItems&quot;:[{&quot;id&quot;:143,&quot;uris&quot;:[&quot;http://zotero.org/users/7197813/items/VZ87ETIN&quot;],&quot;uri&quot;:[&quot;http://zotero.org/users/7197813/items/VZ87ETIN&quot;],&quot;itemData&quot;:{&quot;id&quot;:143,&quot;type&quot;:&quot;article-journal&quot;,&quot;container-title&quot;:&quot;Estuarine, Coastal and Shelf Science&quot;,&quot;issue&quot;:&quot;2&quot;,&quot;note&quot;:&quot;ISBN: 0272-7714\npublisher: Elsevier&quot;,&quot;page&quot;:&quot;404-417&quot;,&quot;title&quot;:&quot;Benthic foraminifera for heavy metal pollution monitoring: a case study from the central Adriatic Sea coast of Italy&quot;,&quot;volume&quot;:&quot;76&quot;,&quot;author&quot;:[{&quot;family&quot;:&quot;Frontalini&quot;,&quot;given&quot;:&quot;Fabrizio&quot;},{&quot;family&quot;:&quot;Coccioni&quot;,&quot;given&quot;:&quot;Rodolfo&quot;}],&quot;issued&quot;:{&quot;date-parts&quot;:[[&quot;2008&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id&quot;:145,&quot;uris&quot;:[&quot;http://zotero.org/users/7197813/items/RFS2D989&quot;],&quot;uri&quot;:[&quot;http://zotero.org/users/7197813/items/RFS2D989&quot;],&quot;itemData&quot;:{&quot;id&quot;:145,&quot;type&quot;:&quot;article-journal&quot;,&quot;container-title&quot;:&quot;Estuarine, Coastal and Shelf Science&quot;,&quot;issue&quot;:&quot;4&quot;,&quot;note&quot;:&quot;ISBN: 0272-7714\npublisher: Elsevier&quot;,&quot;page&quot;:&quot;763-773&quot;,&quot;title&quot;:&quot;Benthic Foraminifera as ecological indicators for water quality on the Great Barrier Reef&quot;,&quot;volume&quot;:&quot;78&quot;,&quot;author&quot;:[{&quot;family&quot;:&quot;Uthicke&quot;,&quot;given&quot;:&quot;Sven&quot;},{&quot;family&quot;:&quot;Nobes&quot;,&quot;given&quot;:&quot;Kristie&quot;}],&quot;issued&quot;:{&quot;date-parts&quot;:[[&quot;2008&quot;]]}}}],&quot;schema&quot;:&quot;https://github.com/citation-style-language/schema/raw/master/csl-citation.json&quot;} RNDNRT7HGT8cP"/><text:span text:style-name="T5"> and anthropogenic stress </text:span><text:reference-mark-start text:name="ZOTERO_ITEM CSL_CITATION {&quot;citationID&quot;:&quot;j6hLi1Hg&quot;,&quot;properties&quot;:{&quot;formattedCitation&quot;:&quot;(Alve, 1991; Caruso et al., 2011; Frontalini and Coccioni, 2008; Shabbar, 2016)&quot;,&quot;plainCitation&quot;:&quot;(Alve, 1991; Caruso et al., 2011; Frontalini and Coccioni, 2008; Shabbar, 2016)&quot;,&quot;noteIndex&quot;:0},&quot;citationItems&quot;:[{&quot;id&quot;:146,&quot;uris&quot;:[&quot;http://zotero.org/users/7197813/items/G23WEW6P&quot;],&quot;uri&quot;:[&quot;http://zotero.org/users/7197813/items/G23WEW6P&quot;],&quot;itemData&quot;:{&quot;id&quot;:146,&quot;type&quot;:&quot;article-journal&quot;,&quot;container-title&quot;:&quot;The Journal of Foraminiferal Research&quot;,&quot;issue&quot;:&quot;1&quot;,&quot;note&quot;:&quot;ISBN: 0096-1191\npublisher: Cushman Foundation for Foraminiferal Research&quot;,&quot;page&quot;:&quot;1-19&quot;,&quot;title&quot;:&quot;Benthic foraminifera in sediment cores reflecting heavy metal pollution in Sorfjord, western Norway&quot;,&quot;volume&quot;:&quot;21&quot;,&quot;author&quot;:[{&quot;family&quot;:&quot;Alve&quot;,&quot;given&quot;:&quot;Elisabeth&quot;}],&quot;issued&quot;:{&quot;date-parts&quot;:[[&quot;1991&quot;]]}}},{&quot;id&quot;:147,&quot;uris&quot;:[&quot;http://zotero.org/users/7197813/items/DDU8EL74&quot;],&quot;uri&quot;:[&quot;http://zotero.org/users/7197813/items/DDU8EL74&quot;],&quot;itemData&quot;:{&quot;id&quot;:147,&quot;type&quot;:&quot;article-journal&quot;,&quot;container-title&quot;:&quot;Chemistry and Ecology&quot;,&quot;issue&quot;:&quot;1&quot;,&quot;note&quot;:&quot;ISBN: 0275-7540\npublisher: Taylor &amp; Francis&quot;,&quot;page&quot;:&quot;9-30&quot;,&quot;title&quot;:&quot;Response of benthic foraminifera to heavy metal contamination in marine sediments (Sicilian coasts, Mediterranean Sea)&quot;,&quot;volume&quot;:&quot;27&quot;,&quot;author&quot;:[{&quot;family&quot;:&quot;Caruso&quot;,&quot;given&quot;:&quot;Antonio&quot;},{&quot;family&quot;:&quot;Cosentino&quot;,&quot;given&quot;:&quot;Claudia&quot;},{&quot;family&quot;:&quot;Tranchina&quot;,&quot;given&quot;:&quot;Luigi&quot;},{&quot;family&quot;:&quot;Brai&quot;,&quot;given&quot;:&quot;Maria&quot;}],&quot;issued&quot;:{&quot;date-parts&quot;:[[&quot;2011&quot;]]}}},{&quot;id&quot;:143,&quot;uris&quot;:[&quot;http://zotero.org/users/7197813/items/VZ87ETIN&quot;],&quot;uri&quot;:[&quot;http://zotero.org/users/7197813/items/VZ87ETIN&quot;],&quot;itemData&quot;:{&quot;id&quot;:143,&quot;type&quot;:&quot;article-journal&quot;,&quot;container-title&quot;:&quot;Estuarine, Coastal and Shelf Science&quot;,&quot;issue&quot;:&quot;2&quot;,&quot;note&quot;:&quot;ISBN: 0272-7714\npublisher: Elsevier&quot;,&quot;page&quot;:&quot;404-417&quot;,&quot;title&quot;:&quot;Benthic foraminifera for heavy metal pollution monitoring: a case study from the central Adriatic Sea coast of Italy&quot;,&quot;volume&quot;:&quot;76&quot;,&quot;author&quot;:[{&quot;family&quot;:&quot;Frontalini&quot;,&quot;given&quot;:&quot;Fabrizio&quot;},{&quot;family&quot;:&quot;Coccioni&quot;,&quot;given&quot;:&quot;Rodolfo&quot;}],&quot;issued&quot;:{&quot;date-parts&quot;:[[&quot;2008&quot;]]}}},{&quot;id&quot;:149,&quot;uris&quot;:[&quot;http://zotero.org/users/7197813/items/CT7QVHGG&quot;],&quot;uri&quot;:[&quot;http://zotero.org/users/7197813/items/CT7QVHGG&quot;],&quot;itemData&quot;:{&quot;id&quot;:149,&quot;type&quot;:&quot;article-journal&quot;,&quot;title&quot;:&quot;Monitoring Coastal Pollution based on foraminifera as proxies at the Appikonda Beach along the coast of the Visakhapatnam AP, India&quot;,&quot;author&quot;:[{&quot;family&quot;:&quot;Shabbar&quot;,&quot;given&quot;:&quot;Husain&quot;}],&quot;issued&quot;:{&quot;date-parts&quot;:[[&quot;2016&quot;]]}}}],&quot;schema&quot;:&quot;https://github.com/citation-style-language/schema/raw/master/csl-citation.json&quot;} RNDueycwKPOC9"/><text:span text:style-name="T5">(Alve, 1991; Caruso et al., 2011; Frontalini and Coccioni, 2008; Shabbar, 2016)</text:span><text:reference-mark-end text:name="ZOTERO_ITEM CSL_CITATION {&quot;citationID&quot;:&quot;j6hLi1Hg&quot;,&quot;properties&quot;:{&quot;formattedCitation&quot;:&quot;(Alve, 1991; Caruso et al., 2011; Frontalini and Coccioni, 2008; Shabbar, 2016)&quot;,&quot;plainCitation&quot;:&quot;(Alve, 1991; Caruso et al., 2011; Frontalini and Coccioni, 2008; Shabbar, 2016)&quot;,&quot;noteIndex&quot;:0},&quot;citationItems&quot;:[{&quot;id&quot;:146,&quot;uris&quot;:[&quot;http://zotero.org/users/7197813/items/G23WEW6P&quot;],&quot;uri&quot;:[&quot;http://zotero.org/users/7197813/items/G23WEW6P&quot;],&quot;itemData&quot;:{&quot;id&quot;:146,&quot;type&quot;:&quot;article-journal&quot;,&quot;container-title&quot;:&quot;The Journal of Foraminiferal Research&quot;,&quot;issue&quot;:&quot;1&quot;,&quot;note&quot;:&quot;ISBN: 0096-1191\npublisher: Cushman Foundation for Foraminiferal Research&quot;,&quot;page&quot;:&quot;1-19&quot;,&quot;title&quot;:&quot;Benthic foraminifera in sediment cores reflecting heavy metal pollution in Sorfjord, western Norway&quot;,&quot;volume&quot;:&quot;21&quot;,&quot;author&quot;:[{&quot;family&quot;:&quot;Alve&quot;,&quot;given&quot;:&quot;Elisabeth&quot;}],&quot;issued&quot;:{&quot;date-parts&quot;:[[&quot;1991&quot;]]}}},{&quot;id&quot;:147,&quot;uris&quot;:[&quot;http://zotero.org/users/7197813/items/DDU8EL74&quot;],&quot;uri&quot;:[&quot;http://zotero.org/users/7197813/items/DDU8EL74&quot;],&quot;itemData&quot;:{&quot;id&quot;:147,&quot;type&quot;:&quot;article-journal&quot;,&quot;container-title&quot;:&quot;Chemistry and Ecology&quot;,&quot;issue&quot;:&quot;1&quot;,&quot;note&quot;:&quot;ISBN: 0275-7540\npublisher: Taylor &amp; Francis&quot;,&quot;page&quot;:&quot;9-30&quot;,&quot;title&quot;:&quot;Response of benthic foraminifera to heavy metal contamination in marine sediments (Sicilian coasts, Mediterranean Sea)&quot;,&quot;volume&quot;:&quot;27&quot;,&quot;author&quot;:[{&quot;family&quot;:&quot;Caruso&quot;,&quot;given&quot;:&quot;Antonio&quot;},{&quot;family&quot;:&quot;Cosentino&quot;,&quot;given&quot;:&quot;Claudia&quot;},{&quot;family&quot;:&quot;Tranchina&quot;,&quot;given&quot;:&quot;Luigi&quot;},{&quot;family&quot;:&quot;Brai&quot;,&quot;given&quot;:&quot;Maria&quot;}],&quot;issued&quot;:{&quot;date-parts&quot;:[[&quot;2011&quot;]]}}},{&quot;id&quot;:143,&quot;uris&quot;:[&quot;http://zotero.org/users/7197813/items/VZ87ETIN&quot;],&quot;uri&quot;:[&quot;http://zotero.org/users/7197813/items/VZ87ETIN&quot;],&quot;itemData&quot;:{&quot;id&quot;:143,&quot;type&quot;:&quot;article-journal&quot;,&quot;container-title&quot;:&quot;Estuarine, Coastal and Shelf Science&quot;,&quot;issue&quot;:&quot;2&quot;,&quot;note&quot;:&quot;ISBN: 0272-7714\npublisher: Elsevier&quot;,&quot;page&quot;:&quot;404-417&quot;,&quot;title&quot;:&quot;Benthic foraminifera for heavy metal pollution monitoring: a case study from the central Adriatic Sea coast of Italy&quot;,&quot;volume&quot;:&quot;76&quot;,&quot;author&quot;:[{&quot;family&quot;:&quot;Frontalini&quot;,&quot;given&quot;:&quot;Fabrizio&quot;},{&quot;family&quot;:&quot;Coccioni&quot;,&quot;given&quot;:&quot;Rodolfo&quot;}],&quot;issued&quot;:{&quot;date-parts&quot;:[[&quot;2008&quot;]]}}},{&quot;id&quot;:149,&quot;uris&quot;:[&quot;http://zotero.org/users/7197813/items/CT7QVHGG&quot;],&quot;uri&quot;:[&quot;http://zotero.org/users/7197813/items/CT7QVHGG&quot;],&quot;itemData&quot;:{&quot;id&quot;:149,&quot;type&quot;:&quot;article-journal&quot;,&quot;title&quot;:&quot;Monitoring Coastal Pollution based on foraminifera as proxies at the Appikonda Beach along the coast of the Visakhapatnam AP, India&quot;,&quot;author&quot;:[{&quot;family&quot;:&quot;Shabbar&quot;,&quot;given&quot;:&quot;Husain&quot;}],&quot;issued&quot;:{&quot;date-parts&quot;:[[&quot;2016&quot;]]}}}],&quot;schema&quot;:&quot;https://github.com/citation-style-language/schema/raw/master/csl-citation.json&quot;} RNDueycwKPOC9"/><text:span text:style-name="T5">. </text:span><text:span text:style-name="T9">To do so, we transformed the raw abundance counts of foraminiferal shells into a well-established <text:s/>measure for water quality, the Foram Index (FI) <text:s/></text:span><text:change-start text:change-id="ct94370906611248"/><text:reference-mark-start text:name="ZOTERO_ITEM CSL_CITATION {&quot;citationID&quot;:&quot;qKc70DBR&quot;,&quot;properties&quot;:{&quot;formattedCitation&quot;:&quot;(Hallock, 2012; Hallock et al., 2003)&quot;,&quot;plainCitation&quot;:&quot;(Hallock, 2012; Hallock et al., 2003)&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mLvqBV7kMw"/><text:span text:style-name="T9">(Hallock, 2012; Hallock et al., 2003)</text:span><text:change-end text:change-id="ct94370906611248"/><text:reference-mark-end text:name="ZOTERO_ITEM CSL_CITATION {&quot;citationID&quot;:&quot;qKc70DBR&quot;,&quot;properties&quot;:{&quot;formattedCitation&quot;:&quot;(Hallock, 2012; Hallock et al., 2003)&quot;,&quot;plainCitation&quot;:&quot;(Hallock, 2012; Hallock et al., 2003)&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mLvqBV7kMw"/><text:span text:style-name="T9">. T</text:span><text:span text:style-name="T6">he </text:span><text:span text:style-name="T9">FI</text:span><text:span text:style-name="T7"> </text:span><text:span text:style-name="T9">is based on </text:span><text:span text:style-name="T12">the ratio of</text:span><text:span text:style-name="T9"> three functional groups of foraminifera, which include taxa of larger foraminifer</text:span><text:span text:style-name="T10">a</text:span><text:span text:style-name="T9"> that host algal symbionts </text:span><text:span text:style-name="T10">and reflect high water quality</text:span><text:span text:style-name="T9">, pollution-tolerant opportunistic foraminifer</text:span><text:span text:style-name="T10">a</text:span><text:span text:style-name="T9"> that dominate high-stress environments, and small taxa that </text:span><text:soft-page-break/><text:span text:style-name="T9">proliferate in response to nutrification. </text:span><text:span text:style-name="T10">We then used the FI and distances to potential centers of anthropogenic stress (Kāneʻohe City, Kahaluʻu City, and the Marine Corps Base Hawai'i) to analyze whether spatial assemblage shifts are correlated with anthropogenic impacts in Kāneʻohe Bay. Our results indicate that overall water quality is high in Kāneʻohe Bay but deteriorates around Kāneʻohe City. Given the potential applicability and a low expenditure </text:span><text:span text:style-name="T11">of foraminiferal-based measures for water quality</text:span><text:span text:style-name="T10">, we </text:span><text:span text:style-name="T13">propose</text:span><text:span text:style-name="T10"> that implementing benthic foraminifera as bio-indicators for Hawaiian reefs can be beneficial for existing lon</text:span><text:span text:style-name="T11">g-term </text:span><text:span text:style-name="T10">monitoring programs. </text:span></text:p>
      <text:p text:style-name="P14"/>
      <text:p text:style-name="P14"/>
      <text:p text:style-name="P22"><text:span text:style-name="T10">M</text:span><text:span text:style-name="T1">aterials and methods</text:span></text:p>
      <text:p text:style-name="P15"/>
      <text:p text:style-name="P12">Regional setting</text:p>
      <text:p text:style-name="P1"><text:span text:style-name="T17">Kāneʻohe Bay, situated on the windward coast of Oʻahu, Hawai'i, is one of the most intensely studied estuarine and coral reef systems in the world </text:span><text:reference-mark-start text:name="ZOTERO_ITEM CSL_CITATION {&quot;citationID&quot;:&quot;WrRrTmP3&quot;,&quot;properties&quot;:{&quot;formattedCitation&quot;:&quot;(Banner, 1974; Bathen, 1968; Hunter and Evans, 1995)&quot;,&quot;plainCitation&quot;:&quot;(Banner, 1974; Bathen, 1968; Hunter and Evans, 1995)&quot;,&quot;noteIndex&quot;:0},&quot;citationItems&quot;:[{&quot;id&quot;:151,&quot;uris&quot;:[&quot;http://zotero.org/users/7197813/items/VP7UT6M7&quot;],&quot;uri&quot;:[&quot;http://zotero.org/users/7197813/items/VP7UT6M7&quot;],&quot;itemData&quot;:{&quot;id&quot;:151,&quot;type&quot;:&quot;paper-conference&quot;,&quot;container-title&quot;:&quot;Proc. 2nd. Int. Coral Reef Symp.&quot;,&quot;page&quot;:&quot;685-702&quot;,&quot;title&quot;:&quot;Kaneohe Bay, Hawaii; Urban pollution and a coral reefs ecosystem&quot;,&quot;volume&quot;:&quot;2&quot;,&quot;author&quot;:[{&quot;family&quot;:&quot;Banner&quot;,&quot;given&quot;:&quot;A. H.&quot;}],&quot;issued&quot;:{&quot;date-parts&quot;:[[&quot;1974&quot;]]}}},{&quot;id&quot;:152,&quot;uris&quot;:[&quot;http://zotero.org/users/7197813/items/58KYVZVW&quot;],&quot;uri&quot;:[&quot;http://zotero.org/users/7197813/items/58KYVZVW&quot;],&quot;itemData&quot;:{&quot;id&quot;:152,&quot;type&quot;:&quot;article-journal&quot;,&quot;note&quot;:&quot;publisher: Hawai'i Institute of Marine Biology (formerly Hawai'i Marine Laboratory)&quot;,&quot;title&quot;:&quot;A descriptive study of the physical oceanography of Kaneohe Bay, Oahu, Hawaii&quot;,&quot;author&quot;:[{&quot;family&quot;:&quot;Bathen&quot;,&quot;given&quot;:&quot;Karl H.&quot;}],&quot;issued&quot;:{&quot;date-parts&quot;:[[&quot;1968&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NfR8H3Z5JK"/><text:span text:style-name="T17">(Banner, 1974; Bathen, 1968; Hunter and Evans, 1995)</text:span><text:reference-mark-end text:name="ZOTERO_ITEM CSL_CITATION {&quot;citationID&quot;:&quot;WrRrTmP3&quot;,&quot;properties&quot;:{&quot;formattedCitation&quot;:&quot;(Banner, 1974; Bathen, 1968; Hunter and Evans, 1995)&quot;,&quot;plainCitation&quot;:&quot;(Banner, 1974; Bathen, 1968; Hunter and Evans, 1995)&quot;,&quot;noteIndex&quot;:0},&quot;citationItems&quot;:[{&quot;id&quot;:151,&quot;uris&quot;:[&quot;http://zotero.org/users/7197813/items/VP7UT6M7&quot;],&quot;uri&quot;:[&quot;http://zotero.org/users/7197813/items/VP7UT6M7&quot;],&quot;itemData&quot;:{&quot;id&quot;:151,&quot;type&quot;:&quot;paper-conference&quot;,&quot;container-title&quot;:&quot;Proc. 2nd. Int. Coral Reef Symp.&quot;,&quot;page&quot;:&quot;685-702&quot;,&quot;title&quot;:&quot;Kaneohe Bay, Hawaii; Urban pollution and a coral reefs ecosystem&quot;,&quot;volume&quot;:&quot;2&quot;,&quot;author&quot;:[{&quot;family&quot;:&quot;Banner&quot;,&quot;given&quot;:&quot;A. H.&quot;}],&quot;issued&quot;:{&quot;date-parts&quot;:[[&quot;1974&quot;]]}}},{&quot;id&quot;:152,&quot;uris&quot;:[&quot;http://zotero.org/users/7197813/items/58KYVZVW&quot;],&quot;uri&quot;:[&quot;http://zotero.org/users/7197813/items/58KYVZVW&quot;],&quot;itemData&quot;:{&quot;id&quot;:152,&quot;type&quot;:&quot;article-journal&quot;,&quot;note&quot;:&quot;publisher: Hawai'i Institute of Marine Biology (formerly Hawai'i Marine Laboratory)&quot;,&quot;title&quot;:&quot;A descriptive study of the physical oceanography of Kaneohe Bay, Oahu, Hawaii&quot;,&quot;author&quot;:[{&quot;family&quot;:&quot;Bathen&quot;,&quot;given&quot;:&quot;Karl H.&quot;}],&quot;issued&quot;:{&quot;date-parts&quot;:[[&quot;1968&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NfR8H3Z5JK"/><text:span text:style-name="T17">. It is located on the northeast coast of Oʻahu with a length of 13.5 km at its maximum and 4.5 km width from shore to the outer barrier reef </text:span><text:span text:style-name="T20">(Fig. 1)</text:span><text:span text:style-name="T17">. The bay is bordered by the only barrier reef in the Hawaiian archipelago. The reef is cut by two natural channels and a dredged ship channel connecting the north and the south passages. Between the 1940’s and 1970’s, Kāneʻohe Bay coral reefs suffered impacts to the reef community due to anthropogenic activities concomitant with land use changes, such as eutrophic conditions ensuing from sewage discharges into the bay, and channelization of streams </text:span><text:reference-mark-start text:name="ZOTERO_ITEM CSL_CITATION {&quot;citationID&quot;:&quot;720MoM4g&quot;,&quot;properties&quot;:{&quot;formattedCitation&quot;:&quot;(Pastorok and Bilyard, 1985; Ringuet and Mackenzie, 2005)&quot;,&quot;plainCitation&quot;:&quot;(Pastorok and Bilyard, 1985; Ringuet and Mackenzie, 2005)&quot;,&quot;noteIndex&quot;:0},&quot;citationItems&quot;:[{&quot;id&quot;:154,&quot;uris&quot;:[&quot;http://zotero.org/users/7197813/items/RFAEIFQD&quot;],&quot;uri&quot;:[&quot;http://zotero.org/users/7197813/items/RFAEIFQD&quot;],&quot;itemData&quot;:{&quot;id&quot;:154,&quot;type&quot;:&quot;article-journal&quot;,&quot;container-title&quot;:&quot;Marine ecology progress series. Oldendorf&quot;,&quot;issue&quot;:&quot;1&quot;,&quot;note&quot;:&quot;ISBN: 0171-8630&quot;,&quot;page&quot;:&quot;175-189&quot;,&quot;title&quot;:&quot;Effects of sewage pollution on coral-reef communities.&quot;,&quot;volume&quot;:&quot;21&quot;,&quot;author&quot;:[{&quot;family&quot;:&quot;Pastorok&quot;,&quot;given&quot;:&quot;Robert A.&quot;},{&quot;family&quot;:&quot;Bilyard&quot;,&quot;given&quot;:&quot;Gordon R.&quot;}],&quot;issued&quot;:{&quot;date-parts&quot;:[[&quot;1985&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oGWsheCdRS"/><text:span text:style-name="T17">(Pastorok and Bilyard, 1985; Ringuet and Mackenzie, 2005)</text:span><text:reference-mark-end text:name="ZOTERO_ITEM CSL_CITATION {&quot;citationID&quot;:&quot;720MoM4g&quot;,&quot;properties&quot;:{&quot;formattedCitation&quot;:&quot;(Pastorok and Bilyard, 1985; Ringuet and Mackenzie, 2005)&quot;,&quot;plainCitation&quot;:&quot;(Pastorok and Bilyard, 1985; Ringuet and Mackenzie, 2005)&quot;,&quot;noteIndex&quot;:0},&quot;citationItems&quot;:[{&quot;id&quot;:154,&quot;uris&quot;:[&quot;http://zotero.org/users/7197813/items/RFAEIFQD&quot;],&quot;uri&quot;:[&quot;http://zotero.org/users/7197813/items/RFAEIFQD&quot;],&quot;itemData&quot;:{&quot;id&quot;:154,&quot;type&quot;:&quot;article-journal&quot;,&quot;container-title&quot;:&quot;Marine ecology progress series. Oldendorf&quot;,&quot;issue&quot;:&quot;1&quot;,&quot;note&quot;:&quot;ISBN: 0171-8630&quot;,&quot;page&quot;:&quot;175-189&quot;,&quot;title&quot;:&quot;Effects of sewage pollution on coral-reef communities.&quot;,&quot;volume&quot;:&quot;21&quot;,&quot;author&quot;:[{&quot;family&quot;:&quot;Pastorok&quot;,&quot;given&quot;:&quot;Robert A.&quot;},{&quot;family&quot;:&quot;Bilyard&quot;,&quot;given&quot;:&quot;Gordon R.&quot;}],&quot;issued&quot;:{&quot;date-parts&quot;:[[&quot;1985&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oGWsheCdRS"/><text:span text:style-name="T17">. Additionally, extensive reef dredging amplified these impacts. Two large sewage outfalls were diverted from the bay in 1977-1978 </text:span><text:reference-mark-start text:name="ZOTERO_ITEM CSL_CITATION {&quot;citationID&quot;:&quot;VYuc5sbT&quot;,&quot;properties&quot;:{&quot;formattedCitation&quot;:&quot;(Laws and Redalje, 1982; Smith et al., 1981)&quot;,&quot;plainCitation&quot;:&quot;(Laws and Redalje, 1982; Smith et al., 1981)&quot;,&quot;noteIndex&quot;:0},&quot;citationItems&quot;:[{&quot;id&quot;:156,&quot;uris&quot;:[&quot;http://zotero.org/users/7197813/items/PJA7GH3Z&quot;],&quot;uri&quot;:[&quot;http://zotero.org/users/7197813/items/PJA7GH3Z&quot;],&quot;itemData&quot;:{&quot;id&quot;:156,&quot;type&quot;:&quot;article-journal&quot;,&quot;container-title&quot;:&quot;Marine environmental research&quot;,&quot;issue&quot;:&quot;4&quot;,&quot;note&quot;:&quot;ISBN: 0141-1136\npublisher: Elsevier&quot;,&quot;page&quot;:&quot;265-279&quot;,&quot;title&quot;:&quot;Sewage diversion effects on the water column of a subtropical estuary&quot;,&quot;volume&quot;:&quot;6&quot;,&quot;author&quot;:[{&quot;family&quot;:&quot;Laws&quot;,&quot;given&quot;:&quot;Edward A.&quot;},{&quot;family&quot;:&quot;Redalje&quot;,&quot;given&quot;:&quot;Donald G.&quot;}],&quot;issued&quot;:{&quot;date-parts&quot;:[[&quot;1982&quot;]]}}},{&quot;id&quot;:157,&quot;uris&quot;:[&quot;http://zotero.org/users/7197813/items/7BJNH2G4&quot;],&quot;uri&quot;:[&quot;http://zotero.org/users/7197813/items/7BJNH2G4&quot;],&quot;itemData&quot;:{&quot;id&quot;:157,&quot;type&quot;:&quot;article-journal&quot;,&quot;title&quot;:&quot;Kaneohe Bay sewage diversion experiment: perspectives on ecosystem responses to nutritional perturbation&quot;,&quot;author&quot;:[{&quot;family&quot;:&quot;Smith&quot;,&quot;given&quot;:&quot;Stephen V.&quot;},{&quot;family&quot;:&quot;SV&quot;,&quot;given&quot;:&quot;SMITH&quot;},{&quot;family&quot;:&quot;WJ&quot;,&quot;given&quot;:&quot;KIMMERER&quot;},{&quot;family&quot;:&quot;EA&quot;,&quot;given&quot;:&quot;LAWS&quot;},{&quot;family&quot;:&quot;RE&quot;,&quot;given&quot;:&quot;BROCK&quot;}],&quot;issued&quot;:{&quot;date-parts&quot;:[[&quot;1981&quot;]]}}}],&quot;schema&quot;:&quot;https://github.com/citation-style-language/schema/raw/master/csl-citation.json&quot;} RNDQQwXISkFyI"/><text:span text:style-name="T17">(Laws and Redalje, 1982; Smith et al., 1981)</text:span><text:reference-mark-end text:name="ZOTERO_ITEM CSL_CITATION {&quot;citationID&quot;:&quot;VYuc5sbT&quot;,&quot;properties&quot;:{&quot;formattedCitation&quot;:&quot;(Laws and Redalje, 1982; Smith et al., 1981)&quot;,&quot;plainCitation&quot;:&quot;(Laws and Redalje, 1982; Smith et al., 1981)&quot;,&quot;noteIndex&quot;:0},&quot;citationItems&quot;:[{&quot;id&quot;:156,&quot;uris&quot;:[&quot;http://zotero.org/users/7197813/items/PJA7GH3Z&quot;],&quot;uri&quot;:[&quot;http://zotero.org/users/7197813/items/PJA7GH3Z&quot;],&quot;itemData&quot;:{&quot;id&quot;:156,&quot;type&quot;:&quot;article-journal&quot;,&quot;container-title&quot;:&quot;Marine environmental research&quot;,&quot;issue&quot;:&quot;4&quot;,&quot;note&quot;:&quot;ISBN: 0141-1136\npublisher: Elsevier&quot;,&quot;page&quot;:&quot;265-279&quot;,&quot;title&quot;:&quot;Sewage diversion effects on the water column of a subtropical estuary&quot;,&quot;volume&quot;:&quot;6&quot;,&quot;author&quot;:[{&quot;family&quot;:&quot;Laws&quot;,&quot;given&quot;:&quot;Edward A.&quot;},{&quot;family&quot;:&quot;Redalje&quot;,&quot;given&quot;:&quot;Donald G.&quot;}],&quot;issued&quot;:{&quot;date-parts&quot;:[[&quot;1982&quot;]]}}},{&quot;id&quot;:157,&quot;uris&quot;:[&quot;http://zotero.org/users/7197813/items/7BJNH2G4&quot;],&quot;uri&quot;:[&quot;http://zotero.org/users/7197813/items/7BJNH2G4&quot;],&quot;itemData&quot;:{&quot;id&quot;:157,&quot;type&quot;:&quot;article-journal&quot;,&quot;title&quot;:&quot;Kaneohe Bay sewage diversion experiment: perspectives on ecosystem responses to nutritional perturbation&quot;,&quot;author&quot;:[{&quot;family&quot;:&quot;Smith&quot;,&quot;given&quot;:&quot;Stephen V.&quot;},{&quot;family&quot;:&quot;SV&quot;,&quot;given&quot;:&quot;SMITH&quot;},{&quot;family&quot;:&quot;WJ&quot;,&quot;given&quot;:&quot;KIMMERER&quot;},{&quot;family&quot;:&quot;EA&quot;,&quot;given&quot;:&quot;LAWS&quot;},{&quot;family&quot;:&quot;RE&quot;,&quot;given&quot;:&quot;BROCK&quot;}],&quot;issued&quot;:{&quot;date-parts&quot;:[[&quot;1981&quot;]]}}}],&quot;schema&quot;:&quot;https://github.com/citation-style-language/schema/raw/master/csl-citation.json&quot;} RNDQQwXISkFyI"/><text:span text:style-name="T17">, followed by a partial recovery of coral-reef dominated communities in Kāneʻohe Bay </text:span><text:reference-mark-start text:name="ZOTERO_ITEM CSL_CITATION {&quot;citationID&quot;:&quot;fgE59ZLs&quot;,&quot;properties&quot;:{&quot;formattedCitation&quot;:&quot;(Hunter and Evans, 1995)&quot;,&quot;plainCitation&quot;:&quot;(Hunter and Evans, 1995)&quot;,&quot;noteIndex&quot;:0},&quot;citationItems&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o5ORbZWPRQ"/><text:span text:style-name="T17">(Hunter and Evans, 1995)</text:span><text:reference-mark-end text:name="ZOTERO_ITEM CSL_CITATION {&quot;citationID&quot;:&quot;fgE59ZLs&quot;,&quot;properties&quot;:{&quot;formattedCitation&quot;:&quot;(Hunter and Evans, 1995)&quot;,&quot;plainCitation&quot;:&quot;(Hunter and Evans, 1995)&quot;,&quot;noteIndex&quot;:0},&quot;citationItems&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o5ORbZWPRQ"/><text:span text:style-name="T17">. This trend, however, was slowing down since 1984 and subsequently even reversed, co-occurring with increasing size of the adjacent cities Kāneʻohe and Kahaluʻu and the expansion of the marine corps-base </text:span><text:reference-mark-start text:name="ZOTERO_ITEM CSL_CITATION {&quot;citationID&quot;:&quot;vkqmvFMk&quot;,&quot;properties&quot;:{&quot;formattedCitation&quot;:&quot;(Hunter and Evans, 1995)&quot;,&quot;plainCitation&quot;:&quot;(Hunter and Evans, 1995)&quot;,&quot;noteIndex&quot;:0},&quot;citationItems&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qhtiky6SQR"/><text:span text:style-name="T17">(Hunter and Evans, 1995)</text:span><text:reference-mark-end text:name="ZOTERO_ITEM CSL_CITATION {&quot;citationID&quot;:&quot;vkqmvFMk&quot;,&quot;properties&quot;:{&quot;formattedCitation&quot;:&quot;(Hunter and Evans, 1995)&quot;,&quot;plainCitation&quot;:&quot;(Hunter and Evans, 1995)&quot;,&quot;noteIndex&quot;:0},&quot;citationItems&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qhtiky6SQR"/><text:span text:style-name="T17">. This urban growth concurred with non-point source pollution as well as increased runoff nutrient input into the bay linked to considerable impacts on the bay ecosystem </text:span><text:reference-mark-start text:name="ZOTERO_ITEM CSL_CITATION {&quot;citationID&quot;:&quot;3v5H9x7m&quot;,&quot;properties&quot;:{&quot;formattedCitation&quot;:&quot;(Hoover et al., 2006; Ringuet and Mackenzie, 2005)&quot;,&quot;plainCitation&quot;:&quot;(Hoover et al., 2006; Ringuet and Mackenzie, 2005)&quot;,&quot;noteIndex&quot;:0},&quot;citationItems&quot;:[{&quot;id&quot;:158,&quot;uris&quot;:[&quot;http://zotero.org/users/7197813/items/VBTZ65RH&quot;],&quot;uri&quot;:[&quot;http://zotero.org/users/7197813/items/VBTZ65RH&quot;],&quot;itemData&quot;:{&quot;id&quot;:158,&quot;type&quot;:&quot;article-journal&quot;,&quot;container-title&quot;:&quot;Marine Ecology Progress Series&quot;,&quot;note&quot;:&quot;ISBN: 0171-8630&quot;,&quot;page&quot;:&quot;187-201&quot;,&quot;title&quot;:&quot;Zooplankton response to storm runoff in a tropical estuary: bottom-up and top-down controls&quot;,&quot;volume&quot;:&quot;318&quot;,&quot;author&quot;:[{&quot;family&quot;:&quot;Hoover&quot;,&quot;given&quot;:&quot;R. S.&quot;},{&quot;family&quot;:&quot;Hoover&quot;,&quot;given&quot;:&quot;D.&quot;},{&quot;family&quot;:&quot;Miller&quot;,&quot;given&quot;:&quot;M.&quot;},{&quot;family&quot;:&quot;Landry&quot;,&quot;given&quot;:&quot;M. R.&quot;},{&quot;family&quot;:&quot;DeCarlo&quot;,&quot;given&quot;:&quot;E. H.&quot;},{&quot;family&quot;:&quot;Mackenzie&quot;,&quot;given&quot;:&quot;F. T.&quot;}],&quot;issued&quot;:{&quot;date-parts&quot;:[[&quot;2006&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Q2x0dgMNrZ"/><text:span text:style-name="T17">(Hoover et al., 2006; Ringuet and Mackenzie, 2005)</text:span><text:reference-mark-end text:name="ZOTERO_ITEM CSL_CITATION {&quot;citationID&quot;:&quot;3v5H9x7m&quot;,&quot;properties&quot;:{&quot;formattedCitation&quot;:&quot;(Hoover et al., 2006; Ringuet and Mackenzie, 2005)&quot;,&quot;plainCitation&quot;:&quot;(Hoover et al., 2006; Ringuet and Mackenzie, 2005)&quot;,&quot;noteIndex&quot;:0},&quot;citationItems&quot;:[{&quot;id&quot;:158,&quot;uris&quot;:[&quot;http://zotero.org/users/7197813/items/VBTZ65RH&quot;],&quot;uri&quot;:[&quot;http://zotero.org/users/7197813/items/VBTZ65RH&quot;],&quot;itemData&quot;:{&quot;id&quot;:158,&quot;type&quot;:&quot;article-journal&quot;,&quot;container-title&quot;:&quot;Marine Ecology Progress Series&quot;,&quot;note&quot;:&quot;ISBN: 0171-8630&quot;,&quot;page&quot;:&quot;187-201&quot;,&quot;title&quot;:&quot;Zooplankton response to storm runoff in a tropical estuary: bottom-up and top-down controls&quot;,&quot;volume&quot;:&quot;318&quot;,&quot;author&quot;:[{&quot;family&quot;:&quot;Hoover&quot;,&quot;given&quot;:&quot;R. S.&quot;},{&quot;family&quot;:&quot;Hoover&quot;,&quot;given&quot;:&quot;D.&quot;},{&quot;family&quot;:&quot;Miller&quot;,&quot;given&quot;:&quot;M.&quot;},{&quot;family&quot;:&quot;Landry&quot;,&quot;given&quot;:&quot;M. R.&quot;},{&quot;family&quot;:&quot;DeCarlo&quot;,&quot;given&quot;:&quot;E. H.&quot;},{&quot;family&quot;:&quot;Mackenzie&quot;,&quot;given&quot;:&quot;F. T.&quot;}],&quot;issued&quot;:{&quot;date-parts&quot;:[[&quot;2006&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Q2x0dgMNrZ"/><text:span text:style-name="T17">. Foraminiferal assemblages responded to these perturbations with a shift in composition and a severe decrease in abundance (Hallock, personal communication). Kāneʻohe Bay is monitored since 1999 as part of the Hawai‘i Coral Reef Assessment and Monitoring Program (CRAMP). Between 1999 and 2002, coral reef </text:span><text:soft-page-break/><text:span text:style-name="T17">coverage decreased in five out of six sampled stations in Kāneʻohe Bay</text:span><text:change-start text:change-id="ct94370906582768"/><text:span text:style-name="T17"> </text:span><text:reference-mark-start text:name="ZOTERO_ITEM CSL_CITATION {&quot;citationID&quot;:&quot;ZcpmTf2S&quot;,&quot;properties&quot;:{&quot;formattedCitation&quot;:&quot;(Jokiel et al., 2004)&quot;,&quot;plainCitation&quot;:&quot;(Jokiel et al., 2004)&quot;,&quot;noteIndex&quot;:0},&quot;citationItems&quot;:[{&quot;id&quot;:169,&quot;uris&quot;:[&quot;http://zotero.org/users/7197813/items/WDB9TXY3&quot;],&quot;uri&quot;:[&quot;http://zotero.org/users/7197813/items/WDB9TXY3&quot;],&quot;itemData&quot;:{&quot;id&quot;:169,&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schema&quot;:&quot;https://github.com/citation-style-language/schema/raw/master/csl-citation.json&quot;} RNDXcjfAaUu0p"/><text:span text:style-name="T17">(Jokiel et al., 2004)</text:span><text:change-end text:change-id="ct94370906582768"/><text:reference-mark-end text:name="ZOTERO_ITEM CSL_CITATION {&quot;citationID&quot;:&quot;ZcpmTf2S&quot;,&quot;properties&quot;:{&quot;formattedCitation&quot;:&quot;(Jokiel et al., 2004)&quot;,&quot;plainCitation&quot;:&quot;(Jokiel et al., 2004)&quot;,&quot;noteIndex&quot;:0},&quot;citationItems&quot;:[{&quot;id&quot;:169,&quot;uris&quot;:[&quot;http://zotero.org/users/7197813/items/WDB9TXY3&quot;],&quot;uri&quot;:[&quot;http://zotero.org/users/7197813/items/WDB9TXY3&quot;],&quot;itemData&quot;:{&quot;id&quot;:169,&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schema&quot;:&quot;https://github.com/citation-style-language/schema/raw/master/csl-citation.json&quot;} RNDXcjfAaUu0p"/><text:span text:style-name="T17">, whereas only one of the six stations showed a decrease over a 14 yr period </text:span><text:reference-mark-start text:name="ZOTERO_ITEM CSL_CITATION {&quot;citationID&quot;:&quot;T32geEUk&quot;,&quot;properties&quot;:{&quot;formattedCitation&quot;:&quot;(Rodgers et al., 2015)&quot;,&quot;plainCitation&quot;:&quot;(Rodgers et al., 2015)&quot;,&quot;noteIndex&quot;:0},&quot;citationItems&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kaNfThYs9j"/><text:span text:style-name="T17">(Rodgers et al., 2015)</text:span><text:reference-mark-end text:name="ZOTERO_ITEM CSL_CITATION {&quot;citationID&quot;:&quot;T32geEUk&quot;,&quot;properties&quot;:{&quot;formattedCitation&quot;:&quot;(Rodgers et al., 2015)&quot;,&quot;plainCitation&quot;:&quot;(Rodgers et al., 2015)&quot;,&quot;noteIndex&quot;:0},&quot;citationItems&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kaNfThYs9j"/><text:span text:style-name="T17">. </text:span></text:p>
      <text:p text:style-name="P17"/>
      <text:p text:style-name="P12">Sampling sites</text:p>
      <text:p text:style-name="P3"><text:span text:style-name="T17">Samples were collected during 2017 from Kāneʻohe Bay by researchers from the Florida Museum of Natural History sampling surface sediment by scuba diving. </text:span><text:span text:style-name="T18">Thirteen</text:span><text:span text:style-name="T17"> samples were taken across a variety of shallow water environments </text:span><text:span text:style-name="T19">between </text:span><text:span text:style-name="T18">one and fourteen meters water depth </text:span><text:span text:style-name="T17">and a variety of distances from settlements on the island to examine the spatial variation in assemblage and any potential impact from anthropogenic sources </text:span><text:span text:style-name="T20">(</text:span><text:span text:style-name="T21">Suppl. Table 1</text:span><text:span text:style-name="T20">)</text:span><text:span text:style-name="T17">. The locality in the bay, the longitude and latitude, the water depth, and the habitat were assigned to each individual sample. The distance to cente</text:span><text:span text:style-name="T18">rs</text:span><text:span text:style-name="T17"> of anthropogenic stress (cities and military bases) were calculated by using the program Google Earth (http://earth.google.com). </text:span></text:p>
      <text:p text:style-name="P17"/>
      <text:p text:style-name="P29"><text:span text:style-name="T22">S</text:span><text:span text:style-name="T23">ampling treatment</text:span></text:p>
      <text:p text:style-name="P37">The foraminiferal assemblages were wet sieved through 63 μm and dried in a low temperature oven (~40 °C). Following this, up to 200 foraminiferal specimens of each sample were picked <text:s/>under a stereo microscope following a standard protocol <text:reference-mark-start text:name="ZOTERO_ITEM CSL_CITATION {&quot;citationID&quot;:&quot;owZwHsoW&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l5wm78ZYBz"/>(Hallock et al., 2003)<text:reference-mark-end text:name="ZOTERO_ITEM CSL_CITATION {&quot;citationID&quot;:&quot;owZwHsoW&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l5wm78ZYBz"/>. <text:span text:style-name="T85">Each sample was split into smaller subsets of approximately 0.1 g and weighed. We then used the </text:span><text:change-start text:change-id="ct94370906408704"/><text:span text:style-name="T91">first </text:span><text:change-end text:change-id="ct94370906408704"/><text:span text:style-name="T85">weighed subset</text:span><text:change-start text:change-id="ct94370906544032"/><text:span text:style-name="T85"> </text:span><text:span text:style-name="T91">of the sample</text:span><text:change-end text:change-id="ct94370906544032"/><text:span text:style-name="T85"> to pick out foraminiferal specimen until we reached a number of 200 specimen</text:span><text:change-start text:change-id="ct94370906408336"/><text:span text:style-name="T85"> </text:span><text:reference-mark-start text:name="ZOTERO_ITEM CSL_CITATION {&quot;citationID&quot;:&quot;180m1VJ0&quot;,&quot;properties&quot;:{&quot;formattedCitation&quot;:&quot;(Dix, 2002)&quot;,&quot;plainCitation&quot;:&quot;(Dix, 2002)&quot;,&quot;noteIndex&quot;:0},&quot;citationItems&quot;:[{&quot;id&quot;:244,&quot;uris&quot;:[&quot;http://zotero.org/groups/2930304/items/6F9F2IFW&quot;],&quot;uri&quot;:[&quot;http://zotero.org/groups/2930304/items/6F9F2IFW&quot;],&quot;itemData&quot;:{&quot;id&quot;:244,&quot;type&quot;:&quot;article-journal&quot;,&quot;title&quot;:&quot;The distribution and ecology of benthic foraminifera of Tampa Bay, Florida.&quot;,&quot;author&quot;:[{&quot;family&quot;:&quot;Dix&quot;,&quot;given&quot;:&quot;Thomas L.&quot;}],&quot;issued&quot;:{&quot;date-parts&quot;:[[&quot;2002&quot;]]}}}],&quot;schema&quot;:&quot;https://github.com/citation-style-language/schema/raw/master/csl-citation.json&quot;} RNDFxGOSSTAvw"/><text:span text:style-name="T85">(Dix, 2002)</text:span><text:change-end text:change-id="ct94370906408336"/><text:change-start text:change-id="ct94370906530128"/><text:reference-mark-end text:name="ZOTERO_ITEM CSL_CITATION {&quot;citationID&quot;:&quot;180m1VJ0&quot;,&quot;properties&quot;:{&quot;formattedCitation&quot;:&quot;(Dix, 2002)&quot;,&quot;plainCitation&quot;:&quot;(Dix, 2002)&quot;,&quot;noteIndex&quot;:0},&quot;citationItems&quot;:[{&quot;id&quot;:244,&quot;uris&quot;:[&quot;http://zotero.org/groups/2930304/items/6F9F2IFW&quot;],&quot;uri&quot;:[&quot;http://zotero.org/groups/2930304/items/6F9F2IFW&quot;],&quot;itemData&quot;:{&quot;id&quot;:244,&quot;type&quot;:&quot;article-journal&quot;,&quot;title&quot;:&quot;The distribution and ecology of benthic foraminifera of Tampa Bay, Florida.&quot;,&quot;author&quot;:[{&quot;family&quot;:&quot;Dix&quot;,&quot;given&quot;:&quot;Thomas L.&quot;}],&quot;issued&quot;:{&quot;date-parts&quot;:[[&quot;2002&quot;]]}}}],&quot;schema&quot;:&quot;https://github.com/citation-style-language/schema/raw/master/csl-citation.json&quot;} RNDFxGOSSTAvw"/><text:span text:style-name="T85">. </text:span><text:span text:style-name="T91">If less than 200 specimen </text:span><text:span text:style-name="T85">were present in the subset, we repeated the picking procedure on a second 0.1 g subset from the sample</text:span><text:change-end text:change-id="ct94370906530128"/><text:span text:style-name="T85">. </text:span><text:change-start text:change-id="ct94370906630752"/>This procedure <text:span text:style-name="T92">was</text:span> repeated until 200 specimens <text:span text:style-name="T92">wer</text:span>e obtained or until the entire gram of sample <text:span text:style-name="T92">wa</text:span>s processed. <text:change-end text:change-id="ct94370906630752"/><text:span text:style-name="T85">Foraminiferal taxa </text:span>were identifi<text:span text:style-name="T72">e</text:span>d to generic level according to Loeblich Jr and Tappan (2015). We used the<text:change-start text:change-id="ct94370906626320"/> <text:change-end text:change-id="ct94370906626320"/><text:span text:style-name="T92">Foram</text:span> <text:span text:style-name="T92">I</text:span>ndex (FI)<text:change-start text:change-id="ct94370906621888"/> <text:reference-mark-start text:name="ZOTERO_ITEM CSL_CITATION {&quot;citationID&quot;:&quot;rAE7gCmr&quot;,&quot;properties&quot;:{&quot;formattedCitation&quot;:&quot;(Hallock, 2012; Hallock et al., 2003; Prazeres et al., 2020)&quot;,&quot;plainCitation&quot;:&quot;(Hallock, 2012; Hallock et al., 2003; Prazeres et al., 2020)&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id&quot;:245,&quot;uris&quot;:[&quot;http://zotero.org/users/7197813/items/BTP2D7MS&quot;],&quot;uri&quot;:[&quot;http://zotero.org/users/7197813/items/BTP2D7MS&quot;],&quot;itemData&quot;:{&quot;id&quot;:245,&quot;type&quot;:&quot;article-journal&quot;,&quot;container-title&quot;:&quot;Environmental Pollution&quot;,&quot;note&quot;:&quot;ISBN: 0269-7491\npublisher: Elsevier&quot;,&quot;page&quot;:&quot;113612&quot;,&quot;title&quot;:&quot;Foraminifera as bioindicators of water quality: The FoRAM Index revisited&quot;,&quot;volume&quot;:&quot;257&quot;,&quot;author&quot;:[{&quot;family&quot;:&quot;Prazeres&quot;,&quot;given&quot;:&quot;Martina&quot;},{&quot;family&quot;:&quot;Martínez-Colón&quot;,&quot;given&quot;:&quot;Michael&quot;},{&quot;family&quot;:&quot;Hallock&quot;,&quot;given&quot;:&quot;Pamela&quot;}],&quot;issued&quot;:{&quot;date-parts&quot;:[[&quot;2020&quot;]]}}}],&quot;schema&quot;:&quot;https://github.com/citation-style-language/schema/raw/master/csl-citation.json&quot;} RND2ySsbkOciv"/>(Hallock, 2012; Hallock et al., 2003; Prazeres et al., 2020)<text:change-end text:change-id="ct94370906621888"/><text:reference-mark-end text:name="ZOTERO_ITEM CSL_CITATION {&quot;citationID&quot;:&quot;rAE7gCmr&quot;,&quot;properties&quot;:{&quot;formattedCitation&quot;:&quot;(Hallock, 2012; Hallock et al., 2003; Prazeres et al., 2020)&quot;,&quot;plainCitation&quot;:&quot;(Hallock, 2012; Hallock et al., 2003; Prazeres et al., 2020)&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id&quot;:245,&quot;uris&quot;:[&quot;http://zotero.org/users/7197813/items/BTP2D7MS&quot;],&quot;uri&quot;:[&quot;http://zotero.org/users/7197813/items/BTP2D7MS&quot;],&quot;itemData&quot;:{&quot;id&quot;:245,&quot;type&quot;:&quot;article-journal&quot;,&quot;container-title&quot;:&quot;Environmental Pollution&quot;,&quot;note&quot;:&quot;ISBN: 0269-7491\npublisher: Elsevier&quot;,&quot;page&quot;:&quot;113612&quot;,&quot;title&quot;:&quot;Foraminifera as bioindicators of water quality: The FoRAM Index revisited&quot;,&quot;volume&quot;:&quot;257&quot;,&quot;author&quot;:[{&quot;family&quot;:&quot;Prazeres&quot;,&quot;given&quot;:&quot;Martina&quot;},{&quot;family&quot;:&quot;Martínez-Colón&quot;,&quot;given&quot;:&quot;Michael&quot;},{&quot;family&quot;:&quot;Hallock&quot;,&quot;given&quot;:&quot;Pamela&quot;}],&quot;issued&quot;:{&quot;date-parts&quot;:[[&quot;2020&quot;]]}}}],&quot;schema&quot;:&quot;https://github.com/citation-style-language/schema/raw/master/csl-citation.json&quot;} RND2ySsbkOciv"/> <text:span text:style-name="T92">to asses water qua</text:span>lity and suitability for reef-building corals of the study area. The FI is defined by the ratio of large benthic foraminifera which host phototrophic endosymbionts to small heterotrophic foraminifera. Heterotrophic taxa proliferate under the input of nutrients into the sea water, while large symbiont-bearing taxa are constrained to water-quality conditions similar to those required by corals. Under extreme local nutrient input, with subsequent intermittent anoxia in the sediments, a few known taxa of heterotrophic, stress-tolerant foraminifera can become dominant<text:change-start text:change-id="ct94370906526080"/> <text:change-end text:change-id="ct94370906526080"/><text:change-start text:change-id="ct94370906560720"/><text:reference-mark-start text:name="ZOTERO_ITEM CSL_CITATION {&quot;citationID&quot;:&quot;sAg4v6zX&quot;,&quot;properties&quot;:{&quot;formattedCitation&quot;:&quot;(Alve and Bernhard, 1995; Carnahan et al., 2009; Pisapia et al., 2017)&quot;,&quot;plainCitation&quot;:&quot;(Alve and Bernhard, 1995; Carnahan et al., 2009; Pisapia et al., 2017)&quot;,&quot;noteIndex&quot;:0},&quot;citationItems&quot;:[{&quot;id&quot;:160,&quot;uris&quot;:[&quot;http://zotero.org/users/7197813/items/VNX93J7M&quot;],&quot;uri&quot;:[&quot;http://zotero.org/users/7197813/items/VNX93J7M&quot;],&quot;itemData&quot;:{&quot;id&quot;:160,&quot;type&quot;:&quot;article-journal&quot;,&quot;container-title&quot;:&quot;Marine Ecology Progress Series&quot;,&quot;note&quot;:&quot;ISBN: 0171-8630\npublisher: JSTOR&quot;,&quot;page&quot;:&quot;137-151&quot;,&quot;title&quot;:&quot;Vertical migratory response of benthic foraminifera to controlled oxygen concentrations in an experimental mesocosm&quot;,&quot;author&quot;:[{&quot;family&quot;:&quot;Alve&quot;,&quot;given&quot;:&quot;Elisabeth&quot;},{&quot;family&quot;:&quot;Bernhard&quot;,&quot;given&quot;:&quot;Joan M.&quot;}],&quot;issued&quot;:{&quot;date-parts&quot;:[[&quot;1995&quot;]]}}},{&quot;id&quot;:161,&quot;uris&quot;:[&quot;http://zotero.org/users/7197813/items/ZWES4RM3&quot;],&quot;uri&quot;:[&quot;http://zotero.org/users/7197813/items/ZWES4RM3&quot;],&quot;itemData&quot;:{&quot;id&quot;:161,&quot;type&quot;:&quot;article-journal&quot;,&quot;container-title&quot;:&quot;Marine Pollution Bulletin&quot;,&quot;issue&quot;:&quot;8-12&quot;,&quot;note&quot;:&quot;ISBN: 0025-326X\npublisher: Elsevier&quot;,&quot;page&quot;:&quot;221-233&quot;,&quot;title&quot;:&quot;Foraminiferal assemblages in Biscayne Bay, Florida, USA: responses to urban and agricultural influence in a subtropical estuary&quot;,&quot;volume&quot;:&quot;59&quot;,&quot;author&quot;:[{&quot;family&quot;:&quot;Carnahan&quot;,&quot;given&quot;:&quot;Elizabeth A.&quot;},{&quot;family&quot;:&quot;Hoare&quot;,&quot;given&quot;:&quot;A. M.&quot;},{&quot;family&quot;:&quot;Hallock&quot;,&quot;given&quot;:&quot;Petal&quot;},{&quot;family&quot;:&quot;Lidz&quot;,&quot;given&quot;:&quot;Barbara H.&quot;},{&quot;family&quot;:&quot;Reich&quot;,&quot;given&quot;:&quot;Christopher D.&quot;}],&quot;issued&quot;:{&quot;date-parts&quot;:[[&quot;2009&quot;]]}}},{&quot;id&quot;:162,&quot;uris&quot;:[&quot;http://zotero.org/users/7197813/items/TMRMY293&quot;],&quot;uri&quot;:[&quot;http://zotero.org/users/7197813/items/TMRMY293&quot;],&quot;itemData&quot;:{&quot;id&quot;:162,&quot;type&quot;:&quot;article-journal&quot;,&quot;container-title&quot;:&quot;Marine Micropaleontology&quot;,&quot;note&quot;:&quot;ISBN: 0377-8398\npublisher: Elsevier&quot;,&quot;page&quot;:&quot;50-57&quot;,&quot;title&quot;:&quot;Assessing coral reef health in the North Ari Atoll (Maldives) using the FoRAM Index&quot;,&quot;volume&quot;:&quot;133&quot;,&quot;author&quot;:[{&quot;family&quot;:&quot;Pisapia&quot;,&quot;given&quot;:&quot;Chiara&quot;},{&quot;family&quot;:&quot;El Kateb&quot;,&quot;given&quot;:&quot;A.&quot;},{&quot;family&quot;:&quot;Hallock&quot;,&quot;given&quot;:&quot;P.&quot;},{&quot;family&quot;:&quot;Spezzaferri&quot;,&quot;given&quot;:&quot;Silvia&quot;}],&quot;issued&quot;:{&quot;date-parts&quot;:[[&quot;2017&quot;]]}}}],&quot;schema&quot;:&quot;https://github.com/citation-style-language/schema/raw/master/csl-citation.json&quot;} RNDiwHQYKuIhF"/>(Alve and Bernhard, 1995; Carnahan et al., 2009; Pisapia et al., 2017)<text:reference-mark-end text:name="ZOTERO_ITEM CSL_CITATION {&quot;citationID&quot;:&quot;sAg4v6zX&quot;,&quot;properties&quot;:{&quot;formattedCitation&quot;:&quot;(Alve and Bernhard, 1995; Carnahan et al., 2009; Pisapia et al., 2017)&quot;,&quot;plainCitation&quot;:&quot;(Alve and Bernhard, 1995; Carnahan et al., 2009; Pisapia et al., 2017)&quot;,&quot;noteIndex&quot;:0},&quot;citationItems&quot;:[{&quot;id&quot;:160,&quot;uris&quot;:[&quot;http://zotero.org/users/7197813/items/VNX93J7M&quot;],&quot;uri&quot;:[&quot;http://zotero.org/users/7197813/items/VNX93J7M&quot;],&quot;itemData&quot;:{&quot;id&quot;:160,&quot;type&quot;:&quot;article-journal&quot;,&quot;container-title&quot;:&quot;Marine Ecology Progress Series&quot;,&quot;note&quot;:&quot;ISBN: 0171-8630\npublisher: JSTOR&quot;,&quot;page&quot;:&quot;137-151&quot;,&quot;title&quot;:&quot;Vertical migratory response of benthic foraminifera to controlled oxygen concentrations in an experimental mesocosm&quot;,&quot;author&quot;:[{&quot;family&quot;:&quot;Alve&quot;,&quot;given&quot;:&quot;Elisabeth&quot;},{&quot;family&quot;:&quot;Bernhard&quot;,&quot;given&quot;:&quot;Joan M.&quot;}],&quot;issued&quot;:{&quot;date-parts&quot;:[[&quot;1995&quot;]]}}},{&quot;id&quot;:161,&quot;uris&quot;:[&quot;http://zotero.org/users/7197813/items/ZWES4RM3&quot;],&quot;uri&quot;:[&quot;http://zotero.org/users/7197813/items/ZWES4RM3&quot;],&quot;itemData&quot;:{&quot;id&quot;:161,&quot;type&quot;:&quot;article-journal&quot;,&quot;container-title&quot;:&quot;Marine Pollution Bulletin&quot;,&quot;issue&quot;:&quot;8-12&quot;,&quot;note&quot;:&quot;ISBN: 0025-326X\npublisher: Elsevier&quot;,&quot;page&quot;:&quot;221-233&quot;,&quot;title&quot;:&quot;Foraminiferal assemblages in Biscayne Bay, Florida, USA: responses to urban and agricultural influence in a subtropical estuary&quot;,&quot;volume&quot;:&quot;59&quot;,&quot;author&quot;:[{&quot;family&quot;:&quot;Carnahan&quot;,&quot;given&quot;:&quot;Elizabeth A.&quot;},{&quot;family&quot;:&quot;Hoare&quot;,&quot;given&quot;:&quot;A. M.&quot;},{&quot;family&quot;:&quot;Hallock&quot;,&quot;given&quot;:&quot;Petal&quot;},{&quot;family&quot;:&quot;Lidz&quot;,&quot;given&quot;:&quot;Barbara H.&quot;},{&quot;family&quot;:&quot;Reich&quot;,&quot;given&quot;:&quot;Christopher D.&quot;}],&quot;issued&quot;:{&quot;date-parts&quot;:[[&quot;2009&quot;]]}}},{&quot;id&quot;:162,&quot;uris&quot;:[&quot;http://zotero.org/users/7197813/items/TMRMY293&quot;],&quot;uri&quot;:[&quot;http://zotero.org/users/7197813/items/TMRMY293&quot;],&quot;itemData&quot;:{&quot;id&quot;:162,&quot;type&quot;:&quot;article-journal&quot;,&quot;container-title&quot;:&quot;Marine Micropaleontology&quot;,&quot;note&quot;:&quot;ISBN: 0377-8398\npublisher: Elsevier&quot;,&quot;page&quot;:&quot;50-57&quot;,&quot;title&quot;:&quot;Assessing coral reef health in the North Ari Atoll (Maldives) using the FoRAM Index&quot;,&quot;volume&quot;:&quot;133&quot;,&quot;author&quot;:[{&quot;family&quot;:&quot;Pisapia&quot;,&quot;given&quot;:&quot;Chiara&quot;},{&quot;family&quot;:&quot;El Kateb&quot;,&quot;given&quot;:&quot;A.&quot;},{&quot;family&quot;:&quot;Hallock&quot;,&quot;given&quot;:&quot;P.&quot;},{&quot;family&quot;:&quot;Spezzaferri&quot;,&quot;given&quot;:&quot;Silvia&quot;}],&quot;issued&quot;:{&quot;date-parts&quot;:[[&quot;2017&quot;]]}}}],&quot;schema&quot;:&quot;https://github.com/citation-style-language/schema/raw/master/csl-citation.json&quot;} RNDiwHQYKuIhF"/>. <text:change-end text:change-id="ct94370906560720"/><text:span text:style-name="T92">Accordingly, we cl</text:span>assified specimens into one of three functional groups: symbiont-bearing, opportunistic, or other smaller taxa. For each sample, the FI was determined by the equation: FI = (10 x Ps) + (Po) + (2 x Ph), where “P” is the proportion and where subscript “s” represents <text:soft-page-break/>symbiont-bearing foraminifera, subscript “o” rep<text:span text:style-name="T30">r</text:span>esents opportunistic foraminifera, and subscript “h”<text:span text:style-name="T30"> </text:span>represents other small, heterotrophic foraminifera. The FI scale rang<text:span text:style-name="T30">e</text:span>s from 1 to 10, with FI &gt; 4 indicating env<text:span text:style-name="T30">i</text:span>ronment conducive to reef growth, 2 &lt; FI &lt; 4 indicating environment marginal for reef growth and unsuitable for recovery, and FI &lt; 2 indicating stressed conditions unsuitable for reef growth. During specimen counting, the degree of bioclast preservation was also evaluated <text:change-start text:change-id="ct94370906617168"/><text:reference-mark-start text:name="ZOTERO_ITEM CSL_CITATION {&quot;citationID&quot;:&quot;h6Pistn5&quot;,&quot;properties&quot;:{&quot;formattedCitation&quot;:&quot;(Carnahan et al., 2009; Hallock, 2012)&quot;,&quot;plainCitation&quot;:&quot;(Carnahan et al., 2009; Hallock, 2012)&quot;,&quot;noteIndex&quot;:0},&quot;citationItems&quot;:[{&quot;id&quot;:161,&quot;uris&quot;:[&quot;http://zotero.org/users/7197813/items/ZWES4RM3&quot;],&quot;uri&quot;:[&quot;http://zotero.org/users/7197813/items/ZWES4RM3&quot;],&quot;itemData&quot;:{&quot;id&quot;:161,&quot;type&quot;:&quot;article-journal&quot;,&quot;container-title&quot;:&quot;Marine Pollution Bulletin&quot;,&quot;issue&quot;:&quot;8-12&quot;,&quot;note&quot;:&quot;ISBN: 0025-326X\npublisher: Elsevier&quot;,&quot;page&quot;:&quot;221-233&quot;,&quot;title&quot;:&quot;Foraminiferal assemblages in Biscayne Bay, Florida, USA: responses to urban and agricultural influence in a subtropical estuary&quot;,&quot;volume&quot;:&quot;59&quot;,&quot;author&quot;:[{&quot;family&quot;:&quot;Carnahan&quot;,&quot;given&quot;:&quot;Elizabeth A.&quot;},{&quot;family&quot;:&quot;Hoare&quot;,&quot;given&quot;:&quot;A. M.&quot;},{&quot;family&quot;:&quot;Hallock&quot;,&quot;given&quot;:&quot;Petal&quot;},{&quot;family&quot;:&quot;Lidz&quot;,&quot;given&quot;:&quot;Barbara H.&quot;},{&quot;family&quot;:&quot;Reich&quot;,&quot;given&quot;:&quot;Christopher D.&quot;}],&quot;issued&quot;:{&quot;date-parts&quot;:[[&quot;2009&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56a2qUHUVh"/>(Carnahan et al., 2009; Hallock, 2012)<text:change-end text:change-id="ct94370906617168"/><text:reference-mark-end text:name="ZOTERO_ITEM CSL_CITATION {&quot;citationID&quot;:&quot;h6Pistn5&quot;,&quot;properties&quot;:{&quot;formattedCitation&quot;:&quot;(Carnahan et al., 2009; Hallock, 2012)&quot;,&quot;plainCitation&quot;:&quot;(Carnahan et al., 2009; Hallock, 2012)&quot;,&quot;noteIndex&quot;:0},&quot;citationItems&quot;:[{&quot;id&quot;:161,&quot;uris&quot;:[&quot;http://zotero.org/users/7197813/items/ZWES4RM3&quot;],&quot;uri&quot;:[&quot;http://zotero.org/users/7197813/items/ZWES4RM3&quot;],&quot;itemData&quot;:{&quot;id&quot;:161,&quot;type&quot;:&quot;article-journal&quot;,&quot;container-title&quot;:&quot;Marine Pollution Bulletin&quot;,&quot;issue&quot;:&quot;8-12&quot;,&quot;note&quot;:&quot;ISBN: 0025-326X\npublisher: Elsevier&quot;,&quot;page&quot;:&quot;221-233&quot;,&quot;title&quot;:&quot;Foraminiferal assemblages in Biscayne Bay, Florida, USA: responses to urban and agricultural influence in a subtropical estuary&quot;,&quot;volume&quot;:&quot;59&quot;,&quot;author&quot;:[{&quot;family&quot;:&quot;Carnahan&quot;,&quot;given&quot;:&quot;Elizabeth A.&quot;},{&quot;family&quot;:&quot;Hoare&quot;,&quot;given&quot;:&quot;A. M.&quot;},{&quot;family&quot;:&quot;Hallock&quot;,&quot;given&quot;:&quot;Petal&quot;},{&quot;family&quot;:&quot;Lidz&quot;,&quot;given&quot;:&quot;Barbara H.&quot;},{&quot;family&quot;:&quot;Reich&quot;,&quot;given&quot;:&quot;Christopher D.&quot;}],&quot;issued&quot;:{&quot;date-parts&quot;:[[&quot;2009&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56a2qUHUVh"/>. <text:change text:change-id="ct94370906617472"/>.<text:change-start text:change-id="ct94370906617712"/> <text:change-end text:change-id="ct94370906617712"/><text:change-start text:change-id="ct94370906675136"/><text:span text:style-name="T94">Badly </text:span>broken or possibly reworked<text:change-end text:change-id="ct94370906675136"/> <text:change-start text:change-id="ct94370906676624"/><text:span text:style-name="T94">specimen, which could not be identified to genus level</text:span><text:change-end text:change-id="ct94370906676624"/><text:change-start text:change-id="ct94370906683344"/><text:span text:style-name="T94">, were omitted from the analysis (</text:span><text:reference-mark-start text:name="ZOTERO_ITEM CSL_CITATION {&quot;citationID&quot;:&quot;SW19vjke&quot;,&quot;properties&quot;:{&quot;formattedCitation&quot;:&quot;(Hallock et al., 2003; Prazeres et al., 2020)&quot;,&quot;plainCitation&quot;:&quot;(Hallock et al., 2003; Prazeres et al., 2020)&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id&quot;:245,&quot;uris&quot;:[&quot;http://zotero.org/users/7197813/items/BTP2D7MS&quot;],&quot;uri&quot;:[&quot;http://zotero.org/users/7197813/items/BTP2D7MS&quot;],&quot;itemData&quot;:{&quot;id&quot;:245,&quot;type&quot;:&quot;article-journal&quot;,&quot;container-title&quot;:&quot;Environmental Pollution&quot;,&quot;note&quot;:&quot;ISBN: 0269-7491\npublisher: Elsevier&quot;,&quot;page&quot;:&quot;113612&quot;,&quot;title&quot;:&quot;Foraminifera as bioindicators of water quality: The FoRAM Index revisited&quot;,&quot;volume&quot;:&quot;257&quot;,&quot;author&quot;:[{&quot;family&quot;:&quot;Prazeres&quot;,&quot;given&quot;:&quot;Martina&quot;},{&quot;family&quot;:&quot;Martínez-Colón&quot;,&quot;given&quot;:&quot;Michael&quot;},{&quot;family&quot;:&quot;Hallock&quot;,&quot;given&quot;:&quot;Pamela&quot;}],&quot;issued&quot;:{&quot;date-parts&quot;:[[&quot;2020&quot;]]}}}],&quot;schema&quot;:&quot;https://github.com/citation-style-language/schema/raw/master/csl-citation.json&quot;} RNDaQXsOuxm3X"/><text:span text:style-name="T94">(Hallock et al., 2003; Prazeres et al., 2020)</text:span><text:change-end text:change-id="ct94370906683344"/><text:change text:change-id="ct94370906683776"/><text:change-start text:change-id="ct94370906689952"/><text:reference-mark-end text:name="ZOTERO_ITEM CSL_CITATION {&quot;citationID&quot;:&quot;SW19vjke&quot;,&quot;properties&quot;:{&quot;formattedCitation&quot;:&quot;(Hallock et al., 2003; Prazeres et al., 2020)&quot;,&quot;plainCitation&quot;:&quot;(Hallock et al., 2003; Prazeres et al., 2020)&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id&quot;:245,&quot;uris&quot;:[&quot;http://zotero.org/users/7197813/items/BTP2D7MS&quot;],&quot;uri&quot;:[&quot;http://zotero.org/users/7197813/items/BTP2D7MS&quot;],&quot;itemData&quot;:{&quot;id&quot;:245,&quot;type&quot;:&quot;article-journal&quot;,&quot;container-title&quot;:&quot;Environmental Pollution&quot;,&quot;note&quot;:&quot;ISBN: 0269-7491\npublisher: Elsevier&quot;,&quot;page&quot;:&quot;113612&quot;,&quot;title&quot;:&quot;Foraminifera as bioindicators of water quality: The FoRAM Index revisited&quot;,&quot;volume&quot;:&quot;257&quot;,&quot;author&quot;:[{&quot;family&quot;:&quot;Prazeres&quot;,&quot;given&quot;:&quot;Martina&quot;},{&quot;family&quot;:&quot;Martínez-Colón&quot;,&quot;given&quot;:&quot;Michael&quot;},{&quot;family&quot;:&quot;Hallock&quot;,&quot;given&quot;:&quot;Pamela&quot;}],&quot;issued&quot;:{&quot;date-parts&quot;:[[&quot;2020&quot;]]}}}],&quot;schema&quot;:&quot;https://github.com/citation-style-language/schema/raw/master/csl-citation.json&quot;} RNDaQXsOuxm3X"/>. <text:span text:style-name="T94">R</text:span><text:change-end text:change-id="ct94370906689952"/>elative abundance (proportions of the subsample) and absolute abundance (numbers of specimens per gram of sediment<text:span text:style-name="T71">) wh</text:span>ere calculated following standard procedures<text:change-start text:change-id="ct94370906686976"/> <text:reference-mark-start text:name="ZOTERO_ITEM CSL_CITATION {&quot;citationID&quot;:&quot;o3UZKxjB&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TpxRaBmJJZ"/>(Hallock et al., 2003)<text:reference-mark-end text:name="ZOTERO_ITEM CSL_CITATION {&quot;citationID&quot;:&quot;o3UZKxjB&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TpxRaBmJJZ"/>.<text:change-end text:change-id="ct94370906686976"/></text:p>
      <text:p text:style-name="P30">Data analysis</text:p>
      <text:p text:style-name="P1"><text:span text:style-name="T31">All analysis were carried out using the R programming environment </text:span><text:change-start text:change-id="ct94370906419264"/><text:reference-mark-start text:name="ZOTERO_ITEM CSL_CITATION {&quot;citationID&quot;:&quot;GUz1wjsi&quot;,&quot;properties&quot;:{&quot;formattedCitation&quot;:&quot;(R Core Team, 2021)&quot;,&quot;plainCitation&quot;:&quot;(R Core Team, 2021)&quot;,&quot;noteIndex&quot;:0},&quot;citationItems&quot;:[{&quot;id&quot;:109,&quot;uris&quot;:[&quot;http://zotero.org/users/7197813/items/C9BIJQFM&quot;],&quot;uri&quot;:[&quot;http://zotero.org/users/7197813/items/C9BIJQFM&quot;],&quot;itemData&quot;:{&quot;id&quot;:109,&quot;type&quot;:&quot;book&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0.4&quot;,&quot;author&quot;:[{&quot;literal&quot;:&quot;R Core Team&quot;}],&quot;issued&quot;:{&quot;date-parts&quot;:[[&quot;2021&quot;]]}}}],&quot;schema&quot;:&quot;https://github.com/citation-style-language/schema/raw/master/csl-citation.json&quot;} RNDNLrFVg89Nu"/><text:span text:style-name="T31">(R Core Team, 2021)</text:span><text:change-end text:change-id="ct94370906419264"/><text:reference-mark-end text:name="ZOTERO_ITEM CSL_CITATION {&quot;citationID&quot;:&quot;GUz1wjsi&quot;,&quot;properties&quot;:{&quot;formattedCitation&quot;:&quot;(R Core Team, 2021)&quot;,&quot;plainCitation&quot;:&quot;(R Core Team, 2021)&quot;,&quot;noteIndex&quot;:0},&quot;citationItems&quot;:[{&quot;id&quot;:109,&quot;uris&quot;:[&quot;http://zotero.org/users/7197813/items/C9BIJQFM&quot;],&quot;uri&quot;:[&quot;http://zotero.org/users/7197813/items/C9BIJQFM&quot;],&quot;itemData&quot;:{&quot;id&quot;:109,&quot;type&quot;:&quot;book&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0.4&quot;,&quot;author&quot;:[{&quot;literal&quot;:&quot;R Core Team&quot;}],&quot;issued&quot;:{&quot;date-parts&quot;:[[&quot;2021&quot;]]}}}],&quot;schema&quot;:&quot;https://github.com/citation-style-language/schema/raw/master/csl-citation.json&quot;} RNDNLrFVg89Nu"/><text:span text:style-name="T31">. We used the ‘tidyverse’ package collection for data wrangling and visualization </text:span><text:reference-mark-start text:name="ZOTERO_ITEM CSL_CITATION {&quot;citationID&quot;:&quot;UxLZCfRw&quot;,&quot;properties&quot;:{&quot;formattedCitation&quot;:&quot;(Wickham et al., 2019)&quot;,&quot;plainCitation&quot;:&quot;(Wickham et al., 2019)&quot;,&quot;noteIndex&quot;:0},&quot;citationItems&quot;:[{&quot;id&quot;:111,&quot;uris&quot;:[&quot;http://zotero.org/users/7197813/items/I3MTXQAG&quot;],&quot;uri&quot;:[&quot;http://zotero.org/users/7197813/items/I3MTXQAG&quot;],&quot;itemData&quot;:{&quot;id&quot;:111,&quot;type&quot;:&quot;article-journal&quot;,&quot;container-title&quot;:&quot;Journal of Open Source Software&quot;,&quot;issue&quot;:&quot;43&quot;,&quot;note&quot;:&quot;ISBN: 2475-9066&quot;,&quot;page&quot;:&quot;1686&quot;,&quot;title&quot;:&quot;Welcome to the Tidyverse&quot;,&quot;volume&quot;:&quot;4&quot;,&quot;author&quot;:[{&quot;family&quot;:&quot;Wickham&quot;,&quot;given&quot;:&quot;Hadley&quot;},{&quot;family&quot;:&quot;Averick&quot;,&quot;given&quot;:&quot;Mara&quot;},{&quot;family&quot;:&quot;Bryan&quot;,&quot;given&quot;:&quot;Jennifer&quot;},{&quot;family&quot;:&quot;Chang&quot;,&quot;given&quot;:&quot;Winston&quot;},{&quot;family&quot;:&quot;McGowan&quot;,&quot;given&quot;:&quot;Lucy D'Agostino&quot;},{&quot;family&quot;:&quot;François&quot;,&quot;given&quot;:&quot;Romain&quot;},{&quot;family&quot;:&quot;Grolemund&quot;,&quot;given&quot;:&quot;Garrett&quot;},{&quot;family&quot;:&quot;Hayes&quot;,&quot;given&quot;:&quot;Alex&quot;},{&quot;family&quot;:&quot;Henry&quot;,&quot;given&quot;:&quot;Lionel&quot;},{&quot;family&quot;:&quot;Hester&quot;,&quot;given&quot;:&quot;Jim&quot;}],&quot;issued&quot;:{&quot;date-parts&quot;:[[&quot;2019&quot;]]}}}],&quot;schema&quot;:&quot;https://github.com/citation-style-language/schema/raw/master/csl-citation.json&quot;} RNDEj4laxir3M"/><text:span text:style-name="T31">(Wickham et al., 2019)</text:span><text:reference-mark-end text:name="ZOTERO_ITEM CSL_CITATION {&quot;citationID&quot;:&quot;UxLZCfRw&quot;,&quot;properties&quot;:{&quot;formattedCitation&quot;:&quot;(Wickham et al., 2019)&quot;,&quot;plainCitation&quot;:&quot;(Wickham et al., 2019)&quot;,&quot;noteIndex&quot;:0},&quot;citationItems&quot;:[{&quot;id&quot;:111,&quot;uris&quot;:[&quot;http://zotero.org/users/7197813/items/I3MTXQAG&quot;],&quot;uri&quot;:[&quot;http://zotero.org/users/7197813/items/I3MTXQAG&quot;],&quot;itemData&quot;:{&quot;id&quot;:111,&quot;type&quot;:&quot;article-journal&quot;,&quot;container-title&quot;:&quot;Journal of Open Source Software&quot;,&quot;issue&quot;:&quot;43&quot;,&quot;note&quot;:&quot;ISBN: 2475-9066&quot;,&quot;page&quot;:&quot;1686&quot;,&quot;title&quot;:&quot;Welcome to the Tidyverse&quot;,&quot;volume&quot;:&quot;4&quot;,&quot;author&quot;:[{&quot;family&quot;:&quot;Wickham&quot;,&quot;given&quot;:&quot;Hadley&quot;},{&quot;family&quot;:&quot;Averick&quot;,&quot;given&quot;:&quot;Mara&quot;},{&quot;family&quot;:&quot;Bryan&quot;,&quot;given&quot;:&quot;Jennifer&quot;},{&quot;family&quot;:&quot;Chang&quot;,&quot;given&quot;:&quot;Winston&quot;},{&quot;family&quot;:&quot;McGowan&quot;,&quot;given&quot;:&quot;Lucy D'Agostino&quot;},{&quot;family&quot;:&quot;François&quot;,&quot;given&quot;:&quot;Romain&quot;},{&quot;family&quot;:&quot;Grolemund&quot;,&quot;given&quot;:&quot;Garrett&quot;},{&quot;family&quot;:&quot;Hayes&quot;,&quot;given&quot;:&quot;Alex&quot;},{&quot;family&quot;:&quot;Henry&quot;,&quot;given&quot;:&quot;Lionel&quot;},{&quot;family&quot;:&quot;Hester&quot;,&quot;given&quot;:&quot;Jim&quot;}],&quot;issued&quot;:{&quot;date-parts&quot;:[[&quot;2019&quot;]]}}}],&quot;schema&quot;:&quot;https://github.com/citation-style-language/schema/raw/master/csl-citation.json&quot;} RNDEj4laxir3M"/><text:span text:style-name="T31">, </text:span><text:span text:style-name="T41">the ‘vegan’ package </text:span><text:reference-mark-start text:name="ZOTERO_ITEM CSL_CITATION {&quot;citationID&quot;:&quot;cRxnQXJV&quot;,&quot;properties&quot;:{&quot;formattedCitation&quot;:&quot;(Oksanen et al., 2020)&quot;,&quot;plainCitation&quot;:&quot;(Oksanen et al., 2020)&quot;,&quot;noteIndex&quot;:0},&quot;citationItems&quot;:[{&quot;id&quot;:164,&quot;uris&quot;:[&quot;http://zotero.org/users/7197813/items/4I52ZK5Y&quot;],&quot;uri&quot;:[&quot;http://zotero.org/users/7197813/items/4I52ZK5Y&quot;],&quot;itemData&quot;:{&quot;id&quot;:164,&quot;type&quot;:&quot;book&quot;,&quot;title&quot;:&quot;vegan: Community Ecology Package&quot;,&quot;URL&quot;:&quot;https://CRAN.R-project.org/package=vegan&quot;,&quot;version&quot;:&quot;2.5-7&quot;,&quot;author&quot;:[{&quot;family&quot;:&quot;Oksanen&quot;,&quot;given&quot;:&quot;Jari&quot;},{&quot;literal&quot;:&quot;F. Guillaume Blanchet&quot;},{&quot;literal&quot;:&quot;Michael  Friendly&quot;},{&quot;literal&quot;:&quot;Roeland Kindt&quot;},{&quot;literal&quot;:&quot;Pierre Legendre&quot;},{&quot;literal&quot;:&quot;Dan McGlinn&quot;},{&quot;family&quot;:&quot;Peter R. Minchin&quot;,&quot;given&quot;:&quot;&quot;},{&quot;literal&quot;:&quot;Gary L. Simpson&quot;},{&quot;literal&quot;:&quot;Eduard Szoecs&quot;},{&quot;literal&quot;:&quot;R. B. O'Hara&quot;},{&quot;literal&quot;:&quot;Peter Solymos&quot;},{&quot;literal&quot;:&quot;M. Henry H. Stevens,&quot;}],&quot;issued&quot;:{&quot;date-parts&quot;:[[&quot;2020&quot;]]}}}],&quot;schema&quot;:&quot;https://github.com/citation-style-language/schema/raw/master/csl-citation.json&quot;} RNDIF3rWhWXZa"/><text:span text:style-name="T41">(Oksanen et al., 2020)</text:span><text:reference-mark-end text:name="ZOTERO_ITEM CSL_CITATION {&quot;citationID&quot;:&quot;cRxnQXJV&quot;,&quot;properties&quot;:{&quot;formattedCitation&quot;:&quot;(Oksanen et al., 2020)&quot;,&quot;plainCitation&quot;:&quot;(Oksanen et al., 2020)&quot;,&quot;noteIndex&quot;:0},&quot;citationItems&quot;:[{&quot;id&quot;:164,&quot;uris&quot;:[&quot;http://zotero.org/users/7197813/items/4I52ZK5Y&quot;],&quot;uri&quot;:[&quot;http://zotero.org/users/7197813/items/4I52ZK5Y&quot;],&quot;itemData&quot;:{&quot;id&quot;:164,&quot;type&quot;:&quot;book&quot;,&quot;title&quot;:&quot;vegan: Community Ecology Package&quot;,&quot;URL&quot;:&quot;https://CRAN.R-project.org/package=vegan&quot;,&quot;version&quot;:&quot;2.5-7&quot;,&quot;author&quot;:[{&quot;family&quot;:&quot;Oksanen&quot;,&quot;given&quot;:&quot;Jari&quot;},{&quot;literal&quot;:&quot;F. Guillaume Blanchet&quot;},{&quot;literal&quot;:&quot;Michael  Friendly&quot;},{&quot;literal&quot;:&quot;Roeland Kindt&quot;},{&quot;literal&quot;:&quot;Pierre Legendre&quot;},{&quot;literal&quot;:&quot;Dan McGlinn&quot;},{&quot;family&quot;:&quot;Peter R. Minchin&quot;,&quot;given&quot;:&quot;&quot;},{&quot;literal&quot;:&quot;Gary L. Simpson&quot;},{&quot;literal&quot;:&quot;Eduard Szoecs&quot;},{&quot;literal&quot;:&quot;R. B. O'Hara&quot;},{&quot;literal&quot;:&quot;Peter Solymos&quot;},{&quot;literal&quot;:&quot;M. Henry H. Stevens,&quot;}],&quot;issued&quot;:{&quot;date-parts&quot;:[[&quot;2020&quot;]]}}}],&quot;schema&quot;:&quot;https://github.com/citation-style-language/schema/raw/master/csl-citation.json&quot;} RNDIF3rWhWXZa"/><text:span text:style-name="T41"> for non-metric multidimensional scaling ordination (</text:span><text:span text:style-name="T68">n</text:span><text:span text:style-name="T41">MDS)</text:span><text:span text:style-name="T31">, and the ‘brms’ package for Bayesian regression analysis </text:span><text:reference-mark-start text:name="ZOTERO_ITEM CSL_CITATION {&quot;citationID&quot;:&quot;ZAYiUQf5&quot;,&quot;properties&quot;:{&quot;formattedCitation&quot;:&quot;(B\\uc0\\u252{}rkner, 2017)&quot;,&quot;plainCitation&quot;:&quot;(Bürkner, 2017)&quot;,&quot;noteIndex&quot;:0},&quot;citationItems&quot;:[{&quot;id&quot;:165,&quot;uris&quot;:[&quot;http://zotero.org/users/7197813/items/Q8FRY8YL&quot;],&quot;uri&quot;:[&quot;http://zotero.org/users/7197813/items/Q8FRY8YL&quot;],&quot;itemData&quot;:{&quot;id&quot;:165,&quot;type&quot;:&quot;article-journal&quot;,&quot;container-title&quot;:&quot;Journal of statistical software&quot;,&quot;issue&quot;:&quot;1&quot;,&quot;note&quot;:&quot;ISBN: 1548-7660&quot;,&quot;page&quot;:&quot;1-28&quot;,&quot;title&quot;:&quot;brms: An R package for Bayesian multilevel models using Stan&quot;,&quot;volume&quot;:&quot;80&quot;,&quot;author&quot;:[{&quot;family&quot;:&quot;Bürkner&quot;,&quot;given&quot;:&quot;Paul-Christian&quot;}],&quot;issued&quot;:{&quot;date-parts&quot;:[[&quot;2017&quot;]]}}}],&quot;schema&quot;:&quot;https://github.com/citation-style-language/schema/raw/master/csl-citation.json&quot;} RNDP4f51U8rv8"/><text:span text:style-name="T35">(Bürkner, 2017)</text:span><text:reference-mark-end text:name="ZOTERO_ITEM CSL_CITATION {&quot;citationID&quot;:&quot;ZAYiUQf5&quot;,&quot;properties&quot;:{&quot;formattedCitation&quot;:&quot;(B\\uc0\\u252{}rkner, 2017)&quot;,&quot;plainCitation&quot;:&quot;(Bürkner, 2017)&quot;,&quot;noteIndex&quot;:0},&quot;citationItems&quot;:[{&quot;id&quot;:165,&quot;uris&quot;:[&quot;http://zotero.org/users/7197813/items/Q8FRY8YL&quot;],&quot;uri&quot;:[&quot;http://zotero.org/users/7197813/items/Q8FRY8YL&quot;],&quot;itemData&quot;:{&quot;id&quot;:165,&quot;type&quot;:&quot;article-journal&quot;,&quot;container-title&quot;:&quot;Journal of statistical software&quot;,&quot;issue&quot;:&quot;1&quot;,&quot;note&quot;:&quot;ISBN: 1548-7660&quot;,&quot;page&quot;:&quot;1-28&quot;,&quot;title&quot;:&quot;brms: An R package for Bayesian multilevel models using Stan&quot;,&quot;volume&quot;:&quot;80&quot;,&quot;author&quot;:[{&quot;family&quot;:&quot;Bürkner&quot;,&quot;given&quot;:&quot;Paul-Christian&quot;}],&quot;issued&quot;:{&quot;date-parts&quot;:[[&quot;2017&quot;]]}}}],&quot;schema&quot;:&quot;https://github.com/citation-style-language/schema/raw/master/csl-citation.json&quot;} RNDP4f51U8rv8"/><text:span text:style-name="T31">. </text:span><text:span text:style-name="T68">n</text:span><text:span text:style-name="T41">MDS was conducted to analyze the community structure of all samples and was based on </text:span><text:span text:style-name="T42">Bray-Curtis dissimilarity. </text:span><text:span text:style-name="T32">Bayesian l</text:span><text:span text:style-name="T31">inear regression analysis was carried out to test if the water quality as indicated by </text:span><text:span text:style-name="T73">the </text:span><text:span text:style-name="T31">FI in the southern area of Kāneʻohe Bay, which is mainly characterized by urban development, is lower compared to the northern sector, which is further away from cities and military bases. </text:span><text:span text:style-name="T32">We first fitted three </text:span><text:span text:style-name="T73">regression </text:span><text:span text:style-name="T32">models with the FI as </text:span><text:span text:style-name="T73">the </text:span><text:span text:style-name="T32">outcome variable including an intercept only null model, a model with distances to all major human settlements in the bay (Kāneʻohe City, Kahaluʻu City, and MCBH), and a model with a all settlements and additionally water depth as a predictor variable. This approach enabled us to compare the predictive effect of distance to human settlements to a null baseline as well as to </text:span><text:span text:style-name="T33">water depth, which might be a possible confounding driver of the FI </text:span><text:reference-mark-start text:name="ZOTERO_ITEM CSL_CITATION {&quot;citationID&quot;:&quot;MVJ0fT6V&quot;,&quot;properties&quot;:{&quot;formattedCitation&quot;:&quot;(Hallock, 2012)&quot;,&quot;plainCitation&quot;:&quot;(Hallock, 2012)&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QamtEd4Trc"/><text:span text:style-name="T33">(Hallock, 2012)</text:span><text:reference-mark-end text:name="ZOTERO_ITEM CSL_CITATION {&quot;citationID&quot;:&quot;MVJ0fT6V&quot;,&quot;properties&quot;:{&quot;formattedCitation&quot;:&quot;(Hallock, 2012)&quot;,&quot;plainCitation&quot;:&quot;(Hallock, 2012)&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QamtEd4Trc"/><text:span text:style-name="T33">. Models were compared </text:span><text:span text:style-name="T34">by means of</text:span><text:span text:style-name="T33"> leave-one-out cross-validation using Pareto-smoothed importance sampling </text:span><text:reference-mark-start text:name="ZOTERO_ITEM CSL_CITATION {&quot;citationID&quot;:&quot;76GbD86F&quot;,&quot;properties&quot;:{&quot;formattedCitation&quot;:&quot;(Vehtari et al., 2017)&quot;,&quot;plainCitation&quot;:&quot;(Vehtari et al., 2017)&quot;,&quot;noteIndex&quot;:0},&quot;citationItems&quot;:[{&quot;id&quot;:166,&quot;uris&quot;:[&quot;http://zotero.org/users/7197813/items/S7FEY7DS&quot;],&quot;uri&quot;:[&quot;http://zotero.org/users/7197813/items/S7FEY7DS&quot;],&quot;itemData&quot;:{&quot;id&quot;:166,&quot;type&quot;:&quot;article-journal&quot;,&quot;container-title&quot;:&quot;Statistics and computing&quot;,&quot;issue&quot;:&quot;5&quot;,&quot;note&quot;:&quot;ISBN: 1573-1375\npublisher: Springer&quot;,&quot;page&quot;:&quot;1413-1432&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quot;schema&quot;:&quot;https://github.com/citation-style-language/schema/raw/master/csl-citation.json&quot;} RNDHGR1InQkBO"/><text:span text:style-name="T33">(Vehtari et al., 2017)</text:span><text:reference-mark-end text:name="ZOTERO_ITEM CSL_CITATION {&quot;citationID&quot;:&quot;76GbD86F&quot;,&quot;properties&quot;:{&quot;formattedCitation&quot;:&quot;(Vehtari et al., 2017)&quot;,&quot;plainCitation&quot;:&quot;(Vehtari et al., 2017)&quot;,&quot;noteIndex&quot;:0},&quot;citationItems&quot;:[{&quot;id&quot;:166,&quot;uris&quot;:[&quot;http://zotero.org/users/7197813/items/S7FEY7DS&quot;],&quot;uri&quot;:[&quot;http://zotero.org/users/7197813/items/S7FEY7DS&quot;],&quot;itemData&quot;:{&quot;id&quot;:166,&quot;type&quot;:&quot;article-journal&quot;,&quot;container-title&quot;:&quot;Statistics and computing&quot;,&quot;issue&quot;:&quot;5&quot;,&quot;note&quot;:&quot;ISBN: 1573-1375\npublisher: Springer&quot;,&quot;page&quot;:&quot;1413-1432&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quot;schema&quot;:&quot;https://github.com/citation-style-language/schema/raw/master/csl-citation.json&quot;} RNDHGR1InQkBO"/><text:span text:style-name="T33">. </text:span><text:span text:style-name="T34">We transformed the outcome and all predictor variables to z-scores prior to model fitting to facilitate an easier calculation of the joint posterior probability distribution. </text:span><text:span text:style-name="T37">All three models were fitted via the probabilistic programming language Stan using a Hamiltonian Monte Carlo Markov Chain </text:span><text:span text:style-name="T38">(MCMC)</text:span><text:span text:style-name="T37"> and the No-U-Turn sampler </text:span><text:reference-mark-start text:name="ZOTERO_ITEM CSL_CITATION {&quot;citationID&quot;:&quot;CLKwncA1&quot;,&quot;properties&quot;:{&quot;formattedCitation&quot;:&quot;(Gelman et al., 2015)&quot;,&quot;plainCitation&quot;:&quot;(Gelman et al., 2015)&quot;,&quot;noteIndex&quot;:0},&quot;citationItems&quot;:[{&quot;id&quot;:167,&quot;uris&quot;:[&quot;http://zotero.org/users/7197813/items/289NYL4U&quot;],&quot;uri&quot;:[&quot;http://zotero.org/users/7197813/items/289NYL4U&quot;],&quot;itemData&quot;:{&quot;id&quot;:167,&quot;type&quot;:&quot;article-journal&quot;,&quot;container-title&quot;:&quot;Journal of Educational and Behavioral Statistics&quot;,&quot;issue&quot;:&quot;5&quot;,&quot;note&quot;:&quot;ISBN: 1076-9986\npublisher: Sage Publications Sage CA: Los Angeles, CA&quot;,&quot;page&quot;:&quot;530-543&quot;,&quot;title&quot;:&quot;Stan: A probabilistic programming language for Bayesian inference and optimization&quot;,&quot;volume&quot;:&quot;40&quot;,&quot;author&quot;:[{&quot;family&quot;:&quot;Gelman&quot;,&quot;given&quot;:&quot;Andrew&quot;},{&quot;family&quot;:&quot;Lee&quot;,&quot;given&quot;:&quot;Daniel&quot;},{&quot;family&quot;:&quot;Guo&quot;,&quot;given&quot;:&quot;Jiqiang&quot;}],&quot;issued&quot;:{&quot;date-parts&quot;:[[&quot;2015&quot;]]}}}],&quot;schema&quot;:&quot;https://github.com/citation-style-language/schema/raw/master/csl-citation.json&quot;} RNDBK3H35OWON"/><text:span text:style-name="T37">(Gelman et al., 2015)</text:span><text:reference-mark-end text:name="ZOTERO_ITEM CSL_CITATION {&quot;citationID&quot;:&quot;CLKwncA1&quot;,&quot;properties&quot;:{&quot;formattedCitation&quot;:&quot;(Gelman et al., 2015)&quot;,&quot;plainCitation&quot;:&quot;(Gelman et al., 2015)&quot;,&quot;noteIndex&quot;:0},&quot;citationItems&quot;:[{&quot;id&quot;:167,&quot;uris&quot;:[&quot;http://zotero.org/users/7197813/items/289NYL4U&quot;],&quot;uri&quot;:[&quot;http://zotero.org/users/7197813/items/289NYL4U&quot;],&quot;itemData&quot;:{&quot;id&quot;:167,&quot;type&quot;:&quot;article-journal&quot;,&quot;container-title&quot;:&quot;Journal of Educational and Behavioral Statistics&quot;,&quot;issue&quot;:&quot;5&quot;,&quot;note&quot;:&quot;ISBN: 1076-9986\npublisher: Sage Publications Sage CA: Los Angeles, CA&quot;,&quot;page&quot;:&quot;530-543&quot;,&quot;title&quot;:&quot;Stan: A probabilistic programming language for Bayesian inference and optimization&quot;,&quot;volume&quot;:&quot;40&quot;,&quot;author&quot;:[{&quot;family&quot;:&quot;Gelman&quot;,&quot;given&quot;:&quot;Andrew&quot;},{&quot;family&quot;:&quot;Lee&quot;,&quot;given&quot;:&quot;Daniel&quot;},{&quot;family&quot;:&quot;Guo&quot;,&quot;given&quot;:&quot;Jiqiang&quot;}],&quot;issued&quot;:{&quot;date-parts&quot;:[[&quot;2015&quot;]]}}}],&quot;schema&quot;:&quot;https://github.com/citation-style-language/schema/raw/master/csl-citation.json&quot;} RNDBK3H35OWON"/><text:span text:style-name="T39">.</text:span><text:span text:style-name="T37"> We used weakly informative priors for all parameters which were </text:span><text:span text:style-name="T38">easily exceeded by the actual data while reducing over-fitting compared </text:span><text:soft-page-break/><text:span text:style-name="T38">to traditional frequentist approaches. The joint posterior probability distribution was estimated by four MCMC chains, a warm-up of 500 samples, and 2000 actual samples. We then used standard convergence and efficiency diagnostics to evaluate the </text:span><text:span text:style-name="T40">sampling</text:span><text:span text:style-name="T38"> </text:span><text:span text:style-name="T40">performance</text:span><text:span text:style-name="T38">, based on Rhat values and the number of effective sample size </text:span><text:reference-mark-start text:name="ZOTERO_ITEM CSL_CITATION {&quot;citationID&quot;:&quot;9Ch0enaD&quot;,&quot;properties&quot;:{&quot;formattedCitation&quot;:&quot;(Vehtari et al., 2019)&quot;,&quot;plainCitation&quot;:&quot;(Vehtari et al., 2019)&quot;,&quot;noteIndex&quot;:0},&quot;citationItems&quot;:[{&quot;id&quot;:168,&quot;uris&quot;:[&quot;http://zotero.org/users/7197813/items/TAQ8WTEU&quot;],&quot;uri&quot;:[&quot;http://zotero.org/users/7197813/items/TAQ8WTEU&quot;],&quot;itemData&quot;:{&quot;id&quot;:168,&quot;type&quot;:&quot;article-journal&quot;,&quot;container-title&quot;:&quot;arXiv preprint arXiv:1903.08008&quot;,&quot;title&quot;:&quot;Rank-normalization, folding, and localization: An improved bR for assessing convergence of MCMC&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19&quot;]]}}}],&quot;schema&quot;:&quot;https://github.com/citation-style-language/schema/raw/master/csl-citation.json&quot;} RNDwWcw4pEt7D"/><text:span text:style-name="T38">(Vehtari et al., 2019)</text:span><text:reference-mark-end text:name="ZOTERO_ITEM CSL_CITATION {&quot;citationID&quot;:&quot;9Ch0enaD&quot;,&quot;properties&quot;:{&quot;formattedCitation&quot;:&quot;(Vehtari et al., 2019)&quot;,&quot;plainCitation&quot;:&quot;(Vehtari et al., 2019)&quot;,&quot;noteIndex&quot;:0},&quot;citationItems&quot;:[{&quot;id&quot;:168,&quot;uris&quot;:[&quot;http://zotero.org/users/7197813/items/TAQ8WTEU&quot;],&quot;uri&quot;:[&quot;http://zotero.org/users/7197813/items/TAQ8WTEU&quot;],&quot;itemData&quot;:{&quot;id&quot;:168,&quot;type&quot;:&quot;article-journal&quot;,&quot;container-title&quot;:&quot;arXiv preprint arXiv:1903.08008&quot;,&quot;title&quot;:&quot;Rank-normalization, folding, and localization: An improved bR for assessing convergence of MCMC&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19&quot;]]}}}],&quot;schema&quot;:&quot;https://github.com/citation-style-language/schema/raw/master/csl-citation.json&quot;} RNDwWcw4pEt7D"/><text:span text:style-name="T38">. </text:span></text:p>
      <text:p text:style-name="P4"/>
      <text:p text:style-name="P31">Robustness testing</text:p>
      <text:p text:style-name="P1"><text:span text:style-name="T74">As a FI value of 10 is possible but unusual even in pristine regions </text:span><text:span text:style-name="T75">(see discussion)</text:span>, <text:span text:style-name="T74">we further conducted a robustness test by removing all samples with values above 9.5 and repeating our analysis on this data subset. </text:span><text:span text:style-name="T77">We then compared the results from the analysis based on the subset to the results based on all samples, to see whether potentially biased samples with FI values above 9.5 might confound our findings. </text:span></text:p>
      <text:p text:style-name="P2"/>
      <text:p text:style-name="P2"/>
      <text:p text:style-name="P27"><text:span text:style-name="T29">Results</text:span> </text:p>
      <text:p text:style-name="P11"/>
      <text:p text:style-name="P32">Community analysis</text:p>
      <text:p text:style-name="P1"><text:span text:style-name="T43">The assemblages show an average generic level-richness compared to other tropical warm-water coral reefs </text:span><text:reference-mark-start text:name="ZOTERO_ITEM CSL_CITATION {&quot;citationID&quot;:&quot;YRnJYMxG&quot;,&quot;properties&quot;:{&quot;formattedCitation&quot;:&quot;(Hallock, 2012)&quot;,&quot;plainCitation&quot;:&quot;(Hallock, 2012)&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OB76lWAl5e"/><text:span text:style-name="T43">(Hallock, 2012)</text:span><text:reference-mark-end text:name="ZOTERO_ITEM CSL_CITATION {&quot;citationID&quot;:&quot;YRnJYMxG&quot;,&quot;properties&quot;:{&quot;formattedCitation&quot;:&quot;(Hallock, 2012)&quot;,&quot;plainCitation&quot;:&quot;(Hallock, 2012)&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OB76lWAl5e"/><text:span text:style-name="T43">. In total, 15 genera were identified and classified according to the three functional groups: symbiont-bearing, opportunistic, and small heterotrophic foraminifera </text:span><text:span text:style-name="T64">(Table 1)</text:span><text:span text:style-name="T43">. A clear spatial distribution of foraminiferal assemblages Kāneʻohe Bay can be perceived: The northern sector is dominated by symbiont-bearing genera, in the middle sector all three functional groups are present, and the southern sector is characterized by heterotrophic genera </text:span><text:span text:style-name="T64">(Fig. 1)</text:span><text:span text:style-name="T43">. Sample sites located on the barrier reef (1- 6) are all dominated by symbiont-bearing foraminifera. In the middle sector of the bay, between the barrier reef and the coastline, the number of small heterotrophic genera increases. While the four samples which are located closest to the shore (9, 11, 12, 13) are dominated by small heterotrophic genera, the three samples in the middle sector (7, 8, 10) show an equal distribution between heterotrophic and symbiont-bearing taxa. Opportunistic genera are most abundant in the middle sector; however, they still remain the least abundant of the three functional groups even in the middle sector. Symbiont-bearing and opportunistic taxa are less abundant in the four near-shore samples. </text:span><text:span text:style-name="T58">Overall, a</text:span><text:span text:style-name="T43">bsolute abundance ranged from 0.9 to 133.3 individuals per gram </text:span><text:span text:style-name="T59">o</text:span><text:span text:style-name="T43">f sediment, including three samples with less than 2 specimen per gram of sediment. The most abundant genera of the symbiont-bearing functional group were Amphistegina spp., Peneroplis spp., Sorites spp., and Heterostegina spp. (see Supplementary Information Table 1 </text:span><text:soft-page-break/><text:span text:style-name="T43">for relative and absolute abundance of all foraminiferal taxa). Opportunistic species were generally rare, and included Ammonia spp., Elphidium spp., and Bolivinida spp. The genus Amphistegina spp. </text:span><text:span text:style-name="T60">f</text:span><text:span text:style-name="T43">rom the symbiont bearing group had the greatest relative abundance. <text:s/>It dominated 46% of the assemblages, whereas the other 54% were dominated by small heterotrophic group genera. Amphistegina spp. also constituted 38% of the total foraminiferal population in Kāneʻohe Bay and was present in 7 of the 13 sampling stations. However, Peneroplis spp. and Sorites spp. were found in 11 of the 13 sampling stations, making them the most widespread genera. </text:span><text:span text:style-name="T66">Non-metric multidimensional scaling based on the foraminiferal assemblages show a clear clustering of the samples in three groups, closely corresponding to the three functional groups used to calculate the FI (Supp. Fig. 3).</text:span></text:p>
      <text:p text:style-name="P8"/>
      <text:p text:style-name="P33">Foram Index</text:p>
      <text:p text:style-name="P9">The FI calculated for the sampled sites revealed values between 2.1 and 10, with a median of 6.8 <text:span text:style-name="T87">(Suppl. Fig. 1, </text:span><text:span text:style-name="T88">Suppl. Table 2</text:span><text:span text:style-name="T87">)</text:span>. Four samples (9, 11, 12, 13, located close to the shore) are indicating environment marginal for reef growth and unsuitable for recovery, whereas the remaining nine samples are indicating environment conducive to reef growth. FI results mirror assemblage clusters attained by applying a non-metric multidimensional (nMDS) scaling approach to the samples, indicating a strong biotic driver for foraminiferal distribution and emphasizing the reliability of the FI. </text:p>
      <text:p text:style-name="P9"/>
      <text:p text:style-name="P34">Distance to human settlements</text:p>
      <text:p text:style-name="P5"><text:span text:style-name="T44">Model comparison showed that distance to human settlements (Kāneʻohe City, Kahaluʻu City, and <text:s/>Marine Corps Base Hawai'i (MCBH)) is a robust predictor of the FI </text:span><text:span text:style-name="T65">(Supp</text:span><text:span text:style-name="T66">l</text:span><text:span text:style-name="T65">. Table 3)</text:span><text:span text:style-name="T44">. The Bayesian regression model revealed a substantial relationship between FI values and distance to Kāneʻohe City, showing that samples scored lower FI values when they were located closer to Kāneʻohe City </text:span><text:span text:style-name="T64">(Fig. 2 and Fig. 3)</text:span><text:span text:style-name="T44">. </text:span><text:span text:style-name="T45">The model yielded no robust relationships between FI values and distance to <text:s/></text:span><text:span text:style-name="T44">Kahaluʻu City and MCBH </text:span><text:span text:style-name="T45">respectively. </text:span><text:span text:style-name="T62">A regression model fitted on a subset of the data for robustness testing (see methods section </text:span><text:span text:style-name="T65">and Suppl. Fig. 2</text:span><text:span text:style-name="T62">) yielded similar results, with a strong relationship between the FI and distance to </text:span><text:span text:style-name="T44">Kāneʻohe City </text:span><text:span text:style-name="T62">while showing no consistent relationship for distance to </text:span><text:span text:style-name="T44">Kahaluʻu City and </text:span><text:span text:style-name="T62">to the</text:span><text:span text:style-name="T44"> MCBH. </text:span><text:span text:style-name="T45">Our results </text:span><text:span text:style-name="T46">hence </text:span><text:span text:style-name="T45">indicate that a stress gradient is present in Kāneʻohe Bay, with the highest stress close to Kāneʻohe City and less further away from Kāneʻohe City, </text:span><text:span text:style-name="T46">while smaller settlements in the bay have less </text:span><text:span text:style-name="T57">to no </text:span><text:span text:style-name="T46">impact. </text:span></text:p>
      <text:p text:style-name="P10"/>
      <text:p text:style-name="P23"><text:soft-page-break/>Discussion</text:p>
      <text:p text:style-name="P1"><text:span text:style-name="T46">Using a foraminiferal-based index for water quality, we found a clear spatial </text:span><text:span text:style-name="T49">stress gradient</text:span><text:span text:style-name="T46"> in </text:span><text:span text:style-name="T45">Kāneʻohe </text:span><text:span text:style-name="T46">Bay with good water quality in the outer bay and low water quality close to the shore. </text:span><text:span text:style-name="T47">T</text:span><text:span text:style-name="T46">he distance of each sediment sample to </text:span><text:span text:style-name="T45">Kāneʻohe </text:span><text:span text:style-name="T46">City </text:span><text:span text:style-name="T47">turned out to be a strong predictor of this trend, while smaller settlements in the bay seemed to be less influential. </text:span><text:span text:style-name="T46"><text:s/></text:span><text:span text:style-name="T48">This effect might result from non-point pollution by the adjacent city of Kāneʻohe, or by organic matter input through the river mouths in this area. Our </text:span><text:span text:style-name="T49">results are in line with other empirical studies showing periodical reef degradation in </text:span><text:span text:style-name="T48">Kāneʻohe </text:span><text:span text:style-name="T49">Bay either through anthropogenic activities or natural processes such as freshwater flooding and erosional runoff </text:span><text:reference-mark-start text:name="ZOTERO_ITEM CSL_CITATION {&quot;citationID&quot;:&quot;6k1mmTdx&quot;,&quot;properties&quot;:{&quot;formattedCitation&quot;:&quot;(Banner, 1974; Hunter and Evans, 1995; Jokiel and Brown, 2004; Laws and Allen, 1996; Neilson, 2014)&quot;,&quot;plainCitation&quot;:&quot;(Banner, 1974; Hunter and Evans, 1995; Jokiel and Brown, 2004; Laws and Allen, 1996; Neilson, 2014)&quot;,&quot;noteIndex&quot;:0},&quot;citationItems&quot;:[{&quot;id&quot;:151,&quot;uris&quot;:[&quot;http://zotero.org/users/7197813/items/VP7UT6M7&quot;],&quot;uri&quot;:[&quot;http://zotero.org/users/7197813/items/VP7UT6M7&quot;],&quot;itemData&quot;:{&quot;id&quot;:151,&quot;type&quot;:&quot;paper-conference&quot;,&quot;container-title&quot;:&quot;Proc. 2nd. Int. Coral Reef Symp.&quot;,&quot;page&quot;:&quot;685-702&quot;,&quot;title&quot;:&quot;Kaneohe Bay, Hawaii; Urban pollution and a coral reefs ecosystem&quot;,&quot;volume&quot;:&quot;2&quot;,&quot;author&quot;:[{&quot;family&quot;:&quot;Banner&quot;,&quot;given&quot;:&quot;A. H.&quot;}],&quot;issued&quot;:{&quot;date-parts&quot;:[[&quot;1974&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id&quot;:172,&quot;uris&quot;:[&quot;http://zotero.org/users/7197813/items/RLBPPCQ2&quot;],&quot;uri&quot;:[&quot;http://zotero.org/users/7197813/items/RLBPPCQ2&quot;],&quot;itemData&quot;:{&quot;id&quot;:172,&quot;type&quot;:&quot;article-journal&quot;,&quot;container-title&quot;:&quot;Global Change Biology&quot;,&quot;DOI&quot;:&quot;10.1111/j.1365-2486.2004.00836.x&quot;,&quot;ISSN&quot;:&quot;13541013&quot;,&quot;issue&quot;:&quot;10&quot;,&quot;language&quot;:&quot;en&quot;,&quot;page&quot;:&quot;1627-1641&quot;,&quot;source&quot;:&quot;DOI.org (Crossref)&quot;,&quot;title&quot;:&quot;Global warming, regional trends and inshore environmental conditions influence coral bleaching in Hawaii: CORAL BLEACHING IN HAWAII&quot;,&quot;title-short&quot;:&quot;Global warming, regional trends and inshore environmental conditions influence coral bleaching in Hawaii&quot;,&quot;volume&quot;:&quot;10&quot;,&quot;author&quot;:[{&quot;family&quot;:&quot;Jokiel&quot;,&quot;given&quot;:&quot;Paul L.&quot;},{&quot;family&quot;:&quot;Brown&quot;,&quot;given&quot;:&quot;Eric K.&quot;}],&quot;issued&quot;:{&quot;date-parts&quot;:[[&quot;2004&quot;,10]]}}},{&quot;id&quot;:171,&quot;uris&quot;:[&quot;http://zotero.org/users/7197813/items/EWME95AM&quot;],&quot;uri&quot;:[&quot;http://zotero.org/users/7197813/items/EWME95AM&quot;],&quot;itemData&quot;:{&quot;id&quot;:171,&quot;type&quot;:&quot;article-journal&quot;,&quot;note&quot;:&quot;ISBN: 0030-8870\npublisher: University of Hawaii Press&quot;,&quot;title&quot;:&quot;Water quality in a subtropical embayment more than a decade after diversion of sewage discharges&quot;,&quot;author&quot;:[{&quot;family&quot;:&quot;Laws&quot;,&quot;given&quot;:&quot;Edward A.&quot;},{&quot;family&quot;:&quot;Allen&quot;,&quot;given&quot;:&quot;Colleen B.&quot;}],&quot;issued&quot;:{&quot;date-parts&quot;:[[&quot;1996&quot;]]}}},{&quot;id&quot;:170,&quot;uris&quot;:[&quot;http://zotero.org/users/7197813/items/88D922I8&quot;],&quot;uri&quot;:[&quot;http://zotero.org/users/7197813/items/88D922I8&quot;],&quot;itemData&quot;:{&quot;id&quot;:170,&quot;type&quot;:&quot;article-journal&quot;,&quot;container-title&quot;:&quot;Available at h ttp://dlnr. hawaii. gov/reefresponse/files/2014/10/DARCoralBleachingSrvy Results 10.28. 2014. pdf&quot;,&quot;title&quot;:&quot;Coral bleaching rapid response surveys September–October 2014&quot;,&quot;author&quot;:[{&quot;family&quot;:&quot;Neilson&quot;,&quot;given&quot;:&quot;Brian&quot;}],&quot;issued&quot;:{&quot;date-parts&quot;:[[&quot;2014&quot;]]}}}],&quot;schema&quot;:&quot;https://github.com/citation-style-language/schema/raw/master/csl-citation.json&quot;} RNDcJ41AkGinu"/><text:span text:style-name="T49">(Banner, 1974; Hunter and Evans, 1995; Jokiel and Brown, 2004; Laws and Allen, 1996; Neilson, 2014)</text:span><text:reference-mark-end text:name="ZOTERO_ITEM CSL_CITATION {&quot;citationID&quot;:&quot;6k1mmTdx&quot;,&quot;properties&quot;:{&quot;formattedCitation&quot;:&quot;(Banner, 1974; Hunter and Evans, 1995; Jokiel and Brown, 2004; Laws and Allen, 1996; Neilson, 2014)&quot;,&quot;plainCitation&quot;:&quot;(Banner, 1974; Hunter and Evans, 1995; Jokiel and Brown, 2004; Laws and Allen, 1996; Neilson, 2014)&quot;,&quot;noteIndex&quot;:0},&quot;citationItems&quot;:[{&quot;id&quot;:151,&quot;uris&quot;:[&quot;http://zotero.org/users/7197813/items/VP7UT6M7&quot;],&quot;uri&quot;:[&quot;http://zotero.org/users/7197813/items/VP7UT6M7&quot;],&quot;itemData&quot;:{&quot;id&quot;:151,&quot;type&quot;:&quot;paper-conference&quot;,&quot;container-title&quot;:&quot;Proc. 2nd. Int. Coral Reef Symp.&quot;,&quot;page&quot;:&quot;685-702&quot;,&quot;title&quot;:&quot;Kaneohe Bay, Hawaii; Urban pollution and a coral reefs ecosystem&quot;,&quot;volume&quot;:&quot;2&quot;,&quot;author&quot;:[{&quot;family&quot;:&quot;Banner&quot;,&quot;given&quot;:&quot;A. H.&quot;}],&quot;issued&quot;:{&quot;date-parts&quot;:[[&quot;1974&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id&quot;:172,&quot;uris&quot;:[&quot;http://zotero.org/users/7197813/items/RLBPPCQ2&quot;],&quot;uri&quot;:[&quot;http://zotero.org/users/7197813/items/RLBPPCQ2&quot;],&quot;itemData&quot;:{&quot;id&quot;:172,&quot;type&quot;:&quot;article-journal&quot;,&quot;container-title&quot;:&quot;Global Change Biology&quot;,&quot;DOI&quot;:&quot;10.1111/j.1365-2486.2004.00836.x&quot;,&quot;ISSN&quot;:&quot;13541013&quot;,&quot;issue&quot;:&quot;10&quot;,&quot;language&quot;:&quot;en&quot;,&quot;page&quot;:&quot;1627-1641&quot;,&quot;source&quot;:&quot;DOI.org (Crossref)&quot;,&quot;title&quot;:&quot;Global warming, regional trends and inshore environmental conditions influence coral bleaching in Hawaii: CORAL BLEACHING IN HAWAII&quot;,&quot;title-short&quot;:&quot;Global warming, regional trends and inshore environmental conditions influence coral bleaching in Hawaii&quot;,&quot;volume&quot;:&quot;10&quot;,&quot;author&quot;:[{&quot;family&quot;:&quot;Jokiel&quot;,&quot;given&quot;:&quot;Paul L.&quot;},{&quot;family&quot;:&quot;Brown&quot;,&quot;given&quot;:&quot;Eric K.&quot;}],&quot;issued&quot;:{&quot;date-parts&quot;:[[&quot;2004&quot;,10]]}}},{&quot;id&quot;:171,&quot;uris&quot;:[&quot;http://zotero.org/users/7197813/items/EWME95AM&quot;],&quot;uri&quot;:[&quot;http://zotero.org/users/7197813/items/EWME95AM&quot;],&quot;itemData&quot;:{&quot;id&quot;:171,&quot;type&quot;:&quot;article-journal&quot;,&quot;note&quot;:&quot;ISBN: 0030-8870\npublisher: University of Hawaii Press&quot;,&quot;title&quot;:&quot;Water quality in a subtropical embayment more than a decade after diversion of sewage discharges&quot;,&quot;author&quot;:[{&quot;family&quot;:&quot;Laws&quot;,&quot;given&quot;:&quot;Edward A.&quot;},{&quot;family&quot;:&quot;Allen&quot;,&quot;given&quot;:&quot;Colleen B.&quot;}],&quot;issued&quot;:{&quot;date-parts&quot;:[[&quot;1996&quot;]]}}},{&quot;id&quot;:170,&quot;uris&quot;:[&quot;http://zotero.org/users/7197813/items/88D922I8&quot;],&quot;uri&quot;:[&quot;http://zotero.org/users/7197813/items/88D922I8&quot;],&quot;itemData&quot;:{&quot;id&quot;:170,&quot;type&quot;:&quot;article-journal&quot;,&quot;container-title&quot;:&quot;Available at h ttp://dlnr. hawaii. gov/reefresponse/files/2014/10/DARCoralBleachingSrvy Results 10.28. 2014. pdf&quot;,&quot;title&quot;:&quot;Coral bleaching rapid response surveys September–October 2014&quot;,&quot;author&quot;:[{&quot;family&quot;:&quot;Neilson&quot;,&quot;given&quot;:&quot;Brian&quot;}],&quot;issued&quot;:{&quot;date-parts&quot;:[[&quot;2014&quot;]]}}}],&quot;schema&quot;:&quot;https://github.com/citation-style-language/schema/raw/master/csl-citation.json&quot;} RNDcJ41AkGinu"/><text:span text:style-name="T49">. </text:span><text:span text:style-name="T50">We further found the majority of the sampled area conducive to reef growth. One reason </text:span><text:span text:style-name="T51">for these moderate to good conditions for coral reefs </text:span><text:span text:style-name="T50">could be that the water-body of Kāneʻohe Bay is relatively well mixed vertically and horizontally under most conditions </text:span><text:reference-mark-start text:name="ZOTERO_ITEM CSL_CITATION {&quot;citationID&quot;:&quot;a73nwSnA&quot;,&quot;properties&quot;:{&quot;formattedCitation&quot;:&quot;(Ringuet and Mackenzie, 2005)&quot;,&quot;plainCitation&quot;:&quot;(Ringuet and Mackenzie, 2005)&quot;,&quot;noteIndex&quot;:0},&quot;citationItems&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bwbpbKGHKJ"/><text:span text:style-name="T50">(Ringuet and Mackenzie, 2005)</text:span><text:reference-mark-end text:name="ZOTERO_ITEM CSL_CITATION {&quot;citationID&quot;:&quot;a73nwSnA&quot;,&quot;properties&quot;:{&quot;formattedCitation&quot;:&quot;(Ringuet and Mackenzie, 2005)&quot;,&quot;plainCitation&quot;:&quot;(Ringuet and Mackenzie, 2005)&quot;,&quot;noteIndex&quot;:0},&quot;citationItems&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bwbpbKGHKJ"/><text:span text:style-name="T50">. Possible pollution sources around Kāneʻohe are therefore quickly dispersed, as well as organic matter from riverine input. </text:span><text:span text:style-name="T51">However,</text:span><text:span text:style-name="T50"> one third of </text:span><text:span text:style-name="T51">our</text:span><text:span text:style-name="T50"> samples indicat</text:span><text:span text:style-name="T51">ed</text:span><text:span text:style-name="T50"> environment marginal for reef growth and unsuitable for recovery. This might be particularly warning as major coral bleaching events were observed in </text:span><text:span text:style-name="T45">Kāneʻohe </text:span><text:span text:style-name="T46">Bay </text:span><text:span text:style-name="T50">in the past </text:span><text:reference-mark-start text:name="ZOTERO_ITEM CSL_CITATION {&quot;citationID&quot;:&quot;qG3OKmKy&quot;,&quot;properties&quot;:{&quot;formattedCitation&quot;:&quot;(Jokiel and Brown, 2004; Neilson, 2014)&quot;,&quot;plainCitation&quot;:&quot;(Jokiel and Brown, 2004; Neilson, 2014)&quot;,&quot;noteIndex&quot;:0},&quot;citationItems&quot;:[{&quot;id&quot;:172,&quot;uris&quot;:[&quot;http://zotero.org/users/7197813/items/RLBPPCQ2&quot;],&quot;uri&quot;:[&quot;http://zotero.org/users/7197813/items/RLBPPCQ2&quot;],&quot;itemData&quot;:{&quot;id&quot;:172,&quot;type&quot;:&quot;article-journal&quot;,&quot;container-title&quot;:&quot;Global Change Biology&quot;,&quot;DOI&quot;:&quot;10.1111/j.1365-2486.2004.00836.x&quot;,&quot;ISSN&quot;:&quot;13541013&quot;,&quot;issue&quot;:&quot;10&quot;,&quot;language&quot;:&quot;en&quot;,&quot;page&quot;:&quot;1627-1641&quot;,&quot;source&quot;:&quot;DOI.org (Crossref)&quot;,&quot;title&quot;:&quot;Global warming, regional trends and inshore environmental conditions influence coral bleaching in Hawaii: CORAL BLEACHING IN HAWAII&quot;,&quot;title-short&quot;:&quot;Global warming, regional trends and inshore environmental conditions influence coral bleaching in Hawaii&quot;,&quot;volume&quot;:&quot;10&quot;,&quot;author&quot;:[{&quot;family&quot;:&quot;Jokiel&quot;,&quot;given&quot;:&quot;Paul L.&quot;},{&quot;family&quot;:&quot;Brown&quot;,&quot;given&quot;:&quot;Eric K.&quot;}],&quot;issued&quot;:{&quot;date-parts&quot;:[[&quot;2004&quot;,10]]}}},{&quot;id&quot;:170,&quot;uris&quot;:[&quot;http://zotero.org/users/7197813/items/88D922I8&quot;],&quot;uri&quot;:[&quot;http://zotero.org/users/7197813/items/88D922I8&quot;],&quot;itemData&quot;:{&quot;id&quot;:170,&quot;type&quot;:&quot;article-journal&quot;,&quot;container-title&quot;:&quot;Available at h ttp://dlnr. hawaii. gov/reefresponse/files/2014/10/DARCoralBleachingSrvy Results 10.28. 2014. pdf&quot;,&quot;title&quot;:&quot;Coral bleaching rapid response surveys September–October 2014&quot;,&quot;author&quot;:[{&quot;family&quot;:&quot;Neilson&quot;,&quot;given&quot;:&quot;Brian&quot;}],&quot;issued&quot;:{&quot;date-parts&quot;:[[&quot;2014&quot;]]}}}],&quot;schema&quot;:&quot;https://github.com/citation-style-language/schema/raw/master/csl-citation.json&quot;} RNDH1feYVXMfq"/><text:span text:style-name="T50">(Jokiel and Brown, 2004; Neilson, 2014)</text:span><text:reference-mark-end text:name="ZOTERO_ITEM CSL_CITATION {&quot;citationID&quot;:&quot;qG3OKmKy&quot;,&quot;properties&quot;:{&quot;formattedCitation&quot;:&quot;(Jokiel and Brown, 2004; Neilson, 2014)&quot;,&quot;plainCitation&quot;:&quot;(Jokiel and Brown, 2004; Neilson, 2014)&quot;,&quot;noteIndex&quot;:0},&quot;citationItems&quot;:[{&quot;id&quot;:172,&quot;uris&quot;:[&quot;http://zotero.org/users/7197813/items/RLBPPCQ2&quot;],&quot;uri&quot;:[&quot;http://zotero.org/users/7197813/items/RLBPPCQ2&quot;],&quot;itemData&quot;:{&quot;id&quot;:172,&quot;type&quot;:&quot;article-journal&quot;,&quot;container-title&quot;:&quot;Global Change Biology&quot;,&quot;DOI&quot;:&quot;10.1111/j.1365-2486.2004.00836.x&quot;,&quot;ISSN&quot;:&quot;13541013&quot;,&quot;issue&quot;:&quot;10&quot;,&quot;language&quot;:&quot;en&quot;,&quot;page&quot;:&quot;1627-1641&quot;,&quot;source&quot;:&quot;DOI.org (Crossref)&quot;,&quot;title&quot;:&quot;Global warming, regional trends and inshore environmental conditions influence coral bleaching in Hawaii: CORAL BLEACHING IN HAWAII&quot;,&quot;title-short&quot;:&quot;Global warming, regional trends and inshore environmental conditions influence coral bleaching in Hawaii&quot;,&quot;volume&quot;:&quot;10&quot;,&quot;author&quot;:[{&quot;family&quot;:&quot;Jokiel&quot;,&quot;given&quot;:&quot;Paul L.&quot;},{&quot;family&quot;:&quot;Brown&quot;,&quot;given&quot;:&quot;Eric K.&quot;}],&quot;issued&quot;:{&quot;date-parts&quot;:[[&quot;2004&quot;,10]]}}},{&quot;id&quot;:170,&quot;uris&quot;:[&quot;http://zotero.org/users/7197813/items/88D922I8&quot;],&quot;uri&quot;:[&quot;http://zotero.org/users/7197813/items/88D922I8&quot;],&quot;itemData&quot;:{&quot;id&quot;:170,&quot;type&quot;:&quot;article-journal&quot;,&quot;container-title&quot;:&quot;Available at h ttp://dlnr. hawaii. gov/reefresponse/files/2014/10/DARCoralBleachingSrvy Results 10.28. 2014. pdf&quot;,&quot;title&quot;:&quot;Coral bleaching rapid response surveys September–October 2014&quot;,&quot;author&quot;:[{&quot;family&quot;:&quot;Neilson&quot;,&quot;given&quot;:&quot;Brian&quot;}],&quot;issued&quot;:{&quot;date-parts&quot;:[[&quot;2014&quot;]]}}}],&quot;schema&quot;:&quot;https://github.com/citation-style-language/schema/raw/master/csl-citation.json&quot;} RNDH1feYVXMfq"/><text:span text:style-name="T50">. </text:span><text:span text:style-name="T51">Reefs </text:span><text:span text:style-name="T50">close </text:span><text:span text:style-name="T51">to the shore and especially close to </text:span><text:span text:style-name="T45">Kāneʻohe </text:span><text:span text:style-name="T51">City might hence not be able to recover after a period of perturbations, be it natural or anthropogenic stressors. </text:span><text:span text:style-name="T52">We therefore agree with other current reef health assessments of the Bay that it is necessary to pay continuous attention to local pollution, impacts of climate change, sedimentation, and harvest issues </text:span><text:change-start text:change-id="ct94370906626560"/><text:reference-mark-start text:name="ZOTERO_ITEM CSL_CITATION {&quot;citationID&quot;:&quot;s3uY6H2i&quot;,&quot;properties&quot;:{&quot;formattedCitation&quot;:&quot;(Bahr et al., 2015; Jokiel et al., 2004; Rodgers et al., 2015)&quot;,&quot;plainCitation&quot;:&quot;(Bahr et al., 2015; Jokiel et al., 2004; Rodgers et al., 2015)&quot;,&quot;noteIndex&quot;:0},&quot;citationItems&quot;:[{&quot;id&quot;:173,&quot;uris&quot;:[&quot;http://zotero.org/users/7197813/items/QBHBKY9V&quot;],&quot;uri&quot;:[&quot;http://zotero.org/users/7197813/items/QBHBKY9V&quot;],&quot;itemData&quot;:{&quot;id&quot;:173,&quot;type&quot;:&quot;article-journal&quot;,&quot;container-title&quot;:&quot;PeerJ&quot;,&quot;DOI&quot;:&quot;10.7717/peerj.950&quot;,&quot;ISSN&quot;:&quot;2167-8359&quot;,&quot;language&quot;:&quot;en&quot;,&quot;page&quot;:&quot;e950&quot;,&quot;source&quot;:&quot;DOI.org (Crossref)&quot;,&quot;title&quot;:&quot;The unnatural history of Kāne‘ohe Bay: coral reef resilience in the face of centuries of anthropogenic impacts&quot;,&quot;title-short&quot;:&quot;The unnatural history of Kāne‘ohe Bay&quot;,&quot;volume&quot;:&quot;3&quot;,&quot;author&quot;:[{&quot;family&quot;:&quot;Bahr&quot;,&quot;given&quot;:&quot;Keisha D.&quot;},{&quot;family&quot;:&quot;Jokiel&quot;,&quot;given&quot;:&quot;Paul L.&quot;},{&quot;family&quot;:&quot;Toonen&quot;,&quot;given&quot;:&quot;Robert J.&quot;}],&quot;issued&quot;:{&quot;date-parts&quot;:[[&quot;2015&quot;,5,12]]}}},{&quot;id&quot;:169,&quot;uris&quot;:[&quot;http://zotero.org/users/7197813/items/WDB9TXY3&quot;],&quot;uri&quot;:[&quot;http://zotero.org/users/7197813/items/WDB9TXY3&quot;],&quot;itemData&quot;:{&quot;id&quot;:169,&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gpDIYBS30D"/><text:span text:style-name="T52">(Bahr et al., 2015; Jokiel et al., 2004; Rodgers et al., 2015)</text:span><text:change-end text:change-id="ct94370906626560"/><text:reference-mark-end text:name="ZOTERO_ITEM CSL_CITATION {&quot;citationID&quot;:&quot;s3uY6H2i&quot;,&quot;properties&quot;:{&quot;formattedCitation&quot;:&quot;(Bahr et al., 2015; Jokiel et al., 2004; Rodgers et al., 2015)&quot;,&quot;plainCitation&quot;:&quot;(Bahr et al., 2015; Jokiel et al., 2004; Rodgers et al., 2015)&quot;,&quot;noteIndex&quot;:0},&quot;citationItems&quot;:[{&quot;id&quot;:173,&quot;uris&quot;:[&quot;http://zotero.org/users/7197813/items/QBHBKY9V&quot;],&quot;uri&quot;:[&quot;http://zotero.org/users/7197813/items/QBHBKY9V&quot;],&quot;itemData&quot;:{&quot;id&quot;:173,&quot;type&quot;:&quot;article-journal&quot;,&quot;container-title&quot;:&quot;PeerJ&quot;,&quot;DOI&quot;:&quot;10.7717/peerj.950&quot;,&quot;ISSN&quot;:&quot;2167-8359&quot;,&quot;language&quot;:&quot;en&quot;,&quot;page&quot;:&quot;e950&quot;,&quot;source&quot;:&quot;DOI.org (Crossref)&quot;,&quot;title&quot;:&quot;The unnatural history of Kāne‘ohe Bay: coral reef resilience in the face of centuries of anthropogenic impacts&quot;,&quot;title-short&quot;:&quot;The unnatural history of Kāne‘ohe Bay&quot;,&quot;volume&quot;:&quot;3&quot;,&quot;author&quot;:[{&quot;family&quot;:&quot;Bahr&quot;,&quot;given&quot;:&quot;Keisha D.&quot;},{&quot;family&quot;:&quot;Jokiel&quot;,&quot;given&quot;:&quot;Paul L.&quot;},{&quot;family&quot;:&quot;Toonen&quot;,&quot;given&quot;:&quot;Robert J.&quot;}],&quot;issued&quot;:{&quot;date-parts&quot;:[[&quot;2015&quot;,5,12]]}}},{&quot;id&quot;:169,&quot;uris&quot;:[&quot;http://zotero.org/users/7197813/items/WDB9TXY3&quot;],&quot;uri&quot;:[&quot;http://zotero.org/users/7197813/items/WDB9TXY3&quot;],&quot;itemData&quot;:{&quot;id&quot;:169,&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gpDIYBS30D"/><text:span text:style-name="T52">. </text:span><text:span text:style-name="T53">Ongoing monitoring programs in the bay could benefit from the implementation of the Foram Index as a fast and low expenditure method to assess conditions for reef growth. Although this index was not specifically developed for use in islands in the central Pacific Ocean </text:span><text:reference-mark-start text:name="ZOTERO_ITEM CSL_CITATION {&quot;citationID&quot;:&quot;PIUf7Rtr&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x1yh0Wy1gS"/><text:span text:style-name="T53">(Hallock et al., 2003)</text:span><text:reference-mark-end text:name="ZOTERO_ITEM CSL_CITATION {&quot;citationID&quot;:&quot;PIUf7Rtr&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x1yh0Wy1gS"/><text:span text:style-name="T53">, our study shows that the application to Hawaiian reefs is feasible as our results are in line with </text:span><text:span text:style-name="T54">other studies in </text:span><text:span text:style-name="T45">Kāneʻohe </text:span><text:span text:style-name="T54">Bay using a variety of indicators for reef health and water quality </text:span><text:reference-mark-start text:name="ZOTERO_ITEM CSL_CITATION {&quot;citationID&quot;:&quot;ANcuI3Qt&quot;,&quot;properties&quot;:{&quot;formattedCitation&quot;:&quot;(Fagan and Mackenzie, 2007; Friedlander et al., 2018; Hunter and Evans, 1995; Maragos, 1972; Rodgers et al., 2015)&quot;,&quot;plainCitation&quot;:&quot;(Fagan and Mackenzie, 2007; Friedlander et al., 2018; Hunter and Evans, 1995; Maragos, 1972; Rodgers et al., 2015)&quot;,&quot;noteIndex&quot;:0},&quot;citationItems&quot;:[{&quot;id&quot;:176,&quot;uris&quot;:[&quot;http://zotero.org/users/7197813/items/EV6PN44Z&quot;],&quot;uri&quot;:[&quot;http://zotero.org/users/7197813/items/EV6PN44Z&quot;],&quot;itemData&quot;:{&quot;id&quot;:176,&quot;type&quot;:&quot;article-journal&quot;,&quot;container-title&quot;:&quot;Marine Chemistry&quot;,&quot;DOI&quot;:&quot;10.1016/j.marchem.2007.01.016&quot;,&quot;ISSN&quot;:&quot;03044203&quot;,&quot;issue&quot;:&quot;1-2&quot;,&quot;journalAbbreviation&quot;:&quot;Marine Chemistry&quot;,&quot;language&quot;:&quot;en&quot;,&quot;page&quot;:&quot;174-191&quot;,&quot;source&quot;:&quot;DOI.org (Crossref)&quot;,&quot;title&quot;:&quot;Air–sea CO2 exchange in a subtropical estuarine-coral reef system, Kaneohe Bay, Oahu, Hawaii&quot;,&quot;volume&quot;:&quot;106&quot;,&quot;author&quot;:[{&quot;family&quot;:&quot;Fagan&quot;,&quot;given&quot;:&quot;Kathryn E.&quot;},{&quot;family&quot;:&quot;Mackenzie&quot;,&quot;given&quot;:&quot;Fred T.&quot;}],&quot;issued&quot;:{&quot;date-parts&quot;:[[&quot;2007&quot;,7]]}}},{&quot;id&quot;:139,&quot;uris&quot;:[&quot;http://zotero.org/users/7197813/items/QUQ7DTJY&quot;],&quot;uri&quot;:[&quot;http://zotero.org/users/7197813/items/QUQ7DTJY&quot;],&quot;itemData&quot;:{&quot;id&quot;:139,&quot;type&quot;:&quot;article-journal&quot;,&quot;container-title&quot;:&quot;Aquatic Conservation: Marine and Freshwater Ecosystems&quot;,&quot;issue&quot;:&quot;1&quot;,&quot;note&quot;:&quot;ISBN: 1052-7613\npublisher: Wiley Online Library&quot;,&quot;page&quot;:&quot;146-157&quot;,&quot;title&quot;:&quot;Human‐induced gradients of reef fish declines in the Hawaiian Archipelago viewed through the lens of traditional management boundaries&quot;,&quot;volume&quot;:&quot;28&quot;,&quot;author&quot;:[{&quot;family&quot;:&quot;Friedlander&quot;,&quot;given&quot;:&quot;Alan M.&quot;},{&quot;family&quot;:&quot;Donovan&quot;,&quot;given&quot;:&quot;Mary K.&quot;},{&quot;family&quot;:&quot;Stamoulis&quot;,&quot;given&quot;:&quot;Kostantinos A.&quot;},{&quot;family&quot;:&quot;Williams&quot;,&quot;given&quot;:&quot;Ivor D.&quot;},{&quot;family&quot;:&quot;Brown&quot;,&quot;given&quot;:&quot;Eric K.&quot;},{&quot;family&quot;:&quot;Conklin&quot;,&quot;given&quot;:&quot;Eric J.&quot;},{&quot;family&quot;:&quot;DeMartini&quot;,&quot;given&quot;:&quot;Edward E.&quot;},{&quot;family&quot;:&quot;Rodgers&quot;,&quot;given&quot;:&quot;Kuulei S.&quot;},{&quot;family&quot;:&quot;Sparks&quot;,&quot;given&quot;:&quot;Russell T.&quot;},{&quot;family&quot;:&quot;Walsh&quot;,&quot;given&quot;:&quot;William J.&quot;}],&quot;issued&quot;:{&quot;date-parts&quot;:[[&quot;2018&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id&quot;:175,&quot;uris&quot;:[&quot;http://zotero.org/users/7197813/items/N35TZ9C8&quot;],&quot;uri&quot;:[&quot;http://zotero.org/users/7197813/items/N35TZ9C8&quot;],&quot;itemData&quot;:{&quot;id&quot;:175,&quot;type&quot;:&quot;article-journal&quot;,&quot;container-title&quot;:&quot;University of Hawaii&quot;,&quot;title&quot;:&quot;A study of the ecology of Hawaiian reef corals&quot;,&quot;author&quot;:[{&quot;family&quot;:&quot;Maragos&quot;,&quot;given&quot;:&quot;&quot;,&quot;suffix&quot;:&quot;James Evans&quot;}],&quot;issued&quot;:{&quot;date-parts&quot;:[[&quot;1972&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KJl2TyA55m"/><text:span text:style-name="T54">(Fagan and Mackenzie, 2007; Friedlander et al., 2018; Hunter and Evans, 1995; Maragos, 1972; Rodgers et al., 2015)</text:span><text:reference-mark-end text:name="ZOTERO_ITEM CSL_CITATION {&quot;citationID&quot;:&quot;ANcuI3Qt&quot;,&quot;properties&quot;:{&quot;formattedCitation&quot;:&quot;(Fagan and Mackenzie, 2007; Friedlander et al., 2018; Hunter and Evans, 1995; Maragos, 1972; Rodgers et al., 2015)&quot;,&quot;plainCitation&quot;:&quot;(Fagan and Mackenzie, 2007; Friedlander et al., 2018; Hunter and Evans, 1995; Maragos, 1972; Rodgers et al., 2015)&quot;,&quot;noteIndex&quot;:0},&quot;citationItems&quot;:[{&quot;id&quot;:176,&quot;uris&quot;:[&quot;http://zotero.org/users/7197813/items/EV6PN44Z&quot;],&quot;uri&quot;:[&quot;http://zotero.org/users/7197813/items/EV6PN44Z&quot;],&quot;itemData&quot;:{&quot;id&quot;:176,&quot;type&quot;:&quot;article-journal&quot;,&quot;container-title&quot;:&quot;Marine Chemistry&quot;,&quot;DOI&quot;:&quot;10.1016/j.marchem.2007.01.016&quot;,&quot;ISSN&quot;:&quot;03044203&quot;,&quot;issue&quot;:&quot;1-2&quot;,&quot;journalAbbreviation&quot;:&quot;Marine Chemistry&quot;,&quot;language&quot;:&quot;en&quot;,&quot;page&quot;:&quot;174-191&quot;,&quot;source&quot;:&quot;DOI.org (Crossref)&quot;,&quot;title&quot;:&quot;Air–sea CO2 exchange in a subtropical estuarine-coral reef system, Kaneohe Bay, Oahu, Hawaii&quot;,&quot;volume&quot;:&quot;106&quot;,&quot;author&quot;:[{&quot;family&quot;:&quot;Fagan&quot;,&quot;given&quot;:&quot;Kathryn E.&quot;},{&quot;family&quot;:&quot;Mackenzie&quot;,&quot;given&quot;:&quot;Fred T.&quot;}],&quot;issued&quot;:{&quot;date-parts&quot;:[[&quot;2007&quot;,7]]}}},{&quot;id&quot;:139,&quot;uris&quot;:[&quot;http://zotero.org/users/7197813/items/QUQ7DTJY&quot;],&quot;uri&quot;:[&quot;http://zotero.org/users/7197813/items/QUQ7DTJY&quot;],&quot;itemData&quot;:{&quot;id&quot;:139,&quot;type&quot;:&quot;article-journal&quot;,&quot;container-title&quot;:&quot;Aquatic Conservation: Marine and Freshwater Ecosystems&quot;,&quot;issue&quot;:&quot;1&quot;,&quot;note&quot;:&quot;ISBN: 1052-7613\npublisher: Wiley Online Library&quot;,&quot;page&quot;:&quot;146-157&quot;,&quot;title&quot;:&quot;Human‐induced gradients of reef fish declines in the Hawaiian Archipelago viewed through the lens of traditional management boundaries&quot;,&quot;volume&quot;:&quot;28&quot;,&quot;author&quot;:[{&quot;family&quot;:&quot;Friedlander&quot;,&quot;given&quot;:&quot;Alan M.&quot;},{&quot;family&quot;:&quot;Donovan&quot;,&quot;given&quot;:&quot;Mary K.&quot;},{&quot;family&quot;:&quot;Stamoulis&quot;,&quot;given&quot;:&quot;Kostantinos A.&quot;},{&quot;family&quot;:&quot;Williams&quot;,&quot;given&quot;:&quot;Ivor D.&quot;},{&quot;family&quot;:&quot;Brown&quot;,&quot;given&quot;:&quot;Eric K.&quot;},{&quot;family&quot;:&quot;Conklin&quot;,&quot;given&quot;:&quot;Eric J.&quot;},{&quot;family&quot;:&quot;DeMartini&quot;,&quot;given&quot;:&quot;Edward E.&quot;},{&quot;family&quot;:&quot;Rodgers&quot;,&quot;given&quot;:&quot;Kuulei S.&quot;},{&quot;family&quot;:&quot;Sparks&quot;,&quot;given&quot;:&quot;Russell T.&quot;},{&quot;family&quot;:&quot;Walsh&quot;,&quot;given&quot;:&quot;William J.&quot;}],&quot;issued&quot;:{&quot;date-parts&quot;:[[&quot;2018&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id&quot;:175,&quot;uris&quot;:[&quot;http://zotero.org/users/7197813/items/N35TZ9C8&quot;],&quot;uri&quot;:[&quot;http://zotero.org/users/7197813/items/N35TZ9C8&quot;],&quot;itemData&quot;:{&quot;id&quot;:175,&quot;type&quot;:&quot;article-journal&quot;,&quot;container-title&quot;:&quot;University of Hawaii&quot;,&quot;title&quot;:&quot;A study of the ecology of Hawaiian reef corals&quot;,&quot;author&quot;:[{&quot;family&quot;:&quot;Maragos&quot;,&quot;given&quot;:&quot;&quot;,&quot;suffix&quot;:&quot;James Evans&quot;}],&quot;issued&quot;:{&quot;date-parts&quot;:[[&quot;1972&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KJl2TyA55m"/><text:span text:style-name="T54">. <text:s/></text:span></text:p>
      <text:p text:style-name="P1"><text:span text:style-name="T54">The F</text:span><text:span text:style-name="T55">oram Index </text:span><text:span text:style-name="T54">values obtained in this study appear similar to those from other regions with anthropogenic pollution </text:span><text:reference-mark-start text:name="ZOTERO_ITEM CSL_CITATION {&quot;citationID&quot;:&quot;3IhhBvHj&quot;,&quot;properties&quot;:{&quot;formattedCitation&quot;:&quot;(Barbosa et al., 2012, 2009; Carnahan et al., 2009; Caruso et al., 2011)&quot;,&quot;plainCitation&quot;:&quot;(Barbosa et al., 2012, 2009; Carnahan et al., 2009; Caruso et al., 2011)&quot;,&quot;noteIndex&quot;:0},&quot;citationItems&quot;:[{&quot;id&quot;:177,&quot;uris&quot;:[&quot;http://zotero.org/users/7197813/items/RVRTBW97&quot;],&quot;uri&quot;:[&quot;http://zotero.org/users/7197813/items/RVRTBW97&quot;],&quot;itemData&quot;:{&quot;id&quot;:177,&quot;type&quot;:&quot;article-journal&quot;,&quot;container-title&quot;:&quot;The Journal of Foraminiferal Research&quot;,&quot;DOI&quot;:&quot;10.2113/gsjfr.42.2.169&quot;,&quot;ISSN&quot;:&quot;0096-1191&quot;,&quot;issue&quot;:&quot;2&quot;,&quot;journalAbbreviation&quot;:&quot;The Journal of Foraminiferal Research&quot;,&quot;language&quot;:&quot;en&quot;,&quot;page&quot;:&quot;169-183&quot;,&quot;source&quot;:&quot;DOI.org (Crossref)&quot;,&quot;title&quot;:&quot;Foraminifer-based coral reef health assessment for southwestern atlantic offshore archipelagos, Brazil&quot;,&quot;volume&quot;:&quot;42&quot;,&quot;author&quot;:[{&quot;family&quot;:&quot;Barbosa&quot;,&quot;given&quot;:&quot;C. F.&quot;},{&quot;family&quot;:&quot;Ferreira&quot;,&quot;given&quot;:&quot;B. P.&quot;},{&quot;family&quot;:&quot;Seoane&quot;,&quot;given&quot;:&quot;J. C. S.&quot;},{&quot;family&quot;:&quot;Oliveira-Silva&quot;,&quot;given&quot;:&quot;P.&quot;},{&quot;family&quot;:&quot;Gaspar&quot;,&quot;given&quot;:&quot;A. L. B.&quot;},{&quot;family&quot;:&quot;Cordeiro&quot;,&quot;given&quot;:&quot;R. C.&quot;},{&quot;family&quot;:&quot;Soares-Gomes&quot;,&quot;given&quot;:&quot;A.&quot;}],&quot;issued&quot;:{&quot;date-parts&quot;:[[&quot;2012&quot;,4,1]]}}},{&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id&quot;:161,&quot;uris&quot;:[&quot;http://zotero.org/users/7197813/items/ZWES4RM3&quot;],&quot;uri&quot;:[&quot;http://zotero.org/users/7197813/items/ZWES4RM3&quot;],&quot;itemData&quot;:{&quot;id&quot;:161,&quot;type&quot;:&quot;article-journal&quot;,&quot;container-title&quot;:&quot;Marine Pollution Bulletin&quot;,&quot;issue&quot;:&quot;8-12&quot;,&quot;note&quot;:&quot;ISBN: 0025-326X\npublisher: Elsevier&quot;,&quot;page&quot;:&quot;221-233&quot;,&quot;title&quot;:&quot;Foraminiferal assemblages in Biscayne Bay, Florida, USA: responses to urban and agricultural influence in a subtropical estuary&quot;,&quot;volume&quot;:&quot;59&quot;,&quot;author&quot;:[{&quot;family&quot;:&quot;Carnahan&quot;,&quot;given&quot;:&quot;Elizabeth A.&quot;},{&quot;family&quot;:&quot;Hoare&quot;,&quot;given&quot;:&quot;A. M.&quot;},{&quot;family&quot;:&quot;Hallock&quot;,&quot;given&quot;:&quot;Petal&quot;},{&quot;family&quot;:&quot;Lidz&quot;,&quot;given&quot;:&quot;Barbara H.&quot;},{&quot;family&quot;:&quot;Reich&quot;,&quot;given&quot;:&quot;Christopher D.&quot;}],&quot;issued&quot;:{&quot;date-parts&quot;:[[&quot;2009&quot;]]}}},{&quot;id&quot;:147,&quot;uris&quot;:[&quot;http://zotero.org/users/7197813/items/DDU8EL74&quot;],&quot;uri&quot;:[&quot;http://zotero.org/users/7197813/items/DDU8EL74&quot;],&quot;itemData&quot;:{&quot;id&quot;:147,&quot;type&quot;:&quot;article-journal&quot;,&quot;container-title&quot;:&quot;Chemistry and Ecology&quot;,&quot;issue&quot;:&quot;1&quot;,&quot;note&quot;:&quot;ISBN: 0275-7540\npublisher: Taylor &amp; Francis&quot;,&quot;page&quot;:&quot;9-30&quot;,&quot;title&quot;:&quot;Response of benthic foraminifera to heavy metal contamination in marine sediments (Sicilian coasts, Mediterranean Sea)&quot;,&quot;volume&quot;:&quot;27&quot;,&quot;author&quot;:[{&quot;family&quot;:&quot;Caruso&quot;,&quot;given&quot;:&quot;Antonio&quot;},{&quot;family&quot;:&quot;Cosentino&quot;,&quot;given&quot;:&quot;Claudia&quot;},{&quot;family&quot;:&quot;Tranchina&quot;,&quot;given&quot;:&quot;Luigi&quot;},{&quot;family&quot;:&quot;Brai&quot;,&quot;given&quot;:&quot;Maria&quot;}],&quot;issued&quot;:{&quot;date-parts&quot;:[[&quot;2011&quot;]]}}}],&quot;schema&quot;:&quot;https://github.com/citation-style-language/schema/raw/master/csl-citation.json&quot;} RNDWP7fntsGkD"/><text:span text:style-name="T54">(Barbosa et al., 2012, 2009; Carnahan et al., 2009; Caruso et al., 2011)</text:span><text:reference-mark-end text:name="ZOTERO_ITEM CSL_CITATION {&quot;citationID&quot;:&quot;3IhhBvHj&quot;,&quot;properties&quot;:{&quot;formattedCitation&quot;:&quot;(Barbosa et al., 2012, 2009; Carnahan et al., 2009; Caruso et al., 2011)&quot;,&quot;plainCitation&quot;:&quot;(Barbosa et al., 2012, 2009; Carnahan et al., 2009; Caruso et al., 2011)&quot;,&quot;noteIndex&quot;:0},&quot;citationItems&quot;:[{&quot;id&quot;:177,&quot;uris&quot;:[&quot;http://zotero.org/users/7197813/items/RVRTBW97&quot;],&quot;uri&quot;:[&quot;http://zotero.org/users/7197813/items/RVRTBW97&quot;],&quot;itemData&quot;:{&quot;id&quot;:177,&quot;type&quot;:&quot;article-journal&quot;,&quot;container-title&quot;:&quot;The Journal of Foraminiferal Research&quot;,&quot;DOI&quot;:&quot;10.2113/gsjfr.42.2.169&quot;,&quot;ISSN&quot;:&quot;0096-1191&quot;,&quot;issue&quot;:&quot;2&quot;,&quot;journalAbbreviation&quot;:&quot;The Journal of Foraminiferal Research&quot;,&quot;language&quot;:&quot;en&quot;,&quot;page&quot;:&quot;169-183&quot;,&quot;source&quot;:&quot;DOI.org (Crossref)&quot;,&quot;title&quot;:&quot;Foraminifer-based coral reef health assessment for southwestern atlantic offshore archipelagos, Brazil&quot;,&quot;volume&quot;:&quot;42&quot;,&quot;author&quot;:[{&quot;family&quot;:&quot;Barbosa&quot;,&quot;given&quot;:&quot;C. F.&quot;},{&quot;family&quot;:&quot;Ferreira&quot;,&quot;given&quot;:&quot;B. P.&quot;},{&quot;family&quot;:&quot;Seoane&quot;,&quot;given&quot;:&quot;J. C. S.&quot;},{&quot;family&quot;:&quot;Oliveira-Silva&quot;,&quot;given&quot;:&quot;P.&quot;},{&quot;family&quot;:&quot;Gaspar&quot;,&quot;given&quot;:&quot;A. L. B.&quot;},{&quot;family&quot;:&quot;Cordeiro&quot;,&quot;given&quot;:&quot;R. C.&quot;},{&quot;family&quot;:&quot;Soares-Gomes&quot;,&quot;given&quot;:&quot;A.&quot;}],&quot;issued&quot;:{&quot;date-parts&quot;:[[&quot;2012&quot;,4,1]]}}},{&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id&quot;:161,&quot;uris&quot;:[&quot;http://zotero.org/users/7197813/items/ZWES4RM3&quot;],&quot;uri&quot;:[&quot;http://zotero.org/users/7197813/items/ZWES4RM3&quot;],&quot;itemData&quot;:{&quot;id&quot;:161,&quot;type&quot;:&quot;article-journal&quot;,&quot;container-title&quot;:&quot;Marine Pollution Bulletin&quot;,&quot;issue&quot;:&quot;8-12&quot;,&quot;note&quot;:&quot;ISBN: 0025-326X\npublisher: Elsevier&quot;,&quot;page&quot;:&quot;221-233&quot;,&quot;title&quot;:&quot;Foraminiferal assemblages in Biscayne Bay, Florida, USA: responses to urban and agricultural influence in a subtropical estuary&quot;,&quot;volume&quot;:&quot;59&quot;,&quot;author&quot;:[{&quot;family&quot;:&quot;Carnahan&quot;,&quot;given&quot;:&quot;Elizabeth A.&quot;},{&quot;family&quot;:&quot;Hoare&quot;,&quot;given&quot;:&quot;A. M.&quot;},{&quot;family&quot;:&quot;Hallock&quot;,&quot;given&quot;:&quot;Petal&quot;},{&quot;family&quot;:&quot;Lidz&quot;,&quot;given&quot;:&quot;Barbara H.&quot;},{&quot;family&quot;:&quot;Reich&quot;,&quot;given&quot;:&quot;Christopher D.&quot;}],&quot;issued&quot;:{&quot;date-parts&quot;:[[&quot;2009&quot;]]}}},{&quot;id&quot;:147,&quot;uris&quot;:[&quot;http://zotero.org/users/7197813/items/DDU8EL74&quot;],&quot;uri&quot;:[&quot;http://zotero.org/users/7197813/items/DDU8EL74&quot;],&quot;itemData&quot;:{&quot;id&quot;:147,&quot;type&quot;:&quot;article-journal&quot;,&quot;container-title&quot;:&quot;Chemistry and Ecology&quot;,&quot;issue&quot;:&quot;1&quot;,&quot;note&quot;:&quot;ISBN: 0275-7540\npublisher: Taylor &amp; Francis&quot;,&quot;page&quot;:&quot;9-30&quot;,&quot;title&quot;:&quot;Response of benthic foraminifera to heavy metal contamination in marine sediments (Sicilian coasts, Mediterranean Sea)&quot;,&quot;volume&quot;:&quot;27&quot;,&quot;author&quot;:[{&quot;family&quot;:&quot;Caruso&quot;,&quot;given&quot;:&quot;Antonio&quot;},{&quot;family&quot;:&quot;Cosentino&quot;,&quot;given&quot;:&quot;Claudia&quot;},{&quot;family&quot;:&quot;Tranchina&quot;,&quot;given&quot;:&quot;Luigi&quot;},{&quot;family&quot;:&quot;Brai&quot;,&quot;given&quot;:&quot;Maria&quot;}],&quot;issued&quot;:{&quot;date-parts&quot;:[[&quot;2011&quot;]]}}}],&quot;schema&quot;:&quot;https://github.com/citation-style-language/schema/raw/master/csl-citation.json&quot;} RNDWP7fntsGkD"/><text:span text:style-name="T54">. However, FI values of 10 are seldom recorded in other studies even in pristine regions </text:span><text:reference-mark-start text:name="ZOTERO_ITEM CSL_CITATION {&quot;citationID&quot;:&quot;qMoEGxkY&quot;,&quot;properties&quot;:{&quot;formattedCitation&quot;:&quot;(Barbosa et al., 2012, 2009)&quot;,&quot;plainCitation&quot;:&quot;(Barbosa et al., 2012, 2009)&quot;,&quot;noteIndex&quot;:0},&quot;citationItems&quot;:[{&quot;id&quot;:177,&quot;uris&quot;:[&quot;http://zotero.org/users/7197813/items/RVRTBW97&quot;],&quot;uri&quot;:[&quot;http://zotero.org/users/7197813/items/RVRTBW97&quot;],&quot;itemData&quot;:{&quot;id&quot;:177,&quot;type&quot;:&quot;article-journal&quot;,&quot;container-title&quot;:&quot;The Journal of Foraminiferal Research&quot;,&quot;DOI&quot;:&quot;10.2113/gsjfr.42.2.169&quot;,&quot;ISSN&quot;:&quot;0096-1191&quot;,&quot;issue&quot;:&quot;2&quot;,&quot;journalAbbreviation&quot;:&quot;The Journal of Foraminiferal Research&quot;,&quot;language&quot;:&quot;en&quot;,&quot;page&quot;:&quot;169-183&quot;,&quot;source&quot;:&quot;DOI.org (Crossref)&quot;,&quot;title&quot;:&quot;Foraminifer-based coral reef health assessment for southwestern atlantic offshore archipelagos, Brazil&quot;,&quot;volume&quot;:&quot;42&quot;,&quot;author&quot;:[{&quot;family&quot;:&quot;Barbosa&quot;,&quot;given&quot;:&quot;C. F.&quot;},{&quot;family&quot;:&quot;Ferreira&quot;,&quot;given&quot;:&quot;B. P.&quot;},{&quot;family&quot;:&quot;Seoane&quot;,&quot;given&quot;:&quot;J. C. S.&quot;},{&quot;family&quot;:&quot;Oliveira-Silva&quot;,&quot;given&quot;:&quot;P.&quot;},{&quot;family&quot;:&quot;Gaspar&quot;,&quot;given&quot;:&quot;A. L. B.&quot;},{&quot;family&quot;:&quot;Cordeiro&quot;,&quot;given&quot;:&quot;R. C.&quot;},{&quot;family&quot;:&quot;Soares-Gomes&quot;,&quot;given&quot;:&quot;A.&quot;}],&quot;issued&quot;:{&quot;date-parts&quot;:[[&quot;2012&quot;,4,1]]}}},{&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schema&quot;:&quot;https://github.com/citation-style-language/schema/raw/master/csl-citation.json&quot;} RNDj7lH26RHPz"/><text:span text:style-name="T54">(Barbosa et al., 2012, 2009)</text:span><text:reference-mark-end text:name="ZOTERO_ITEM CSL_CITATION {&quot;citationID&quot;:&quot;qMoEGxkY&quot;,&quot;properties&quot;:{&quot;formattedCitation&quot;:&quot;(Barbosa et al., 2012, 2009)&quot;,&quot;plainCitation&quot;:&quot;(Barbosa et al., 2012, 2009)&quot;,&quot;noteIndex&quot;:0},&quot;citationItems&quot;:[{&quot;id&quot;:177,&quot;uris&quot;:[&quot;http://zotero.org/users/7197813/items/RVRTBW97&quot;],&quot;uri&quot;:[&quot;http://zotero.org/users/7197813/items/RVRTBW97&quot;],&quot;itemData&quot;:{&quot;id&quot;:177,&quot;type&quot;:&quot;article-journal&quot;,&quot;container-title&quot;:&quot;The Journal of Foraminiferal Research&quot;,&quot;DOI&quot;:&quot;10.2113/gsjfr.42.2.169&quot;,&quot;ISSN&quot;:&quot;0096-1191&quot;,&quot;issue&quot;:&quot;2&quot;,&quot;journalAbbreviation&quot;:&quot;The Journal of Foraminiferal Research&quot;,&quot;language&quot;:&quot;en&quot;,&quot;page&quot;:&quot;169-183&quot;,&quot;source&quot;:&quot;DOI.org (Crossref)&quot;,&quot;title&quot;:&quot;Foraminifer-based coral reef health assessment for southwestern atlantic offshore archipelagos, Brazil&quot;,&quot;volume&quot;:&quot;42&quot;,&quot;author&quot;:[{&quot;family&quot;:&quot;Barbosa&quot;,&quot;given&quot;:&quot;C. F.&quot;},{&quot;family&quot;:&quot;Ferreira&quot;,&quot;given&quot;:&quot;B. P.&quot;},{&quot;family&quot;:&quot;Seoane&quot;,&quot;given&quot;:&quot;J. C. S.&quot;},{&quot;family&quot;:&quot;Oliveira-Silva&quot;,&quot;given&quot;:&quot;P.&quot;},{&quot;family&quot;:&quot;Gaspar&quot;,&quot;given&quot;:&quot;A. L. B.&quot;},{&quot;family&quot;:&quot;Cordeiro&quot;,&quot;given&quot;:&quot;R. C.&quot;},{&quot;family&quot;:&quot;Soares-Gomes&quot;,&quot;given&quot;:&quot;A.&quot;}],&quot;issued&quot;:{&quot;date-parts&quot;:[[&quot;2012&quot;,4,1]]}}},{&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schema&quot;:&quot;https://github.com/citation-style-language/schema/raw/master/csl-citation.json&quot;} RNDj7lH26RHPz"/><text:span text:style-name="T54">. In this study, 5 samples (1</text:span><text:change-start text:change-id="ct94370906411648"/><text:span text:style-name="T54">, </text:span><text:span text:style-name="T67">2, 3, 5, 6</text:span><text:change-end text:change-id="ct94370906411648"/><text:change text:change-id="ct94370906412384"/><text:change-start text:change-id="ct94370906412016"/><text:span text:style-name="T67">2</text:span><text:change-end text:change-id="ct94370906412016"/><text:span text:style-name="T54">) recorded a FI value of </text:span><text:change-start text:change-id="ct94370906413120"/><text:span text:style-name="T67">approximately </text:span><text:change-end text:change-id="ct94370906413120"/><text:span text:style-name="T54">10 in the outer bay of Kāneʻohe, mainly consisting of lens-shaped amphisteginids and </text:span><text:soft-page-break/><text:span text:style-name="T54">heterosteginids. These genera tend to remain in the sediment for a prolonged time due to their test-shape and their robust nature (Beavington-Penney, 2004). Samples with a FI of 10 may hence have experienced reworking by currents for a longer time interval and could be therefore biased. </text:span><text:span text:style-name="T62">However, these potentially biased samples don’t confound our findings, as </text:span><text:span text:style-name="T63">the</text:span><text:span text:style-name="T62"> robustness testing based on </text:span><text:span text:style-name="T63">samples 6 to 13 showed equal results compared to the analysis of all samples. </text:span><text:span text:style-name="T56">A</text:span><text:span text:style-name="T54">ll </text:span><text:span text:style-name="T55">other </text:span><text:span text:style-name="T54">samples showed good preservation of delicate test-forms, indicating that the FI from these samples can be considered as reliable and represent accumulation over short time. </text:span><text:span text:style-name="T56">N</text:span><text:span text:style-name="T54">ortheasterly winds present in the northern area </text:span><text:reference-mark-start text:name="ZOTERO_ITEM CSL_CITATION {&quot;citationID&quot;:&quot;w7RtIe8l&quot;,&quot;properties&quot;:{&quot;formattedCitation&quot;:&quot;(Laws and Allen, 1996; Smith et al., 1981)&quot;,&quot;plainCitation&quot;:&quot;(Laws and Allen, 1996; Smith et al., 1981)&quot;,&quot;noteIndex&quot;:0},&quot;citationItems&quot;:[{&quot;id&quot;:171,&quot;uris&quot;:[&quot;http://zotero.org/users/7197813/items/EWME95AM&quot;],&quot;uri&quot;:[&quot;http://zotero.org/users/7197813/items/EWME95AM&quot;],&quot;itemData&quot;:{&quot;id&quot;:171,&quot;type&quot;:&quot;article-journal&quot;,&quot;note&quot;:&quot;ISBN: 0030-8870\npublisher: University of Hawaii Press&quot;,&quot;title&quot;:&quot;Water quality in a subtropical embayment more than a decade after diversion of sewage discharges&quot;,&quot;author&quot;:[{&quot;family&quot;:&quot;Laws&quot;,&quot;given&quot;:&quot;Edward A.&quot;},{&quot;family&quot;:&quot;Allen&quot;,&quot;given&quot;:&quot;Colleen B.&quot;}],&quot;issued&quot;:{&quot;date-parts&quot;:[[&quot;1996&quot;]]}}},{&quot;id&quot;:157,&quot;uris&quot;:[&quot;http://zotero.org/users/7197813/items/7BJNH2G4&quot;],&quot;uri&quot;:[&quot;http://zotero.org/users/7197813/items/7BJNH2G4&quot;],&quot;itemData&quot;:{&quot;id&quot;:157,&quot;type&quot;:&quot;article-journal&quot;,&quot;title&quot;:&quot;Kaneohe Bay sewage diversion experiment: perspectives on ecosystem responses to nutritional perturbation&quot;,&quot;author&quot;:[{&quot;family&quot;:&quot;Smith&quot;,&quot;given&quot;:&quot;Stephen V.&quot;},{&quot;family&quot;:&quot;SV&quot;,&quot;given&quot;:&quot;SMITH&quot;},{&quot;family&quot;:&quot;WJ&quot;,&quot;given&quot;:&quot;KIMMERER&quot;},{&quot;family&quot;:&quot;EA&quot;,&quot;given&quot;:&quot;LAWS&quot;},{&quot;family&quot;:&quot;RE&quot;,&quot;given&quot;:&quot;BROCK&quot;}],&quot;issued&quot;:{&quot;date-parts&quot;:[[&quot;1981&quot;]]}}}],&quot;schema&quot;:&quot;https://github.com/citation-style-language/schema/raw/master/csl-citation.json&quot;} RNDzVQxoFuQPj"/><text:span text:style-name="T54">(Laws and Allen, 1996; Smith et al., 1981)</text:span><text:reference-mark-end text:name="ZOTERO_ITEM CSL_CITATION {&quot;citationID&quot;:&quot;w7RtIe8l&quot;,&quot;properties&quot;:{&quot;formattedCitation&quot;:&quot;(Laws and Allen, 1996; Smith et al., 1981)&quot;,&quot;plainCitation&quot;:&quot;(Laws and Allen, 1996; Smith et al., 1981)&quot;,&quot;noteIndex&quot;:0},&quot;citationItems&quot;:[{&quot;id&quot;:171,&quot;uris&quot;:[&quot;http://zotero.org/users/7197813/items/EWME95AM&quot;],&quot;uri&quot;:[&quot;http://zotero.org/users/7197813/items/EWME95AM&quot;],&quot;itemData&quot;:{&quot;id&quot;:171,&quot;type&quot;:&quot;article-journal&quot;,&quot;note&quot;:&quot;ISBN: 0030-8870\npublisher: University of Hawaii Press&quot;,&quot;title&quot;:&quot;Water quality in a subtropical embayment more than a decade after diversion of sewage discharges&quot;,&quot;author&quot;:[{&quot;family&quot;:&quot;Laws&quot;,&quot;given&quot;:&quot;Edward A.&quot;},{&quot;family&quot;:&quot;Allen&quot;,&quot;given&quot;:&quot;Colleen B.&quot;}],&quot;issued&quot;:{&quot;date-parts&quot;:[[&quot;1996&quot;]]}}},{&quot;id&quot;:157,&quot;uris&quot;:[&quot;http://zotero.org/users/7197813/items/7BJNH2G4&quot;],&quot;uri&quot;:[&quot;http://zotero.org/users/7197813/items/7BJNH2G4&quot;],&quot;itemData&quot;:{&quot;id&quot;:157,&quot;type&quot;:&quot;article-journal&quot;,&quot;title&quot;:&quot;Kaneohe Bay sewage diversion experiment: perspectives on ecosystem responses to nutritional perturbation&quot;,&quot;author&quot;:[{&quot;family&quot;:&quot;Smith&quot;,&quot;given&quot;:&quot;Stephen V.&quot;},{&quot;family&quot;:&quot;SV&quot;,&quot;given&quot;:&quot;SMITH&quot;},{&quot;family&quot;:&quot;WJ&quot;,&quot;given&quot;:&quot;KIMMERER&quot;},{&quot;family&quot;:&quot;EA&quot;,&quot;given&quot;:&quot;LAWS&quot;},{&quot;family&quot;:&quot;RE&quot;,&quot;given&quot;:&quot;BROCK&quot;}],&quot;issued&quot;:{&quot;date-parts&quot;:[[&quot;1981&quot;]]}}}],&quot;schema&quot;:&quot;https://github.com/citation-style-language/schema/raw/master/csl-citation.json&quot;} RNDzVQxoFuQPj"/><text:span text:style-name="T54"> might have removed smaller foraminifera taxa from the sediment by grain size sorting, resulting in biased high FI values for this area. Winter storm motion and trade wind influence, however, is restricted to the northern area </text:span><text:reference-mark-start text:name="ZOTERO_ITEM CSL_CITATION {&quot;citationID&quot;:&quot;eNN1EsZ7&quot;,&quot;properties&quot;:{&quot;formattedCitation&quot;:&quot;(Bathen, 1968)&quot;,&quot;plainCitation&quot;:&quot;(Bathen, 1968)&quot;,&quot;noteIndex&quot;:0},&quot;citationItems&quot;:[{&quot;id&quot;:152,&quot;uris&quot;:[&quot;http://zotero.org/users/7197813/items/58KYVZVW&quot;],&quot;uri&quot;:[&quot;http://zotero.org/users/7197813/items/58KYVZVW&quot;],&quot;itemData&quot;:{&quot;id&quot;:152,&quot;type&quot;:&quot;article-journal&quot;,&quot;note&quot;:&quot;publisher: Hawai'i Institute of Marine Biology (formerly Hawai'i Marine Laboratory)&quot;,&quot;title&quot;:&quot;A descriptive study of the physical oceanography of Kaneohe Bay, Oahu, Hawaii&quot;,&quot;author&quot;:[{&quot;family&quot;:&quot;Bathen&quot;,&quot;given&quot;:&quot;Karl H.&quot;}],&quot;issued&quot;:{&quot;date-parts&quot;:[[&quot;1968&quot;]]}}}],&quot;schema&quot;:&quot;https://github.com/citation-style-language/schema/raw/master/csl-citation.json&quot;} RNDAwtIM1fV6D"/><text:span text:style-name="T54">(Bathen, 1968)</text:span><text:reference-mark-end text:name="ZOTERO_ITEM CSL_CITATION {&quot;citationID&quot;:&quot;eNN1EsZ7&quot;,&quot;properties&quot;:{&quot;formattedCitation&quot;:&quot;(Bathen, 1968)&quot;,&quot;plainCitation&quot;:&quot;(Bathen, 1968)&quot;,&quot;noteIndex&quot;:0},&quot;citationItems&quot;:[{&quot;id&quot;:152,&quot;uris&quot;:[&quot;http://zotero.org/users/7197813/items/58KYVZVW&quot;],&quot;uri&quot;:[&quot;http://zotero.org/users/7197813/items/58KYVZVW&quot;],&quot;itemData&quot;:{&quot;id&quot;:152,&quot;type&quot;:&quot;article-journal&quot;,&quot;note&quot;:&quot;publisher: Hawai'i Institute of Marine Biology (formerly Hawai'i Marine Laboratory)&quot;,&quot;title&quot;:&quot;A descriptive study of the physical oceanography of Kaneohe Bay, Oahu, Hawaii&quot;,&quot;author&quot;:[{&quot;family&quot;:&quot;Bathen&quot;,&quot;given&quot;:&quot;Karl H.&quot;}],&quot;issued&quot;:{&quot;date-parts&quot;:[[&quot;1968&quot;]]}}}],&quot;schema&quot;:&quot;https://github.com/citation-style-language/schema/raw/master/csl-citation.json&quot;} RNDAwtIM1fV6D"/><text:span text:style-name="T54"> and should not influence samples from the southern area. Although the FI can vary with other parameters such as sediment texture </text:span><text:reference-mark-start text:name="ZOTERO_ITEM CSL_CITATION {&quot;citationID&quot;:&quot;9LIBzw0V&quot;,&quot;properties&quot;:{&quot;formattedCitation&quot;:&quot;(Narayan and Pandolfi, 2010)&quot;,&quot;plainCitation&quot;:&quot;(Narayan and Pandolfi, 2010)&quot;,&quot;noteIndex&quot;:0},&quot;citationItems&quot;:[{&quot;id&quot;:178,&quot;uris&quot;:[&quot;http://zotero.org/users/7197813/items/SC6C95NL&quot;],&quot;uri&quot;:[&quot;http://zotero.org/users/7197813/items/SC6C95NL&quot;],&quot;itemData&quot;:{&quot;id&quot;:178,&quot;type&quot;:&quot;article-journal&quot;,&quot;container-title&quot;:&quot;Marine Pollution Bulletin&quot;,&quot;DOI&quot;:&quot;10.1016/j.marpolbul.2010.07.012&quot;,&quot;ISSN&quot;:&quot;0025326X&quot;,&quot;issue&quot;:&quot;11&quot;,&quot;journalAbbreviation&quot;:&quot;Marine Pollution Bulletin&quot;,&quot;language&quot;:&quot;en&quot;,&quot;page&quot;:&quot;2062-2078&quot;,&quot;source&quot;:&quot;DOI.org (Crossref)&quot;,&quot;title&quot;:&quot;Benthic foraminiferal assemblages from Moreton Bay, South-East Queensland, Australia: Applications in monitoring water and substrate quality in subtropical estuarine environments&quot;,&quot;title-short&quot;:&quot;Benthic foraminiferal assemblages from Moreton Bay, South-East Queensland, Australia&quot;,&quot;volume&quot;:&quot;60&quot;,&quot;author&quot;:[{&quot;family&quot;:&quot;Narayan&quot;,&quot;given&quot;:&quot;Y. Roshni&quot;},{&quot;family&quot;:&quot;Pandolfi&quot;,&quot;given&quot;:&quot;John M.&quot;}],&quot;issued&quot;:{&quot;date-parts&quot;:[[&quot;2010&quot;,11]]}}}],&quot;schema&quot;:&quot;https://github.com/citation-style-language/schema/raw/master/csl-citation.json&quot;} RND9GG7XSNTbu"/><text:span text:style-name="T54">(Narayan and Pandolfi, 2010)</text:span><text:reference-mark-end text:name="ZOTERO_ITEM CSL_CITATION {&quot;citationID&quot;:&quot;9LIBzw0V&quot;,&quot;properties&quot;:{&quot;formattedCitation&quot;:&quot;(Narayan and Pandolfi, 2010)&quot;,&quot;plainCitation&quot;:&quot;(Narayan and Pandolfi, 2010)&quot;,&quot;noteIndex&quot;:0},&quot;citationItems&quot;:[{&quot;id&quot;:178,&quot;uris&quot;:[&quot;http://zotero.org/users/7197813/items/SC6C95NL&quot;],&quot;uri&quot;:[&quot;http://zotero.org/users/7197813/items/SC6C95NL&quot;],&quot;itemData&quot;:{&quot;id&quot;:178,&quot;type&quot;:&quot;article-journal&quot;,&quot;container-title&quot;:&quot;Marine Pollution Bulletin&quot;,&quot;DOI&quot;:&quot;10.1016/j.marpolbul.2010.07.012&quot;,&quot;ISSN&quot;:&quot;0025326X&quot;,&quot;issue&quot;:&quot;11&quot;,&quot;journalAbbreviation&quot;:&quot;Marine Pollution Bulletin&quot;,&quot;language&quot;:&quot;en&quot;,&quot;page&quot;:&quot;2062-2078&quot;,&quot;source&quot;:&quot;DOI.org (Crossref)&quot;,&quot;title&quot;:&quot;Benthic foraminiferal assemblages from Moreton Bay, South-East Queensland, Australia: Applications in monitoring water and substrate quality in subtropical estuarine environments&quot;,&quot;title-short&quot;:&quot;Benthic foraminiferal assemblages from Moreton Bay, South-East Queensland, Australia&quot;,&quot;volume&quot;:&quot;60&quot;,&quot;author&quot;:[{&quot;family&quot;:&quot;Narayan&quot;,&quot;given&quot;:&quot;Y. Roshni&quot;},{&quot;family&quot;:&quot;Pandolfi&quot;,&quot;given&quot;:&quot;John M.&quot;}],&quot;issued&quot;:{&quot;date-parts&quot;:[[&quot;2010&quot;,11]]}}}],&quot;schema&quot;:&quot;https://github.com/citation-style-language/schema/raw/master/csl-citation.json&quot;} RND9GG7XSNTbu"/><text:span text:style-name="T54">, hydrodynamic regime, and light penetration </text:span><text:reference-mark-start text:name="ZOTERO_ITEM CSL_CITATION {&quot;citationID&quot;:&quot;y6omT4rg&quot;,&quot;properties&quot;:{&quot;formattedCitation&quot;:&quot;(Barbosa et al., 2009)&quot;,&quot;plainCitation&quot;:&quot;(Barbosa et al., 2009)&quot;,&quot;noteIndex&quot;:0},&quot;citationItems&quot;:[{&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schema&quot;:&quot;https://github.com/citation-style-language/schema/raw/master/csl-citation.json&quot;} RNDuICKL4VTal"/><text:span text:style-name="T54">(Barbosa et al., 2009)</text:span><text:reference-mark-end text:name="ZOTERO_ITEM CSL_CITATION {&quot;citationID&quot;:&quot;y6omT4rg&quot;,&quot;properties&quot;:{&quot;formattedCitation&quot;:&quot;(Barbosa et al., 2009)&quot;,&quot;plainCitation&quot;:&quot;(Barbosa et al., 2009)&quot;,&quot;noteIndex&quot;:0},&quot;citationItems&quot;:[{&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schema&quot;:&quot;https://github.com/citation-style-language/schema/raw/master/csl-citation.json&quot;} RNDuICKL4VTal"/><text:span text:style-name="T54">, various studies have shown that the FI is primarily related to water quality </text:span><text:reference-mark-start text:name="ZOTERO_ITEM CSL_CITATION {&quot;citationID&quot;:&quot;IqxU2ReQ&quot;,&quot;properties&quot;:{&quot;formattedCitation&quot;:&quot;(Koukousioura et al., 2011; Oliver et al., 2014; Reymond et al., 2012; Uthicke and Nobes, 2008; Vel\\uc0\\u225{}squez et al., 2011)&quot;,&quot;plainCitation&quot;:&quot;(Koukousioura et al., 2011; Oliver et al., 2014; Reymond et al., 2012; Uthicke and Nobes, 2008; Velásquez et al., 2011)&quot;,&quot;noteIndex&quot;:0},&quot;citationItems&quot;:[{&quot;id&quot;:179,&quot;uris&quot;:[&quot;http://zotero.org/users/7197813/items/EB4YH2QV&quot;],&quot;uri&quot;:[&quot;http://zotero.org/users/7197813/items/EB4YH2QV&quot;],&quot;itemData&quot;:{&quot;id&quot;:179,&quot;type&quot;:&quot;article-journal&quot;,&quot;container-title&quot;:&quot;Journal of Marine Systems&quot;,&quot;DOI&quot;:&quot;10.1016/j.jmarsys.2011.06.004&quot;,&quot;ISSN&quot;:&quot;09247963&quot;,&quot;issue&quot;:&quot;4&quot;,&quot;journalAbbreviation&quot;:&quot;Journal of Marine Systems&quot;,&quot;language&quot;:&quot;en&quot;,&quot;page&quot;:&quot;489-501&quot;,&quot;source&quot;:&quot;DOI.org (Crossref)&quot;,&quot;title&quot;:&quot;Living benthic foraminifera as an environmental proxy in coastal ecosystems: A case study from the Aegean Sea (Greece, NE Mediterranean)&quot;,&quot;title-short&quot;:&quot;Living benthic foraminifera as an environmental proxy in coastal ecosystems&quot;,&quot;volume&quot;:&quot;88&quot;,&quot;author&quot;:[{&quot;family&quot;:&quot;Koukousioura&quot;,&quot;given&quot;:&quot;Olga&quot;},{&quot;family&quot;:&quot;Dimiza&quot;,&quot;given&quot;:&quot;Margarita D.&quot;},{&quot;family&quot;:&quot;Triantaphyllou&quot;,&quot;given&quot;:&quot;Maria V.&quot;},{&quot;family&quot;:&quot;Hallock&quot;,&quot;given&quot;:&quot;Pamela&quot;}],&quot;issued&quot;:{&quot;date-parts&quot;:[[&quot;2011&quot;,12]]}}},{&quot;id&quot;:180,&quot;uris&quot;:[&quot;http://zotero.org/users/7197813/items/J69DBBEQ&quot;],&quot;uri&quot;:[&quot;http://zotero.org/users/7197813/items/J69DBBEQ&quot;],&quot;itemData&quot;:{&quot;id&quot;:180,&quot;type&quot;:&quot;article-journal&quot;,&quot;container-title&quot;:&quot;Marine Environmental Research&quot;,&quot;DOI&quot;:&quot;10.1016/j.marenvres.2014.04.005&quot;,&quot;ISSN&quot;:&quot;01411136&quot;,&quot;journalAbbreviation&quot;:&quot;Marine Environmental Research&quot;,&quot;language&quot;:&quot;en&quot;,&quot;page&quot;:&quot;95-105&quot;,&quot;source&quot;:&quot;DOI.org (Crossref)&quot;,&quot;title&quot;:&quot;Contrasting responses of coral reef fauna and foraminiferal assemblages to human influence in La Parguera, Puerto Rico&quot;,&quot;volume&quot;:&quot;99&quot;,&quot;author&quot;:[{&quot;family&quot;:&quot;Oliver&quot;,&quot;given&quot;:&quot;L.M.&quot;},{&quot;family&quot;:&quot;Fisher&quot;,&quot;given&quot;:&quot;W.S.&quot;},{&quot;family&quot;:&quot;Dittmar&quot;,&quot;given&quot;:&quot;J.&quot;},{&quot;family&quot;:&quot;Hallock&quot;,&quot;given&quot;:&quot;P.&quot;},{&quot;family&quot;:&quot;Campbell&quot;,&quot;given&quot;:&quot;J.&quot;},{&quot;family&quot;:&quot;Quarles&quot;,&quot;given&quot;:&quot;R.L.&quot;},{&quot;family&quot;:&quot;Harris&quot;,&quot;given&quot;:&quot;P.&quot;},{&quot;family&quot;:&quot;LoBue&quot;,&quot;given&quot;:&quot;C.&quot;}],&quot;issued&quot;:{&quot;date-parts&quot;:[[&quot;2014&quot;,8]]}}},{&quot;id&quot;:181,&quot;uris&quot;:[&quot;http://zotero.org/users/7197813/items/7Y59DDJW&quot;],&quot;uri&quot;:[&quot;http://zotero.org/users/7197813/items/7Y59DDJW&quot;],&quot;itemData&quot;:{&quot;id&quot;:181,&quot;type&quot;:&quot;article-newspaper&quot;,&quot;container-title&quot;:&quot;Proceedings of the 12th International Coral Reef Symposium&quot;,&quot;page&quot;:&quot;9-13&quot;,&quot;title&quot;:&quot;Tropical Foraminifera as indicators of water quality and temperature&quot;,&quot;author&quot;:[{&quot;family&quot;:&quot;Reymond&quot;,&quot;given&quot;:&quot;Claire&quot;},{&quot;family&quot;:&quot;Uthicke&quot;,&quot;given&quot;:&quot;Sven&quot;},{&quot;family&quot;:&quot;Pandolfi&quot;,&quot;given&quot;:&quot;John M.&quot;}],&quot;issued&quot;:{&quot;date-parts&quot;:[[&quot;2012&quot;]]}}},{&quot;id&quot;:145,&quot;uris&quot;:[&quot;http://zotero.org/users/7197813/items/RFS2D989&quot;],&quot;uri&quot;:[&quot;http://zotero.org/users/7197813/items/RFS2D989&quot;],&quot;itemData&quot;:{&quot;id&quot;:145,&quot;type&quot;:&quot;article-journal&quot;,&quot;container-title&quot;:&quot;Estuarine, Coastal and Shelf Science&quot;,&quot;issue&quot;:&quot;4&quot;,&quot;note&quot;:&quot;ISBN: 0272-7714\npublisher: Elsevier&quot;,&quot;page&quot;:&quot;763-773&quot;,&quot;title&quot;:&quot;Benthic Foraminifera as ecological indicators for water quality on the Great Barrier Reef&quot;,&quot;volume&quot;:&quot;78&quot;,&quot;author&quot;:[{&quot;family&quot;:&quot;Uthicke&quot;,&quot;given&quot;:&quot;Sven&quot;},{&quot;family&quot;:&quot;Nobes&quot;,&quot;given&quot;:&quot;Kristie&quot;}],&quot;issued&quot;:{&quot;date-parts&quot;:[[&quot;2008&quot;]]}}},{&quot;id&quot;:182,&quot;uris&quot;:[&quot;http://zotero.org/users/7197813/items/V54MN5LC&quot;],&quot;uri&quot;:[&quot;http://zotero.org/users/7197813/items/V54MN5LC&quot;],&quot;itemData&quot;:{&quot;id&quot;:182,&quot;type&quot;:&quot;article-journal&quot;,&quot;container-title&quot;:&quot;Biodiversity and Conservation&quot;,&quot;DOI&quot;:&quot;10.1007/s10531-011-0152-7&quot;,&quot;ISSN&quot;:&quot;0960-3115, 1572-9710&quot;,&quot;issue&quot;:&quot;14&quot;,&quot;journalAbbreviation&quot;:&quot;Biodivers Conserv&quot;,&quot;language&quot;:&quot;en&quot;,&quot;page&quot;:&quot;3591-3603&quot;,&quot;source&quot;:&quot;DOI.org (Crossref)&quot;,&quot;title&quot;:&quot;Evaluation of the FORAM index in a case of conservation: Benthic foraminifera as indicators of ecosystem resilience in protected and non-protected coral reefs of the Southern Caribbean&quot;,&quot;title-short&quot;:&quot;Evaluation of the FORAM index in a case of conservation&quot;,&quot;volume&quot;:&quot;20&quot;,&quot;author&quot;:[{&quot;family&quot;:&quot;Velásquez&quot;,&quot;given&quot;:&quot;Johanna&quot;},{&quot;family&quot;:&quot;López-Angarita&quot;,&quot;given&quot;:&quot;Juliana&quot;},{&quot;family&quot;:&quot;Sánchez&quot;,&quot;given&quot;:&quot;Juan A.&quot;}],&quot;issued&quot;:{&quot;date-parts&quot;:[[&quot;2011&quot;,12]]}}}],&quot;schema&quot;:&quot;https://github.com/citation-style-language/schema/raw/master/csl-citation.json&quot;} RNDKGO8gBF2JY"/><text:span text:style-name="T36">(Koukousioura et al., 2011; Oliver et al., 2014; Reymond et al., 2012; Uthicke and Nobes, 2008; Vel</text:span><text:span text:style-name="T35">ásquez et al., 2011)</text:span><text:reference-mark-end text:name="ZOTERO_ITEM CSL_CITATION {&quot;citationID&quot;:&quot;IqxU2ReQ&quot;,&quot;properties&quot;:{&quot;formattedCitation&quot;:&quot;(Koukousioura et al., 2011; Oliver et al., 2014; Reymond et al., 2012; Uthicke and Nobes, 2008; Vel\\uc0\\u225{}squez et al., 2011)&quot;,&quot;plainCitation&quot;:&quot;(Koukousioura et al., 2011; Oliver et al., 2014; Reymond et al., 2012; Uthicke and Nobes, 2008; Velásquez et al., 2011)&quot;,&quot;noteIndex&quot;:0},&quot;citationItems&quot;:[{&quot;id&quot;:179,&quot;uris&quot;:[&quot;http://zotero.org/users/7197813/items/EB4YH2QV&quot;],&quot;uri&quot;:[&quot;http://zotero.org/users/7197813/items/EB4YH2QV&quot;],&quot;itemData&quot;:{&quot;id&quot;:179,&quot;type&quot;:&quot;article-journal&quot;,&quot;container-title&quot;:&quot;Journal of Marine Systems&quot;,&quot;DOI&quot;:&quot;10.1016/j.jmarsys.2011.06.004&quot;,&quot;ISSN&quot;:&quot;09247963&quot;,&quot;issue&quot;:&quot;4&quot;,&quot;journalAbbreviation&quot;:&quot;Journal of Marine Systems&quot;,&quot;language&quot;:&quot;en&quot;,&quot;page&quot;:&quot;489-501&quot;,&quot;source&quot;:&quot;DOI.org (Crossref)&quot;,&quot;title&quot;:&quot;Living benthic foraminifera as an environmental proxy in coastal ecosystems: A case study from the Aegean Sea (Greece, NE Mediterranean)&quot;,&quot;title-short&quot;:&quot;Living benthic foraminifera as an environmental proxy in coastal ecosystems&quot;,&quot;volume&quot;:&quot;88&quot;,&quot;author&quot;:[{&quot;family&quot;:&quot;Koukousioura&quot;,&quot;given&quot;:&quot;Olga&quot;},{&quot;family&quot;:&quot;Dimiza&quot;,&quot;given&quot;:&quot;Margarita D.&quot;},{&quot;family&quot;:&quot;Triantaphyllou&quot;,&quot;given&quot;:&quot;Maria V.&quot;},{&quot;family&quot;:&quot;Hallock&quot;,&quot;given&quot;:&quot;Pamela&quot;}],&quot;issued&quot;:{&quot;date-parts&quot;:[[&quot;2011&quot;,12]]}}},{&quot;id&quot;:180,&quot;uris&quot;:[&quot;http://zotero.org/users/7197813/items/J69DBBEQ&quot;],&quot;uri&quot;:[&quot;http://zotero.org/users/7197813/items/J69DBBEQ&quot;],&quot;itemData&quot;:{&quot;id&quot;:180,&quot;type&quot;:&quot;article-journal&quot;,&quot;container-title&quot;:&quot;Marine Environmental Research&quot;,&quot;DOI&quot;:&quot;10.1016/j.marenvres.2014.04.005&quot;,&quot;ISSN&quot;:&quot;01411136&quot;,&quot;journalAbbreviation&quot;:&quot;Marine Environmental Research&quot;,&quot;language&quot;:&quot;en&quot;,&quot;page&quot;:&quot;95-105&quot;,&quot;source&quot;:&quot;DOI.org (Crossref)&quot;,&quot;title&quot;:&quot;Contrasting responses of coral reef fauna and foraminiferal assemblages to human influence in La Parguera, Puerto Rico&quot;,&quot;volume&quot;:&quot;99&quot;,&quot;author&quot;:[{&quot;family&quot;:&quot;Oliver&quot;,&quot;given&quot;:&quot;L.M.&quot;},{&quot;family&quot;:&quot;Fisher&quot;,&quot;given&quot;:&quot;W.S.&quot;},{&quot;family&quot;:&quot;Dittmar&quot;,&quot;given&quot;:&quot;J.&quot;},{&quot;family&quot;:&quot;Hallock&quot;,&quot;given&quot;:&quot;P.&quot;},{&quot;family&quot;:&quot;Campbell&quot;,&quot;given&quot;:&quot;J.&quot;},{&quot;family&quot;:&quot;Quarles&quot;,&quot;given&quot;:&quot;R.L.&quot;},{&quot;family&quot;:&quot;Harris&quot;,&quot;given&quot;:&quot;P.&quot;},{&quot;family&quot;:&quot;LoBue&quot;,&quot;given&quot;:&quot;C.&quot;}],&quot;issued&quot;:{&quot;date-parts&quot;:[[&quot;2014&quot;,8]]}}},{&quot;id&quot;:181,&quot;uris&quot;:[&quot;http://zotero.org/users/7197813/items/7Y59DDJW&quot;],&quot;uri&quot;:[&quot;http://zotero.org/users/7197813/items/7Y59DDJW&quot;],&quot;itemData&quot;:{&quot;id&quot;:181,&quot;type&quot;:&quot;article-newspaper&quot;,&quot;container-title&quot;:&quot;Proceedings of the 12th International Coral Reef Symposium&quot;,&quot;page&quot;:&quot;9-13&quot;,&quot;title&quot;:&quot;Tropical Foraminifera as indicators of water quality and temperature&quot;,&quot;author&quot;:[{&quot;family&quot;:&quot;Reymond&quot;,&quot;given&quot;:&quot;Claire&quot;},{&quot;family&quot;:&quot;Uthicke&quot;,&quot;given&quot;:&quot;Sven&quot;},{&quot;family&quot;:&quot;Pandolfi&quot;,&quot;given&quot;:&quot;John M.&quot;}],&quot;issued&quot;:{&quot;date-parts&quot;:[[&quot;2012&quot;]]}}},{&quot;id&quot;:145,&quot;uris&quot;:[&quot;http://zotero.org/users/7197813/items/RFS2D989&quot;],&quot;uri&quot;:[&quot;http://zotero.org/users/7197813/items/RFS2D989&quot;],&quot;itemData&quot;:{&quot;id&quot;:145,&quot;type&quot;:&quot;article-journal&quot;,&quot;container-title&quot;:&quot;Estuarine, Coastal and Shelf Science&quot;,&quot;issue&quot;:&quot;4&quot;,&quot;note&quot;:&quot;ISBN: 0272-7714\npublisher: Elsevier&quot;,&quot;page&quot;:&quot;763-773&quot;,&quot;title&quot;:&quot;Benthic Foraminifera as ecological indicators for water quality on the Great Barrier Reef&quot;,&quot;volume&quot;:&quot;78&quot;,&quot;author&quot;:[{&quot;family&quot;:&quot;Uthicke&quot;,&quot;given&quot;:&quot;Sven&quot;},{&quot;family&quot;:&quot;Nobes&quot;,&quot;given&quot;:&quot;Kristie&quot;}],&quot;issued&quot;:{&quot;date-parts&quot;:[[&quot;2008&quot;]]}}},{&quot;id&quot;:182,&quot;uris&quot;:[&quot;http://zotero.org/users/7197813/items/V54MN5LC&quot;],&quot;uri&quot;:[&quot;http://zotero.org/users/7197813/items/V54MN5LC&quot;],&quot;itemData&quot;:{&quot;id&quot;:182,&quot;type&quot;:&quot;article-journal&quot;,&quot;container-title&quot;:&quot;Biodiversity and Conservation&quot;,&quot;DOI&quot;:&quot;10.1007/s10531-011-0152-7&quot;,&quot;ISSN&quot;:&quot;0960-3115, 1572-9710&quot;,&quot;issue&quot;:&quot;14&quot;,&quot;journalAbbreviation&quot;:&quot;Biodivers Conserv&quot;,&quot;language&quot;:&quot;en&quot;,&quot;page&quot;:&quot;3591-3603&quot;,&quot;source&quot;:&quot;DOI.org (Crossref)&quot;,&quot;title&quot;:&quot;Evaluation of the FORAM index in a case of conservation: Benthic foraminifera as indicators of ecosystem resilience in protected and non-protected coral reefs of the Southern Caribbean&quot;,&quot;title-short&quot;:&quot;Evaluation of the FORAM index in a case of conservation&quot;,&quot;volume&quot;:&quot;20&quot;,&quot;author&quot;:[{&quot;family&quot;:&quot;Velásquez&quot;,&quot;given&quot;:&quot;Johanna&quot;},{&quot;family&quot;:&quot;López-Angarita&quot;,&quot;given&quot;:&quot;Juliana&quot;},{&quot;family&quot;:&quot;Sánchez&quot;,&quot;given&quot;:&quot;Juan A.&quot;}],&quot;issued&quot;:{&quot;date-parts&quot;:[[&quot;2011&quot;,12]]}}}],&quot;schema&quot;:&quot;https://github.com/citation-style-language/schema/raw/master/csl-citation.json&quot;} RNDKGO8gBF2JY"/><text:span text:style-name="T54">. </text:span><text:span text:style-name="T55">The results from our Bayesian regression framework</text:span><text:span text:style-name="T54"> might support this, as there was </text:span><text:span text:style-name="T55">no apparent</text:span><text:span text:style-name="T54"> </text:span><text:span text:style-name="T55">relationship between the</text:span><text:span text:style-name="T54"> FI and water depth </text:span><text:span text:style-name="T66">(Suppl. Table 3)</text:span><text:span text:style-name="T54">. Hence, high FI values of samples 1 to 5 could be biased by reworking and/ or hydrodynamic sorting, but we expect remaining samples to be robust and reflect true water quality. Based on these, the coastal waters adjacent to Kāneʻohe City in the southern sector seem to be impacted by anthropogenic stress and/or organic material input with eutrophic water conditions. </text:span></text:p>
      <text:p text:style-name="P6">We emphasize, based on our results, that implementing benthic foraminifera <text:span text:style-name="T86">studies</text:span> <text:span text:style-name="T86">with</text:span>in existing long-term monitoring programs of Hawaiian reefs can be beneficial for conservation efforts. We showed that benthic foraminifera can be used as bio-indicators in Hawaiian reefs, providing an easy <text:span text:style-name="T70">and </text:span>fast-to-apply method for assessing short-term changes in water quality and stress sources. Abundance and distribution of benthic foraminiferal taxa reported in this study can hence be used as a baseline to compare changes in Kāneʻohe Bay over both time and space. <text:span text:style-name="T69">In conclusion, we found a clear </text:span><text:span text:style-name="T76">and robust</text:span><text:span text:style-name="T69"> spatial pattern for reef suitability in <text:s/>Kāneʻohe Bay, with areas closer to the shore and especially closer to <text:s/>Kāneʻohe City being less suitable, while samples from the northern bay area indicated conditions more suitable for reef growth and recovery. Our findings highlight the need of an ongoing monitoring for reef areas in <text:s/>Kāneʻohe Bay to protect the frail local ecosystem from both natural and anthropogenic impacts. </text:span></text:p>
      <text:p text:style-name="P6"/>
      <text:p text:style-name="P6"/>
      <text:p text:style-name="P26"><text:soft-page-break/>Figure captions</text:p>
      <text:p text:style-name="P26"/>
      <text:p text:style-name="P35">Fig. 1 | Location map of Kāneʻohe Bay, Oʻahu, Hawai'i, showing the proportional foraminiferal distribution at the sampled sites. Green displays symbiont-bearing genera; blue heterotrophic genera; and red opportunistic genera.</text:p>
      <text:p text:style-name="P35"/>
      <text:p text:style-name="P36">Fig. 2 | Coefficient plot for the effect of the distance to major human settlements in <text:s/><text:span text:style-name="T69">Kāneʻohe Bay </text:span>on the Foram Index, as a result of a Bayesian linear regression. The dashed line depicts an effect of zero. Red lines show credible intervals, with the thicker line showing the range of the 89% interval, and the finer line the 95% interval. Points show the median of the focal joint posterior distribution. The Marine Corps Base is abbreviated as MCBH. </text:p>
      <text:p text:style-name="P36"/>
      <text:p text:style-name="P28"><text:span text:style-name="T79">Fig. 3 | The effect of distance to </text:span><text:span text:style-name="T80">Kāneʻohe </text:span><text:span text:style-name="T79">City on the standardized Foram Index </text:span><text:span text:style-name="T81">as estimated by a Bayesian linear regression. Blue points show the actual sediment samples. The thick red line depicts the median trend line for the relationship between the distance and the Foram Index. Thinner red lines show trend lines from 2000 samples from </text:span><text:span text:style-name="T82">the joint posterior to visualize uncertainty around the median trend line.</text:span><text:span text:style-name="T84"> </text:span></text:p>
      <text:p text:style-name="P28"/>
      <text:p text:style-name="P48"><text:change-start text:change-id="ct94370939274496"/></text:p>
      <text:p text:style-name="P55"><text:change-end text:change-id="ct94370939274496"/>Tables</text:p>
      <text:p text:style-name="P7"><text:span text:style-name="T90">Table 1 | </text:span><text:bookmark-start text:name="_Hlk524607668"/><text:span text:style-name="T90">Relative abundance of the main foraminiferal </text:span><text:span text:style-name="T89">groups</text:span><text:span text:style-name="T90"> and absolute abundance of foraminifera in Kāneʻohe Bay, Oʻahu, </text:span><text:bookmark-end text:name="_Hlk524607668"/><text:span text:style-name="T90">Hawai'i. </text:span><text:span text:style-name="T89">Relative abundance is shown in percentage and absolute abundance in number of specimen per gram sediment. </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A" table:number-columns-repeated="2"/>
        <table:table-column table:style-name="Table3.H"/>
        <table:table-column table:style-name="Table3.I"/>
        <table:table-column table:style-name="Table3.A"/>
        <table:table-column table:style-name="Table3.K"/>
        <table:table-column table:style-name="Table3.L"/>
        <table:table-header-rows>
          <table:table-row table:style-name="Table3.1">
            <table:table-cell table:style-name="Table3.A1" office:value-type="string">
              <text:p text:style-name="P41"/>
            </table:table-cell>
            <table:table-cell table:style-name="Table3.B1" table:number-columns-spanned="5" office:value-type="string">
              <text:p text:style-name="P42">Symbiont-bearing</text:p>
            </table:table-cell>
            <table:covered-table-cell/>
            <table:covered-table-cell/>
            <table:covered-table-cell/>
            <table:covered-table-cell/>
            <table:table-cell table:style-name="Table3.G1" office:value-type="string">
              <text:p text:style-name="P41"/>
            </table:table-cell>
            <table:table-cell table:style-name="Table3.B1" table:number-columns-spanned="4" office:value-type="string">
              <text:p text:style-name="P42">Opportunistic</text:p>
            </table:table-cell>
            <table:covered-table-cell/>
            <table:covered-table-cell/>
            <table:covered-table-cell/>
            <table:table-cell table:style-name="Table3.B1" office:value-type="string">
              <text:p text:style-name="P41"/>
            </table:table-cell>
          </table:table-row>
          <table:table-row table:style-name="Table3.2">
            <table:table-cell table:style-name="Table3.A2" office:value-type="string">
              <text:p text:style-name="P42">Sample</text:p>
            </table:table-cell>
            <table:table-cell table:style-name="Table3.B2" office:value-type="string">
              <text:p text:style-name="P44">Amphistegina</text:p>
            </table:table-cell>
            <table:table-cell table:style-name="Table3.C2" office:value-type="string">
              <text:p text:style-name="P44">Heterostegina</text:p>
            </table:table-cell>
            <table:table-cell table:style-name="Table3.C2" office:value-type="string">
              <text:p text:style-name="P44">Peneroplis</text:p>
            </table:table-cell>
            <table:table-cell table:style-name="Table3.C2" office:value-type="string">
              <text:p text:style-name="P44">Alveolinida</text:p>
            </table:table-cell>
            <table:table-cell table:style-name="Table3.A2" office:value-type="string">
              <text:p text:style-name="P44">Soritida</text:p>
            </table:table-cell>
            <table:table-cell table:style-name="Table3.G2" office:value-type="string">
              <text:p text:style-name="P44">Other Small Taxa</text:p>
            </table:table-cell>
            <table:table-cell table:style-name="Table3.B2" office:value-type="string">
              <text:p text:style-name="P44">Ammonia</text:p>
            </table:table-cell>
            <table:table-cell table:style-name="Table3.C2" office:value-type="string">
              <text:p text:style-name="P44">Textulariida</text:p>
            </table:table-cell>
            <table:table-cell table:style-name="Table3.C2" office:value-type="string">
              <text:p text:style-name="P44">Bolivinida</text:p>
            </table:table-cell>
            <table:table-cell table:style-name="Table3.A2" office:value-type="string">
              <text:p text:style-name="P44">Elphidium</text:p>
            </table:table-cell>
            <table:table-cell table:style-name="Table3.B2" office:value-type="string">
              <text:p text:style-name="P42">Absolute Abundance</text:p>
            </table:table-cell>
          </table:table-row>
        </table:table-header-rows>
        <table:table-row table:style-name="Table3.3">
          <table:table-cell table:style-name="Table3.A3" office:value-type="string">
            <text:p text:style-name="P43">1</text:p>
          </table:table-cell>
          <table:table-cell table:style-name="Table3.B3" office:value-type="string">
            <text:p text:style-name="P45">9<text:span text:style-name="T95">1</text:span></text:p>
          </table:table-cell>
          <table:table-cell table:style-name="Table3.C3" office:value-type="string">
            <text:p text:style-name="P45">2.<text:span text:style-name="T95">5</text:span></text:p>
          </table:table-cell>
          <table:table-cell table:style-name="Table3.D3" office:value-type="string">
            <text:p text:style-name="P45">1.<text:span text:style-name="T95">5</text:span></text:p>
          </table:table-cell>
          <table:table-cell table:style-name="Table3.E3" office:value-type="string">
            <text:p text:style-name="P54">2</text:p>
          </table:table-cell>
          <table:table-cell table:style-name="Table3.F3" office:value-type="string">
            <text:p text:style-name="P45">2.<text:span text:style-name="T95">5</text:span></text:p>
          </table:table-cell>
          <table:table-cell table:style-name="Table3.G3" office:value-type="string">
            <text:p text:style-name="P45">0.<text:span text:style-name="T95">5</text:span></text:p>
          </table:table-cell>
          <table:table-cell table:style-name="Table3.H3" office:value-type="string">
            <text:p text:style-name="P45">0</text:p>
          </table:table-cell>
          <table:table-cell table:style-name="Table3.I3" office:value-type="string">
            <text:p text:style-name="P45">0</text:p>
          </table:table-cell>
          <table:table-cell table:style-name="Table3.J3" office:value-type="string">
            <text:p text:style-name="P45">0</text:p>
          </table:table-cell>
          <table:table-cell table:style-name="Table3.K3" office:value-type="string">
            <text:p text:style-name="P45">0</text:p>
          </table:table-cell>
          <table:table-cell table:style-name="Table3.L3" office:value-type="string">
            <text:p text:style-name="P45">50</text:p>
          </table:table-cell>
        </table:table-row>
        <table:table-row table:style-name="Table3.3">
          <table:table-cell table:style-name="Table3.A4" office:value-type="string">
            <text:p text:style-name="P43">2</text:p>
          </table:table-cell>
          <table:table-cell table:style-name="Table3.B4" office:value-type="string">
            <text:p text:style-name="P45">9<text:span text:style-name="T95">3</text:span></text:p>
          </table:table-cell>
          <table:table-cell table:style-name="Table3.C4" office:value-type="string">
            <text:p text:style-name="P45">4</text:p>
          </table:table-cell>
          <table:table-cell table:style-name="Table3.D4" office:value-type="string">
            <text:p text:style-name="P45">0</text:p>
          </table:table-cell>
          <table:table-cell table:style-name="Table3.E4" office:value-type="string">
            <text:p text:style-name="P45">0</text:p>
          </table:table-cell>
          <table:table-cell table:style-name="Table3.F4" office:value-type="string">
            <text:p text:style-name="P54">1</text:p>
          </table:table-cell>
          <table:table-cell table:style-name="Table3.G4" office:value-type="string">
            <text:p text:style-name="P54">2</text:p>
          </table:table-cell>
          <table:table-cell table:style-name="Table3.H4" office:value-type="string">
            <text:p text:style-name="P45">0</text:p>
          </table:table-cell>
          <table:table-cell table:style-name="Table3.I4" office:value-type="string">
            <text:p text:style-name="P45">0</text:p>
          </table:table-cell>
          <table:table-cell table:style-name="Table3.J4" office:value-type="string">
            <text:p text:style-name="P45">0</text:p>
          </table:table-cell>
          <table:table-cell table:style-name="Table3.K4" office:value-type="string">
            <text:p text:style-name="P45">0</text:p>
          </table:table-cell>
          <table:table-cell table:style-name="Table3.L4" office:value-type="string">
            <text:p text:style-name="P45">7.2</text:p>
          </table:table-cell>
        </table:table-row>
        <table:table-row table:style-name="Table3.3">
          <table:table-cell table:style-name="Table3.A5" office:value-type="string">
            <text:p text:style-name="P43">3</text:p>
          </table:table-cell>
          <table:table-cell table:style-name="Table3.B5" office:value-type="string">
            <text:p text:style-name="P45">74.2</text:p>
          </table:table-cell>
          <table:table-cell table:style-name="Table3.C5" office:value-type="string">
            <text:p text:style-name="P45">0</text:p>
          </table:table-cell>
          <table:table-cell table:style-name="Table3.D5" office:value-type="string">
            <text:p text:style-name="P45">13.6</text:p>
          </table:table-cell>
          <table:table-cell table:style-name="Table3.E5" office:value-type="string">
            <text:p text:style-name="P45">0</text:p>
          </table:table-cell>
          <table:table-cell table:style-name="Table3.F5" office:value-type="string">
            <text:p text:style-name="P45">12.1</text:p>
          </table:table-cell>
          <table:table-cell table:style-name="Table3.G5" office:value-type="string">
            <text:p text:style-name="P45">0</text:p>
          </table:table-cell>
          <table:table-cell table:style-name="Table3.H5" office:value-type="string">
            <text:p text:style-name="P45">0</text:p>
          </table:table-cell>
          <table:table-cell table:style-name="Table3.I5" office:value-type="string">
            <text:p text:style-name="P45">0</text:p>
          </table:table-cell>
          <table:table-cell table:style-name="Table3.J5" office:value-type="string">
            <text:p text:style-name="P45">0</text:p>
          </table:table-cell>
          <table:table-cell table:style-name="Table3.K5" office:value-type="string">
            <text:p text:style-name="P45">0</text:p>
          </table:table-cell>
          <table:table-cell table:style-name="Table3.L5" office:value-type="string">
            <text:p text:style-name="P45">3.3</text:p>
          </table:table-cell>
        </table:table-row>
        <table:table-row table:style-name="Table3.3">
          <table:table-cell table:style-name="Table3.A6" office:value-type="string">
            <text:p text:style-name="P43">4</text:p>
          </table:table-cell>
          <table:table-cell table:style-name="Table3.B6" office:value-type="string">
            <text:p text:style-name="P45">46.5</text:p>
          </table:table-cell>
          <table:table-cell table:style-name="Table3.C6" office:value-type="string">
            <text:p text:style-name="P45">17.5</text:p>
          </table:table-cell>
          <table:table-cell table:style-name="Table3.D6" office:value-type="string">
            <text:p text:style-name="P45">28</text:p>
          </table:table-cell>
          <table:table-cell table:style-name="Table3.E6" office:value-type="string">
            <text:p text:style-name="P45">0</text:p>
          </table:table-cell>
          <table:table-cell table:style-name="Table3.F6" office:value-type="string">
            <text:p text:style-name="P45">4.5</text:p>
          </table:table-cell>
          <table:table-cell table:style-name="Table3.G6" office:value-type="string">
            <text:p text:style-name="P45">2.5</text:p>
          </table:table-cell>
          <table:table-cell table:style-name="Table3.H6" office:value-type="string">
            <text:p text:style-name="P45">0.5</text:p>
          </table:table-cell>
          <table:table-cell table:style-name="Table3.I6" office:value-type="string">
            <text:p text:style-name="P45">0</text:p>
          </table:table-cell>
          <table:table-cell table:style-name="Table3.J6" office:value-type="string">
            <text:p text:style-name="P45">0</text:p>
          </table:table-cell>
          <table:table-cell table:style-name="Table3.K6" office:value-type="string">
            <text:p text:style-name="P45">0.5</text:p>
          </table:table-cell>
          <table:table-cell table:style-name="Table3.L6" office:value-type="string">
            <text:p text:style-name="P45">20</text:p>
          </table:table-cell>
        </table:table-row>
        <table:table-row table:style-name="Table3.3">
          <table:table-cell table:style-name="Table3.A7" office:value-type="string">
            <text:p text:style-name="P43">5</text:p>
          </table:table-cell>
          <table:table-cell table:style-name="Table3.B7" office:value-type="string">
            <text:p text:style-name="P45">9<text:span text:style-name="T95">6</text:span>.8</text:p>
          </table:table-cell>
          <table:table-cell table:style-name="Table3.C7" office:value-type="string">
            <text:p text:style-name="P45">0</text:p>
          </table:table-cell>
          <table:table-cell table:style-name="Table3.D7" office:value-type="string">
            <text:p text:style-name="P45">1.2</text:p>
          </table:table-cell>
          <table:table-cell table:style-name="Table3.E7" office:value-type="string">
            <text:p text:style-name="P45">0</text:p>
          </table:table-cell>
          <table:table-cell table:style-name="Table3.F7" office:value-type="string">
            <text:p text:style-name="P45">0</text:p>
          </table:table-cell>
          <table:table-cell table:style-name="Table3.G7" office:value-type="string">
            <text:p text:style-name="P54">1</text:p>
          </table:table-cell>
          <table:table-cell table:style-name="Table3.H7" office:value-type="string">
            <text:p text:style-name="P54">1</text:p>
          </table:table-cell>
          <table:table-cell table:style-name="Table3.I7" office:value-type="string">
            <text:p text:style-name="P45">0</text:p>
          </table:table-cell>
          <table:table-cell table:style-name="Table3.J7" office:value-type="string">
            <text:p text:style-name="P45">0</text:p>
          </table:table-cell>
          <table:table-cell table:style-name="Table3.K7" office:value-type="string">
            <text:p text:style-name="P45">0</text:p>
          </table:table-cell>
          <table:table-cell table:style-name="Table3.L7" office:value-type="string">
            <text:p text:style-name="P45">4.2</text:p>
          </table:table-cell>
        </table:table-row>
        <table:table-row table:style-name="Table3.3">
          <table:table-cell table:style-name="Table3.A8" office:value-type="string">
            <text:p text:style-name="P43">6</text:p>
          </table:table-cell>
          <table:table-cell table:style-name="Table3.B8" office:value-type="string">
            <text:p text:style-name="P45">87.5</text:p>
          </table:table-cell>
          <table:table-cell table:style-name="Table3.C8" office:value-type="string">
            <text:p text:style-name="P45">4.2</text:p>
          </table:table-cell>
          <table:table-cell table:style-name="Table3.D8" office:value-type="string">
            <text:p text:style-name="P45">2.1</text:p>
          </table:table-cell>
          <table:table-cell table:style-name="Table3.E8" office:value-type="string">
            <text:p text:style-name="P45">0</text:p>
          </table:table-cell>
          <table:table-cell table:style-name="Table3.F8" office:value-type="string">
            <text:p text:style-name="P45">6.3</text:p>
          </table:table-cell>
          <table:table-cell table:style-name="Table3.G8" office:value-type="string">
            <text:p text:style-name="P45">0</text:p>
          </table:table-cell>
          <table:table-cell table:style-name="Table3.H8" office:value-type="string">
            <text:p text:style-name="P45">0</text:p>
          </table:table-cell>
          <table:table-cell table:style-name="Table3.I8" office:value-type="string">
            <text:p text:style-name="P45">0</text:p>
          </table:table-cell>
          <table:table-cell table:style-name="Table3.J8" office:value-type="string">
            <text:p text:style-name="P45">0</text:p>
          </table:table-cell>
          <table:table-cell table:style-name="Table3.K8" office:value-type="string">
            <text:p text:style-name="P45">0</text:p>
          </table:table-cell>
          <table:table-cell table:style-name="Table3.L8" office:value-type="string">
            <text:p text:style-name="P45">2.4</text:p>
          </table:table-cell>
        </table:table-row>
        <table:table-row table:style-name="Table3.3">
          <table:table-cell table:style-name="Table3.A9" office:value-type="string">
            <text:p text:style-name="P43">7</text:p>
          </table:table-cell>
          <table:table-cell table:style-name="Table3.B9" office:value-type="string">
            <text:p text:style-name="P45">0</text:p>
          </table:table-cell>
          <table:table-cell table:style-name="Table3.C9" office:value-type="string">
            <text:p text:style-name="P45">0</text:p>
          </table:table-cell>
          <table:table-cell table:style-name="Table3.D9" office:value-type="string">
            <text:p text:style-name="P45">25</text:p>
          </table:table-cell>
          <table:table-cell table:style-name="Table3.E9" office:value-type="string">
            <text:p text:style-name="P45">0</text:p>
          </table:table-cell>
          <table:table-cell table:style-name="Table3.F9" office:value-type="string">
            <text:p text:style-name="P45">31.3</text:p>
          </table:table-cell>
          <table:table-cell table:style-name="Table3.G9" office:value-type="string">
            <text:p text:style-name="P45">43.8</text:p>
          </table:table-cell>
          <table:table-cell table:style-name="Table3.H9" office:value-type="string">
            <text:p text:style-name="P45">0</text:p>
          </table:table-cell>
          <table:table-cell table:style-name="Table3.I9" office:value-type="string">
            <text:p text:style-name="P45">0</text:p>
          </table:table-cell>
          <table:table-cell table:style-name="Table3.J9" office:value-type="string">
            <text:p text:style-name="P45">0</text:p>
          </table:table-cell>
          <table:table-cell table:style-name="Table3.K9" office:value-type="string">
            <text:p text:style-name="P45">0</text:p>
          </table:table-cell>
          <table:table-cell table:style-name="Table3.L9" office:value-type="string">
            <text:p text:style-name="P45">1.6</text:p>
          </table:table-cell>
        </table:table-row>
        <table:table-row table:style-name="Table3.3">
          <table:table-cell table:style-name="Table3.A10" office:value-type="string">
            <text:p text:style-name="P43">8</text:p>
          </table:table-cell>
          <table:table-cell table:style-name="Table3.B10" office:value-type="string">
            <text:p text:style-name="P45">0</text:p>
          </table:table-cell>
          <table:table-cell table:style-name="Table3.C10" office:value-type="string">
            <text:p text:style-name="P45">0</text:p>
          </table:table-cell>
          <table:table-cell table:style-name="Table3.D10" office:value-type="string">
            <text:p text:style-name="P45">24.1</text:p>
          </table:table-cell>
          <table:table-cell table:style-name="Table3.E10" office:value-type="string">
            <text:p text:style-name="P45">0</text:p>
          </table:table-cell>
          <table:table-cell table:style-name="Table3.F10" office:value-type="string">
            <text:p text:style-name="P45">24.1</text:p>
          </table:table-cell>
          <table:table-cell table:style-name="Table3.G10" office:value-type="string">
            <text:p text:style-name="P45">49.4</text:p>
          </table:table-cell>
          <table:table-cell table:style-name="Table3.H10" office:value-type="string">
            <text:p text:style-name="P45">2.4</text:p>
          </table:table-cell>
          <table:table-cell table:style-name="Table3.I10" office:value-type="string">
            <text:p text:style-name="P45">0</text:p>
          </table:table-cell>
          <table:table-cell table:style-name="Table3.J10" office:value-type="string">
            <text:p text:style-name="P45">0</text:p>
          </table:table-cell>
          <table:table-cell table:style-name="Table3.K10" office:value-type="string">
            <text:p text:style-name="P45">0</text:p>
          </table:table-cell>
          <table:table-cell table:style-name="Table3.L10" office:value-type="string">
            <text:p text:style-name="P45">4.2</text:p>
          </table:table-cell>
        </table:table-row>
        <table:table-row table:style-name="Table3.3">
          <table:table-cell table:style-name="Table3.A11" office:value-type="string">
            <text:p text:style-name="P43">9</text:p>
          </table:table-cell>
          <table:table-cell table:style-name="Table3.B11" office:value-type="string">
            <text:p text:style-name="P45">0</text:p>
          </table:table-cell>
          <table:table-cell table:style-name="Table3.C11" office:value-type="string">
            <text:p text:style-name="P45">0</text:p>
          </table:table-cell>
          <table:table-cell table:style-name="Table3.D11" office:value-type="string">
            <text:p text:style-name="P45">0</text:p>
          </table:table-cell>
          <table:table-cell table:style-name="Table3.E11" office:value-type="string">
            <text:p text:style-name="P45">0</text:p>
          </table:table-cell>
          <table:table-cell table:style-name="Table3.F11" office:value-type="string">
            <text:p text:style-name="P45">20</text:p>
          </table:table-cell>
          <table:table-cell table:style-name="Table3.G11" office:value-type="string">
            <text:p text:style-name="P45">60</text:p>
          </table:table-cell>
          <table:table-cell table:style-name="Table3.H11" office:value-type="string">
            <text:p text:style-name="P45">0</text:p>
          </table:table-cell>
          <table:table-cell table:style-name="Table3.I11" office:value-type="string">
            <text:p text:style-name="P45">0</text:p>
          </table:table-cell>
          <table:table-cell table:style-name="Table3.J11" office:value-type="string">
            <text:p text:style-name="P45">20</text:p>
          </table:table-cell>
          <table:table-cell table:style-name="Table3.K11" office:value-type="string">
            <text:p text:style-name="P45">0</text:p>
          </table:table-cell>
          <table:table-cell table:style-name="Table3.L11" office:value-type="string">
            <text:p text:style-name="P45">1</text:p>
          </table:table-cell>
        </table:table-row>
        <table:table-row table:style-name="Table3.3">
          <table:table-cell table:style-name="Table3.A12" office:value-type="string">
            <text:p text:style-name="P43">10</text:p>
          </table:table-cell>
          <table:table-cell table:style-name="Table3.B12" office:value-type="string">
            <text:p text:style-name="P45">0</text:p>
          </table:table-cell>
          <table:table-cell table:style-name="Table3.C12" office:value-type="string">
            <text:p text:style-name="P45">0</text:p>
          </table:table-cell>
          <table:table-cell table:style-name="Table3.D12" office:value-type="string">
            <text:p text:style-name="P45">11.1</text:p>
          </table:table-cell>
          <table:table-cell table:style-name="Table3.E12" office:value-type="string">
            <text:p text:style-name="P45">0</text:p>
          </table:table-cell>
          <table:table-cell table:style-name="Table3.F12" office:value-type="string">
            <text:p text:style-name="P45">33.3</text:p>
          </table:table-cell>
          <table:table-cell table:style-name="Table3.G12" office:value-type="string">
            <text:p text:style-name="P45">44.4</text:p>
          </table:table-cell>
          <table:table-cell table:style-name="Table3.H12" office:value-type="string">
            <text:p text:style-name="P45">0</text:p>
          </table:table-cell>
          <table:table-cell table:style-name="Table3.I12" office:value-type="string">
            <text:p text:style-name="P45">0</text:p>
          </table:table-cell>
          <table:table-cell table:style-name="Table3.J12" office:value-type="string">
            <text:p text:style-name="P45">11.1</text:p>
          </table:table-cell>
          <table:table-cell table:style-name="Table3.K12" office:value-type="string">
            <text:p text:style-name="P45">0</text:p>
          </table:table-cell>
          <table:table-cell table:style-name="Table3.L12" office:value-type="string">
            <text:p text:style-name="P45">0.9</text:p>
          </table:table-cell>
        </table:table-row>
        <table:table-row table:style-name="Table3.3">
          <table:table-cell table:style-name="Table3.A13" office:value-type="string">
            <text:p text:style-name="P43">11</text:p>
          </table:table-cell>
          <table:table-cell table:style-name="Table3.B13" office:value-type="string">
            <text:p text:style-name="P45">3.5</text:p>
          </table:table-cell>
          <table:table-cell table:style-name="Table3.C13" office:value-type="string">
            <text:p text:style-name="P45">0</text:p>
          </table:table-cell>
          <table:table-cell table:style-name="Table3.D13" office:value-type="string">
            <text:p text:style-name="P45">7.5</text:p>
          </table:table-cell>
          <table:table-cell table:style-name="Table3.E13" office:value-type="string">
            <text:p text:style-name="P45">0</text:p>
          </table:table-cell>
          <table:table-cell table:style-name="Table3.F13" office:value-type="string">
            <text:p text:style-name="P45">1</text:p>
          </table:table-cell>
          <table:table-cell table:style-name="Table3.G13" office:value-type="string">
            <text:p text:style-name="P45">74</text:p>
          </table:table-cell>
          <table:table-cell table:style-name="Table3.H13" office:value-type="string">
            <text:p text:style-name="P45">14</text:p>
          </table:table-cell>
          <table:table-cell table:style-name="Table3.I13" office:value-type="string">
            <text:p text:style-name="P45">0</text:p>
          </table:table-cell>
          <table:table-cell table:style-name="Table3.J13" office:value-type="string">
            <text:p text:style-name="P45">0</text:p>
          </table:table-cell>
          <table:table-cell table:style-name="Table3.K13" office:value-type="string">
            <text:p text:style-name="P45">0</text:p>
          </table:table-cell>
          <table:table-cell table:style-name="Table3.L13" office:value-type="string">
            <text:p text:style-name="P45">40</text:p>
          </table:table-cell>
        </table:table-row>
        <table:table-row table:style-name="Table3.3">
          <table:table-cell table:style-name="Table3.A14" office:value-type="string">
            <text:p text:style-name="P43">12</text:p>
          </table:table-cell>
          <table:table-cell table:style-name="Table3.B14" office:value-type="string">
            <text:p text:style-name="P45">0</text:p>
          </table:table-cell>
          <table:table-cell table:style-name="Table3.C14" office:value-type="string">
            <text:p text:style-name="P45">0</text:p>
          </table:table-cell>
          <table:table-cell table:style-name="Table3.D14" office:value-type="string">
            <text:p text:style-name="P45">3.5</text:p>
          </table:table-cell>
          <table:table-cell table:style-name="Table3.E14" office:value-type="string">
            <text:p text:style-name="P45">0</text:p>
          </table:table-cell>
          <table:table-cell table:style-name="Table3.F14" office:value-type="string">
            <text:p text:style-name="P45">1</text:p>
          </table:table-cell>
          <table:table-cell table:style-name="Table3.G14" office:value-type="string">
            <text:p text:style-name="P45">93</text:p>
          </table:table-cell>
          <table:table-cell table:style-name="Table3.H14" office:value-type="string">
            <text:p text:style-name="P45">2</text:p>
          </table:table-cell>
          <table:table-cell table:style-name="Table3.I14" office:value-type="string">
            <text:p text:style-name="P45">0.5</text:p>
          </table:table-cell>
          <table:table-cell table:style-name="Table3.J14" office:value-type="string">
            <text:p text:style-name="P45">0</text:p>
          </table:table-cell>
          <table:table-cell table:style-name="Table3.K14" office:value-type="string">
            <text:p text:style-name="P45">0</text:p>
          </table:table-cell>
          <table:table-cell table:style-name="Table3.L14" office:value-type="string">
            <text:p text:style-name="P45">133.3</text:p>
          </table:table-cell>
        </table:table-row>
        <table:table-row table:style-name="Table3.3">
          <table:table-cell table:style-name="Table3.A15" office:value-type="string">
            <text:p text:style-name="P43">13</text:p>
          </table:table-cell>
          <table:table-cell table:style-name="Table3.B15" office:value-type="string">
            <text:p text:style-name="P45">0</text:p>
          </table:table-cell>
          <table:table-cell table:style-name="Table3.C15" office:value-type="string">
            <text:p text:style-name="P45">0</text:p>
          </table:table-cell>
          <table:table-cell table:style-name="Table3.D15" office:value-type="string">
            <text:p text:style-name="P45">1</text:p>
          </table:table-cell>
          <table:table-cell table:style-name="Table3.E15" office:value-type="string">
            <text:p text:style-name="P45">0</text:p>
          </table:table-cell>
          <table:table-cell table:style-name="Table3.F15" office:value-type="string">
            <text:p text:style-name="P45">0</text:p>
          </table:table-cell>
          <table:table-cell table:style-name="Table3.G15" office:value-type="string">
            <text:p text:style-name="P45">94</text:p>
          </table:table-cell>
          <table:table-cell table:style-name="Table3.H15" office:value-type="string">
            <text:p text:style-name="P45">1.5</text:p>
          </table:table-cell>
          <table:table-cell table:style-name="Table3.I15" office:value-type="string">
            <text:p text:style-name="P45">0.5</text:p>
          </table:table-cell>
          <table:table-cell table:style-name="Table3.J15" office:value-type="string">
            <text:p text:style-name="P45">1</text:p>
          </table:table-cell>
          <table:table-cell table:style-name="Table3.K15" office:value-type="string">
            <text:p text:style-name="P45">0</text:p>
          </table:table-cell>
          <table:table-cell table:style-name="Table3.L15" office:value-type="float" office:value="100">
            <text:p text:style-name="P45">100</text:p>
          </table:table-cell>
        </table:table-row>
      </table:table>
      <text:p text:style-name="P25"/>
      <text:p text:style-name="P25"/>
      <text:p text:style-name="P50"><text:change-start text:change-id="ct94370976993008"/></text:p>
      <text:p text:style-name="P56"><text:change-end text:change-id="ct94370976993008"/>References</text:p>
      <text:p text:style-name="P24"/>
      <text:section text:style-name="Sect1" text:name="ZOTERO_BIBL {&quot;uncited&quot;:[],&quot;omitted&quot;:[],&quot;custom&quot;:[]} CSL_BIBLIOGRAPHY RND96nli0rPZ8">
        <text:p text:style-name="Bibliography_20_1"><text:change-start text:change-id="ct94370907099136"/>Adger, W.N., Hughes, T.P., Folke, C., Carpenter, S.R., Rockström, J., 2005. Social-Ecological Resilience to Coastal Disasters. Science 309, 1036–1039. https://doi.org/10.1126/science.1112122</text:p>
        <text:p text:style-name="Bibliography_20_1">Alve, E., 1991. Benthic foraminifera in sediment cores reflecting heavy metal pollution in Sorfjord, western Norway. The Journal of Foraminiferal Research 21, 1–19.</text:p>
        <text:p text:style-name="Bibliography_20_1">Alve, E., Bernhard, J.M., 1995. Vertical migratory response of benthic foraminifera to controlled oxygen concentrations in an experimental mesocosm. Marine Ecology Progress Series 137–151.</text:p>
        <text:p text:style-name="Bibliography_20_1">Bahr, K.D., Jokiel, P.L., Toonen, R.J., 2015. The unnatural history of Kāne‘ohe Bay: coral reef resilience in the face of centuries of anthropogenic impacts. PeerJ 3, e950. https://doi.org/10.7717/peerj.950</text:p>
        <text:p text:style-name="Bibliography_20_1">Banner, A.H., 1974. Kaneohe Bay, Hawaii; Urban pollution and a coral reefs ecosystem, in: Proc. 2nd. Int. Coral Reef Symp. pp. 685–702.</text:p>
        <text:p text:style-name="Bibliography_20_1">Barbosa, C.F., de Freitas Prazeres, M., Ferreira, B.P., Seoane, J.C.S., 2009. Foraminiferal assemblage and reef check census in coral reef health monitoring of East Brazilian margin. Marine Micropaleontology 73, 62–69.</text:p>
        <text:p text:style-name="Bibliography_20_1">Barbosa, C.F., Ferreira, B.P., Seoane, J.C.S., Oliveira-Silva, P., Gaspar, A.L.B., Cordeiro, R.C., Soares-Gomes, A., 2012. Foraminifer-based coral reef health assessment for southwestern atlantic offshore archipelagos, Brazil. The Journal of Foraminiferal Research 42, 169–183. https://doi.org/10.2113/gsjfr.42.2.169</text:p>
        <text:p text:style-name="Bibliography_20_1">Barnosky, A.D., Hadly, E.A., Gonzalez, P., Head, J., Polly, P.D., Lawing, A.M., Eronen, J.T., Ackerly, D.D., Alex, K., Biber, E., Blois, J., Brashares, J., Ceballos, G., Davis, E., Dietl, G.P., Dirzo, R., Doremus, H., Fortelius, M., Greene, H.W., Hellmann, J., Hickler, T., Jackson, S.T., Kemp, M., Koch, P.L., Kremen, C., Lindsey, E.L., Looy, C., Marshall, C.R., Mendenhall, C., Mulch, A., Mychajliw, A.M., Nowak, C., Ramakrishnan, U., Schnitzler, J., Das Shrestha, K., Solari, K., Stegner, L., Stegner, M.A., Stenseth, N.Chr., Wake, M.H., Zhang, Z., 2017. Merging paleobiology with conservation biology to guide the future of terrestrial ecosystems. Science 355, eaah4787. https://doi.org/10.1126/science.aah4787</text:p>
        <text:p text:style-name="Bibliography_20_1">Bathen, K.H., 1968. A descriptive study of the physical oceanography of Kaneohe Bay, Oahu, Hawaii.</text:p>
        <text:p text:style-name="Bibliography_20_1">Burke, L., Reytar, K., Spalding, M., Perry, A., 2011. Reefs at risk revisited. World Resources Institute.</text:p>
        <text:p text:style-name="Bibliography_20_1">Bürkner, P.-C., 2017. brms: An R package for Bayesian multilevel models using Stan. Journal of statistical software 80, 1–28.</text:p>
        <text:p text:style-name="Bibliography_20_1">Carnahan, E.A., Hoare, A.M., Hallock, P., Lidz, B.H., Reich, C.D., 2009. Foraminiferal assemblages in Biscayne Bay, Florida, USA: responses to urban and agricultural influence in a subtropical estuary. Marine Pollution Bulletin 59, 221–233.</text:p>
        <text:p text:style-name="Bibliography_20_1">Caruso, A., Cosentino, C., Tranchina, L., Brai, M., 2011. Response of benthic foraminifera to heavy metal contamination in marine sediments (Sicilian coasts, Mediterranean Sea). Chemistry and Ecology 27, 9–30.</text:p>
        <text:p text:style-name="Bibliography_20_1">Dix, T.L., 2002. The distribution and ecology of benthic foraminifera of Tampa Bay, Florida.</text:p>
        <text:p text:style-name="Bibliography_20_1">Dubois, O., 2011. The state of the world’s land and water resources for food and agriculture: managing systems at risk. Earthscan.</text:p>
        <text:p text:style-name="Bibliography_20_1">Fagan, K.E., Mackenzie, F.T., 2007. Air–sea CO2 exchange in a subtropical estuarine-coral reef system, Kaneohe Bay, Oahu, Hawaii. Marine Chemistry 106, 174–191. https://doi.org/10.1016/j.marchem.2007.01.016</text:p>
        <text:p text:style-name="Bibliography_20_1"><text:soft-page-break/>Filous, A., Friedlander, A.M., Koike, H., Lammers, M., Wong, A., Stone, K., Sparks, R.T., 2017. Displacement effects of heavy human use on coral reef predators within the Molokini Marine Life Conservation District. Marine pollution bulletin 121, 274–281.</text:p>
        <text:p text:style-name="Bibliography_20_1">Friedlander, A.M., Donovan, M.K., Stamoulis, K.A., Williams, I.D., Brown, E.K., Conklin, E.J., DeMartini, E.E., Rodgers, K.S., Sparks, R.T., Walsh, W.J., 2018. Human‐induced gradients of reef fish declines in the Hawaiian Archipelago viewed through the lens of traditional management boundaries. Aquatic Conservation: Marine and Freshwater Ecosystems 28, 146–157.</text:p>
        <text:p text:style-name="Bibliography_20_1">Frontalini, F., Coccioni, R., 2008. Benthic foraminifera for heavy metal pollution monitoring: a case study from the central Adriatic Sea coast of Italy. Estuarine, Coastal and Shelf Science 76, 404–417.</text:p>
        <text:p text:style-name="Bibliography_20_1">Gelman, A., Lee, D., Guo, J., 2015. Stan: A probabilistic programming language for Bayesian inference and optimization. Journal of Educational and Behavioral Statistics 40, 530–543.</text:p>
        <text:p text:style-name="Bibliography_20_1">Hallock, P., 2012. The FoRAM Index revisited: uses, challenges, and limitations, in: Proceedings of the 12th International Coral Reef Symposium, Cairns, Australia. pp. 9–13.</text:p>
        <text:p text:style-name="Bibliography_20_1">Hallock, P., Lidz, B.H., Cockey-Burkhard, E.M., Donnelly, K.B., 2003. Foraminifera as bioindicators in coral reef assessment and monitoring: the FORAM index. Environmental monitoring and assessment 81, 221–238.</text:p>
        <text:p text:style-name="Bibliography_20_1">Holmlund, C.M., Hammer, M., 1999. Ecosystem services generated by fish populations. Ecological Economics 29, 253–268. https://doi.org/10.1016/S0921-8009(99)00015-4</text:p>
        <text:p text:style-name="Bibliography_20_1">Hoover, R.S., Hoover, D., Miller, M., Landry, M.R., DeCarlo, E.H., Mackenzie, F.T., 2006. Zooplankton response to storm runoff in a tropical estuary: bottom-up and top-down controls. Marine Ecology Progress Series 318, 187–201.</text:p>
        <text:p text:style-name="Bibliography_20_1">Hunter, C.L., Evans, C.W., 1995. Coral reefs in Kaneohe Bay, Hawaii: two centuries of western influence and two decades of data. Bulletin of Marine Science 57, 501–515.</text:p>
        <text:p text:style-name="Bibliography_20_1">Jokiel, P.L., Brown, E.K., 2004. Global warming, regional trends and inshore environmental conditions influence coral bleaching in Hawaii: CORAL BLEACHING IN HAWAII. Global Change Biology 10, 1627–1641. https://doi.org/10.1111/j.1365-2486.2004.00836.x</text:p>
        <text:p text:style-name="Bibliography_20_1">Jokiel, P.L., Brown, E.K., Friedlander, A., Rodgers, S.K., Smith, W.R., 2004. Hawai’i coral reef assessment and monitoring program: spatial patterns and temporal dynamics in reef coral communities. Pacific Science 58, 159–174.</text:p>
        <text:p text:style-name="Bibliography_20_1">Koukousioura, O., Dimiza, M.D., Triantaphyllou, M.V., Hallock, P., 2011. Living benthic foraminifera as an environmental proxy in coastal ecosystems: A case study from the Aegean Sea (Greece, NE Mediterranean). Journal of Marine Systems 88, 489–501. https://doi.org/10.1016/j.jmarsys.2011.06.004</text:p>
        <text:p text:style-name="Bibliography_20_1">Laws, E.A., Allen, C.B., 1996. Water quality in a subtropical embayment more than a decade after diversion of sewage discharges.</text:p>
        <text:p text:style-name="Bibliography_20_1">Laws, E.A., Redalje, D.G., 1982. Sewage diversion effects on the water column of a subtropical estuary. Marine environmental research 6, 265–279.</text:p>
        <text:p text:style-name="Bibliography_20_1">Leuliette, E.W., 2012. Sea level trend map. National Oceanic and Atmospheric Administration, Laboratory for Satellite Altimetry sea-level rise products, online data.</text:p>
        <text:p text:style-name="Bibliography_20_1">Maragos, James Evans, 1972. A study of the ecology of Hawaiian reef corals. University of Hawaii.</text:p>
        <text:p text:style-name="Bibliography_20_1">Narayan, Y.R., Pandolfi, J.M., 2010. Benthic foraminiferal assemblages from Moreton Bay, South-East Queensland, Australia: Applications in monitoring water and substrate quality in subtropical estuarine environments. Marine Pollution Bulletin 60, 2062–2078. https://doi.org/10.1016/j.marpolbul.2010.07.012</text:p>
        <text:p text:style-name="Bibliography_20_1">Neilson, B., 2014. Coral bleaching rapid response surveys September–October 2014. Available at h ttp://dlnr. hawaii. gov/reefresponse/files/2014/10/DARCoralBleachingSrvy Results 10.28. 2014. pdf.</text:p>
        <text:p text:style-name="Bibliography_20_1"><text:soft-page-break/>Oksanen, J., F. Guillaume Blanchet, Michael <text:s/>Friendly, Roeland Kindt, Pierre Legendre, Dan McGlinn, Peter R. Minchin, Gary L. Simpson, Eduard Szoecs, R. B. O’Hara, Peter Solymos, M. Henry H. Stevens, 2020. vegan: Community Ecology Package.</text:p>
        <text:p text:style-name="P46">Oliver, L.M., Fisher, W.S., Dittmar, J., Hallock, P., Campbell, J., Quarles, R.L., Harris, P., LoBue, C., 2014. Contrasting responses of coral reef fauna and foraminiferal assemblages to human influence in La Parguera, Puerto Rico. Marine Environmental Research 99, 95–105. <text:a xlink:type="simple" xlink:href="https://doi.org/10.1016/j.marenvres.2014.04.005" text:style-name="Internet_20_link" text:visited-style-name="Visited_20_Internet_20_Link">https://doi.org/10.1016/j.marenvres.2014.04.005</text:a></text:p>
        <text:p text:style-name="P46">Pandolfi, J.M., Bradbury, R.H., Sala, E., Hughes, T.P., Bjorndal, K.A., Cooke, R.G., McArdle, D., McClenachan, L., Newman, M.J., Paredes, G., 2003. Global trajectories of the long-term decline of coral reef ecosystems. Science 301, 955–958.</text:p>
        <text:p text:style-name="Bibliography_20_1">Pastorok, R.A., Bilyard, G.R., 1985. Effects of sewage pollution on coral-reef communities. Marine ecology progress series. Oldendorf 21, 175–189.</text:p>
        <text:p text:style-name="Bibliography_20_1">Pisapia, C., El Kateb, A., Hallock, P., Spezzaferri, S., 2017. Assessing coral reef health in the North Ari Atoll (Maldives) using the FoRAM Index. Marine Micropaleontology 133, 50–57.</text:p>
        <text:p text:style-name="Bibliography_20_1">Prazeres, M., Martínez-Colón, M., Hallock, P., 2020. Foraminifera as bioindicators of water quality: The FoRAM Index revisited. Environmental Pollution 257, 113612.</text:p>
        <text:p text:style-name="Bibliography_20_1">R Core Team, 2021. R: A Language and Environment for Statistical Computing. R Foundation for Statistical Computing, Vienna, Austria.</text:p>
        <text:p text:style-name="Bibliography_20_1">Reymond, C., Uthicke, S., Pandolfi, J.M., 2012. Tropical Foraminifera as indicators of water quality and temperature. Proceedings of the 12th International Coral Reef Symposium 9–13.</text:p>
        <text:p text:style-name="Bibliography_20_1">Ringuet, S., Mackenzie, F.T., 2005. Controls on nutrient and phytoplankton dynamics during normal flow and storm runoff conditions, southern Kaneohe Bay, Hawaii. Estuaries 28, 327–337.</text:p>
        <text:p text:style-name="Bibliography_20_1">Rodgers, K.S., Jokiel, P.L., Brown, E.K., Hau, S., Sparks, R., 2015. Over a decade of change in spatial and temporal dynamics of Hawaiian coral reef communities. Pacific Science 69, 1–13.</text:p>
        <text:p text:style-name="Bibliography_20_1">Sandin, S.A., Smith, J.E., DeMartini, E.E., Dinsdale, E.A., Donner, S.D., Friedlander, A.M., Konotchick, T., Malay, M., Maragos, J.E., Obura, D., 2008. Baselines and degradation of coral reefs in the Northern Line Islands. PloS one 3, e1548.</text:p>
        <text:p text:style-name="Bibliography_20_1">Shabbar, H., 2016. Monitoring Coastal Pollution based on foraminifera as proxies at the Appikonda Beach along the coast of the Visakhapatnam AP, India.</text:p>
        <text:p text:style-name="Bibliography_20_1">Smith, S.V., SV, S., WJ, K., EA, L., RE, B., 1981. Kaneohe Bay sewage diversion experiment: perspectives on ecosystem responses to nutritional perturbation.</text:p>
        <text:p text:style-name="Bibliography_20_1">Uthicke, S., Nobes, K., 2008. Benthic Foraminifera as ecological indicators for water quality on the Great Barrier Reef. Estuarine, Coastal and Shelf Science 78, 763–773.</text:p>
        <text:p text:style-name="Bibliography_20_1">Vehtari, A., Gelman, A., Gabry, J., 2017. Practical Bayesian model evaluation using leave-one-out cross-validation and WAIC. Statistics and computing 27, 1413–1432.</text:p>
        <text:p text:style-name="Bibliography_20_1">Vehtari, A., Gelman, A., Simpson, D., Carpenter, B., Bürkner, P.-C., 2019. Rank-normalization, folding, and localization: An improved bR for assessing convergence of MCMC. arXiv preprint arXiv:1903.08008.</text:p>
        <text:p text:style-name="Bibliography_20_1">Velásquez, J., López-Angarita, J., Sánchez, J.A., 2011. Evaluation of the FORAM index in a case of conservation: Benthic foraminifera as indicators of ecosystem resilience in protected and non-protected coral reefs of the Southern Caribbean. Biodivers Conserv 20, 3591–3603. https://doi.org/10.1007/s10531-011-0152-7</text:p>
        <text:p text:style-name="Bibliography_20_1">Wickham, H., Averick, M., Bryan, J., Chang, W., McGowan, L.D., François, R., Grolemund, G., Hayes, A., Henry, L., Hester, J., 2019. Welcome to the Tidyverse. Journal of Open Source Software 4, 1686.</text:p>
        <text:p text:style-name="Bibliography_20_1">Williams, I.D., Walsh, W.J., Schroeder, R.E., Friedlander, A.M., Richards, B.L., Stamoulis, K.A., 2008. Assessing the importance of fishing impacts on Hawaiian coral reef fish assemblages along regional-scale human population gradients. Environmental Conservation 261–272.</text:p>
        <text:p text:style-name="Bibliography_20_1"><text:soft-page-break/>Woodhead, A.J., Hicks, C.C., Norström, A.V., Williams, G.J., Graham, N.A.J., 2019. Coral reef ecosystem services in the Anthropocene. Funct Ecol 1365-2435.13331. <text:a xlink:type="simple" xlink:href="https://doi.org/10.1111/1365-2435.13331" text:style-name="Internet_20_link" text:visited-style-name="Visited_20_Internet_20_Link">https://doi.org/10.1111/1365-2435.13331</text:a><text:change-end text:change-id="ct94370907099136"/></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Light" svg:font-family="'Calibri Light'"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cm" fo:margin-bottom="0.635cm" loext:contextual-spacing="true" fo:line-height="100%"/>
      <style:text-properties style:font-name="Calibri Light" fo:font-family="'Calibri Light'" style:font-family-generic="roman" style:font-pitch="variable" fo:font-size="28pt" fo:letter-spacing="-0.018cm" style:letter-kerning="true" style:font-name-asian="Noto Serif CJK SC" style:font-family-asian="'Noto Serif CJK SC'"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in-text-boxes="true" text:offset="0.499cm"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regor Mathes</meta:initial-creator>
    <meta:creation-date>2021-04-13T11:07:21.150918860</meta:creation-date>
    <dc:date>2021-10-20T10:58:56.848970667</dc:date>
    <dc:creator>Gregor Mathes</dc:creator>
    <meta:editing-duration>PT2H15M42S</meta:editing-duration>
    <meta:editing-cycles>24</meta:editing-cycles>
    <meta:generator>LibreOffice/6.4.7.2$Linux_X86_64 LibreOffice_project/40$Build-2</meta:generator>
    <meta:document-statistic meta:table-count="1" meta:image-count="0" meta:object-count="0" meta:page-count="15" meta:paragraph-count="263" meta:word-count="5554" meta:character-count="36662" meta:non-whitespace-character-count="31375"/>
    <meta:user-defined meta:name="ZOTERO_PREF_1">&lt;data data-version="3" zotero-version="5.0.96.3"&gt;&lt;session id="lCXPV1Bl"/&gt;&lt;style id="http://www.zotero.org/styles/elsevier-harvard" hasBibliography="1" bibliographyStyleHasBeenSet="1"/&gt;&lt;prefs&gt;&lt;pref name="fieldType" value="ReferenceMark"/&gt;&lt;/prefs&gt;&lt;/data&gt;</meta:user-defined>
  </office:meta>
</office:document-meta>
</file>

<file path=VersionList.xml><?xml version="1.0" encoding="utf-8"?>
<VL:version-list xmlns:dc="http://purl.org/dc/elements/1.1/" xmlns:VL="http://openoffice.org/2001/versions-list">
  <VL:version-entry VL:title="Version1" VL:comment="before revision" VL:creator="Gregor Mathes" dc:date-time="2021-10-19T09:04:46"/>
</VL:version-list>
</file>